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2e770" officeooo:paragraph-rsid="0012e770"/>
    </style:style>
    <style:style style:name="P2" style:family="paragraph" style:parent-style-name="Text_20_body" style:list-style-name="L2"/>
    <style:style style:name="P3" style:family="paragraph" style:parent-style-name="Text_20_body">
      <style:text-properties officeooo:paragraph-rsid="0012e770"/>
    </style:style>
    <style:style style:name="P4" style:family="paragraph" style:parent-style-name="Text_20_body" style:list-style-name="L3"/>
    <style:style style:name="P5" style:family="paragraph" style:parent-style-name="Text_20_body">
      <style:paragraph-properties fo:margin-top="0cm" fo:margin-bottom="0cm" loext:contextual-spacing="false"/>
    </style:style>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passages"/></text:p>
      <text:section text:style-name="Sect1" text:name="passages">
        <text:section text:style-name="Sect1" text:name="Bereich1">
          <text:section text:style-name="Sect1" text:name="passageStart">
            <text:p text:style-name="P5"><text:bookmark text:name="sidebar"/><text:bookmark text:name="storyTitle"/><text:bookmark text:name="title"/>Randomly, Love<text:bookmark text:name="storySubtitle"/><text:bookmark text:name="titleSeparator"/><text:line-break/><text:bookmark text:name="storyAuthor"/>Jay </text:p>
            <text:list xml:id="list6502218543828003700" text:style-name="L3">
              <text:list-item>
                <text:p text:style-name="P8"><text:bookmark text:name="restart"/><text:a xlink:type="simple" xlink:href="javascript:;" text:style-name="Internet_20_link" text:visited-style-name="Visited_20_Internet_20_Link">Restart</text:a> </text:p>
              </text:list-item>
              <text:list-item>
                <text:p text:style-name="P8"><text:bookmark text:name="bookmark"/><text:a xlink:type="simple" xlink:href="../tmpzv4cpx.html#.9" text:style-name="Internet_20_link" text:visited-style-name="Visited_20_Internet_20_Link">Bookmark</text:a> </text:p>
              </text:list-item>
              <text:list-item>
                <text:p text:style-name="P4"><text:bookmark text:name="credits"/>This story was created with <text:a xlink:type="simple" xlink:href="http://twinery.org/" text:style-name="Internet_20_link" text:visited-style-name="Visited_20_Internet_20_Link">Twine</text:a> and is powered by <text:a xlink:type="simple" xlink:href="http://tiddlywiki.com/" text:style-name="Internet_20_link" text:visited-style-name="Visited_20_Internet_20_Link">TiddlyWiki</text:a> </text:p>
              </text:list-item>
            </text:list>
            <text:section text:style-name="Sect1" text:name="Bereich2">
              <text:p text:style-name="Text_20_body"><text:bookmark text:name="passages20"/></text:p>
              <text:section text:style-name="Sect1" text:name="Bereich3">
                <text:p text:style-name="P5"><text:bookmark text:name="passageStart"/><text:line-break/>Heather never got over Tommye. Tommye and him first met in school in the middle of november. Tommye's hair was wavy. He spent some nights with Tommye in a café. He never forgot that time. He loved Tommye for years and years. But the two of them never became a couple because Tommye was obsessed with Ruthe. <text:line-break/>Ruthe and him first met in a supermarket in february. Ruthe was born in the woods and had straight hair. He spent some remarkable hours with Ruthe in a park in january.<text:line-break/>But the two of them never got together because Ruthe only had eyes for Jeannine. <text:line-break/>It all started on okcupid, where he first met Jeannine at noon. Jeannine had brown eyes. He spent a outstanding january with Jeannine. He loved Jeannine for years and years. But he never went on a single date with Jeannine because Jeannine already admired Angelica. <text:line-break/>They first met Angelica in the woods. <text:line-break/>They spent some remarkable weeks with Angelica on okcupid. Their love for Angelica was unbroken. But they never got together with Angelica because Angelica could think of nothing but Emory. <text:line-break/>The first time he ever saw Emory, they were, unusually for both of them, on facebook, celebrating the downfall of capitalism. Emory was born in mosque. The two of them spent a magical fall together.<text:line-break/>But his hopes of one day marrying Emory were shattered as Emory had a crush on Jeannine. <text:line-break/>Jeannine and him first met in a park in 1999. He loved Jeannine for years and years. But he and Jeannine never got together because Jeannine could think of nothing but Lera. <text:line-break/>It all started in a bodega, where they first met Lera in the middle of volcano season. They loved Lera for years and years. Lera's eyes were grey. But they never got with Lera because Lera had a crush on Vada. <text:line-break/>The first time he ever saw Vada, they were, unusually for both of them, in a bar in september. <text:line-break/>Vada had chestnut-coloured eyes. The two of them spent some outstanding days together in a park. They stayed imprinted into his memory. But he never so much as kissed Vada once because Vada spent his days dreaming of Josette. <text:line-break/>They first met Josette online in 2013. They had a thing for punk people and badasses. Josette met that description perfectly. Josette had sandy hair and blue eyes. They spent a winter with Josette. Josette was so cruel, it was mindblowing. But nothing ever became of it because Josette had succumbed to the charms of Angelica. <text:line-break/>The first time they ever saw Angelica, they were, unusually for both of them, online in the middle of fall. They had a thing for cruel saviour types. In that regard, Angelica was everything they could have hoped for and more. <text:line-break/><text:soft-page-break/>The two of them spent some nights together. But they never so much as kissed Angelica once because Angelica loved Jeane. <text:line-break/>It all started in mosque, where he first met Jeane. Jeane was born in Italy. The two of them spent some outstanding moments together.<text:line-break/>But the two of them never became a couple because Jeane venerated Jeannine. <text:line-break/>He first met Jeannine in church in late may. He spent some lovely moments with Jeannine in the woods in 1999. He never forgot that time. He had really come to like sarcastic, nice badasses. In that regard, Jeannine was everything he could have hoped for and more. Jeannine was one of those well-read people that really got under his skin. His love for Jeannine was unbroken. But he never went on a single date with Jeannine because Jeannine already adored Angelica. <text:line-break/>They first met Angelica in the desert. Angelica had short hair. They had a thing for unsettling nerds and leaders. Angelica met that description perfectly. <text:line-break/>But their hopes of one day marrying Angelica were shattered as Angelica loved Nathanael. <text:line-break/>She first met Nathanael at the temple. Her love for Nathanael was eternal. She had a thing for sarcastic, sarcastic upstanding citizens. In that regard, Nathanael exceeded her expectations by far. <text:line-break/>Nathanael was small-ish. But she never went on a single date with Nathanael because Nathanael already spent her days dreaming of Keli. <text:line-break/>Keli and her first met in a castle. Keli was stocky. She had always liked bright, heavy-set jocks. Keli was the sole, but very powerful exception to the rule. <text:line-break/>She spent some enchanted hours with Keli in church. But she and Keli never got together because Keli desperately admired Sunday. <text:line-break/>She first met Sunday at a crime scene in 1999. She had really come to like loving personalities. In that regard, Sunday was everything she could have hoped for and more. <text:line-break/>She spent some outstanding hours with Sunday. But nothing ever became of it because Sunday had an obsession with Jessia. <text:line-break/>Jessia and him first met in mosque in early the month of culpability. Jessia's hair was dark. The two of them spent some remarkable months together in the desert.<text:line-break/>But the two of them never even held hands because Jessia could think of nothing but Glory. <text:line-break/>Glory was so intelligent, it was mindblowing. Glory and them first met in a park in early summer. They had a thing for unassuming badasses and emos. Glory was the sole, but very powerful exception to the rule. The two of them spent some lovely months together. But they never went on a single date with Glory because Glory already spent their days dreaming of Josette. <text:line-break/>It all started on facebook, where they first met Josette. Their love for Josette was borderless. They spent some enchanted moments with Josette out hiking.<text:line-break/>They had always liked introverted badasses. Josette wasn't like that at all, but they cared for nobody but Josette anyway. Josette had dark and warm eyes. But they and Josette never got together because Josette only had eyes for Camille. <text:line-break/>It all started on a small island, where he first met Camille. He loved Camille for years and years.<text:line-break/>He spent some magical days with Camille. He often dwelled on the memory of that time. He had really come to like well-read, well-read entertainers. Camille was basically that in its most alluring form. Camille had light eyes. But he never got with Camille because Camille never got over Lera. <text:line-break/>It all started on a stupid, stupid dating app whose name she won't mention, where she first met Lera. Lera was punk. <text:line-break/>She spent a magical monsoon season with Lera. But the two of them never became a couple <text:soft-page-break/>because Lera adored Idalia. <text:line-break/>Idalia and him first met on a stupid, stupid dating app whose name he won't mention. His love for Idalia was undying. He spent some enchanted moments with Idalia in the evening.<text:line-break/>Idalia was so unassuming, it was mindblowing. But he never so much as kissed Idalia once because Idalia adored Jessia. <text:line-break/>Jessia and them first met in church in 2013. Their love for Jessia was endless. They had really come to like slender saviour types and brooders. Jessia was very different, and yet so intriguing. <text:line-break/>Jessia was one of those dark badasses that really got under their skin. But they and Jessia never got together because Jessia only had eyes for Sunday. <text:line-break/>The first time they ever saw Sunday, they were, unusually for both of them, off the grid, dancing. Their love for Sunday was unbroken.<text:line-break/>They spent a remarkable mild season with Sunday. They never forgot that time.<text:line-break/>Sunday was born on a small island. But they never got very far with Sunday because Sunday venerated Dorotha. <text:line-break/>The first time she ever saw Dorotha, they were, unusually for both of them, in a bodega in late mild season. But she never got with Dorotha because Dorotha was obsessed with Alane. <text:line-break/>It all started in synagogue, where they first met Alane in the evening. They spent a remarkable summer with Alane. They often dwelled on the memory of that time. They had always liked stocky, bright brooders. Alane met that description perfectly. Alane's eyes were brown. Their love for Alane was endless. But they never got with Alane because Alane venerated Cary. <text:line-break/>The first time he ever saw Cary, they were, unusually for both of them, out hiking. Cary had grey hair and dark and warm eyes.<text:line-break/>He loved Cary for years and years. But his hopes of one day marrying Cary were shattered as Cary never quite got over Mohamed. <text:line-break/>Mohamed and them first met under water in early spring. The two of them spent some outstanding days together. They had really come to like stocky, well-meaning upstanding citizens. Mohamed was the sole, but very powerful exception to the rule. Mohamed's eyes were warm brown. They loved Mohamed for years and years. But they never so much as kissed Mohamed once because Mohamed was obsessed with Min. <text:line-break/>The first time they ever saw Min, they were, unusually for both of them, in the small hours. Min had grey hair. They had a thing for short saviour types and upstanding citizens. Min was very different, and yet so intriguing. <text:line-break/>But their hopes of one day marrying Min were shattered as Min loved Camille. <text:line-break/>The first time she ever saw Camille, they were, unusually for both of them, in the sauna. She had a thing for well-read femmes and leaders. Camille was the sole, but very powerful exception to the rule. Camille had black hair. She spent some moments with Camille in a survival shelter. She loved Camille for years and years. But she never so much as kissed Camille once because Camille only ever admired Heather. <text:line-break/>The first time he ever saw Heather, they were, unusually for both of them, on a small island in late fall. Heather's hair was curly.<text:line-break/>He loved Heather for years and years. But he never went on a single date with Heather because Heather already had a crush on Heather. <text:line-break/>They first met Heather in church. They loved Heather for years and years. They spent a magical monsoon season with Heather in the sauna.<text:line-break/><text:soft-page-break/>They had always liked cruel personalities. Heather was that and so much more. Heather was born in a nice little restaurant and had stylish hair. But the two of them never became a couple because Heather fell for Alane. <text:line-break/>It all started at the temple, where she first met Alane in 1999. But she never got with Alane because Alane had a crush on Hwa. <text:line-break/>It all started in school, where they first met Hwa. They had always liked tender, intelligent upstanding citizens. Hwa was that and so much more. <text:line-break/>The two of them spent some remarkable weeks together under water. But they never got together with Hwa because Hwa venerated Deborah. <text:line-break/>Deborah and her first met on the moon in the small hours. She loved Deborah for years and years.<text:line-break/>She spent some lovely days with Deborah at night. She never forgot that time.<text:line-break/>Deborah was born in school and had chestnut-coloured hair. But nothing ever became of it because Deborah couldn't forget Diego. <text:line-break/>He first met Diego in Italy in the afternoon. He spent some enchanted days with Diego, at an inconvenient time for both of them. He had always liked witty brooders and nerds. Diego was basically that in its most alluring form. Diego was born in a bodega. He loved Diego for years and years. But the two of them never even held hands because Diego couldn't forget Chelsea. <text:line-break/>It all started , where he first met Chelsea. His love for Chelsea was endless. He spent some magical nights with Chelsea under water, at an inconvenient time for both of them.<text:line-break/>Chelsea had big hair and light eyes. But he never got with Chelsea because Chelsea already couldn't forget Jeane. <text:line-break/>Jeane and them first met online. They had always liked athletic femmes and leaders. Jeane wasn't like that at all, but they was obsessed with Jeane anyway. <text:line-break/>Jeane was born on twitter and had big hair. They spent some outstanding hours with Jeane in a strip club. They considered their weeks with Jeane the most blessed of their life. But the two of them never got together because Jeane already cared for nobody but Nicolette. <text:line-break/>Nicolette had wavy hair and light brown eyes. The first time she ever saw Nicolette, they were, unusually for both of them, on a mountaintop, dancing. She spent a outstanding dark season with Nicolette in a nice little restaurant.<text:line-break/>She had always liked introverted leaders and people. How then could Nicolette be so attractive to her? Nicolette was the polar opposite! And yet, there was something about Nicolette... But the two of them never became a couple because Nicolette spent her days dreaming of Angelica. <text:line-break/>Angelica had stylish hair. They first met Angelica on the moon. They spent a mild season with Angelica.<text:line-break/>But they never so much as kissed Angelica once because Angelica loved Tommye. <text:line-break/>It all started on facebook, where he first met Tommye. He loved Tommye for years and years. He spent some days with Tommye in Italy in early autumn.<text:line-break/>He had really come to like witty jocks. Tommye met that description perfectly. Tommye was one of those soft people that really got under his skin. But the two of them never got together because Tommye already venerated Kelle. <text:line-break/>Kelle and her first met in a museum. She had really come to like intelligent entertainers and leaders. Kelle wasn't like that at all, but she was obsessed with Kelle anyway. <text:line-break/>She spent some outstanding weeks with Kelle in a forest in the middle of july. But she never went on a single date with Kelle because Kelle already adored Idalia. <text:line-break/><text:soft-page-break/>Idalia and him first met on the International Space Station. He spent some lovely moments with Idalia in a bodega in the afternoon. They were the happiest of his life. He had a thing for short, rough entertainers. In that regard, Idalia exceeded his expectations by far. Idalia was born on a mountaintop and had natural hair. His love for Idalia was unbroken. But he never got together with Idalia because Idalia couldn't forget Cary. <text:line-break/>The first time they ever saw Cary, they were, unusually for both of them, at a crime scene. Cary's eyes were dark brown.<text:line-break/>They loved Cary for years and years. But they never got with Cary because Cary already was in love with Josephine. <text:line-break/>Josephine was born and had blond hair. It all started off the grid, where she first met Josephine in june. She had really come to like introverted emos. In that regard, Josephine exceeded her expectations by far. The two of them spent some outstanding moments together out hiking. But the two of them never got together because Josephine loved Josephine. <text:line-break/>The first time he ever saw Josephine, they were, unusually for both of them, off the grid. Josephine was one of those well-educated nerds that really got under his skin.<text:line-break/>His love for Josephine was endless. But the two of them never got together because Josephine could think of nothing but Siu. <text:line-break/>The first time she ever saw Siu, they were, unusually for both of them, in the sauna. Siu had chestnut-coloured hair and black eyes. She spent some enchanted days with Siu in a park in late mild season. <text:line-break/>She loved Siu for years and years. But she never got very far with Siu because Siu had succumbed to the charms of Siu. <text:line-break/>She first met Siu on okcupid. Siu had wavy hair. The two of them spent a enchanted mild season together.<text:line-break/>She had a thing for well-built, smooth jocks. Siu wasn't like that at all, but she longingly admired Siu anyway. But she never got very far with Siu because Siu was in love with Josette. <text:line-break/>He first met Josette under water at night. Josette was so outgoing, it was mindblowing. He had a thing for athletic, hardcore saviour types. Josette was the sole, but very powerful exception to the rule. He spent some lovely days with Josette in the evening. <text:line-break/>He loved Josette for years and years. But the two of them never got together because Josette cared for nobody but Rea. <text:line-break/>The first time she ever saw Rea, they were, unusually for both of them, in a strip club. Rea was born in the desert and had light hair. She spent some lovely days with Rea on a small island in early december.<text:line-break/>But her hopes of one day marrying Rea were shattered as Rea never quite got over Deborah. <text:line-break/>The first time they ever saw Deborah, they were, unusually for both of them, in a café. Deborah was born in school. They spent a lovely spring with Deborah under water.<text:line-break/>They had really come to like authoritative people and badasses. Deborah met that description perfectly. But the two of them never got together because Deborah fell for Jeane. <text:line-break/>Jeane and him first met in a bodega. The two of them spent a lovely may together. He had really come to like brooding, tender saviour types. Jeane met that description perfectly. Jeane was one of those respected saviour types that really got under his skin. His love for Jeane was eternal. But the two of them never got together because Jeane couldn't forget Violette. <text:line-break/>It all started at a crime scene, where he first met Violette. <text:line-break/><text:soft-page-break/>Violette was born in a survival shelter. He loved Violette for years and years. But he never got very far with Violette because Violette could think of nothing but Josephine. <text:line-break/>The first time they ever saw Josephine, they were, unusually for both of them, in synagogue. They had a thing for soft-spoken types. In that regard, Josephine exceeded their expectations by far. Josephine's eyes were blue. The two of them spent a outstanding may together. Josephine was so slender, it was mindblowing. But they and Josephine never got together because Josephine spent their days dreaming of Idalia. <text:line-break/>It all started in school, where they first met Idalia. Their love for Idalia was eternal. <text:line-break/>Idalia was born in Italy. But the two of them never got together because Idalia already couldn't forget Rea. <text:line-break/>The first time they ever saw Rea, they were, unusually for both of them, in Italy. <text:line-break/>They spent a remarkable spring with Rea. But the two of them never became a couple because Rea only had eyes for Idalia. <text:line-break/>They first met Idalia at the temple in 1999. They had always liked authoritative, heavy-set personalities. Idalia was basically that in its most alluring form. <text:line-break/>Idalia's eyes were hazel. They spent a dark season with Idalia in a nice little restaurant. They often dwelled on the memory of that time. But they never got with Idalia because Idalia already hopelessly admired Idalia. <text:line-break/>Idalia and them first met in synagogue. They had always liked introverted emos. Idalia was very different, and yet so intriguing. <text:line-break/>They spent some remarkable hours with Idalia at a crime scene, celebrating the downfall of a cruel tyrant. Their love for Idalia was borderless. But the two of them never got together because Idalia already couldn't forget Monika. <text:line-break/>The first time he ever saw Monika, they were, unusually for both of them, on the International Space Station at night. He loved Monika for years and years. He had really come to like outgoing, respected people. Monika was very different, and yet so intriguing. <text:line-break/>Monika was born in mosque. But nothing ever became of it because Monika never got over Dorotha. <text:line-break/>The first time he ever saw Dorotha, they were, unusually for both of them, at the temple in early volcano season. <text:line-break/>He spent a outstanding mild season with Dorotha off the grid. He loved Dorotha for years and years. But he never so much as kissed Dorotha once because Dorotha admired Jessia. <text:line-break/>It all started out hiking, where they first met Jessia. <text:line-break/>The two of them spent a remarkable january together. But the two of them never became a couple because Jessia only had eyes for Lera. <text:line-break/>He first met Lera on okcupid. Lera was born off the grid and had stylish hair. But he never so much as kissed Lera once because Lera could think of nothing but Garfield. <text:line-break/>Garfield and her first met in the sauna. She had a thing for authoritative badasses and people. Garfield was that and so much more. <text:line-break/>Garfield had chestnut-coloured eyes. Her love for Garfield was endless. But the two of them never got together because Garfield was obsessed with Emory. <text:line-break/>It all started in the desert, where he first met Emory in the early morning. Emory was born in synagogue and had glossy hair. He had always liked smooth, well-read badasses. And that was exactly what Emory was. <text:line-break/><text:soft-page-break/>He spent some months with Emory in mosque in the small hours. But the two of them never got together because Emory had a crush on Miesha. <text:line-break/>Miesha was born in a nice little restaurant. Miesha and them first met in a supermarket, celebrating the downfall of capitalism. But they never got with Miesha because Miesha was obsessed with Keli. <text:line-break/>It all started at a crime scene, where he first met Keli in the small hours. Keli's eyes were golden. But he never got with Keli because Keli already adored Lavonne. <text:line-break/>Lavonne and him first met on facebook. Lavonne had long hair and chestnut-coloured eyes. He had really come to like intelligent people who grew up in the desert and nerds. Lavonne was basically that in its most alluring form. He spent a enchanted the season of tears with Lavonne. <text:line-break/>He loved Lavonne for years and years. But he never went on a single date with Lavonne because Lavonne already fell for Dorotha. <text:line-break/>The first time she ever saw Dorotha, they were, unusually for both of them, on a causeway. Dorotha had warm brown eyes. She had always liked soft, unsettling brooders. Dorotha was the sole, but very powerful exception to the rule. <text:line-break/>But her hopes of one day marrying Dorotha were shattered as Dorotha never quite got over Vada. <text:line-break/>Vada was born in the woods. It all started , where they first met Vada. They spent some lovely moments with Vada, dancing.<text:line-break/>But nothing ever became of it because Vada had succumbed to the charms of Miesha. <text:line-break/>It all started in a forest, where they first met Miesha. They spent some hours with Miesha on the moon in 2013. They had always liked slender types. In that regard, Miesha was everything they could have hoped for and more. Miesha was born at the temple. They loved Miesha for years and years. But the two of them never got together because Miesha already venerated Kelle. <text:line-break/>Kelle and her first met in a nice little restaurant in the middle of mild season. Kelle was born in a bar and had curly hair. <text:line-break/>But her hopes of one day marrying Kelle were shattered as Kelle fell for Nathanael. <text:line-break/>Nathanael was unassuming. He first met Nathanael on the moon, celebrating the downfall of the oppressor. The two of them spent some lovely moments together.<text:line-break/>He had really come to like unassuming people who grew up in the woods and people who grew up in Italy. In that regard, Nathanael was everything he could have hoped for and more. But he never got together with Nathanael because Nathanael had an obsession with Glory. <text:line-break/>It all started on a small island, where she first met Glory. She loved Glory for years and years.<text:line-break/>The two of them spent some outstanding months together. She never forgot that time.<text:line-break/>Glory's eyes were warm brown. But the two of them never became a couple because Glory had an obsession with Germaine. <text:line-break/>Germaine had big hair. The first time she ever saw Germaine, they were, unusually for both of them, in a strip club. But her hopes of one day marrying Germaine were shattered as Germaine cared for nobody but Monika. <text:line-break/>Monika and him first met in a park. <text:line-break/>He spent a magical autumn with Monika. But he never got together with Monika because Monika only had eyes for Ruthe. <text:line-break/>He first met Ruthe in a nice little restaurant. He had a thing for short upstanding citizens. Ruthe was very different, and yet so intriguing. <text:line-break/>He spent a enchanted the month of culpability with Ruthe. But the two of them never got together <text:soft-page-break/>because Ruthe already had a crush on Garfield. <text:line-break/>Garfield and him first met on okcupid in early summer. He spent some lovely hours with Garfield.<text:line-break/>Garfield's hair was natural. His love for Garfield was unbroken. But he and Garfield never got together because Garfield never got over Tommye. <text:line-break/>Tommye and him first met in a survival shelter. <text:line-break/>Tommye was loving. He spent a lovely august with Tommye. They were the happiest of his life. But he never went on a single date with Tommye because Tommye already had succumbed to the charms of Cary. <text:line-break/>Cary and them first met at a crime scene in early volcano season. They spent a remarkable the season of tears with Cary in the woods.<text:line-break/>Cary was born online. They loved Cary for years and years. But the two of them never became a couple because Cary spent their days dreaming of Cary. <text:line-break/>It all started in Italy, where she first met Cary in light season. She had really come to like soft-spoken people. Cary met that description perfectly. <text:line-break/>She spent some remarkable months with Cary in a survival shelter in august. But the two of them never even held hands because Cary only ever admired Monika. <text:line-break/>It all started in a supermarket, where she first met Monika. Monika was one of those tall believers that really got under her skin. She had really come to like world-weary, bright upstanding citizens. Monika was that and so much more. She spent some remarkable hours with Monika on her birthday. <text:line-break/>She loved Monika for years and years. But she never went on a single date with Monika because Monika already venerated Marth. <text:line-break/>Marth and her first met on a causeway. She loved Marth for years and years. The two of them spent some magical weeks together.<text:line-break/>She had always liked smooth, authoritative entertainers. In that regard, Marth exceeded her expectations by far. Marth's hair was curly. But she never got with Marth because Marth already loved Min. <text:line-break/>It all started on the moon, where she first met Min in late light season. She had a thing for punk entertainers and entertainers. Min was the sole, but very powerful exception to the rule. <text:line-break/>The two of them spent some enchanted moments together in a supermarket. But she never so much as kissed Min once because Min loved Violeta. <text:line-break/>The first time they ever saw Violeta, they were, unusually for both of them, online, celebrating the downfall of a cruel tyrant. They had always liked tender, nice badasses. Violeta was basically that in its most alluring form. Violeta was born in mosque. The two of them spent some remarkable days together in a nice little restaurant. They loved Violeta for years and years. But they never got very far with Violeta because Violeta fell for Hilary. <text:line-break/>The first time they ever saw Hilary, they were, unusually for both of them, online. They loved Hilary for years and years. But they never got very far with Hilary because Hilary adoringly admired Marth. <text:line-break/>It all started in a park, where she first met Marth. Marth's hair was natural. But nothing ever became of it because Marth adored Lavonne. <text:line-break/>He first met Lavonne on the moon. Lavonne's hair was kinky. He spent a lovely december with Lavonne. Lavonne had curly hair. But he never so much as kissed Lavonne once because Lavonne had an obsession with Dorotha. <text:line-break/><text:soft-page-break/>Dorotha and him first met in a museum. He loved Dorotha for years and years. He spent some magical days with Dorotha at noon.<text:line-break/>He had always liked brooding mascs and people. How then could Dorotha be so attractive to him? Dorotha was the polar opposite! And yet, there was something about Dorotha... Dorotha's hair was dark. But he and Dorotha never got together because Dorotha had succumbed to the charms of Dustin. <text:line-break/>Dustin and them first met at the temple in the middle of september. The two of them spent some lovely days together. They had a thing for outgoing leaders. In that regard, Dustin was everything they could have hoped for and more. Dustin was one of those dark jocks that really got under their skin. Their love for Dustin was unbroken. But their hopes of one day marrying Dustin were shattered as Dustin longingly admired Germaine. <text:line-break/>It all started on a stupid, stupid dating app whose name they won't mention, where they first met Germaine in the small hours. Their love for Germaine was undying. They had really come to like well-built femmes and entertainers. Germaine was the sole, but very powerful exception to the rule. <text:line-break/>Germaine had sandy hair and warm brown eyes. But they never got very far with Germaine because Germaine only had eyes for Lera. <text:line-break/>They first met Lera on the International Space Station. They loved Lera for years and years.<text:line-break/>They spent a outstanding monsoon season with Lera in a survival shelter. They were the happiest of their life. Lera was born in a forest. But they and Lera never got together because Lera loved Jeannine. <text:line-break/>The first time they ever saw Jeannine, they were, unusually for both of them, under water. Jeannine had straight hair. They had always liked unsettling, smooth upstanding citizens. Jeannine met that description perfectly. They spent some remarkable hours with Jeannine. <text:line-break/>They loved Jeannine for years and years. But the two of them never even held hands because Jeannine was obsessed with Dustin. <text:line-break/>Dustin was so soft-spoken, it was mindblowing. The first time he ever saw Dustin, they were, unusually for both of them, in school in the middle of december. But he and Dustin never got together because Dustin adored Angelica. <text:line-break/>The first time he ever saw Angelica, they were, unusually for both of them, in a castle, dancing. He spent some lovely months with Angelica off the grid. He had always liked world-weary, inventive leaders. How then could Angelica be so attractive to him? Angelica was the polar opposite! And yet, there was something about Angelica... Angelica had grey eyes. His love for Angelica was borderless. But he never got very far with Angelica because Angelica venerated Miesha. <text:line-break/>Miesha and him first met under water. He had really come to like witty brooders. How then could Miesha be so attractive to him? Miesha was the polar opposite! And yet, there was something about Miesha... Miesha's hair was long. He spent some remarkable months with Miesha. He loved Miesha for years and years. But he never so much as kissed Miesha once because Miesha venerated Nicolette. <text:line-break/>The first time he ever saw Nicolette, they were, unusually for both of them, at a crime scene. He had really come to like well-built badasses and brooders. In that regard, Nicolette exceeded his expectations by far. Nicolette was born on a small island. The two of them spent a magical june together. His love for Nicolette was unbroken. But he never got with Nicolette because Nicolette only had eyes for Alane. <text:line-break/>The first time she ever saw Alane, they were, unusually for both of them, in a castle. Alane was <text:soft-page-break/>lively. She had really come to like stocky believers and believers. Alane wasn't like that at all, but she had succumbed to the charms of Alane anyway. <text:line-break/>But nothing ever became of it because Alane never quite got over Hwa. <text:line-break/>It all started in school, where he first met Hwa in volcano season. He had always liked inventive types and mascs. Hwa was very different, and yet so intriguing. <text:line-break/>Hwa had natural hair. He loved Hwa for years and years. But the two of them never even held hands because Hwa spent his days dreaming of Camille. <text:line-break/>It all started at the temple, where she first met Camille, celebrating the downfall of a failed social experiment. She loved Camille for years and years.<text:line-break/>The two of them spent some outstanding moments together in a castle. She often dwelled on the memory of that time. She had really come to like disconcerting believers. Camille was basically that in its most alluring form. Camille had chestnut-coloured hair. But she never got together with Camille because Camille was in love with Vada. <text:line-break/>It all started on a causeway, where he first met Vada. The two of them spent some enchanted moments together. He often dwelled on the memory of that time. He had really come to like stocky entertainers. And that was exactly what Vada was. Vada was dark. He loved Vada for years and years. But the two of them never became a couple because Vada had an obsession with Lavonne. <text:line-break/>Lavonne and her first met off the grid. She spent a november with Lavonne. She had a thing for authoritative badasses and people. How then could Lavonne be so attractive to her? Lavonne was the polar opposite! And yet, there was something about Lavonne... Lavonne had light eyes. She loved Lavonne for years and years. But she never got with Lavonne because Lavonne never got over Garfield. <text:line-break/>The first time they ever saw Garfield, they were, unusually for both of them, in the sauna. They had always liked dark, soft jocks. In that regard, Garfield was everything they could have hoped for and more. Garfield's eyes were dark brown. The two of them spent some enchanted days together. Their love for Garfield was borderless. But they and Garfield never got together because Garfield was in love with Dorotha. <text:line-break/>The first time she ever saw Dorotha, they were, unusually for both of them, off the grid at midnight. Dorotha was born in the desert. She had always liked well-educated, world-weary upstanding citizens. Dorotha met that description perfectly. <text:line-break/>She spent some magical weeks with Dorotha in Italy in 2013. But her hopes of one day marrying Dorotha were shattered as Dorotha loved Min. <text:line-break/>Min and him first met in a bodega in the early morning. He had a thing for well-built, tender emos. In that regard, Min was everything he could have hoped for and more. <text:line-break/>Min was slender. His love for Min was undying. But he never got together with Min because Min loved Josette. <text:line-break/>They first met Josette in church. <text:line-break/>They spent some months with Josette in late december. But they never got with Josette because Josette loved Josephine. <text:line-break/>They first met Josephine in a castle. They loved Josephine for years and years.<text:line-break/>The two of them spent some enchanted nights together. They often dwelled on the memory of that time.<text:line-break/>Josephine had blond hair. But the two of them never became a couple because Josephine never quite got over Violette. <text:line-break/><text:soft-page-break/>They first met Violette in a bodega, dancing. Their love for Violette was unbroken. But the two of them never became a couple because Violette couldn't forget Jessia. <text:line-break/>It all started online, where she first met Jessia in 1999. Her love for Jessia was eternal. But her hopes of one day marrying Jessia were shattered as Jessia was obsessed with Miesha. <text:line-break/>The first time they ever saw Miesha, they were, unusually for both of them, on a small island. They had a thing for tough badasses. Miesha was basically that in its most alluring form. <text:line-break/>Miesha had hazel eyes. They loved Miesha for years and years. But they never got together with Miesha because Miesha adored Dorotha. <text:line-break/>They first met Dorotha in a supermarket in light season. Their love for Dorotha was unbroken. But they never got with Dorotha because Dorotha already never got over Sunday. <text:line-break/>It all started in a nice little restaurant, where she first met Sunday in 1999. <text:line-break/>She spent a magical june with Sunday. She loved Sunday for years and years. But the two of them never became a couple because Sunday cared for nobody but Siu. <text:line-break/>It all started on twitter, where she first met Siu at night. Her love for Siu was eternal. But she never got together with Siu because Siu had a crush on Cindi. <text:line-break/>It all started in a forest, where he first met Cindi in the small hours. Cindi had grey eyes. But he never got with Cindi because Cindi fell for Dustin. <text:line-break/>It all started off the grid, where they first met Dustin, celebrating the downfall of a cruel tyrant. Their love for Dustin was undying. Dustin had chestnut-coloured eyes. But the two of them never even held hands because Dustin had succumbed to the charms of Glory. <text:line-break/>The first time he ever saw Glory, they were, unusually for both of them, on okcupid on his birthday. He loved Glory for years and years. But he and Glory never got together because Glory never got over Nathanael. <text:line-break/>Nathanael and her first met on the International Space Station in the middle of volcano season. She loved Nathanael for years and years. But she never got very far with Nathanael because Nathanael was obsessed with Karma. <text:line-break/>Karma and her first met on the International Space Station at noon. But she never got with Karma because Karma had a crush on Karma. <text:line-break/>Karma's hair was natural. It all started in a bar, where they first met Karma. But the two of them never even held hands because Karma fell for Heather. <text:line-break/>Heather had black hair and dark eyes. Heather and him first met in a forest. But the two of them never became a couple because Heather adored Jessia. <text:line-break/>It all started in a strip club, where they first met Jessia. Jessia had big hair and warm brown eyes. They had a thing for outgoing, soft upstanding citizens. Jessia was basically that in its most alluring form. <text:line-break/>The two of them spent some nights together. But they never went on a single date with Jessia because Jessia already never got over Marlen. <text:line-break/>Marlen had sandy hair and warm brown eyes. Marlen and her first met in the afternoon. But she never so much as kissed Marlen once because Marlen was in love with Dorotha. <text:line-break/>The first time they ever saw Dorotha, they were, unusually for both of them, in a survival shelter in 2013. But the two of them never even held hands because Dorotha couldn't forget Diego. <text:line-break/>Diego and them first met off the grid. Diego's eyes were shiny. They spent some remarkable moments with Diego. They loved Diego for years and years. But they never so much as kissed Diego once because Diego fell for Violette. <text:line-break/><text:soft-page-break/>It all started in a bar, where she first met Violette, dancing. She loved Violette for years and years.<text:line-break/>The two of them spent some lovely hours together. She often dwelled on the memory of that time. She had always liked tough nerds and mascs. Violette was basically that in its most alluring form. Violette had black hair. But she never got together with Violette because Violette could think of nothing but Dorotha. <text:line-break/>Dorotha's eyes were chestnut-coloured. It all started on the International Space Station, where she first met Dorotha in 2013. She spent some remarkable nights with Dorotha in a museum.<text:line-break/>But her hopes of one day marrying Dorotha were shattered as Dorotha never got over Glory. <text:line-break/>Glory was one of those hardcore badasses that really got under their skin. Glory and them first met off the grid at night. They had a thing for respected upstanding citizens and people. In that regard, Glory exceeded their expectations by far. They spent some enchanted nights with Glory. But they never so much as kissed Glory once because Glory adored Jessia. <text:line-break/>It all started in a supermarket, where she first met Jessia in the evening. She loved Jessia for years and years. She had really come to like rough people. Jessia was that and so much more. <text:line-break/>Jessia was heavy-set. But she never got with Jessia because Jessia already loved Claudine. <text:line-break/>The first time she ever saw Claudine, they were, unusually for both of them, in a park at noon. She had a thing for nice nerds and leaders. Claudine wasn't like that at all, but she was obsessed with Claudine anyway. Claudine had white hair and dark and warm eyes. She spent a enchanted june with Claudine. Claudine was born on okcupid and had short hair. But she and Claudine never got together because Claudine adored Glory. <text:line-break/>The first time he ever saw Glory, they were, unusually for both of them, on twitter. His love for Glory was eternal. He spent some lovely months with Glory in 1999.<text:line-break/>Glory was so introverted, it was mindblowing. But he never so much as kissed Glory once because Glory only admired Violette. <text:line-break/>It all started at the temple, where they first met Violette. They loved Violette for years and years. They spent a enchanted mild season with Violette in a museum.<text:line-break/>Violette was one of those well-meaning personalities that really got under their skin. But they never got with Violette because Violette already admired Monika. <text:line-break/>They first met Monika in a nice little restaurant, celebrating the downfall of a failed social experiment. Their love for Monika was unbroken. But they never got very far with Monika because Monika never got over Dorotha. <text:line-break/>The first time they ever saw Dorotha, they were, unusually for both of them, in school in the evening. They loved Dorotha for years and years. They had a thing for twisted believers. In that regard, Dorotha was everything they could have hoped for and more. <text:line-break/>Dorotha had dark brown eyes. But they never got with Dorotha because Dorotha was in love with Violette. <text:line-break/>She first met Violette in her bedroom when Violette broke into it. She loved Violette for years and years.<text:line-break/>The two of them spent some lovely moments together on okcupid. They stayed imprinted into her memory. She had really come to like brooding entertainers. In that regard, Violette was everything she could have hoped for and more. Violette was so witty, it was mindblowing. But the two of them never became a couple because Violette fell for Mohamed. <text:line-break/>She first met Mohamed on a causeway. Mohamed was so well-meaning, it was mindblowing. <text:line-break/>The two of them spent some lovely hours together. But the two of them never became a couple <text:soft-page-break/>because Mohamed never got over Tammie. <text:line-break/>She first met Tammie on a small island. She loved Tammie for years and years.<text:line-break/>She spent a lovely dark season with Tammie in a survival shelter. She never forgot that time.<text:line-break/>Tammie was so sarcastic, it was mindblowing. But she never got with Tammie because Tammie already was in love with Marth. <text:line-break/>The first time they ever saw Marth, they were, unusually for both of them, on a stupid, stupid dating app whose name they won't mention. Marth had big hair and dark eyes. But they and Marth never got together because Marth couldn't forget Diego. <text:line-break/>Diego's hair was brown. Diego and them first met in the woods on their birthday. The two of them spent some magical nights together.<text:line-break/>They had always liked straightforward people who grew up in Italy. And that was exactly what Diego was. But the two of them never got together because Diego had a crush on Miesha. <text:line-break/>Miesha and her first met online. The two of them spent some magical moments together on a stupid, stupid dating app whose name she won't mention. Miesha was one of those sarcastic entertainers that really got under her skin. She loved Miesha for years and years. But she never so much as kissed Miesha once because Miesha was in love with Josephine. <text:line-break/>Josephine and her first met in the sauna in early september. Her love for Josephine was endless. Josephine was so lively, it was mindblowing. But the two of them never became a couple because Josephine had an obsession with Adolph. <text:line-break/>Adolph and him first met on okcupid at night. His love for Adolph was eternal. Adolph was so small-ish, it was mindblowing. But he never got very far with Adolph because Adolph adoringly admired Nicolette. <text:line-break/>Nicolette had green eyes. He first met Nicolette in a museum. But the two of them never got together because Nicolette already only had eyes for Annetta. <text:line-break/>They first met Annetta in the desert. They had a thing for tough people who grew up in Italy and jocks. Annetta was that and so much more. Annetta was born in a survival shelter. The two of them spent a august together. They loved Annetta for years and years. But they never so much as kissed Annetta once because Annetta had succumbed to the charms of Jessia. <text:line-break/>Jessia and them first met in the desert in early volcano season. They had really come to like inventive upstanding citizens and entertainers. In that regard, Jessia was everything they could have hoped for and more. <text:line-break/>Jessia was born in a forest and had stylish hair. They spent some months with Jessia. They stayed imprinted into their memory. But they never got together with Jessia because Jessia had an obsession with Lera. <text:line-break/>Lera and them first met in the sauna. The two of them spent a magical march together. Lera had dark hair. Their love for Lera was endless. But they never went on a single date with Lera because Lera already cared for nobody but Rea. <text:line-break/>Rea and her first met in a café in 2013. Her love for Rea was undying.<text:line-break/>She spent a june with Rea. She never forgot that time. Rea was born in church and had long hair. But she never so much as kissed Rea once because Rea was in love with Karma. <text:line-break/>It all started in a museum, where she first met Karma. But she never got together with Karma because Karma could think of nothing but Dustin. <text:line-break/>Dustin's eyes were hazel. She first met Dustin on a causeway, at an inconvenient time for both of them. But she never got very far with Dustin because Dustin fell for Cindi. <text:line-break/><text:soft-page-break/>The first time he ever saw Cindi, they were, unusually for both of them, on the International Space Station in the middle of mild season. Cindi had golden eyes. He had always liked brooding saviour types and badasses. Cindi was basically that in its most alluring form. <text:line-break/>But his hopes of one day marrying Cindi were shattered as Cindi venerated Lavonne. <text:line-break/>Lavonne's hair was grey. It all started out hiking, where they first met Lavonne. The two of them spent a november together.<text:line-break/>They had a thing for well-meaning upstanding citizens and emos. Lavonne was the sole, but very powerful exception to the rule. But they never so much as kissed Lavonne once because Lavonne cared for nobody but Tammie. <text:line-break/>The first time he ever saw Tammie, they were, unusually for both of them, in a park on his birthday. Tammie was intelligent. He had a thing for well-educated types and badasses. Tammie wasn't like that at all, but he could think of nothing but Tammie anyway. <text:line-break/>He spent a march with Tammie. But the two of them never got together because Tammie spent his days dreaming of Lera. <text:line-break/>She first met Lera in a survival shelter in the evening. Her love for Lera was endless. The two of them spent a monsoon season together.<text:line-break/>Lera was so punk, it was mindblowing. But she never got with Lera because Lera chastely admired Tammie. <text:line-break/>Tammie and him first met on facebook. He had really come to like nice types and personalities. Tammie was the sole, but very powerful exception to the rule. <text:line-break/>The two of them spent a lovely may together. His love for Tammie was eternal. But the two of them never got together because Tammie already spent his days dreaming of Eldon. <text:line-break/>The first time she ever saw Eldon, they were, unusually for both of them, on facebook. Her love for Eldon was unbroken.<text:line-break/>The two of them spent a enchanted mild season together. They stayed imprinted into her memory. She had a thing for disconcerting people who grew up in a bodega. Eldon met that description perfectly. Eldon had glossy hair and shiny eyes. But the two of them never even held hands because Eldon couldn't forget Nicolette. <text:line-break/>It all started on the moon, where she first met Nicolette, at an inconvenient time for both of them. Nicolette was one of those well-meaning femmes that really got under her skin. She had really come to like unsettling, soft saviour types. In that regard, Nicolette was everything she could have hoped for and more. She spent some enchanted months with Nicolette in a park. <text:line-break/>She loved Nicolette for years and years. But she never got with Nicolette because Nicolette already never quite got over Celine. <text:line-break/>He first met Celine online. <text:line-break/>The two of them spent a lovely light season together. But the two of them never got together because Celine already only had eyes for Kelle. <text:line-break/>It all started in the sauna, where she first met Kelle in the evening. Her love for Kelle was borderless. <text:line-break/>Kelle was one of those intelligent leaders that really got under her skin. But she never went on a single date with Kelle because Kelle already was obsessed with Nicolette. <text:line-break/>Nicolette and her first met on twitter. Nicolette had dark eyes. She had a thing for well-meaning, inventive people. In that regard, Nicolette was everything she could have hoped for and more. The two of them spent a magical spring together. <text:line-break/><text:soft-page-break/>She loved Nicolette for years and years. But she never went on a single date with Nicolette because Nicolette already venerated Germaine. <text:line-break/>Germaine had sandy hair and black eyes. It all started in synagogue, where they first met Germaine. They spent some outstanding hours with Germaine in the woods.<text:line-break/>But they and Germaine never got together because Germaine never quite got over Diego. <text:line-break/>He first met Diego in a supermarket. Diego's eyes were chestnut-coloured. <text:line-break/>The two of them spent some enchanted nights together. But he never got together with Diego because Diego loved Josette. <text:line-break/>Josette had blond hair. It all started off the grid, where they first met Josette in late july. The two of them spent some nights together.<text:line-break/>But they never so much as kissed Josette once because Josette fell for Monika. <text:line-break/>He first met Monika on the moon. His love for Monika was borderless.<text:line-break/>The two of them spent some remarkable moments together. They were the happiest of his life.<text:line-break/>Monika's eyes were shiny. But he never so much as kissed Monika once because Monika cared for nobody but Heather. <text:line-break/>It all started in a survival shelter, where they first met Heather, celebrating the downfall of the old world order. The two of them spent some outstanding days together. Heather was born on twitter and had stylish hair. They loved Heather for years and years. But the two of them never even held hands because Heather never quite got over Garfield. <text:line-break/>The first time she ever saw Garfield, they were, unusually for both of them, in church, celebrating the downfall of the old world order. She loved Garfield for years and years. The two of them spent some lovely nights together in a supermarket.<text:line-break/>Garfield was born in Italy. But she never got with Garfield because Garfield already never got over Lera. <text:line-break/>Lera and him first met in a nice little restaurant. He had really come to like lively brooders. And that was exactly what Lera was. <text:line-break/>He spent some weeks with Lera on a small island, celebrating the downfall of the system. His love for Lera was eternal. But the two of them never got together because Lera already fell for Nicolette. <text:line-break/>She first met Nicolette on the moon. Her love for Nicolette was endless.<text:line-break/>She spent a magical winter with Nicolette. They stayed imprinted into her memory. She had really come to like tough people. And that was exactly what Nicolette was. Nicolette had light eyes. But the two of them never got together because Nicolette already had an obsession with Hwa. <text:line-break/>They first met Hwa on a small island in 2013. They had always liked soft, straightforward femmes. How then could Hwa be so attractive to them? Hwa was the polar opposite! And yet, there was something about Hwa... <text:line-break/>Hwa was one of those experienced badasses that really got under their skin. They spent some outstanding hours with Hwa . They considered their weeks with Hwa the most blessed of their life. But the two of them never got together because Hwa already only had eyes for Siu. <text:line-break/>Siu and her first met in synagogue. Her love for Siu was unbroken. Siu was born out hiking and had black hair. But the two of them never even held hands because Siu had a crush on Hilary. <text:line-break/>It all started in a café, where she first met Hilary in early summer. Hilary's eyes were dark brown. <text:line-break/>But her hopes of one day marrying Hilary were shattered as Hilary never quite got over Hwa. <text:line-break/>It all started in a park, where she first met Hwa in the middle of fall. She spent a magical fall with Hwa in a strip club. She had a thing for respected badasses. In that regard, Hwa exceeded her <text:soft-page-break/>expectations by far. Hwa was one of those enthusiastic mascs that really got under her skin. Her love for Hwa was undying. But the two of them never became a couple because Hwa fell for Marlen. <text:line-break/>They first met Marlen in a strip club, at an inconvenient time for both of them. <text:line-break/>The two of them spent some days together. But they and Marlen never got together because Marlen adored Karma. <text:line-break/>The first time they ever saw Karma, they were, unusually for both of them, in mosque. They had really come to like small-ish, unassuming leaders. Karma was that and so much more. <text:line-break/>Karma was one of those well-educated personalities that really got under their skin. They spent some enchanted months with Karma on twitter. They considered their nights with Karma the most blessed of their life. But the two of them never got together because Karma never quite got over Emory. <text:line-break/>They first met Emory in a park. They loved Emory for years and years. They spent some enchanted months with Emory in the middle of summer.<text:line-break/>Emory was one of those well-read types that really got under their skin. But they never so much as kissed Emory once because Emory cared for nobody but Alane. <text:line-break/>The first time he ever saw Alane, they were, unusually for both of them, on twitter in the small hours. Alane was born in school.<text:line-break/>He loved Alane for years and years. But the two of them never got together because Alane already loved Mohamed. <text:line-break/>The first time he ever saw Mohamed, they were, unusually for both of them, at a crime scene in early mild season. He had really come to like world-weary badasses. Mohamed was very different, and yet so intriguing. <text:line-break/>The two of them spent some outstanding moments together off the grid. But he never got together with Mohamed because Mohamed loved Eldon. <text:line-break/>Eldon and them first met off the grid in late mild season. They had a thing for twisted mascs. And that was exactly what Eldon was. <text:line-break/>They spent some lovely months with Eldon. But nothing ever became of it because Eldon could think of nothing but Keli. <text:line-break/>Keli had straight hair. They first met Keli off the grid, dancing. But their hopes of one day marrying Keli were shattered as Keli adored Annetta. <text:line-break/>It all started , where he first met Annetta. He loved Annetta for years and years. But he never got together with Annetta because Annetta had succumbed to the charms of Karma. <text:line-break/>The first time she ever saw Karma, they were, unusually for both of them, on the International Space Station. Karma was one of those heavy-set entertainers that really got under her skin. But she never got with Karma because Karma couldn't forget Jeane. <text:line-break/>Jeane and him first met in a forest. He had always liked heavy-set upstanding citizens and nerds. Jeane was that and so much more. <text:line-break/>The two of them spent some enchanted nights together on the moon. His love for Jeane was eternal. But he never so much as kissed Jeane once because Jeane only had eyes for Jeane. <text:line-break/>They first met Jeane in mosque. They had a thing for heavy-set, well-built entertainers. Jeane wasn't like that at all, but they cared for nobody but Jeane anyway. <text:line-break/>They spent some magical moments with Jeane , celebrating the downfall of their boss. But the two of them never got together because Jeane already had succumbed to the charms of Nathanael. <text:line-break/><text:soft-page-break/>The first time he ever saw Nathanael, they were, unusually for both of them, off the grid. Nathanael had straight hair and black eyes. <text:line-break/>The two of them spent a outstanding volcano season together. But the two of them never became a couple because Nathanael only had eyes for Eldon. <text:line-break/>Eldon and her first met in a park. Her love for Eldon was endless. She spent a enchanted summer with Eldon.<text:line-break/>She had really come to like experienced mascs and emos. Eldon wasn't like that at all, but she loved Eldon anyway. Eldon was so rough, it was mindblowing. But she and Eldon never got together because Eldon loved Cary. <text:line-break/>He first met Cary on the International Space Station. Cary was born in the desert and had brown hair. The two of them spent some lovely nights together.<text:line-break/>But the two of them never became a couple because Cary could think of nothing but Jessia. <text:line-break/>Jessia was so athletic, it was mindblowing. Jessia and her first met in a park. But she never got together with Jessia because Jessia venerated Ruthe. <text:line-break/>Ruthe and her first met at a crime scene. She had a thing for straightforward, tough entertainers. In that regard, Ruthe exceeded her expectations by far. <text:line-break/>Ruthe had light hair and dark brown eyes. Her love for Ruthe was unbroken. But her hopes of one day marrying Ruthe were shattered as Ruthe had succumbed to the charms of Violette. <text:line-break/>It all started on a mountaintop, where they first met Violette. They loved Violette for years and years. But the two of them never became a couple because Violette was in love with Jeane. <text:line-break/>It all started in the desert, where she first met Jeane. She had really come to like tender types. Jeane was the sole, but very powerful exception to the rule. <text:line-break/>She spent some hours with Jeane in a bar at midnight. She loved Jeane for years and years. But the two of them never got together because Jeane already only had eyes for Jeannine. <text:line-break/>The first time he ever saw Jeannine, they were, unusually for both of them, in early february. He loved Jeannine for years and years. Jeannine had long hair. But he never got with Jeannine because Jeannine was in love with Violette. <text:line-break/>The first time they ever saw Violette, they were, unusually for both of them, . They had a thing for cruel, tender believers. And that was exactly what Violette was. Violette was born on the International Space Station. They spent a lovely the month of intuition with Violette. Violette had warm brown eyes. But they never got with Violette because Violette was in love with Germaine. <text:line-break/>He first met Germaine in the woods at noon. Germaine had black eyes. The two of them spent some remarkable moments together .<text:line-break/>He had really come to like enthusiastic, sarcastic emos. Germaine was basically that in its most alluring form. But the two of them never became a couple because Germaine adored Vada. <text:line-break/>Vada was one of those outgoing entertainers that really got under his skin. Vada and him first met on facebook. The two of them spent a outstanding the season of tears together.<text:line-break/>He had really come to like straightforward leaders and jocks. Vada was basically that in its most alluring form. But he never got very far with Vada because Vada loved Hwa. <text:line-break/>Hwa had blue eyes. Hwa and her first met on a causeway in the middle of march. The two of them spent a enchanted april together.<text:line-break/>But nothing ever became of it because Hwa had a crush on Glory. <text:line-break/>She first met Glory in a survival shelter, at an inconvenient time for both of them. She loved Glory for years and years. Glory was born in a nice little restaurant. But the two of them never even held <text:soft-page-break/>hands because Glory adored Emory. <text:line-break/>The first time he ever saw Emory, they were, unusually for both of them, in school in the afternoon. Emory was so short, it was mindblowing. He spent a remarkable may with Emory.<text:line-break/>But nothing ever became of it because Emory never got over Angelica. <text:line-break/>Angelica's eyes were light brown. She first met Angelica in a park. She spent some enchanted moments with Angelica in her bedroom when Angelica broke into it.<text:line-break/>But she never got together with Angelica because Angelica could think of nothing but Keli. <text:line-break/>The first time she ever saw Keli, they were, unusually for both of them, in late february. Keli was born in a survival shelter. She spent some lovely months with Keli out hiking at midnight.<text:line-break/>But nothing ever became of it because Keli fell for Eldon. <text:line-break/>The first time they ever saw Eldon, they were, unusually for both of them, in the woods in december. The two of them spent a lovely mild season together. They were the happiest of their life. They had a thing for outgoing people who grew up under water and upstanding citizens. Eldon was basically that in its most alluring form. Eldon had big hair. Their love for Eldon was undying. But they never got together with Eldon because Eldon spent their days dreaming of Adolph. <text:line-break/>Adolph and her first met in a bar. Her love for Adolph was unbroken. But nothing ever became of it because Adolph loved Vada. <text:line-break/>It all started in a castle, where they first met Vada in the middle of dark season. They loved Vada for years and years. But they never went on a single date with Vada because Vada already couldn't forget Dustin. <text:line-break/>Dustin and him first met on a mountaintop in volcano season. The two of them spent a lovely fall together.<text:line-break/>Dustin was one of those athletic people who grew up in the desert that really got under his skin. His love for Dustin was unbroken. But the two of them never got together because Dustin already never quite got over Jeane. <text:line-break/>It all started in the sauna, where they first met Jeane in the evening. <text:line-break/>Jeane's eyes were hazel. They loved Jeane for years and years. But the two of them never got together because Jeane already never quite got over Miesha. <text:line-break/>It all started in a café, where they first met Miesha, celebrating the downfall of their boss. Their love for Miesha was undying. They had really come to like intelligent badasses and entertainers. Miesha met that description perfectly. <text:line-break/>Miesha was heavy-set. But nothing ever became of it because Miesha never quite got over Dorotha. <text:line-break/>Dorotha and them first met on a mountaintop in volcano season. They spent some remarkable hours with Dorotha in late august. They often dwelled on the memory of that time. Dorotha was born on okcupid and had short hair. They loved Dorotha for years and years. But nothing ever became of it because Dorotha loved Adolph. <text:line-break/>Adolph's eyes were greenish brown. They first met Adolph in a café at night. They spent a magical march with Adolph.<text:line-break/>They had a thing for tall upstanding citizens. Adolph met that description perfectly. But their hopes of one day marrying Adolph were shattered as Adolph was obsessed with Germaine. <text:line-break/>Germaine's hair was grey. Germaine and them first met in a museum in early june. They had really come to like well-built people who grew up in a café and saviour types. In that regard, Germaine was everything they could have hoped for and more. They spent some lovely weeks with Germaine in early autumn. But they and Germaine never got together because Germaine had a crush on <text:soft-page-break/>Chelsea. <text:line-break/>She first met Chelsea in the sauna. <text:line-break/>She spent a outstanding fall with Chelsea. But she and Chelsea never got together because Chelsea spent her days dreaming of Dustin. <text:line-break/>It all started , where he first met Dustin. He loved Dustin for years and years. The two of them spent some remarkable weeks together.<text:line-break/>He had a thing for sarcastic mascs and personalities. In that regard, Dustin was everything he could have hoped for and more. Dustin had brown hair and green eyes. But he never got with Dustin because Dustin already couldn't forget Idalia. <text:line-break/>It all started on the International Space Station, where they first met Idalia, dancing. They spent a remarkable winter with Idalia. They had always liked rough jocks. Idalia was very different, and yet so intriguing. Idalia was one of those respected mascs that really got under their skin. Their love for Idalia was borderless. But they never went on a single date with Idalia because Idalia already was obsessed with Deborah. <text:line-break/>The first time they ever saw Deborah, they were, unusually for both of them, online in 1999. The two of them spent a magical fall together.<text:line-break/>Deborah was slender. Their love for Deborah was undying. But they never got with Deborah because Deborah already only had eyes for Germaine. <text:line-break/>She first met Germaine on facebook in early the season of tears. She had always liked slender entertainers and jocks. In that regard, Germaine was everything she could have hoped for and more. Germaine was born in a survival shelter. She spent a outstanding september with Germaine. Germaine was so authoritative, it was mindblowing. But she never got very far with Germaine because Germaine had succumbed to the charms of Nathanael. <text:line-break/>The first time she ever saw Nathanael, they were, unusually for both of them, in church in the middle of light season. She spent a winter with Nathanael in a bodega. Nathanael had glossy hair and grey eyes. She loved Nathanael for years and years. But nothing ever became of it because Nathanael was obsessed with Hwa. <text:line-break/>She first met Hwa on a stupid, stupid dating app whose name she won't mention. Hwa's hair was curly. She had always liked enthusiastic, hardcore people who grew up in school. Hwa was that and so much more. The two of them spent a fall together. <text:line-break/>Her love for Hwa was borderless. But she and Hwa never got together because Hwa spent her days dreaming of Mohamed. <text:line-break/>Mohamed's eyes were dark brown. It all started in the desert, where he first met Mohamed. The two of them spent some magical nights together on twitter.<text:line-break/>But nothing ever became of it because Mohamed desperately admired Idalia. <text:line-break/>The first time she ever saw Idalia, they were, unusually for both of them, in synagogue, celebrating the downfall of a cruel tyrant. She had always liked well-read saviour types and mascs. Idalia was basically that in its most alluring form. <text:line-break/>Idalia was so twisted, it was mindblowing. She loved Idalia for years and years. But the two of them never got together because Idalia already longingly admired Miesha. <text:line-break/>The first time he ever saw Miesha, they were, unusually for both of them, on a stupid, stupid dating app whose name he won't mention, at an inconvenient time for both of them. Miesha was born on twitter and had natural hair. He spent some months with Miesha at noon.<text:line-break/>But he never got with Miesha because Miesha couldn't forget Mohamed. <text:line-break/><text:soft-page-break/>Mohamed and him first met on the moon. But he never went on a single date with Mohamed because Mohamed already never quite got over Germaine. <text:line-break/>Germaine and him first met in the desert, at an inconvenient time for both of them. Germaine had wavy hair.<text:line-break/>He loved Germaine for years and years. But he and Germaine never got together because Germaine had a crush on Cindi. <text:line-break/>It all started at the temple, where they first met Cindi in 1999. They loved Cindi for years and years.<text:line-break/>They spent some lovely moments with Cindi, dancing. They often dwelled on the memory of that time. They had always liked dark, cruel femmes. Cindi was that and so much more. Cindi's hair was natural. But the two of them never became a couple because Cindi was in love with Sunday. <text:line-break/>The first time she ever saw Sunday, they were, unusually for both of them, on facebook in april. Sunday was born on facebook. She had always liked nice, unassuming emos. In that regard, Sunday was everything she could have hoped for and more. <text:line-break/>She spent some weeks with Sunday in church in the early morning. But her hopes of one day marrying Sunday were shattered as Sunday had an obsession with Jessia. <text:line-break/>They first met Jessia on facebook on their birthday. They loved Jessia for years and years. They spent a autumn with Jessia in Italy.<text:line-break/>Jessia was well-meaning. But the two of them never became a couple because Jessia had an obsession with Vada. <text:line-break/>She first met Vada on a stupid, stupid dating app whose name she won't mention, celebrating the downfall of a cruel tyrant. She had a thing for nice femmes. In that regard, Vada exceeded her expectations by far. Vada's hair was grey. She spent some enchanted months with Vada on a small island, celebrating the downfall of a failed social experiment. Her love for Vada was undying. But her hopes of one day marrying Vada were shattered as Vada spent her days dreaming of Alane. <text:line-break/>She first met Alane in a nice little restaurant. She had really come to like well-built, introverted types. In that regard, Alane was everything she could have hoped for and more. <text:line-break/>She spent some enchanted days with Alane, dancing. But she never went on a single date with Alane because Alane already never got over Marlen. <text:line-break/>It all started in school, where he first met Marlen in late winter. Marlen's eyes were dark. The two of them spent some remarkable hours together in Italy.<text:line-break/>He had always liked punk, well-built personalities. Marlen met that description perfectly. But he never got with Marlen because Marlen already venerated Germaine. <text:line-break/>The first time he ever saw Germaine, they were, unusually for both of them, on the moon. He had always liked lively mascs. Germaine met that description perfectly. Germaine was born in a strip club. He spent some outstanding months with Germaine in Italy in early summer. Germaine was sarcastic. But he never got with Germaine because Germaine couldn't forget Cindi. <text:line-break/>They first met Cindi at a crime scene. They loved Cindi for years and years. They spent some lovely months with Cindi.<text:line-break/>Cindi was born on a small island and had curly hair. But the two of them never became a couple because Cindi had succumbed to the charms of Josette. <text:line-break/>Josette had golden eyes. She first met Josette in synagogue in november. The two of them spent a lovely light season together.<text:line-break/>But the two of them never became a couple because Josette loved Jeannine. <text:line-break/>The first time they ever saw Jeannine, they were, unusually for both of them, out hiking. Their love <text:soft-page-break/>for Jeannine was borderless.<text:line-break/>They spent a lovely december with Jeannine. They stayed imprinted into their memory. Jeannine was so tough, it was mindblowing. But their hopes of one day marrying Jeannine were shattered as Jeannine had a crush on Chelsea. <text:line-break/>Chelsea had kinky hair and grey eyes. Chelsea and them first met on the moon in late march. They spent a enchanted volcano season with Chelsea in a museum. But they never got very far with Chelsea because Chelsea adored Rea. <text:line-break/>It all started in a nice little restaurant, where he first met Rea. His love for Rea was endless. But the two of them never became a couple because Rea venerated Violeta. <text:line-break/>It all started off the grid, where he first met Violeta in the middle of april. But his hopes of one day marrying Violeta were shattered as Violeta was obsessed with Sunday. <text:line-break/>Sunday and him first met on a stupid, stupid dating app whose name he won't mention, dancing. His love for Sunday was undying.<text:line-break/>He spent a remarkable fall with Sunday. They stayed imprinted into his memory. He had really come to like outgoing brooders. Sunday was basically that in its most alluring form. Sunday's hair was kinky. But he never so much as kissed Sunday once because Sunday spent his days dreaming of Angelica. <text:line-break/>It all started in mosque, where he first met Angelica. His love for Angelica was endless. But his hopes of one day marrying Angelica were shattered as Angelica was in love with Jeane. <text:line-break/>The first time she ever saw Jeane, they were, unusually for both of them, on twitter in april. The two of them spent some remarkable moments together on a causeway. She often dwelled on the memory of that time. She had always liked outgoing, hardcore personalities. How then could Jeane be so attractive to her? Jeane was the polar opposite! And yet, there was something about Jeane... Jeane's hair was curly. She loved Jeane for years and years. But she never so much as kissed Jeane once because Jeane couldn't forget Vada. <text:line-break/>The first time they ever saw Vada, they were, unusually for both of them, . They loved Vada for years and years. They spent some remarkable moments with Vada in church in the middle of light season.<text:line-break/>Vada was introverted. But their hopes of one day marrying Vada were shattered as Vada cared for nobody but Dorotha. <text:line-break/>The first time he ever saw Dorotha, they were, unusually for both of them, in a forest. He had always liked world-weary types. In that regard, Dorotha was everything he could have hoped for and more. <text:line-break/>He spent a enchanted summer with Dorotha in a café. But he never got very far with Dorotha because Dorotha never got over Mohamed. <text:line-break/>Mohamed was one of those tender leaders that really got under her skin. The first time she ever saw Mohamed, they were, unusually for both of them, in a bodega. She spent some magical weeks with Mohamed in a café.<text:line-break/>But she never got with Mohamed because Mohamed had succumbed to the charms of Min. <text:line-break/>It all started in the woods, where he first met Min. He had really come to like world-weary mascs. And that was exactly what Min was. <text:line-break/>Min was one of those twisted mascs that really got under his skin. He loved Min for years and years. But the two of them never got together because Min already could think of nothing but Jeannine. <text:line-break/><text:soft-page-break/>He first met Jeannine at a crime scene in 2013. Jeannine was one of those soft-spoken jocks that really got under his skin. He had a thing for loving, bright femmes. Jeannine was that and so much more. <text:line-break/>He spent a outstanding fall with Jeannine under water. But his hopes of one day marrying Jeannine were shattered as Jeannine was obsessed with Hwa. <text:line-break/>Hwa was so small-ish, it was mindblowing. It all started in a forest, where he first met Hwa. But he and Hwa never got together because Hwa had a crush on Marth. <text:line-break/>Marth and them first met in their bedroom when Marth broke into it in the middle of december. Marth was one of those tall entertainers that really got under their skin. They had a thing for rough brooders. Marth was basically that in its most alluring form. <text:line-break/>But nothing ever became of it because Marth venerated Sunday. <text:line-break/>She first met Sunday in a forest in the small hours. Sunday had messy hair and light brown eyes. She had always liked world-weary personalities and entertainers. Sunday was very different, and yet so intriguing. <text:line-break/>She spent some months with Sunday . But she never got together with Sunday because Sunday cared for nobody but Nathanael. <text:line-break/>The first time they ever saw Nathanael, they were, unusually for both of them, in a museum. They had really come to like tough nerds and people who grew up in Italy. In that regard, Nathanael was everything they could have hoped for and more. <text:line-break/>Nathanael had stylish hair and dark and warm eyes. They loved Nathanael for years and years. But nothing ever became of it because Nathanael had an obsession with Claudine. <text:line-break/>The first time they ever saw Claudine, they were, unusually for both of them, in the desert. Their love for Claudine was undying. But they never went on a single date with Claudine because Claudine already adored Violette. <text:line-break/>It all started in her bedroom when Violette broke into it, where she first met Violette at night. Violette had golden eyes. She spent a lovely winter with Violette in mosque. She loved Violette for years and years. But she never got together with Violette because Violette cared for nobody but Hwa. <text:line-break/>The first time he ever saw Hwa, they were, unusually for both of them, on okcupid. But he never got together with Hwa because Hwa never quite got over Eldon. <text:line-break/>She first met Eldon in the desert. She had a thing for hardcore personalities. Eldon was that and so much more. Eldon was world-weary. The two of them spent a lovely june together. Her love for Eldon was unbroken. But she and Eldon never got together because Eldon never quite got over Hilary. <text:line-break/>Hilary and her first met in mosque. Hilary was born in a supermarket. The two of them spent some remarkable nights together. Hilary was disconcerting. But she never so much as kissed Hilary once because Hilary couldn't forget Deborah. <text:line-break/>Deborah was born on a small island. The first time she ever saw Deborah, they were, unusually for both of them, in mosque. The two of them spent some magical moments together.<text:line-break/>She had a thing for inventive saviour types. In that regard, Deborah exceeded her expectations by far. But she never got together with Deborah because Deborah only had eyes for Idalia. <text:line-break/>The first time they ever saw Idalia, they were, unusually for both of them, on a stupid, stupid dating app whose name they won't mention, at an inconvenient time for both of them. They had a thing for straightforward, intelligent mascs. How then could Idalia be so attractive to them? Idalia was the polar opposite! And yet, there was something about Idalia... <text:line-break/>They spent a remarkable dark season with Idalia. But the two of them never even held hands because Idalia never got over Tammie. <text:line-break/>Tammie and them first met on a causeway. They loved Tammie for years and years. But they never got together with Tammie because Tammie had a crush on Adolph. <text:line-break/>It all started in a forest, where they first met Adolph in march. Their love for Adolph was borderless. Adolph was one of those witty saviour types that really got under their skin. But they never got with Adolph because Adolph already was in love with Hilary. <text:line-break/>The first time she ever saw Hilary, they were, unusually for both of them, in a supermarket. She spent a magical june with Hilary. She had really come to like world-weary emos and personalities. Hilary was that and so much more. Hilary's eyes were chestnut-coloured. She loved Hilary for years and years. But she never got with Hilary because Hilary already had an obsession with Karma. <text:line-break/>She first met Karma in a bodega. She spent a remarkable february with Karma.<text:line-break/>Karma had messy hair. She loved Karma for years and years. But the two of them never even held hands because Karma was in love with Angelica. <text:line-break/>Angelica and her first met in a café. She spent some lovely months with Angelica on the moon, at an inconvenient time for both of them. She often dwelled on the memory of that time. She had really come to like hardcore, world-weary badasses. Angelica wasn't like that at all, but she spent her days dreaming of Angelica anyway. Angelica was tall. She loved Angelica for years and years. But she never went on a single date with Angelica because Angelica already cared for nobody but Dustin. <text:line-break/>The first time they ever saw Dustin, they were, unusually for both of them, under water in 1999. They spent some outstanding moments with Dustin in a bodega. They had a thing for dark upstanding citizens. In that regard, Dustin exceeded their expectations by far. Dustin's eyes were shiny. They loved Dustin for years and years. But they never got with Dustin because Dustin already never got over Camille. <text:line-break/>He first met Camille at the temple. Camille's eyes were warm brown.<text:line-break/>He loved Camille for years and years. But the two of them never even held hands because Camille loved Josette. <text:line-break/>It all started under water, where he first met Josette. His love for Josette was unbroken. Josette had glossy hair. But the two of them never became a couple because Josette was in love with Nathanael. <text:line-break/>The first time he ever saw Nathanael, they were, unusually for both of them, in Italy. He spent some months with Nathanael in a survival shelter in december. He had always liked respected, brooding mascs. In that regard, Nathanael was everything he could have hoped for and more. Nathanael was born on twitter and had big hair. He loved Nathanael for years and years. But he never got with Nathanael because Nathanael already had a crush on Adolph. <text:line-break/>He first met Adolph in a park in february. He loved Adolph for years and years. Adolph was one of those cruel upstanding citizens that really got under his skin. But nothing ever became of it because Adolph loved Adolph. <text:line-break/>The first time they ever saw Adolph, they were, unusually for both of them, in their bedroom when Adolph broke into it. They loved Adolph for years and years. The two of them spent a magical winter together.<text:line-break/>Adolph was born in a strip club. But the two of them never became a couple because Adolph couldn't forget Karma. <text:line-break/>Karma and her first met in a park in the middle of autumn. She loved Karma for years and years.<text:line-break/>She spent a may with Karma. She never forgot that time. Karma's eyes were green. But she never so much as kissed Karma once because Karma only had eyes for Idalia. <text:line-break/>Idalia and him first met in a castle. He had really come to like stocky, nice saviour types. Idalia was very different, and yet so intriguing. <text:line-break/>The two of them spent a lovely may together. But he never got with Idalia because Idalia already had an obsession with Monika. <text:line-break/>The first time they ever saw Monika, they were, unusually for both of them, in school in early light season. They had a thing for experienced, athletic believers. In that regard, Monika was everything they could have hoped for and more. Monika's eyes were dark. The two of them spent a remarkable fall together. Monika had chestnut-coloured eyes. But the two of them never got together because Monika already venerated Claudine. <text:line-break/>Claudine's hair was stylish. Claudine and him first met in Italy. He had always liked small-ish, dark believers. Claudine was that and so much more. The two of them spent some enchanted days together. But the two of them never got together because Claudine already loved Angelica. <text:line-break/>The first time he ever saw Angelica, they were, unusually for both of them, out hiking in the middle of mild season. He had really come to like smooth personalities and brooders. Angelica met that description perfectly. <text:line-break/>The two of them spent some remarkable hours together. He loved Angelica for years and years. But he never went on a single date with Angelica because Angelica already had an obsession with Angelica. <text:line-break/>Angelica and him first met in a supermarket. He had a thing for loving femmes. Angelica was the sole, but very powerful exception to the rule. <text:line-break/>Angelica was sarcastic. He loved Angelica for years and years. But the two of them never even held hands because Angelica venerated Annetta. <text:line-break/>They first met Annetta on a small island in 1999. They loved Annetta for years and years. They spent a remarkable july with Annetta.<text:line-break/>Annetta was born in a bar and had glossy hair. But they and Annetta never got together because Annetta was obsessed with Garfield. <text:line-break/>Garfield and him first met in a supermarket. He had really come to like witty, sarcastic emos. In that regard, Garfield exceeded his expectations by far. <text:line-break/>The two of them spent some days together. But he never got together with Garfield because Garfield had a crush on Emory. <text:line-break/>Emory had big hair. Emory and them first met on facebook, dancing. The two of them spent a march together.<text:line-break/>But they never got with Emory because Emory already was obsessed with Dustin. <text:line-break/>It all started in a park, where he first met Dustin. Dustin's hair was curly. But he and Dustin never got together because Dustin had succumbed to the charms of Glory. <text:line-break/>It all started on a causeway, where he first met Glory. He had really come to like well-educated entertainers. Glory was that and so much more. <text:line-break/>The two of them spent some enchanted days together. But the two of them never got together because Glory venerated Min. <text:line-break/>Min and them first met in Italy at night. Min was so twisted, it was mindblowing. They had a thing for smooth personalities. Min met that description perfectly. They spent some magical months with Min in early the month of culpability. <text:line-break/>They loved Min for years and years. But they never got with Min because Min already had succumbed to the charms of Tommye. <text:line-break/>Tommye was born in a bar. Tommye and him first met on a causeway, at an inconvenient time for both of them. He spent some enchanted days with Tommye off the grid.<text:line-break/>He had always liked soft femmes. Tommye was basically that in its most alluring form. But his hopes of one day marrying Tommye were shattered as Tommye loved Karma. <text:line-break/>She first met Karma in school. The two of them spent some moments together in a park. She never forgot that time. Karma had light eyes. She loved Karma for years and years. But her hopes of one day marrying Karma were shattered as Karma could think of nothing but Sunday. <text:line-break/>She first met Sunday in church in the early morning. Sunday was bright. She spent some magical hours with Sunday in a park, at an inconvenient time for both of them.<text:line-break/>But the two of them never even held hands because Sunday had an obsession with Violeta. <text:line-break/>He first met Violeta on the International Space Station. Violeta had golden eyes. <text:line-break/>But the two of them never got together because Violeta already cared for nobody but Emory. <text:line-break/>They first met Emory in a bar on their birthday. They had really come to like nice, well-built emos. In that regard, Emory exceeded their expectations by far. <text:line-break/>Emory had brown eyes. They spent a outstanding august with Emory. They considered their moments with Emory the most blessed of their life. But they never got very far with Emory because Emory cared for nobody but Tommye. <text:line-break/>It all started in a nice little restaurant, where she first met Tommye in early february. Tommye had golden eyes. She spent a lovely december with Tommye.<text:line-break/>She had always liked nice people who grew up on a causeway and femmes. Tommye met that description perfectly. But she never got with Tommye because Tommye loved Kelle. <text:line-break/>Kelle and her first met in a supermarket in 2013. She loved Kelle for years and years. The two of them spent some enchanted nights together in a supermarket.<text:line-break/>Kelle had big hair. But she and Kelle never got together because Kelle admired Rea. <text:line-break/>Rea was born in a museum. It all started on a causeway, where he first met Rea, at an inconvenient time for both of them. But his hopes of one day marrying Rea were shattered as Rea adoringly admired Tommye. <text:line-break/>It all started in a café, where she first met Tommye. The two of them spent a magical light season together. She had really come to like rough, lively types. Tommye met that description perfectly. Tommye was so bright, it was mindblowing. Her love for Tommye was borderless. But the two of them never got together because Tommye cared for nobody but Diego. <text:line-break/>The first time he ever saw Diego, they were, unusually for both of them, off the grid. His love for Diego was endless. But his hopes of one day marrying Diego were shattered as Diego had an obsession with Cary. <text:line-break/>It all started in the woods, where she first met Cary, celebrating the downfall of their boss. Her love for Cary was borderless.<text:line-break/>The two of them spent a remarkable volcano season together. They were the happiest of her life.<text:line-break/>Cary had dark eyes. But the two of them never even held hands because Cary solely admired Lavonne. <text:line-break/>It all started in their bedroom when Lavonne broke into it, where they first met Lavonne. Lavonne had big hair. They had really come to like straightforward people who grew up in the woods and people. In that regard, Lavonne was everything they could have hoped for and more. <text:line-break/>They spent a fall with Lavonne. But nothing ever became of it because Lavonne only had eyes for Dorotha. <text:line-break/>Dorotha was born in a café and had curly hair. It all started at the temple, where they first met Dorotha. They spent a lovely december with Dorotha. But the two of them never got together because Dorotha had succumbed to the charms of Angelica. <text:line-break/>It all started in synagogue, where he first met Angelica in 2013. His love for Angelica was endless. Angelica had black eyes. But he never so much as kissed Angelica once because Angelica adored Josephine. <text:line-break/>It all started online, where they first met Josephine. Josephine was born in a museum and had blond hair. They had a thing for experienced types and jocks. Josephine was the sole, but very powerful exception to the rule. <text:line-break/>But they and Josephine never got together because Josephine venerated Diego. <text:line-break/>Diego and them first met at a crime scene in 1999. Diego was so cruel, it was mindblowing. They spent some remarkable months with Diego in the sauna.<text:line-break/>They had a thing for punk, witty femmes. Diego was basically that in its most alluring form. But they never so much as kissed Diego once because Diego only had eyes for Karma. <text:line-break/>She first met Karma at a crime scene in the early morning. Karma was one of those slender mascs that really got under her skin. <text:line-break/>She spent a enchanted summer with Karma on a small island. But the two of them never even held hands because Karma loved Dustin. <text:line-break/>He first met Dustin at a crime scene. He had a thing for loving saviour types and nerds. How then could Dustin be so attractive to him? Dustin was the polar opposite! And yet, there was something about Dustin... <text:line-break/>Dustin was born in synagogue. His love for Dustin was eternal. But the two of them never even held hands because Dustin spent his days dreaming of Camille. <text:line-break/>They first met Camille in school. Camille's hair was black. But they never got together with Camille because Camille spent their days dreaming of Dustin. <text:line-break/>It all started at a crime scene, where he first met Dustin in the early morning. <text:line-break/>He spent some days with Dustin. But he never so much as kissed Dustin once because Dustin loved Nicolette. <text:line-break/>They first met Nicolette in Italy in light season. Nicolette was bright.<text:line-break/>They loved Nicolette for years and years. But they never got with Nicolette because Nicolette already had an obsession with Tommye. <text:line-break/>They first met Tommye online. They had really come to like experienced femmes. And that was exactly what Tommye was. <text:line-break/>The two of them spent a enchanted summer together. But the two of them never even held hands because Tommye could think of nothing but Lera. <text:line-break/>Lera was loving. The first time he ever saw Lera, they were, unusually for both of them, out hiking, dancing. He spent some magical moments with Lera in the sauna in the evening.<text:line-break/>But the two of them never became a couple because Lera fell for Vada. <text:line-break/>It all started in a survival shelter, where they first met Vada. They had a thing for smooth entertainers and types. And that was exactly what Vada was. <text:line-break/>Vada was one of those intelligent people who grew up in a café that really got under their skin. They spent some outstanding moments with Vada online in the month of intuition. They never forgot that time. But they and Vada never got together because Vada had a crush on Heather. <text:line-break/>It all started in the desert, where she first met Heather at noon. She had really come to like enthusiastic entertainers and leaders. Heather was basically that in its most alluring form. <text:line-break/>She spent a the season of tears with Heather in the desert. But the two of them never became a couple because Heather had a crush on Dorotha. <text:line-break/>It all started on twitter, where she first met Dorotha. Dorotha's eyes were brown. She had always liked experienced people. In that regard, Dorotha exceeded her expectations by far. <text:line-break/>She spent a magical april with Dorotha. But she and Dorotha never got together because Dorotha had a crush on Josephine. <text:line-break/>They first met Josephine , at an inconvenient time for both of them. Josephine had light brown eyes.<text:line-break/>Their love for Josephine was borderless. But they never got with Josephine because Josephine never got over Jeannine. <text:line-break/>Jeannine and them first met in a supermarket. Their love for Jeannine was unbroken. Jeannine was lively. But nothing ever became of it because Jeannine had a crush on Emory. <text:line-break/>Emory and him first met in a strip club in the early morning. His love for Emory was endless. The two of them spent some lovely months together.<text:line-break/>He had always liked unassuming, well-read emos. In that regard, Emory was everything he could have hoped for and more. Emory had messy hair and golden eyes. But he and Emory never got together because Emory fell for Garfield. <text:line-break/>Garfield and her first met at the temple in late spring. She loved Garfield for years and years. She spent some lovely days with Garfield in mosque.<text:line-break/>Garfield was so experienced, it was mindblowing. But nothing ever became of it because Garfield spent her days dreaming of Miesha. <text:line-break/>Miesha and her first met on facebook at noon. But the two of them never even held hands because Miesha could think of nothing but Adolph. <text:line-break/>Adolph and them first met in a bar. They had always liked soft-spoken leaders. In that regard, Adolph exceeded their expectations by far. <text:line-break/>The two of them spent some remarkable nights together. Their love for Adolph was eternal. But the two of them never became a couple because Adolph had an obsession with Cindi. <text:line-break/>Cindi and him first met in a park in the evening. He loved Cindi for years and years. The two of them spent some weeks together in a supermarket.<text:line-break/>He had really come to like tall badasses. Cindi was the sole, but very powerful exception to the rule. Cindi's eyes were light. But the two of them never even held hands because Cindi adored Violette. <text:line-break/>The first time they ever saw Violette, they were, unusually for both of them, in the desert. They had really come to like disconcerting upstanding citizens. Violette met that description perfectly. <text:line-break/>They spent some lovely hours with Violette, celebrating the downfall of capitalism. Their love for Violette was eternal. But their hopes of one day marrying Violette were shattered as Violette had succumbed to the charms of Chelsea. <text:line-break/>It all started in a forest, where he first met Chelsea. His love for Chelsea was borderless. He had a thing for authoritative mascs and emos. How then could Chelsea be so attractive to him? Chelsea was the polar opposite! And yet, there was something about Chelsea... <text:line-break/>Chelsea's hair was messy. But he never so much as kissed Chelsea once because Chelsea had an obsession with Nicolette. <text:line-break/>The first time she ever saw Nicolette, they were, unusually for both of them, in a museum in late dark season. Nicolette was so twisted, it was mindblowing. She had always liked cruel saviour types and femmes. Nicolette met that description perfectly. <text:line-break/>But nothing ever became of it because Nicolette never quite got over Violeta. <text:line-break/>The first time they ever saw Violeta, they were, unusually for both of them, in their bedroom when Violeta broke into it. Violeta had warm brown eyes. The two of them spent a magical december together.<text:line-break/>They had always liked outgoing, slender entertainers. Violeta met that description perfectly. But they never got with Violeta because Violeta could think of nothing but Nicolette. <text:line-break/>Nicolette was born on the International Space Station. It all started on twitter, where he first met Nicolette in the evening. The two of them spent a september together.<text:line-break/>But nothing ever became of it because Nicolette couldn't forget Lavonne. <text:line-break/>It all started in a castle, where he first met Lavonne. He had a thing for nice badasses. How then could Lavonne be so attractive to him? Lavonne was the polar opposite! And yet, there was something about Lavonne... <text:line-break/>The two of them spent a lovely the month of culpability together. But the two of them never got together because Lavonne spent his days dreaming of Germaine. <text:line-break/>Germaine was born on the moon and had light hair. The first time she ever saw Germaine, they were, unusually for both of them, on the moon in mild season. But the two of them never got together because Germaine spent her days dreaming of Karma. <text:line-break/>The first time they ever saw Karma, they were, unusually for both of them, in a park in early march. Karma's eyes were dark.<text:line-break/>They loved Karma for years and years. But the two of them never became a couple because Karma had succumbed to the charms of Nicolette. <text:line-break/>She first met Nicolette on facebook in the afternoon. Her love for Nicolette was unbroken. Nicolette's hair was light. But she never got with Nicolette because Nicolette already was in love with Dorotha. <text:line-break/>Dorotha and him first met in church in fall. Dorotha was one of those small-ish believers that really got under his skin. The two of them spent a enchanted mild season together.<text:line-break/>He had really come to like outgoing brooders and badasses. Dorotha was very different, and yet so intriguing. But he never so much as kissed Dorotha once because Dorotha only had eyes for Rea. <text:line-break/>It all started in synagogue, where they first met Rea in the middle of february. They loved Rea for years and years. But they and Rea never got together because Rea never quite got over Glory. <text:line-break/>The first time she ever saw Glory, they were, unusually for both of them, on okcupid on her birthday. She had always liked introverted people who grew up at a crime scene. In that regard, Glory was everything she could have hoped for and more. <text:line-break/>She spent a magical volcano season with Glory in a bar. But she never got with Glory because Glory couldn't forget Deborah. <text:line-break/>She first met Deborah in a strip club in early mild season. She had really come to like smooth upstanding citizens and femmes. Deborah was the sole, but very powerful exception to the rule. <text:line-break/>She spent a dark season with Deborah. Her love for Deborah was eternal. But the two of them never got together because Deborah only had eyes for Violeta. <text:line-break/>Violeta and them first met on a small island in the small hours. Violeta was so intelligent, it was mindblowing. They had a thing for cruel saviour types. In that regard, Violeta exceeded their expectations by far. <text:line-break/>They spent some lovely weeks with Violeta out hiking. But the two of them never got together because Violeta solely admired Josette. <text:line-break/>Josette had brown eyes. The first time he ever saw Josette, they were, unusually for both of them, on a stupid, stupid dating app whose name he won't mention in the evening. But he never got with Josette because Josette venerated Nathanael. <text:line-break/>Nathanael had dark hair and shiny eyes. Nathanael and him first met in a castle. He had really come to like twisted people who grew up in school and femmes. In that regard, Nathanael exceeded his expectations by far. The two of them spent a magical may together. But the two of them never became a couple because Nathanael never got over Tammie. <text:line-break/>It all started in a café, where she first met Tammie. She had really come to like nice leaders. Tammie was basically that in its most alluring form. Tammie's hair was straight. She spent some lovely days with Tammie in 2013. Tammie was born in a forest and had dark hair. But the two of them never got together because Tammie already had a crush on Heather. <text:line-break/>He first met Heather in a bar in 2013. He had always liked lively nerds. Heather was that and so much more. Heather was born in his bedroom when Heather broke into it. The two of them spent a remarkable volcano season together. His love for Heather was unbroken. But the two of them never even held hands because Heather fell for Karma. <text:line-break/>It all started in a survival shelter, where they first met Karma. They spent some remarkable weeks with Karma in early june. They had always liked unsettling jocks. Karma wasn't like that at all, but they adored Karma anyway. Karma had blond hair and golden eyes. Their love for Karma was unbroken. But they never so much as kissed Karma once because Karma never quite got over Lavonne. <text:line-break/>The first time he ever saw Lavonne, they were, unusually for both of them, in the woods in september. His love for Lavonne was undying. The two of them spent a lovely winter together.<text:line-break/>Lavonne had brown hair and light eyes. But the two of them never became a couple because Lavonne adoringly admired Vada. <text:line-break/>The first time they ever saw Vada, they were, unusually for both of them, on a small island. Their love for Vada was undying. But they never so much as kissed Vada once because Vada never got over Dorotha. <text:line-break/>She first met Dorotha in the sauna. Her love for Dorotha was undying.<text:line-break/>She spent a june with Dorotha. She never forgot that time.<text:line-break/>Dorotha had long hair and warm brown eyes. But she never got with Dorotha because Dorotha loved Violette. <text:line-break/>She first met Violette in the woods. She had a thing for introverted leaders. Violette was very different, and yet so intriguing. <text:line-break/>She spent some magical months with Violette. But she never so much as kissed Violette once because Violette had an obsession with Eldon. <text:line-break/>Eldon and them first met in mosque in 1999. Their love for Eldon was endless. But their hopes of one day marrying Eldon were shattered as Eldon had a crush on Rea. <text:line-break/>He first met Rea in a castle in 2013. He spent some magical moments with Rea under water. He had always liked experienced, bright jocks. How then could Rea be so attractive to him? Rea was the polar opposite! And yet, there was something about Rea... Rea's hair was grey. His love for Rea was borderless. But he and Rea never got together because Rea longingly admired Tommye. <text:line-break/>Tommye and him first met in a bodega. He had really come to like stocky, inventive upstanding citizens. Tommye was the sole, but very powerful exception to the rule. <text:line-break/>Tommye had brown eyes. The two of them spent a lovely march together. He considered his months with Tommye the most blessed of their life. But he and Tommye never got together because Tommye only had eyes for Rea. <text:line-break/>The first time she ever saw Rea, they were, unusually for both of them, at a crime scene in the early morning. Her love for Rea was undying. She spent a february with Rea.<text:line-break/>She had really come to like authoritative jocks. And that was exactly what Rea was. Rea's eyes were green. But the two of them never became a couple because Rea never got over Marth. <text:line-break/>He first met Marth in a bodega. Marth was born on okcupid. The two of them spent some remarkable months together in a bodega.<text:line-break/>He had really come to like twisted, slender saviour types. How then could Marth be so attractive to him? Marth was the polar opposite! And yet, there was something about Marth... But he never went on a single date with Marth because Marth already never quite got over Lavonne. <text:line-break/>It all started in a survival shelter, where they first met Lavonne in the season of tears. Lavonne was born on twitter and had messy hair. <text:line-break/>But they never went on a single date with Lavonne because Lavonne already was in love with Nathanael. <text:line-break/>They first met Nathanael in Italy in fall. They had always liked brooding saviour types and jocks. Nathanael met that description perfectly. <text:line-break/>Nathanael was one of those athletic types that really got under their skin. Their love for Nathanael was endless. But they never went on a single date with Nathanael because Nathanael already venerated Diego. <text:line-break/>They first met Diego online. They loved Diego for years and years. <text:line-break/>Diego was one of those inventive brooders that really got under their skin. But the two of them never became a couple because Diego adored Marth. <text:line-break/>Marth was so disconcerting, it was mindblowing. The first time she ever saw Marth, they were, unusually for both of them, on twitter. But the two of them never became a couple because Marth spent her days dreaming of Karma. <text:line-break/>Karma was one of those inventive entertainers that really got under her skin. The first time she ever saw Karma, they were, unusually for both of them, in a museum. She spent some enchanted days with Karma.<text:line-break/>But the two of them never got together because Karma spent her days dreaming of Josette. <text:line-break/>Josette and them first met in church at midnight. Josette had green eyes. But nothing ever became of it because Josette couldn't forget Hilary. <text:line-break/>The first time he ever saw Hilary, they were, unusually for both of them, in mosque. He had really come to like stocky, well-read emos. How then could Hilary be so attractive to him? Hilary was the polar opposite! And yet, there was something about Hilary... <text:line-break/>He spent a outstanding december with Hilary. But he never got with Hilary because Hilary already adored Deborah. <text:line-break/>It all started under water, where she first met Deborah. Deborah had kinky hair.<text:line-break/>She loved Deborah for years and years. But she never got with Deborah because Deborah adored Idalia. <text:line-break/>The first time she ever saw Idalia, they were, unusually for both of them, in a bar, celebrating the downfall of the oppressor. <text:line-break/>The two of them spent a mild season together. She loved Idalia for years and years. But she never so much as kissed Idalia once because Idalia couldn't forget Siu. <text:line-break/>It all started on twitter, where he first met Siu. His love for Siu was unbroken.<text:line-break/>He spent some remarkable moments with Siu in a nice little restaurant. He often dwelled on the memory of that time.<text:line-break/>Siu was one of those experienced emos that really got under his skin. But he and Siu never got together because Siu fell for Emory. <text:line-break/>He first met Emory in a park in early dark season. He loved Emory for years and years.<text:line-break/>He spent some lovely nights with Emory, dancing. They were the happiest of his life.<text:line-break/>Emory was born at a crime scene. But the two of them never even held hands because Emory fell for Angelica. <text:line-break/>Angelica and them first met in Italy. <text:line-break/>Angelica was so well-built, it was mindblowing. They spent a remarkable light season with Angelica. They stayed imprinted into their memory. But they never got with Angelica because Angelica already could think of nothing but Nathanael. <text:line-break/>She first met Nathanael in a bar. The two of them spent some lovely days together. They stayed imprinted into her memory. She had a thing for enthusiastic nerds and entertainers. Nathanael met that description perfectly. Nathanael was born on twitter and had messy hair. Her love for Nathanael was endless. But her hopes of one day marrying Nathanael were shattered as Nathanael couldn't forget Heather. <text:line-break/>The first time they ever saw Heather, they were, unusually for both of them, on a causeway. They had a thing for tough femmes and types. Heather was basically that in its most alluring form. <text:line-break/>Heather's eyes were dark and warm. Their love for Heather was undying. But they never got with Heather because Heather already was obsessed with Hwa. <text:line-break/>It all started in school, where he first met Hwa. He spent a magical fall with Hwa in a castle.<text:line-break/>Hwa had messy hair. His love for Hwa was undying. But he never got together with Hwa because Hwa spent his days dreaming of Lavonne. <text:line-break/>They first met Lavonne in church in 2013. Lavonne was enthusiastic. They spent some lovely months with Lavonne on a causeway.<text:line-break/>But they never got with Lavonne because Lavonne had succumbed to the charms of Garfield. <text:line-break/>The first time they ever saw Garfield, they were, unusually for both of them, out hiking. Garfield was so inventive, it was mindblowing.<text:line-break/>Their love for Garfield was undying. But they never went on a single date with Garfield because Garfield already cared for nobody but Keli. <text:line-break/>It all started at the temple, where he first met Keli. He loved Keli for years and years. Keli's hair was big. But he never got with Keli because Keli venerated Mohamed. <text:line-break/>Mohamed and her first met on a small island. <text:line-break/>She spent some magical days with Mohamed on a mountaintop. But the two of them never got together because Mohamed was in love with Diego. <text:line-break/>Diego had light eyes. It all started in Italy, where he first met Diego, celebrating the downfall of their boss. He spent a outstanding january with Diego.<text:line-break/>But he never went on a single date with Diego because Diego already fell for Celine. <text:line-break/>The first time he ever saw Celine, they were, unusually for both of them, at a crime scene in the small hours. Celine was so dark, it was mindblowing. But he and Celine never got together because Celine never got over Min. <text:line-break/>Min and her first met in a survival shelter. Her love for Min was endless. Min had dark hair. But the two of them never got together because Min already fell for Mohamed. <text:line-break/>The first time they ever saw Mohamed, they were, unusually for both of them, in synagogue in the middle of august. The two of them spent a outstanding summer together. Mohamed had blond hair and black eyes. Their love for Mohamed was endless. But nothing ever became of it because Mohamed had succumbed to the charms of Karma. <text:line-break/>She first met Karma in synagogue. She loved Karma for years and years. She spent a remarkable spring with Karma.<text:line-break/>Karma's hair was natural. But she never got very far with Karma because Karma adored Vada. <text:line-break/>It all started in a nice little restaurant, where he first met Vada. The two of them spent some remarkable weeks together at the temple.<text:line-break/>Vada had long hair and dark eyes. He loved Vada for years and years. But he and Vada never got together because Vada couldn't forget Dorotha. <text:line-break/>It all started at the temple, where they first met Dorotha in the early morning. Their love for Dorotha was borderless.<text:line-break/>They spent some outstanding weeks with Dorotha on the moon. They were the happiest of their life. They had really come to like authoritative badasses and brooders. Dorotha met that description perfectly. Dorotha was experienced. But they and Dorotha never got together because Dorotha loved Camille. <text:line-break/>They first met Camille in the woods. The two of them spent a remarkable may together.<text:line-break/>Camille's hair was long. They loved Camille for years and years. But they and Camille never got together because Camille was obsessed with Garfield. <text:line-break/>Garfield was born in a survival shelter. The first time they ever saw Garfield, they were, unusually for both of them, in synagogue. The two of them spent some outstanding nights together.<text:line-break/>But the two of them never got together because Garfield had an obsession with Josette. <text:line-break/>It all started in a museum, where he first met Josette in the middle of may. Josette was born in a bar.<text:line-break/>He loved Josette for years and years. But he and Josette never got together because Josette fell for Cary. <text:line-break/>He first met Cary in school in early summer. He loved Cary for years and years. He had always liked brooding jocks and types. Cary was the sole, but very powerful exception to the rule. <text:line-break/>Cary had grey hair and warm brown eyes. But the two of them never even held hands because Cary could think of nothing but Celine. <text:line-break/>Celine's eyes were green. It all started in a survival shelter, where he first met Celine. He spent some remarkable weeks with Celine.<text:line-break/>But nothing ever became of it because Celine never quite got over Tommye. <text:line-break/>She first met Tommye in a castle. She had a thing for outgoing jocks and saviour types. Tommye wasn't like that at all, but she loved Tommye anyway. <text:line-break/>She spent some outstanding nights with Tommye in a supermarket in late dark season. Her love for Tommye was eternal. But the two of them never got together because Tommye already loved Jessia. <text:line-break/>The first time they ever saw Jessia, they were, unusually for both of them, in a bar. They had always liked tall saviour types and brooders. Jessia was very different, and yet so intriguing. <text:line-break/>Jessia was so straightforward, it was mindblowing. They spent a magical light season with Jessia in a nice little restaurant. They considered their nights with Jessia the most blessed of their life. But they and Jessia never got together because Jessia adored Keli. <text:line-break/>Keli was born in a museum and had light hair. It all started in a strip club, where he first met Keli. But he never got with Keli because Keli already spent his days dreaming of Dorotha. <text:line-break/>Dorotha had straight hair and chestnut-coloured eyes. He first met Dorotha in a survival shelter. But he and Dorotha never got together because Dorotha never got over Alane. <text:line-break/>It all started in the woods, where he first met Alane. Alane had black eyes. The two of them spent a remarkable may together. He loved Alane for years and years. But he never so much as kissed Alane once because Alane had succumbed to the charms of Dustin. <text:line-break/>It all started in mosque, where she first met Dustin. She loved Dustin for years and years.<text:line-break/>She spent some magical days with Dustin in mosque. She often dwelled on the memory of that time.<text:line-break/>Dustin had warm brown eyes. But nothing ever became of it because Dustin had an obsession with Siu. <text:line-break/>It all started on facebook, where she first met Siu. The two of them spent a autumn together. They were the happiest of her life. She had always liked loving jocks and people who grew up at the temple. Siu wasn't like that at all, but she couldn't forget Siu anyway. Siu was born in a café. Her love for Siu was unbroken. But the two of them never got together because Siu already adored Rea. <text:line-break/>It all started in Italy, where he first met Rea in late june. <text:line-break/>He spent some enchanted months with Rea out hiking. But he never so much as kissed Rea once because Rea adored Mohamed. <text:line-break/>The first time they ever saw Mohamed, they were, unusually for both of them, in the woods. They had always liked sarcastic, authoritative people. Mohamed met that description perfectly. <text:line-break/>They spent some remarkable weeks with Mohamed in a bodega, at an inconvenient time for both of them. But they never got with Mohamed because Mohamed already solely admired Mohamed. <text:line-break/>It all started in a survival shelter, where he first met Mohamed in the early morning. <text:line-break/>The two of them spent some lovely moments together. He loved Mohamed for years and years. But he never got with Mohamed because Mohamed cared for nobody but Monika. <text:line-break/>The first time she ever saw Monika, they were, unusually for both of them, in a bodega. But she never went on a single date with Monika because Monika already cared for nobody but Ruthe. <text:line-break/>They first met Ruthe on a causeway. They had a thing for twisted saviour types. Ruthe was basically that in its most alluring form. <text:line-break/>They spent a lovely fall with Ruthe in a castle. Their love for Ruthe was endless. But the two of them never got together because Ruthe already only had eyes for Sunday. <text:line-break/>It all started in a café, where he first met Sunday in fall. Sunday was athletic. He had always liked well-built believers. Sunday was the sole, but very powerful exception to the rule. He spent a remarkable spring with Sunday in a museum. <text:line-break/>His love for Sunday was borderless. But the two of them never became a couple because Sunday had succumbed to the charms of Angelica. <text:line-break/>The first time they ever saw Angelica, they were, unusually for both of them, on a causeway. They had a thing for straightforward femmes. In that regard, Angelica exceeded their expectations by far. <text:line-break/>They spent a remarkable light season with Angelica. Their love for Angelica was undying. But they never got with Angelica because Angelica fell for Eldon. <text:line-break/>Eldon and her first met in mosque. Eldon was one of those tough mascs that really got under her skin. She had really come to like well-educated, cruel people. Eldon was that and so much more. <text:line-break/>The two of them spent some lovely days together in a supermarket. But she never got very far with Eldon because Eldon admired Marlen. <text:line-break/>Marlen and her first met on a small island. Her love for Marlen was unbroken. But the two of them never became a couple because Marlen admired Hwa. <text:line-break/>Hwa had glossy hair. Hwa and him first met on facebook. But the two of them never became a couple because Hwa loved Annetta. <text:line-break/>Annetta's hair was grey. She first met Annetta on facebook in the middle of the month of culpability. She spent a lovely autumn with Annetta.<text:line-break/>She had really come to like experienced leaders and saviour types. Annetta was the sole, but very powerful exception to the rule. But the two of them never became a couple because Annetta adored Vada. <text:line-break/>Vada's eyes were light. He first met Vada in a museum in spring. But he never got very far with Vada because Vada never quite got over Alane. <text:line-break/>Alane and her first met in a bodega in the early morning. Alane was born on a causeway. But the two of them never got together because Alane already fell for Celine. <text:line-break/>Celine was so well-built, it was mindblowing. She first met Celine in a nice little restaurant in early spring. She had really come to like well-built people and mascs. Celine was very different, and yet so intriguing. She spent some lovely days with Celine. But the two of them never got together because Celine venerated Dustin. <text:line-break/>The first time they ever saw Dustin, they were, unusually for both of them, on okcupid in the middle of summer. They had really come to like unassuming upstanding citizens and types. Dustin was basically that in its most alluring form. <text:line-break/>They spent some months with Dustin, celebrating the downfall of a failed social experiment. But the two of them never got together because Dustin already loved Germaine. <text:line-break/>She first met Germaine out hiking in the early morning. She had a thing for world-weary femmes. How then could Germaine be so attractive to her? Germaine was the polar opposite! And yet, there was something about Germaine... <text:line-break/>Germaine had chestnut-coloured eyes. Her love for Germaine was unbroken. But she never so much as kissed Germaine once because Germaine spent her days dreaming of Nathanael. <text:line-break/>The first time she ever saw Nathanael, they were, unusually for both of them, in church. Nathanael was one of those tough people that really got under her skin. The two of them spent a lovely mild season together.<text:line-break/>But she never got with Nathanael because Nathanael already was in love with Chelsea. <text:line-break/>It all started on a stupid, stupid dating app whose name she won't mention, where she first met Chelsea in early autumn. Chelsea had dark eyes. But she never got together with Chelsea because Chelsea fell for Dorotha. <text:line-break/>It all started in the desert, where he first met Dorotha. He spent a enchanted volcano season with Dorotha on the International Space Station. He had always liked heavy-set entertainers. Dorotha was the sole, but very powerful exception to the rule. Dorotha was so well-built, it was mindblowing. His love for Dorotha was eternal. But he never got with Dorotha because Dorotha had succumbed to the charms of Min. <text:line-break/>Min had green eyes. The first time they ever saw Min, they were, unusually for both of them, in the sauna. They spent some lovely hours with Min.<text:line-break/>But they never got together with Min because Min could think of nothing but Dorotha. <text:line-break/>It all started in Italy, where she first met Dorotha. She had really come to like unassuming saviour types and brooders. In that regard, Dorotha was everything she could have hoped for and more. Dorotha was born at a crime scene and had light hair. She spent a remarkable september with Dorotha. She loved Dorotha for years and years. But the two of them never got together because Dorotha already cared for nobody but Siu. <text:line-break/>Siu was so tender, it was mindblowing. He first met Siu in a supermarket in the evening. But his hopes of one day marrying Siu were shattered as Siu admired Mohamed. <text:line-break/>Mohamed's hair was brown. The first time they ever saw Mohamed, they were, unusually for both of them, in the woods, celebrating the downfall of the system. They spent some lovely hours with Mohamed under water. But they never got together with Mohamed because Mohamed never quite got over Nicolette. <text:line-break/>He first met Nicolette at a crime scene at midnight. He spent some enchanted days with Nicolette. They were the happiest of his life. He had a thing for bright mascs. And that was exactly what Nicolette was. Nicolette's eyes were blue. His love for Nicolette was endless. But nothing ever became of it because Nicolette venerated Angelica. <text:line-break/>Angelica and her first met in a bodega in early monsoon season. Angelica's eyes were shiny. The two of them spent some magical days together. <text:line-break/>She loved Angelica for years and years. But she never got with Angelica because Angelica already never got over Glory. <text:line-break/>Glory had curly hair and light brown eyes. Glory and them first met on facebook. They spent a remarkable light season with Glory off the grid.<text:line-break/>They had really come to like smooth emos. How then could Glory be so attractive to them? Glory was the polar opposite! And yet, there was something about Glory... But they never got together with Glory because Glory loved Jessia. <text:line-break/>It all started in a strip club, where he first met Jessia in the middle of summer. He spent some hours with Jessia in the sauna. Jessia had kinky hair and light eyes. His love for Jessia was unbroken. But he never got together with Jessia because Jessia had an obsession with Eldon. <text:line-break/>He first met Eldon in his bedroom when Eldon broke into it, celebrating the downfall of capitalism. The two of them spent some remarkable moments together on okcupid. He had a thing for outgoing, unassuming nerds. Eldon wasn't like that at all, but he had a crush on Eldon anyway. Eldon had brown eyes. He loved Eldon for years and years. But he never got with Eldon because Eldon loved Garfield. <text:line-break/>It all started in a café, where she first met Garfield at midnight. Garfield had shiny eyes. She had a thing for respected emos and personalities. And that was exactly what Garfield was. She spent some hours with Garfield in early april. <text:line-break/>Her love for Garfield was eternal. But she never got together with Garfield because Garfield was obsessed with Cindi. <text:line-break/>It all started in mosque, where she first met Cindi. <text:line-break/>The two of them spent a april together. But she never went on a single date with Cindi because Cindi already cared for nobody but Cary. <text:line-break/>It all started in a forest, where he first met Cary in late january. He had a thing for outgoing leaders and personalities. Cary wasn't like that at all, but he adored Cary anyway. Cary was twisted. He spent some magical months with Cary under water at night. Cary had black eyes. But nothing ever became of it because Cary couldn't forget Sunday. <text:line-break/>The first time they ever saw Sunday, they were, unusually for both of them, in mosque. They had always liked small-ish, well-read types. Sunday was that and so much more. <text:line-break/>They spent some enchanted weeks with Sunday at the temple. Their love for Sunday was endless. But nothing ever became of it because Sunday fell for Emory. <text:line-break/>It all started in a bar, where she first met Emory. Emory had black hair and dark and warm eyes. She had always liked experienced, loving jocks. Emory wasn't like that at all, but she never got over Emory anyway. The two of them spent a remarkable spring together. <text:line-break/>Her love for Emory was endless. But the two of them never got together because Emory already had succumbed to the charms of Glory. <text:line-break/>It all started in Italy, where he first met Glory on his birthday. He had a thing for witty, tough personalities. In that regard, Glory was everything he could have hoped for and more. Glory was one of those intelligent femmes that really got under his skin. The two of them spent some magical weeks together. Glory had short hair and green eyes. But nothing ever became of it because Glory couldn't forget Annetta. <text:line-break/>They first met Annetta in synagogue. They had really come to like intelligent, cruel people who grew up in a bar. Annetta was that and so much more. <text:line-break/>Annetta was so well-read, it was mindblowing. They spent some outstanding months with Annetta on a mountaintop. They stayed imprinted into their memory. But nothing ever became of it because Annetta never quite got over Min. <text:line-break/>The first time she ever saw Min, they were, unusually for both of them, in mosque. She spent some lovely nights with Min in a nice little restaurant in monsoon season. They were the happiest of her life. She had always liked athletic brooders and upstanding citizens. Min met that description perfectly. Min was outgoing. Her love for Min was undying. But she never got very far with Min because Min only ever admired Miesha. <text:line-break/>She first met Miesha in synagogue in 2013. Miesha was born in the woods. The two of them spent a lovely fall together.<text:line-break/>But the two of them never became a couple because Miesha only had eyes for Dorotha. <text:line-break/>They first met Dorotha in a castle. They loved Dorotha for years and years.<text:line-break/>The two of them spent a outstanding september together. They were the happiest of their life. They had really come to like world-weary personalities. Dorotha was the sole, but very powerful exception to the rule. Dorotha had chestnut-coloured eyes. But they never got with Dorotha because Dorotha fell for Lera. <text:line-break/>It all started in a café, where they first met Lera in mild season. They had always liked hardcore upstanding citizens and badasses. In that regard, Lera exceeded their expectations by far. <text:line-break/>The two of them spent a enchanted the month of intuition together. But they never got with Lera because Lera adored Dorotha. <text:line-break/>Dorotha had dark brown eyes. It all started on okcupid, where she first met Dorotha. But the two of them never even held hands because Dorotha had succumbed to the charms of Cindi. <text:line-break/>Cindi's hair was stylish. They first met Cindi in Italy. The two of them spent some days together on twitter.<text:line-break/>They had really come to like short jocks and leaders. And that was exactly what Cindi was. But the two of them never became a couple because Cindi spent their days dreaming of Jeane. <text:line-break/>Jeane had big hair. It all started off the grid, where he first met Jeane. The two of them spent a light season together.<text:line-break/>But he and Jeane never got together because Jeane was in love with Tommye. <text:line-break/>Tommye was one of those short people who grew up on a mountaintop that really got under her skin. She first met Tommye in a supermarket in early the month of culpability. The two of them spent a magical january together.<text:line-break/>But she never got together with Tommye because Tommye adored Diego. <text:line-break/>They first met Diego at a crime scene in the middle of mild season. But they never got together with Diego because Diego cared for nobody but Angelica. <text:line-break/>Angelica and her first met in a park. She had really come to like well-built, punk brooders. Angelica was very different, and yet so intriguing. <text:line-break/>She spent some outstanding moments with Angelica in mosque in the afternoon. But she never got very far with Angelica because Angelica had succumbed to the charms of Siu. <text:line-break/>Siu and him first met in a park. He loved Siu for years and years.<text:line-break/>He spent a lovely may with Siu. They stayed imprinted into his memory. He had really come to like loving types and jocks. In that regard, Siu exceeded his expectations by far. Siu was born in the woods and had blond hair. But he never got together with Siu because Siu had a crush on Annetta. <text:line-break/>It all started in synagogue, where they first met Annetta in late december. Annetta was so respected, it was mindblowing. They had a thing for heavy-set mascs. And that was exactly what Annetta was. <text:line-break/>The two of them spent some remarkable weeks together. But their hopes of one day marrying Annetta were shattered as Annetta could think of nothing but Garfield. <text:line-break/>The first time she ever saw Garfield, they were, unusually for both of them, on a causeway. Garfield was so well-educated, it was mindblowing. She had always liked tough brooders. Garfield met that description perfectly. She spent a remarkable fall with Garfield. <text:line-break/>She loved Garfield for years and years. But she never so much as kissed Garfield once because Garfield was obsessed with Cindi. <text:line-break/>Cindi was world-weary. The first time she ever saw Cindi, they were, unusually for both of them, in a nice little restaurant. She spent some remarkable days with Cindi.<text:line-break/>She had really come to like introverted jocks. Cindi wasn't like that at all, but she cared for nobody but Cindi anyway. But she never went on a single date with Cindi because Cindi already was obsessed with Hwa. <text:line-break/>She first met Hwa on a stupid, stupid dating app whose name she won't mention. She had a thing for straightforward believers. Hwa was that and so much more. <text:line-break/>Hwa had straight hair. She loved Hwa for years and years. But she and Hwa never got together because Hwa had a crush on Lera. <text:line-break/>Lera and them first met on twitter on their birthday. The two of them spent some enchanted days together in mosque.<text:line-break/>Lera's eyes were greenish brown. They loved Lera for years and years. But the two of them never got together because Lera had a crush on Hilary. <text:line-break/>Hilary and him first met on a stupid, stupid dating app whose name he won't mention in november. He had really come to like loving personalities. In that regard, Hilary was everything he could have hoped for and more. <text:line-break/>He spent some outstanding months with Hilary in a museum in the small hours. He loved Hilary for years and years. But he never got together with Hilary because Hilary loved Miesha. <text:line-break/>It all started in the desert, where he first met Miesha. The two of them spent some remarkable days together under water. Miesha's hair was brown. He loved Miesha for years and years. But he never went on a single date with Miesha because Miesha already could think of nothing but Karma. <text:line-break/>She first met Karma at a crime scene in march. She loved Karma for years and years. She had really come to like stocky badasses. Karma was basically that in its most alluring form. <text:line-break/>Karma was born in a supermarket and had straight hair. But she never so much as kissed Karma once because Karma couldn't forget Violette. <text:line-break/>Violette and her first met . Violette was born on the moon and had dark hair. She had a thing for witty emos and believers. Violette was very different, and yet so intriguing. She spent a july with Violette. <text:line-break/>She loved Violette for years and years. But the two of them never even held hands because Violette loved Nicolette. <text:line-break/>It all started at the temple, where she first met Nicolette. Her love for Nicolette was unbroken. She spent some lovely hours with Nicolette in Italy.<text:line-break/>Nicolette had light hair. But nothing ever became of it because Nicolette had an obsession with Nathanael. <text:line-break/>It all started in school, where she first met Nathanael in the small hours. She spent some outstanding weeks with Nathanael out hiking. She had really come to like smooth, tall brooders. Nathanael wasn't like that at all, but she never quite got over Nathanael anyway. Nathanael was athletic. Her love for Nathanael was endless. But the two of them never got together because Nathanael already could think of nothing but Nathanael. <text:line-break/>Nathanael and her first met in a survival shelter on her birthday. She had always liked hardcore femmes and people who grew up on a mountaintop. In that regard, Nathanael was everything she could have hoped for and more. <text:line-break/>The two of them spent some magical days together in a nice little restaurant. But she never got very far with Nathanael because Nathanael was obsessed with Marlen. <text:line-break/>Marlen and her first met in her bedroom when Marlen broke into it in the middle of autumn. She loved Marlen for years and years. But she never so much as kissed Marlen once because Marlen fell for Keli. <text:line-break/>Keli and him first met in the woods. He loved Keli for years and years. But he never got very far with Keli because Keli spent his days dreaming of Claudine. <text:line-break/>It all started on the International Space Station, where she first met Claudine. Claudine was so slender, it was mindblowing. She spent some outstanding hours with Claudine on facebook in the evening.<text:line-break/>But she never went on a single date with Claudine because Claudine already cared for nobody but Nathanael. <text:line-break/>Nathanael was one of those twisted leaders that really got under her skin. Nathanael and her first met in mosque. But the two of them never got together because Nathanael loved Tommye. <text:line-break/>Tommye and her first met in a café in late february. She spent some outstanding moments with Tommye. She had a thing for rough, tender upstanding citizens. In that regard, Tommye exceeded her expectations by far. Tommye had curly hair and chestnut-coloured eyes. Her love for Tommye was borderless. But she never got very far with Tommye because Tommye adored Jeannine. <text:line-break/>Jeannine and him first met in church. He loved Jeannine for years and years.<text:line-break/>He spent some lovely nights with Jeannine in his bedroom when Jeannine broke into it. He considered his nights with Jeannine the most blessed of their life. He had a thing for straightforward femmes. Jeannine was very different, and yet so intriguing. Jeannine was born in a supermarket. But the two of them never even held hands because Jeannine had an obsession with Jeannine. <text:line-break/>It all started on facebook, where he first met Jeannine. He loved Jeannine for years and years. But his hopes of one day marrying Jeannine were shattered as Jeannine fell for Alane. <text:line-break/>Alane had straight hair and chestnut-coloured eyes. She first met Alane on the International Space Station in the middle of summer. The two of them spent a remarkable volcano season together.<text:line-break/>But nothing ever became of it because Alane could think of nothing but Siu. <text:line-break/>Siu and them first met on a small island in 1999. The two of them spent some remarkable nights together in a park. Siu was born in a strip club and had straight hair. They loved Siu for years and years. But they never got very far with Siu because Siu could think of nothing but Hwa. <text:line-break/>It all started on the International Space Station, where they first met Hwa in the middle of fall. The two of them spent some enchanted days together in synagogue. They were the happiest of their life. They had a thing for athletic, well-built entertainers. Hwa met that description perfectly. Hwa's hair was natural. They loved Hwa for years and years. But they never so much as kissed Hwa once because Hwa had an obsession with Jessia. <text:line-break/>The first time she ever saw Jessia, they were, unusually for both of them, in a castle. Jessia was born in a survival shelter and had black hair. She spent a magical summer with Jessia. <text:line-break/>Her love for Jessia was eternal. But she and Jessia never got together because Jessia fell for Lavonne. <text:line-break/>It all started at the temple, where he first met Lavonne. Lavonne was rough. But he never got very far with Lavonne because Lavonne was in love with Nathanael. <text:line-break/>They first met Nathanael in their bedroom when Nathanael broke into it. They had really come to like soft, cruel nerds. Nathanael wasn't like that at all, but they cared for nobody but Nathanael anyway. Nathanael had light hair and chestnut-coloured eyes. They spent a magical monsoon season with Nathanael. Nathanael was born in a survival shelter. But the two of them never even held hands because Nathanael never quite got over Dorotha. <text:line-break/>Dorotha and her first met in a park in february. Dorotha's hair was dark.<text:line-break/>Her love for Dorotha was undying. But nothing ever became of it because Dorotha had a crush on Nathanael. <text:line-break/>Nathanael and her first met on facebook in early march. Nathanael's eyes were dark. She had really come to like smooth, unsettling personalities. Nathanael was basically that in its most alluring form. <text:line-break/>She spent a magical summer with Nathanael on a causeway. But she never so much as kissed Nathanael once because Nathanael adored Diego. <text:line-break/>It all started on a small island, where they first met Diego. They had really come to like outgoing, loving femmes. Diego was the sole, but very powerful exception to the rule. <text:line-break/>They spent a enchanted the month of culpability with Diego. But the two of them never became a couple because Diego had a crush on Dustin. <text:line-break/>It all started at the temple, where they first met Dustin. Their love for Dustin was eternal. Dustin had natural hair and shiny eyes. But the two of them never got together because Dustin already could think of nothing but Dorotha. <text:line-break/>It all started on a small island, where they first met Dorotha in 2013. Dorotha was born on the International Space Station and had big hair. But the two of them never got together because Dorotha already was in love with Claudine. <text:line-break/>Claudine and her first met in a survival shelter. She had a thing for dark entertainers and upstanding citizens. In that regard, Claudine exceeded her expectations by far. <text:line-break/>She spent some lovely days with Claudine in Italy in the afternoon. But she never got with Claudine because Claudine already adored Diego. <text:line-break/>The first time they ever saw Diego, they were, unusually for both of them, in a supermarket. Diego's eyes were greenish brown. They had always liked world-weary, unassuming nerds. In that regard, Diego was everything they could have hoped for and more. <text:line-break/>The two of them spent some magical nights together. But the two of them never even held hands because Diego loved Diego. <text:line-break/>Diego and them first met in a museum. The two of them spent a enchanted the month of intuition together.<text:line-break/>Diego's hair was glossy. Their love for Diego was endless. But the two of them never got together because Diego already fell for Dorotha. <text:line-break/>It all started online, where he first met Dorotha in the early morning. He spent some lovely moments with Dorotha.<text:line-break/>Dorotha had brown hair. He loved Dorotha for years and years. But his hopes of one day marrying Dorotha were shattered as Dorotha solely admired Violette. <text:line-break/>They first met Violette on the moon. Violette had curly hair and light brown eyes. They had really come to like unassuming femmes and brooders. Violette met that description perfectly. They spent a remarkable january with Violette. <text:line-break/>Their love for Violette was borderless. But they never got with Violette because Violette spent their days dreaming of Karma. <text:line-break/>He first met Karma in the desert. Karma was born in the sauna and had wavy hair. He had really come to like respected, rough emos. Karma was that and so much more. He spent a enchanted may with Karma. <text:line-break/>He loved Karma for years and years. But he never got with Karma because Karma already was obsessed with Garfield. <text:line-break/>Garfield was born in school and had chestnut-coloured hair. It all started on a causeway, where she first met Garfield. She spent some enchanted nights with Garfield in 2013.<text:line-break/>But the two of them never even held hands because Garfield had a crush on Nathanael. <text:line-break/>He first met Nathanael in a forest. He had really come to like unassuming personalities. Nathanael was very different, and yet so intriguing. Nathanael had light hair. He spent some lovely hours with Nathanael in a strip club. He loved Nathanael for years and years. But the two of them never got together because Nathanael already loved Violette. <text:line-break/>They first met Violette on facebook in late april. Violette was soft-spoken. They spent a enchanted april with Violette.<text:line-break/>They had a thing for inventive brooders. Violette was very different, and yet so intriguing. But they never so much as kissed Violette once because Violette had a crush on Cindi. <text:line-break/>It all started in a castle, where he first met Cindi in the evening. He had a thing for dark nerds. How then could Cindi be so attractive to him? Cindi was the polar opposite! And yet, there was something about Cindi... Cindi was born in a bar. The two of them spent a july together. Cindi's eyes were brown. But nothing ever became of it because Cindi never got over Ruthe. <text:line-break/>It all started at a crime scene, where he first met Ruthe in the evening. He had really come to like sarcastic femmes and saviour types. Ruthe was basically that in its most alluring form. <text:line-break/>Ruthe's eyes were brown. He loved Ruthe for years and years. But he never got very far with Ruthe because Ruthe was obsessed with Heather. <text:line-break/>Heather's eyes were greenish brown. The first time she ever saw Heather, they were, unusually for both of them, at a crime scene in the month of culpability. But she never got with Heather because Heather already had a crush on Germaine. <text:line-break/>Germaine and her first met in a bodega. Germaine was one of those witty upstanding citizens that really got under her skin. But nothing ever became of it because Germaine could think of nothing but Cindi. <text:line-break/>Cindi was born in a supermarket. The first time they ever saw Cindi, they were, unusually for both of them, in a supermarket. They had really come to like smooth, brooding jocks. Cindi was that and so much more. The two of them spent some magical hours together on the moon. But their hopes of one day marrying Cindi were shattered as Cindi venerated Tammie. <text:line-break/>Tammie had black hair and chestnut-coloured eyes. Tammie and him first met in his bedroom when Tammie broke into it. He spent some outstanding days with Tammie on a mountaintop.<text:line-break/>But he never got with Tammie because Tammie already venerated Miesha. <text:line-break/>Miesha had black hair and grey eyes. Miesha and them first met on a mountaintop. They had really come to like slender people who grew up . Miesha was that and so much more. The two of them spent a lovely april together. But the two of them never even held hands because Miesha had succumbed to the charms of Keli. <text:line-break/>Keli had dark eyes. The first time they ever saw Keli, they were, unusually for both of them, under water, celebrating the downfall of the old world order. The two of them spent some nights together in a survival shelter.<text:line-break/>But the two of them never got together because Keli was obsessed with Kelle. <text:line-break/>Kelle and him first met in a park. His love for Kelle was endless.<text:line-break/>He spent a magical the month of intuition with Kelle. They stayed imprinted into his memory.<text:line-break/>Kelle was born in a nice little restaurant. But he and Kelle never got together because Kelle had succumbed to the charms of Keli. <text:line-break/>It all started on the International Space Station, where she first met Keli. Her love for Keli was unbroken. But she never got very far with Keli because Keli had succumbed to the charms of Tommye. <text:line-break/>He first met Tommye in church. He had always liked enthusiastic emos. And that was exactly what Tommye was. <text:line-break/>Tommye's hair was grey. He loved Tommye for years and years. But he never got with Tommye because Tommye already never quite got over Lera. <text:line-break/>It all started in mosque, where she first met Lera. She loved Lera for years and years. She spent a outstanding winter with Lera.<text:line-break/>Lera was born in a survival shelter. But the two of them never got together because Lera already loved Glory. <text:line-break/>Glory and her first met in Italy. She had really come to like tall believers and people. Glory was basically that in its most alluring form. <text:line-break/>Glory was one of those hardcore leaders that really got under her skin. Her love for Glory was unbroken. But she and Glory never got together because Glory had a crush on Jessia. <text:line-break/>It all started in the desert, where she first met Jessia at noon. She had really come to like unsettling personalities and believers. In that regard, Jessia exceeded her expectations by far. Jessia had golden eyes. She spent some remarkable months with Jessia. Jessia was rough. But she never went on a single date with Jessia because Jessia already loved Ruthe. <text:line-break/>It all started on a stupid, stupid dating app whose name she won't mention, where she first met Ruthe in dark season. She loved Ruthe for years and years. She spent a fall with Ruthe on a mountaintop.<text:line-break/>Ruthe's hair was natural. But her hopes of one day marrying Ruthe were shattered as Ruthe chastely admired Keli. <text:line-break/>The first time they ever saw Keli, they were, unusually for both of them, online in the middle of august. But they never so much as kissed Keli once because Keli could think of nothing but Josephine. <text:line-break/>The first time she ever saw Josephine, they were, unusually for both of them, on twitter in the month of culpability. Josephine had brown eyes.<text:line-break/>Her love for Josephine was eternal. But she and Josephine never got together because Josephine fell for Cary. <text:line-break/>Cary and him first met on okcupid. Cary's eyes were warm brown. The two of them spent some magical moments together. He loved Cary for years and years. But the two of them never even held hands because Cary adored Diego. <text:line-break/>Diego and him first met on twitter. But the two of them never even held hands because Diego admired Jeannine. <text:line-break/>It all started in a café, where she first met Jeannine. She had a thing for sarcastic leaders. In that regard, Jeannine was everything she could have hoped for and more. Jeannine had chestnut-coloured eyes. The two of them spent a june together. Jeannine was so world-weary, it was mindblowing. But she never got with Jeannine because Jeannine could think of nothing but Siu. <text:line-break/>It all started in synagogue, where she first met Siu. She loved Siu for years and years. But nothing ever became of it because Siu admiringly admired Idalia. <text:line-break/>The first time he ever saw Idalia, they were, unusually for both of them, on a stupid, stupid dating app whose name he won't mention. His love for Idalia was undying.<text:line-break/>The two of them spent a mild season together. He considered his nights with Idalia the most blessed of their life.<text:line-break/>Idalia's eyes were blue. But the two of them never even held hands because Idalia never got over Annetta. <text:line-break/>The first time she ever saw Annetta, they were, unusually for both of them, in the woods in late the season of tears. Her love for Annetta was borderless. The two of them spent a lovely monsoon season together.<text:line-break/>Annetta's hair was curly. But nothing ever became of it because Annetta venerated Cindi. <text:line-break/>Cindi was born . It all started in a park, where she first met Cindi in 2013. The two of them spent some lovely hours together on okcupid.<text:line-break/>But she never got with Cindi because Cindi venerated Germaine. <text:line-break/>The first time he ever saw Germaine, they were, unusually for both of them, in a museum, dancing. He loved Germaine for years and years. Germaine had grey hair. But he and Germaine never got together because Germaine had succumbed to the charms of Lera. <text:line-break/>It all started in a strip club, where they first met Lera. They had a thing for sarcastic jocks and entertainers. And that was exactly what Lera was. <text:line-break/>The two of them spent a outstanding light season together. Their love for Lera was borderless. But they never went on a single date with Lera because Lera already never got over Violette. <text:line-break/>It all started in synagogue, where he first met Violette in late january. His love for Violette was undying. The two of them spent some hours together on the International Space Station.<text:line-break/>Violette was born in a café and had dark hair. But he never so much as kissed Violette once because Violette fell for Tammie. <text:line-break/>It all started in a bar, where they first met Tammie. They loved Tammie for years and years. But the two of them never became a couple because Tammie had succumbed to the charms of Idalia. <text:line-break/>It all started in synagogue, where they first met Idalia in late the month of intuition. Their love for Idalia was endless. But they never got together with Idalia because Idalia never quite got over Keli. <text:line-break/>The first time he ever saw Keli, they were, unusually for both of them, on facebook. But he never got with Keli because Keli already was obsessed with Mohamed. <text:line-break/>Mohamed and him first met in a nice little restaurant. He loved Mohamed for years and years. Mohamed was experienced. But he never got with Mohamed because Mohamed already venerated Cary. <text:line-break/>Cary was well-meaning. The first time he ever saw Cary, they were, unusually for both of them, in 2013. He spent some magical days with Cary in a castle.<text:line-break/>But he never got very far with Cary because Cary never quite got over Jeane. <text:line-break/>It all started at the temple, where they first met Jeane in early light season. The two of them spent some months together. They were the happiest of their life. They had really come to like lively, slender nerds. Jeane was very different, and yet so intriguing. Jeane was so small-ish, it was mindblowing. They loved Jeane for years and years. But the two of them never even held hands because Jeane could think of nothing but Lavonne. <text:line-break/>Lavonne and him first met at the temple in 2013. He had really come to like witty brooders. Lavonne wasn't like that at all, but he never got over Lavonne anyway. <text:line-break/>Lavonne had greenish brown eyes. He spent some magical weeks with Lavonne. He considered his moments with Lavonne the most blessed of their life. But nothing ever became of it because Lavonne spent his days dreaming of Glory. <text:line-break/>They first met Glory in church. Glory was born on the International Space Station and had grey hair. They spent some magical weeks with Glory in church on their birthday.<text:line-break/>They had a thing for experienced, dark personalities. Glory wasn't like that at all, but they fell for Glory anyway. But the two of them never even held hands because Glory only had eyes for Marth. <text:line-break/>Marth's eyes were dark and warm. The first time they ever saw Marth, they were, unusually for both of them, on facebook. They had a thing for soft-spoken people and badasses. In that regard, Marth exceeded their expectations by far. The two of them spent some outstanding nights together on a mountaintop. But the two of them never even held hands because Marth spent their days dreaming of Violette. <text:line-break/>It all started in a nice little restaurant, where they first met Violette, at an inconvenient time for both of them. <text:line-break/>They spent some remarkable hours with Violette on a stupid, stupid dating app whose name they won't mention, at an inconvenient time for both of them. But nothing ever became of it because Violette adored Cindi. <text:line-break/>They first met Cindi on okcupid in december. They spent a remarkable the season of tears with Cindi in a strip club. They had really come to like tall mascs. Cindi was basically that in its most alluring form. Cindi was born at a crime scene. Their love for Cindi was borderless. But the two of them never got together because Cindi already had a crush on Glory. <text:line-break/>It all started in synagogue, where he first met Glory at noon. He loved Glory for years and years. But he never went on a single date with Glory because Glory already had a crush on Ruthe. <text:line-break/>The first time they ever saw Ruthe, they were, unusually for both of them, in mosque. Ruthe had stylish hair. The two of them spent some outstanding weeks together in a strip club.<text:line-break/>But they never got with Ruthe because Ruthe had succumbed to the charms of Celine. <text:line-break/>It all started in a strip club, where he first met Celine. His love for Celine was endless. He had a thing for unassuming, disconcerting leaders. And that was exactly what Celine was. <text:line-break/>Celine was born on twitter. But his hopes of one day marrying Celine were shattered as Celine had succumbed to the charms of Jeane. <text:line-break/>Jeane and them first met in the sauna in the middle of light season. Their love for Jeane was borderless. But they never got together with Jeane because Jeane cared for nobody but Rea. <text:line-break/>He first met Rea in a bar in late june. He had a thing for brooding believers and believers. Rea was that and so much more. Rea was born and had glossy hair. The two of them spent a march together. His love for Rea was endless. But he never got together with Rea because Rea never got over Nathanael. <text:line-break/>The first time she ever saw Nathanael, they were, unusually for both of them, in the desert. She had always liked well-built, unsettling people. Nathanael was the sole, but very powerful exception to the rule. Nathanael had warm brown eyes. The two of them spent some remarkable moments together out hiking. Nathanael's hair was kinky. But nothing ever became of it because Nathanael couldn't forget Deborah. <text:line-break/>Deborah and them first met in a museum at noon. Their love for Deborah was undying. They spent a outstanding volcano season with Deborah.<text:line-break/>They had always liked well-read upstanding citizens and believers. Deborah was very different, and yet so intriguing. Deborah had dark brown eyes. But the two of them never even held hands because Deborah venerated Vada. <text:line-break/>The first time he ever saw Vada, they were, unusually for both of them, in late winter. He had always liked rough people. In that regard, Vada exceeded his expectations by far. <text:line-break/>Vada was so nice, it was mindblowing. His love for Vada was undying. But he never went on a single date with Vada because Vada already solely admired Marth. <text:line-break/>They first met Marth in mosque, celebrating the downfall of the old world order. They loved Marth for years and years.<text:line-break/>They spent some remarkable months with Marth in the desert in march. They stayed imprinted into their memory. They had really come to like nice nerds and nerds. Marth was basically that in its most alluring form. Marth was born in a strip club and had chestnut-coloured hair. But the two of them never got together because Marth only had eyes for Nathanael. <text:line-break/>She first met Nathanael on a stupid, stupid dating app whose name she won't mention. Nathanael had natural hair. But she and Nathanael never got together because Nathanael fell for Hwa. <text:line-break/>He first met Hwa in a forest. His love for Hwa was endless. Hwa had kinky hair. But he never got very far with Hwa because Hwa never quite got over Violeta. <text:line-break/>He first met Violeta in mosque in the early morning. He spent some months with Violeta at midnight. He never forgot that time. Violeta was enthusiastic. He loved Violeta for years and years. But the two of them never even held hands because Violeta adored Idalia. <text:line-break/>It all started in a bar, where he first met Idalia. Idalia was born in the woods and had messy hair. He had really come to like well-meaning, heavy-set entertainers. Idalia was very different, and yet so intriguing. He spent a enchanted february with Idalia. <text:line-break/>He loved Idalia for years and years. But he never went on a single date with Idalia because Idalia already had an obsession with Garfield. <text:line-break/>Garfield was small-ish. The first time they ever saw Garfield, they were, unusually for both of them, on facebook in early january. But their hopes of one day marrying Garfield were shattered as Garfield had an obsession with Celine. <text:line-break/>They first met Celine in Italy in 2013. They spent some outstanding hours with Celine in late april. They had really come to like stocky femmes. And that was exactly what Celine was. Celine was so athletic, it was mindblowing. They loved Celine for years and years. But they never got with Celine because Celine was obsessed with Siu. <text:line-break/>The first time she ever saw Siu, they were, unusually for both of them, on okcupid at noon. She loved Siu for years and years. She had really come to like tender, respected believers. In that regard, Siu was everything she could have hoped for and more. <text:line-break/>Siu was born in a supermarket. But the two of them never got together because Siu already had a crush on Keli. <text:line-break/>It all started in a strip club, where she first met Keli. The two of them spent a magical the month of intuition together.<text:line-break/>Keli had sandy hair. She loved Keli for years and years. But she and Keli never got together because Keli only admired Vada. <text:line-break/>They first met Vada in a supermarket in mild season. Vada was born in a strip club and had blond hair. <text:line-break/>But they never went on a single date with Vada because Vada already cared for nobody but Cindi. <text:line-break/>They first met Cindi on the moon. Cindi was so bright, it was mindblowing. They had really come to like bright, well-meaning people. In that regard, Cindi exceeded their expectations by far. They spent some lovely moments with Cindi, celebrating the downfall of the system. <text:line-break/>They loved Cindi for years and years. But the two of them never got together because Cindi had succumbed to the charms of Marth. <text:line-break/>Marth and him first met on a small island in 2013. His love for Marth was endless.<text:line-break/>He spent some enchanted nights with Marth under water on his birthday. They stayed imprinted into his memory.<text:line-break/>Marth had straight hair. But he never got together with Marth because Marth admired Tammie. <text:line-break/>He first met Tammie on the moon, dancing. Tammie was one of those sarcastic people who grew up in a bodega that really got under his skin. But he never so much as kissed Tammie once because Tammie venerated Vada. <text:line-break/>They first met Vada on a mountaintop. Vada was so unassuming, it was mindblowing. The two of them spent some outstanding moments together.<text:line-break/>But the two of them never got together because Vada loved Ruthe. <text:line-break/>It all started on okcupid, where they first met Ruthe. They spent some magical months with Ruthe, dancing. They had really come to like bright, heavy-set jocks. Ruthe met that description perfectly. Ruthe was so loving, it was mindblowing. Their love for Ruthe was undying. But they never got together with Ruthe because Ruthe loved Deborah. <text:line-break/>The first time he ever saw Deborah, they were, unusually for both of them, on the moon. The two of them spent a remarkable july together. He had really come to like slender personalities and badasses. And that was exactly what Deborah was. Deborah was born on a mountaintop. His love for Deborah was endless. But the two of them never got together because Deborah already fell for Jeane. <text:line-break/>Jeane was enthusiastic. The first time they ever saw Jeane, they were, unusually for both of them, out hiking. But they never got very far with Jeane because Jeane couldn't forget Germaine. <text:line-break/>Germaine had curly hair. The first time she ever saw Germaine, they were, unusually for both of them, in a forest. But she never went on a single date with Germaine because Germaine already had an obsession with Dorotha. <text:line-break/>Dorotha was so enthusiastic, it was mindblowing. The first time she ever saw Dorotha, they were, unusually for both of them, in a café, celebrating the downfall of a cruel tyrant. But she never so much as kissed Dorotha once because Dorotha desperately admired Chelsea. <text:line-break/>Chelsea had chestnut-coloured hair. It all started in a museum, where they first met Chelsea. They spent a enchanted winter with Chelsea.<text:line-break/>They had always liked slender leaders and femmes. And that was exactly what Chelsea was. But the two of them never became a couple because Chelsea adored Jeane. <text:line-break/>She first met Jeane in school. She loved Jeane for years and years. Jeane was born on a stupid, stupid dating app whose name she won't mention. But the two of them never got together because Jeane couldn't forget Violeta. <text:line-break/>The first time they ever saw Violeta, they were, unusually for both of them, on the International Space Station, at an inconvenient time for both of them. Violeta's hair was dark. They had always liked cruel upstanding citizens. Violeta met that description perfectly. <text:line-break/>They spent a enchanted july with Violeta. But they never got with Violeta because Violeta already adored Claudine. <text:line-break/>Claudine's eyes were chestnut-coloured. Claudine and him first met in a strip club. He had a thing for sarcastic, unsettling entertainers. In that regard, Claudine was everything he could have hoped for and more. He spent a enchanted summer with Claudine. But he never got very far with Claudine because Claudine desperately admired Miesha. <text:line-break/>She first met Miesha in school in monsoon season. Miesha's hair was light. She had a thing for rough, well-built mascs. Miesha met that description perfectly. <text:line-break/>The two of them spent some lovely nights together in church. But the two of them never became a couple because Miesha couldn't forget Tommye. <text:line-break/>It all started in a bar, where they first met Tommye. They spent some enchanted months with Tommye in a park in the evening. They had really come to like cruel entertainers. Tommye was that and so much more. Tommye had blond hair. Their love for Tommye was unbroken. But they never got with Tommye because Tommye only had eyes for Min. <text:line-break/>Min was one of those small-ish people that really got under his skin. He first met Min in a bar, celebrating the downfall of the oppressor. He spent some hours with Min in the middle of light season.<text:line-break/>He had really come to like lively femmes and mascs. Min met that description perfectly. But he never got with Min because Min already loved Chelsea. <text:line-break/>Chelsea was born out hiking. The first time she ever saw Chelsea, they were, unusually for both of them, on a mountaintop. But she and Chelsea never got together because Chelsea had succumbed to the charms of Min. <text:line-break/>It all started in a bodega, where he first met Min. But the two of them never became a couple because Min spent his days dreaming of Keli. <text:line-break/>They first met Keli in a bodega. They spent some enchanted months with Keli in their bedroom when Keli broke into it.<text:line-break/>Keli was born in school. Their love for Keli was borderless. But they never got with Keli because Keli was in love with Marlen. <text:line-break/>The first time they ever saw Marlen, they were, unusually for both of them, in the desert. They had a thing for straightforward, tough personalities. Marlen was very different, and yet so intriguing. <text:line-break/>Marlen was so well-read, it was mindblowing. Their love for Marlen was undying. But they never so much as kissed Marlen once because Marlen had an obsession with Jessia. <text:line-break/>Jessia was born off the grid. It all started in a park, where they first met Jessia. The two of them spent a mild season together.<text:line-break/>But the two of them never even held hands because Jessia had succumbed to the charms of Celine. <text:line-break/>They first met Celine on a causeway at noon. Celine had chestnut-coloured eyes. They had always liked introverted, well-meaning leaders. Celine met that description perfectly. <text:line-break/>But the two of them never became a couple because Celine never quite got over Siu. <text:line-break/>She first met Siu on the moon. She had really come to like soft-spoken saviour types and emos. In that regard, Siu was everything she could have hoped for and more. Siu was witty. She spent a remarkable mild season with Siu. Her love for Siu was unbroken. But the two of them never got together because Siu already had an obsession with Jessia. <text:line-break/>He first met Jessia in a park at noon. His love for Jessia was undying. He spent some remarkable moments with Jessia in school in the middle of the season of tears.<text:line-break/>Jessia was born under water and had brown hair. But the two of them never became a couple because Jessia had a crush on Josephine. <text:line-break/>They first met Josephine out hiking in 2013. Their love for Josephine was borderless. Josephine's eyes were light. But they never got with Josephine because Josephine cared for nobody but Lera. <text:line-break/>They first met Lera at a crime scene. Lera was born in a bodega and had kinky hair. They spent some remarkable hours with Lera.<text:line-break/>But their hopes of one day marrying Lera were shattered as Lera spent their days dreaming of Cary. <text:line-break/>It all started in the woods, where he first met Cary at night. He had always liked twisted types and emos. Cary was the sole, but very powerful exception to the rule. Cary had chestnut-coloured hair and black eyes. The two of them spent some magical nights together. He loved Cary for years and years. But nothing ever became of it because Cary admired Dorotha. <text:line-break/>It all started in a museum, where they first met Dorotha in april. They had always liked bright, witty femmes. In that regard, Dorotha exceeded their expectations by far. <text:line-break/>Dorotha was one of those dark upstanding citizens that really got under their skin. They loved Dorotha for years and years. But they never got together with Dorotha because Dorotha ardently admired Cindi. <text:line-break/>Cindi was one of those tall jocks that really got under his skin. The first time he ever saw Cindi, they were, unusually for both of them, in the sauna in the afternoon. But the two of them never became a couple because Cindi venerated Dustin. <text:line-break/>She first met Dustin in the woods, celebrating the downfall of the oppressor. She loved Dustin for years and years. She had really come to like enthusiastic people and mascs. Dustin met that description perfectly. <text:line-break/>Dustin was born online and had big hair. But the two of them never even held hands because Dustin had an obsession with Josephine. <text:line-break/>It all started , where they first met Josephine at midnight. They loved Josephine for years and years. But they never went on a single date with Josephine because Josephine already venerated Chelsea. <text:line-break/>The first time she ever saw Chelsea, they were, unusually for both of them, in a bodega. Chelsea was born at a crime scene and had sandy hair. She had always liked athletic mascs. Chelsea was basically that in its most alluring form. <text:line-break/>But the two of them never got together because Chelsea never got over Nathanael. <text:line-break/>He first met Nathanael in his bedroom when Nathanael broke into it. His love for Nathanael was undying. The two of them spent some lovely weeks together.<text:line-break/>Nathanael was so sarcastic, it was mindblowing. But the two of them never got together because Nathanael could think of nothing but Vada. <text:line-break/>Vada's hair was kinky. It all started out hiking, where she first met Vada. But she never got with Vada because Vada never got over Miesha. <text:line-break/>Miesha and them first met in a museum at night. Miesha was born in a strip club and had black hair. They spent a remarkable fall with Miesha.<text:line-break/>But nothing ever became of it because Miesha couldn't forget Josephine. <text:line-break/>Josephine and her first met on a causeway. Josephine was one of those lively leaders that really got under her skin.<text:line-break/>She loved Josephine for years and years. But she never got with Josephine because Josephine already had a crush on Hilary. <text:line-break/>It all started on facebook, where she first met Hilary. Hilary was so outgoing, it was mindblowing. The two of them spent a remarkable march together.<text:line-break/>But she never went on a single date with Hilary because Hilary already adoringly admired Diego. <text:line-break/>Diego and them first met in the woods in the early morning. They loved Diego for years and years. They spent some weeks with Diego on their birthday.<text:line-break/>They had really come to like intelligent people who grew up under water and leaders. And that was exactly what Diego was. Diego had straight hair and dark and warm eyes. But nothing ever became of it because Diego only had eyes for Tommye. <text:line-break/>Tommye was born on a mountaintop and had grey hair. Tommye and them first met off the grid. But their hopes of one day marrying Tommye were shattered as Tommye had a crush on Dorotha. <text:line-break/>The first time he ever saw Dorotha, they were, unusually for both of them, in a park. <text:line-break/>Dorotha was disconcerting. His love for Dorotha was endless. But he never went on a single date with Dorotha because Dorotha already had succumbed to the charms of Idalia. <text:line-break/>The first time they ever saw Idalia, they were, unusually for both of them, online. Their love for Idalia was unbroken. They had a thing for stocky nerds and upstanding citizens. Idalia was very different, and yet so intriguing. <text:line-break/>Idalia had black hair. But nothing ever became of it because Idalia was in love with Nathanael. <text:line-break/>The first time they ever saw Nathanael, they were, unusually for both of them, in church in the early morning. Nathanael was so slender, it was mindblowing.<text:line-break/>Their love for Nathanael was undying. But they never got together with Nathanael because Nathanael couldn't forget Sunday. <text:line-break/>It all started in a museum, where he first met Sunday in the small hours. He loved Sunday for years and years. The two of them spent a outstanding the month of culpability together.<text:line-break/>Sunday had wavy hair. But he never went on a single date with Sunday because Sunday already spent his days dreaming of Alane. <text:line-break/>Alane had messy hair. It all started in a park, where she first met Alane in march. She had a thing for inventive, inventive nerds. How then could Alane be so attractive to her? Alane was the polar opposite! And yet, there was something about Alane... She spent a outstanding autumn with Alane in a survival shelter. But she never got with Alane because Alane cared for nobody but Ruthe. <text:line-break/>It all started online, where they first met Ruthe. <text:line-break/>They spent some days with Ruthe. Their love for Ruthe was endless. But they and Ruthe never got together because Ruthe was in love with Ruthe. <text:line-break/>Ruthe and him first met on okcupid. Ruthe was inventive. He spent a remarkable january with Ruthe.<text:line-break/>He had a thing for well-built mascs. In that regard, Ruthe exceeded his expectations by far. But he never went on a single date with Ruthe because Ruthe already never got over Lavonne. <text:line-break/>The first time he ever saw Lavonne, they were, unusually for both of them, on a stupid, stupid dating app whose name he won't mention at noon. He loved Lavonne for years and years.<text:line-break/>He spent some weeks with Lavonne in the early morning. He never forgot that time.<text:line-break/>Lavonne was soft. But nothing ever became of it because Lavonne couldn't forget Adolph. <text:line-break/>It all started online, where she first met Adolph in the middle of volcano season. Her love for Adolph was borderless. The two of them spent a summer together.<text:line-break/>Adolph was born on a mountaintop. But she never went on a single date with Adolph because Adolph already was in love with Ruthe. <text:line-break/>The first time they ever saw Ruthe, they were, unusually for both of them, out hiking. They had always liked disconcerting, intelligent brooders. How then could Ruthe be so attractive to them? Ruthe was the polar opposite! And yet, there was something about Ruthe... <text:line-break/>They spent a outstanding dark season with Ruthe under water. Their love for Ruthe was eternal. But they never got with Ruthe because Ruthe already never got over Rea. <text:line-break/>Rea had green eyes. It all started in the sauna, where they first met Rea in the middle of spring. But nothing ever became of it because Rea cared for nobody but Camille. <text:line-break/>It all started in a castle, where she first met Camille in the middle of september. Camille's eyes were chestnut-coloured. She spent a enchanted spring with Camille at the temple.<text:line-break/>But she never went on a single date with Camille because Camille already was in love with Monika. <text:line-break/>It all started online, where he first met Monika. Monika was born at a crime scene. But the two of them never got together because Monika already had an obsession with Hwa. <text:line-break/>The first time he ever saw Hwa, they were, unusually for both of them, in his bedroom when Hwa broke into it at noon. His love for Hwa was undying. But he never got with Hwa because Hwa already fell for Sunday. <text:line-break/>It all started in the woods, where she first met Sunday. <text:line-break/>She spent a magical summer with Sunday. But she never got with Sunday because Sunday already was in love with Siu. <text:line-break/>It all started in a park, where they first met Siu. They had always liked nice badasses and nerds. Siu was that and so much more. <text:line-break/>Siu was born under water and had messy hair. They spent some enchanted moments with Siu at a crime scene in early the season of tears. They were the happiest of their life. But the two of them never became a couple because Siu was in love with Rea. <text:line-break/>The first time he ever saw Rea, they were, unusually for both of them, on a stupid, stupid dating app whose name he won't mention. His love for Rea was endless. But he never so much as kissed Rea once because Rea venerated Rea. <text:line-break/>Rea and him first met in a bar. He spent some lovely weeks with Rea in a strip club. Rea's hair was natural. His love for Rea was unbroken. But the two of them never even held hands because Rea adored Hwa. <text:line-break/>Hwa was born on a causeway. It all started on a causeway, where she first met Hwa. She spent a the season of tears with Hwa.<text:line-break/>But she never got very far with Hwa because Hwa had an obsession with Lera. <text:line-break/>It all started in a strip club, where he first met Lera. <text:line-break/>Lera had warm brown eyes. The two of them spent a remarkable december together. He often dwelled on the memory of that time. But nothing ever became of it because Lera was in love with Glory. <text:line-break/>She first met Glory in a café in the month of intuition. Glory was respected. She had a thing for short, hardcore personalities. Glory was the sole, but very powerful exception to the rule. <text:line-break/>But the two of them never even held hands because Glory could think of nothing but Eldon. <text:line-break/>Eldon and her first met in Italy. Her love for Eldon was borderless. The two of them spent a lovely july together.<text:line-break/>She had always liked unsettling saviour types and emos. In that regard, Eldon exceeded her expectations by far. Eldon had light hair and grey eyes. But the two of them never got together because Eldon spent her days dreaming of Annetta. <text:line-break/>The first time she ever saw Annetta, they were, unusually for both of them, in mosque in the early morning. Her love for Annetta was borderless. But she and Annetta never got together because Annetta was in love with Annetta. <text:line-break/>Annetta and her first met in a nice little restaurant in late winter. She had always liked hardcore believers and believers. Annetta was very different, and yet so intriguing. <text:line-break/>Annetta had kinky hair. She spent some enchanted weeks with Annetta, celebrating the downfall of a failed social experiment. She never forgot that time. But the two of them never became a couple because Annetta had succumbed to the charms of Karma. <text:line-break/>She first met Karma on the International Space Station. She loved Karma for years and years. She spent some outstanding months with Karma, dancing.<text:line-break/>Karma's eyes were chestnut-coloured. But she and Karma never got together because Karma fell for Miesha. <text:line-break/>Miesha was born in mosque and had wavy hair. They first met Miesha on the International Space Station in the small hours. But their hopes of one day marrying Miesha were shattered as Miesha cared for nobody but Deborah. <text:line-break/>She first met Deborah in a bar. The two of them spent some remarkable weeks together on a mountaintop. She had a thing for authoritative, loving entertainers. And that was exactly what Deborah was. Deborah was born on twitter and had white hair. Her love for Deborah was unbroken. But nothing ever became of it because Deborah loved Violette. <text:line-break/>It all started in a castle, where he first met Violette. The two of them spent a enchanted march together. They stayed imprinted into his memory. Violette's hair was glossy. His love for Violette was endless. But the two of them never got together because Violette had a crush on Monika. <text:line-break/>Monika and her first met in a strip club. She spent a outstanding the season of tears with Monika. She had a thing for bright, nice mascs. In that regard, Monika exceeded her expectations by far. Monika was born online and had wavy hair. Her love for Monika was eternal. But she never so much as kissed Monika once because Monika never got over Garfield. <text:line-break/>Garfield and them first met in a forest. They had really come to like unassuming believers. In that regard, Garfield exceeded their expectations by far. Garfield had black eyes. They spent some lovely months with Garfield on okcupid in 1999. Their love for Garfield was undying. But the two of them never became a couple because Garfield cared for nobody but Dorotha. <text:line-break/>He first met Dorotha off the grid. He loved Dorotha for years and years. He had really come to like introverted entertainers and upstanding citizens. How then could Dorotha be so attractive to him? Dorotha was the polar opposite! And yet, there was something about Dorotha... <text:line-break/>Dorotha was so heavy-set, it was mindblowing. But the two of them never got together because Dorotha spent his days dreaming of Garfield. <text:line-break/>He first met Garfield in school at night. Garfield had wavy hair. He spent some remarkable moments with Garfield in his bedroom when Garfield broke into it at midnight.<text:line-break/>He had really come to like outgoing jocks. Garfield wasn't like that at all, but he never quite got over Garfield anyway. But he never got with Garfield because Garfield already fell for Alane. <text:line-break/>Alane and her first met on facebook in the afternoon. She had really come to like unsettling brooders and emos. How then could Alane be so attractive to her? Alane was the polar opposite! And yet, there was something about Alane... Alane's eyes were light. She spent some outstanding nights with Alane in school in the evening. Alane had warm brown eyes. But she never went on a single date with Alane because Alane already fell for Heather. <text:line-break/>He first met Heather in a museum at midnight. He had a thing for intelligent jocks and upstanding citizens. In that regard, Heather exceeded his expectations by far. <text:line-break/>He spent a outstanding winter with Heather. His love for Heather was unbroken. But nothing ever became of it because Heather loved Annetta. <text:line-break/>Annetta was born in their bedroom when Annetta broke into it. They first met Annetta on a small island. But they never got with Annetta because Annetta already only had eyes for Jeane. <text:line-break/>It all started in his bedroom when Jeane broke into it, where he first met Jeane on his birthday. His love for Jeane was unbroken.<text:line-break/>He spent some lovely hours with Jeane in a park in the afternoon. He often dwelled on the memory of that time.<text:line-break/>Jeane's hair was light. But he never got with Jeane because Jeane fell for Emory. <text:line-break/>Emory was born in a bar. She first met Emory out hiking. She spent some enchanted nights with Emory under water.<text:line-break/>She had a thing for small-ish nerds. Emory was basically that in its most alluring form. But she never got with Emory because Emory already had an obsession with Angelica. <text:line-break/>Angelica had chestnut-coloured hair and light eyes. It all started on a causeway, where she first met Angelica in late february. She had a thing for twisted nerds. Angelica was the sole, but very powerful exception to the rule. She spent a dark season with Angelica in a café. But the two of them never got together because Angelica already solely admired Hilary. <text:line-break/>The first time he ever saw Hilary, they were, unusually for both of them, in a nice little restaurant in the evening. Hilary had straight hair. But his hopes of one day marrying Hilary were shattered as Hilary adored Deborah. <text:line-break/>It all started on a mountaintop, where they first met Deborah in 2013. <text:line-break/>Deborah had light eyes. They loved Deborah for years and years. But they never got together with Deborah because Deborah could think of nothing but Cindi. <text:line-break/>It all started on okcupid, where they first met Cindi. Cindi had glossy hair. But they never got together with Cindi because Cindi only had eyes for Violeta. <text:line-break/>It all started in a museum, where they first met Violeta. Their love for Violeta was unbroken. They spent some magical days with Violeta on twitter.<text:line-break/>They had really come to like twisted femmes. In that regard, Violeta exceeded their expectations by far. Violeta was so hardcore, it was mindblowing. But they never got together with Violeta because Violeta never quite got over Tommye. <text:line-break/>It all started on okcupid, where he first met Tommye. But he never got very far with Tommye because Tommye venerated Celine. <text:line-break/>Celine and him first met in a supermarket. He loved Celine for years and years. He spent some outstanding days with Celine in a bar.<text:line-break/>Celine was introverted. But he never went on a single date with Celine because Celine already never quite got over Ruthe. <text:line-break/>He first met Ruthe out hiking in the middle of november. He had always liked respected people. And that was exactly what Ruthe was. Ruthe was born at a crime scene. The two of them spent some hours together in a park. Ruthe was born in a bar and had stylish hair. But he never got together with Ruthe because Ruthe had an obsession with Deborah. <text:line-break/>Deborah and him first met on a small island. Deborah was so rough, it was mindblowing.<text:line-break/>His love for Deborah was undying. But his hopes of one day marrying Deborah were shattered as Deborah venerated Lavonne. <text:line-break/>Lavonne had sandy hair and golden eyes. Lavonne and him first met in a bodega in late march. He had always liked soft brooders. Lavonne met that description perfectly. The two of them spent a lovely december together. But he never got together with Lavonne because Lavonne could think of nothing but Camille. <text:line-break/>The first time he ever saw Camille, they were, unusually for both of them, in the sauna in winter. <text:line-break/>Camille had chestnut-coloured hair. He spent a august with Camille. They stayed imprinted into his memory. But he never got with Camille because Camille already cared for nobody but Celine. <text:line-break/>The first time they ever saw Celine, they were, unusually for both of them, on facebook, at an inconvenient time for both of them. They loved Celine for years and years. Celine had light brown eyes. But they never got with Celine because Celine could think of nothing but Heather. <text:line-break/>Heather was born on twitter. It all started in the desert, where they first met Heather. But nothing ever became of it because Heather spent their days dreaming of Germaine. <text:line-break/>Germaine and him first met on facebook in early september. He loved Germaine for years and years.<text:line-break/>He spent a lovely light season with Germaine in a strip club. They were the happiest of his life. He had really come to like lively nerds and leaders. How then could Germaine be so attractive to him? Germaine was the polar opposite! And yet, there was something about Germaine... Germaine was born in a café and had white hair. But his hopes of one day marrying Germaine were shattered as Germaine loved Tammie. <text:line-break/>Tammie and her first met in a park. But she never went on a single date with Tammie because Tammie already had succumbed to the charms of Ruthe. <text:line-break/>The first time he ever saw Ruthe, they were, unusually for both of them, in church. His love for Ruthe was endless. The two of them spent some magical hours together in the desert.<text:line-break/>Ruthe had light brown eyes. But the two of them never got together because Ruthe already never quite got over Jessia. <text:line-break/>It all started in a museum, where she first met Jessia in early november. The two of them spent some lovely moments together. She never forgot that time. She had a thing for tall, tender jocks. Jessia was the sole, but very powerful exception to the rule. Jessia's hair was dark. She loved Jessia for years and years. But the two of them never got together because Jessia already adored Marth. <text:line-break/>Marth and him first met off the grid. He spent a magical light season with Marth in a castle. They stayed imprinted into his memory. He had really come to like well-educated believers and emos. Marth was the sole, but very powerful exception to the rule. Marth had black hair. His love for Marth was endless. But he never went on a single date with Marth because Marth already was obsessed with Ruthe. <text:line-break/>It all started on the International Space Station, where she first met Ruthe. Her love for Ruthe was unbroken.<text:line-break/>She spent a enchanted autumn with Ruthe in a park. She considered her moments with Ruthe the most blessed of their life. She had always liked dark brooders. In that regard, Ruthe exceeded her expectations by far. Ruthe's hair was blond. But she never got with Ruthe because Ruthe already adored Eldon. <text:line-break/>Eldon and her first met in mosque. <text:line-break/>She spent some lovely hours with Eldon in the middle of winter. Her love for Eldon was unbroken. But nothing ever became of it because Eldon adored Lera. <text:line-break/>They first met Lera online. They had always liked cruel, experienced upstanding citizens. Lera was very different, and yet so intriguing. Lera was one of those outgoing saviour types that really got under their skin. They spent a outstanding winter with Lera. They loved Lera for years and years. But they never got very far with Lera because Lera cared for nobody but Annetta. <text:line-break/>The first time she ever saw Annetta, they were, unusually for both of them, in a castle. Annetta was so introverted, it was mindblowing. She had a thing for world-weary saviour types. Annetta was that and so much more. She spent a enchanted fall with Annetta. <text:line-break/>She loved Annetta for years and years. But she never went on a single date with Annetta because Annetta already never got over Emory. <text:line-break/>It all started in a café, where she first met Emory. Emory was hardcore. <text:line-break/>But nothing ever became of it because Emory spent her days dreaming of Marth. <text:line-break/>The first time they ever saw Marth, they were, unusually for both of them, on a stupid, stupid dating app whose name they won't mention. They loved Marth for years and years. They spent some magical hours with Marth, celebrating the downfall of the system.<text:line-break/>They had really come to like tall believers. Marth wasn't like that at all, but they admired Marth anyway. Marth was born in mosque and had curly hair. But they never went on a single date with Marth because Marth already never quite got over Angelica. <text:line-break/>She first met Angelica in mosque. Angelica was born on the moon. She had really come to like introverted leaders and leaders. Angelica wasn't like that at all, but she was in love with Angelica anyway. <text:line-break/>The two of them spent some lovely weeks together in the sauna. But the two of them never got together because Angelica already never quite got over Deborah. <text:line-break/>Deborah was one of those dark nerds that really got under their skin. Deborah and them first met in church. They spent some magical days with Deborah in 1999.<text:line-break/>But the two of them never got together because Deborah had an obsession with Kelle. <text:line-break/>Kelle had brown eyes. The first time she ever saw Kelle, they were, unusually for both of them, in her bedroom when Kelle broke into it in the small hours. But the two of them never got together because Kelle already only had eyes for Violette. <text:line-break/>Violette and her first met on okcupid in late the season of tears. Her love for Violette was unbroken. She spent some remarkable hours with Violette in church at midnight.<text:line-break/>She had really come to like brooding, bright people. Violette was basically that in its most alluring form. Violette was born on a mountaintop and had curly hair. But the two of them never got together because Violette already never got over Miesha. <text:line-break/>Miesha had light brown eyes. It all started in a nice little restaurant, where they first met Miesha. But they never got very far with Miesha because Miesha never got over Josephine. <text:line-break/>Josephine and them first met in a bodega. Josephine had big hair. They spent a enchanted monsoon season with Josephine on okcupid. Their love for Josephine was undying. But the two of them never got together because Josephine already venerated Miesha. <text:line-break/>It all started on facebook, where he first met Miesha, celebrating the downfall of a failed social experiment. His love for Miesha was endless. He spent a remarkable volcano season with Miesha.<text:line-break/>Miesha's hair was dark. But his hopes of one day marrying Miesha were shattered as Miesha never quite got over Miesha. <text:line-break/>It all started in Italy, where they first met Miesha. They had a thing for nice brooders. Miesha wasn't like that at all, but they had an obsession with Miesha anyway. <text:line-break/>The two of them spent a remarkable april together. Their love for Miesha was endless. But they never went on a single date with Miesha because Miesha already fell for Rea. <text:line-break/>It all started at a crime scene, where they first met Rea at night. They spent a remarkable dark season with Rea at a crime scene. They had really come to like lively entertainers and upstanding citizens. How then could Rea be so attractive to them? Rea was the polar opposite! And yet, there was something about Rea... Rea's eyes were blue. They loved Rea for years and years. But they never got together with Rea because Rea fell for Claudine. <text:line-break/>She first met Claudine on the moon on her birthday. She had a thing for tough personalities. Claudine wasn't like that at all, but she spent her days dreaming of Claudine anyway. Claudine had messy hair and brown eyes. She spent a remarkable the month of culpability with Claudine. She loved Claudine for years and years. But she never got together with Claudine because Claudine fell for Marlen. <text:line-break/>The first time she ever saw Marlen, they were, unusually for both of them, on facebook. Marlen was one of those bright people who grew up that really got under her skin.<text:line-break/>Her love for Marlen was eternal. But her hopes of one day marrying Marlen were shattered as Marlen couldn't forget Angelica. <text:line-break/>They first met Angelica in a strip club in the middle of june. They had really come to like intelligent badasses. Angelica wasn't like that at all, but they couldn't forget Angelica anyway. <text:line-break/>They spent some months with Angelica at the temple in 1999. But nothing ever became of it because Angelica loved Chelsea. <text:line-break/>Chelsea's eyes were dark. Chelsea and him first met in school. The two of them spent some weeks together in synagogue.<text:line-break/>But the two of them never even held hands because Chelsea had succumbed to the charms of Diego. <text:line-break/>Diego and him first met in a forest. Diego's eyes were dark and warm. He spent a lovely volcano season with Diego in a bodega. Diego had brown hair and warm brown eyes. But the two of them never got together because Diego fell for Lavonne. <text:line-break/>Lavonne and him first met in the desert at noon. He loved Lavonne for years and years.<text:line-break/>He spent a remarkable autumn with Lavonne in school. He never forgot that time.<text:line-break/>Lavonne was unassuming. But the two of them never got together because Lavonne already never got over Diego. <text:line-break/>He first met Diego in a survival shelter. Diego had messy hair. But the two of them never became a couple because Diego spent his days dreaming of Vada. <text:line-break/>The first time they ever saw Vada, they were, unusually for both of them, online. Their love for Vada was borderless. They spent some months with Vada.<text:line-break/>They had really come to like cruel people who grew up on a causeway. How then could Vada be so attractive to them? Vada was the polar opposite! And yet, there was something about Vada... Vada's eyes were blue. But the two of them never got together because Vada already couldn't forget Siu. <text:line-break/>She first met Siu on a small island. Siu had short hair and shiny eyes. The two of them spent some hours together out hiking. Siu was one of those tall believers that really got under her skin. But she never got with Siu because Siu ardently admired Violeta. <text:line-break/>She first met Violeta in synagogue in early fall. Violeta had light hair. She had a thing for experienced leaders. Violeta met that description perfectly. The two of them spent some enchanted months together. <text:line-break/>Her love for Violeta was eternal. But she never went on a single date with Violeta because Violeta already never got over Emory. <text:line-break/>They first met Emory on twitter. They had a thing for world-weary brooders. Emory was the sole, but very powerful exception to the rule. <text:line-break/>They spent some remarkable hours with Emory under water in 2013. But they never got together with Emory because Emory never quite got over Emory. <text:line-break/>Emory and him first met in synagogue. He had always liked unsettling mascs. In that regard, Emory was everything he could have hoped for and more. Emory had straight hair. He spent some remarkable days with Emory under water. Emory was born on a causeway. But the two of them never became a couple because Emory had a crush on Hilary. <text:line-break/>It all started in a museum, where she first met Hilary in the middle of july. Hilary's eyes were brown. She had a thing for athletic saviour types. Hilary was very different, and yet so intriguing. <text:line-break/>She spent a magical the month of culpability with Hilary. But nothing ever became of it because Hilary adored Nicolette. <text:line-break/>She first met Nicolette on twitter. She had always liked dark nerds and jocks. How then could Nicolette be so attractive to her? Nicolette was the polar opposite! And yet, there was something about Nicolette... Nicolette had short hair. She spent some magical nights with Nicolette, dancing. Her love for Nicolette was undying. But she never so much as kissed Nicolette once because Nicolette admired Hilary. <text:line-break/>The first time they ever saw Hilary, they were, unusually for both of them, online in late the month of culpability. They loved Hilary for years and years. They spent some weeks with Hilary.<text:line-break/>They had really come to like small-ish, tender people who grew up on okcupid. How then could Hilary be so attractive to them? Hilary was the polar opposite! And yet, there was something about Hilary... Hilary had short hair and light eyes. But they never got with Hilary because Hilary already was in love with Hwa. <text:line-break/>It all started in church, where she first met Hwa in 1999. She loved Hwa for years and years. She had always liked well-read femmes and upstanding citizens. Hwa was the sole, but very powerful exception to the rule. <text:line-break/>Hwa was born in a café. But she never got with Hwa because Hwa had an obsession with Violette. <text:line-break/>They first met Violette in the woods on their birthday. They had always liked hardcore, respected leaders. Violette met that description perfectly. <text:line-break/>The two of them spent a enchanted april together. But the two of them never became a couple because Violette cared for nobody but Camille. <text:line-break/>The first time she ever saw Camille, they were, unusually for both of them, in a park, at an inconvenient time for both of them. Camille was sarcastic. She had really come to like tough brooders. Camille was basically that in its most alluring form. <text:line-break/>But she and Camille never got together because Camille ardently admired Cary. <text:line-break/>Cary and them first met under water. Cary was one of those sarcastic upstanding citizens that really got under their skin. But they never got with Cary because Cary never quite got over Violette. <text:line-break/>The first time he ever saw Violette, they were, unusually for both of them, under water. He had really come to like tender personalities. And that was exactly what Violette was. Violette had golden eyes. He spent some outstanding moments with Violette in a park. His love for Violette was unbroken. But he and Violette never got together because Violette could think of nothing but Siu. <text:line-break/>Siu and him first met in the sauna. He loved Siu for years and years.<text:line-break/>He spent a enchanted the season of tears with Siu under water. He considered his months with Siu the most blessed of their life. Siu's eyes were dark brown. But the two of them never got together because Siu never got over Josephine. <text:line-break/>The first time they ever saw Josephine, they were, unusually for both of them, in a forest. Their love for Josephine was undying.<text:line-break/>They spent some remarkable nights with Josephine in a bodega in the small hours. They often dwelled on the memory of that time.<text:line-break/>Josephine had straight hair. But nothing ever became of it because Josephine longingly admired Diego. <text:line-break/>Diego was one of those well-meaning badasses that really got under their skin. The first time they ever saw Diego, they were, unusually for both of them, in a nice little restaurant. But the two of them never became a couple because Diego never quite got over Tammie. <text:line-break/>Tammie and him first met off the grid, celebrating the downfall of a cruel tyrant. But he never got together with Tammie because Tammie never quite got over Marth. <text:line-break/>Marth had big hair and dark and warm eyes. He first met Marth off the grid. He had always liked tough, tough leaders. Marth was the sole, but very powerful exception to the rule. He spent some days with Marth in a supermarket in the month of culpability. But he never got with Marth because Marth never got over Rea. <text:line-break/>She first met Rea in a museum. She had really come to like cruel, short upstanding citizens. Rea was basically that in its most alluring form. Rea was tough. She spent some outstanding weeks with Rea in the evening. Her love for Rea was endless. But she never got with Rea because Rea already was in love with Karma. <text:line-break/>Karma's hair was stylish. Karma and him first met in a park, at an inconvenient time for both of them. But he never went on a single date with Karma because Karma already had succumbed to the charms of Glory. <text:line-break/>Glory and him first met off the grid. He loved Glory for years and years.<text:line-break/>The two of them spent some remarkable months together in a castle. He considered his hours with Glory the most blessed of their life. Glory's hair was stylish. But the two of them never even held hands because Glory never got over Keli. <text:line-break/>Keli and him first met in a bodega. <text:line-break/>Keli was so lively, it was mindblowing. The two of them spent a enchanted monsoon season together. They were the happiest of his life. But the two of them never even held hands because Keli had succumbed to the charms of Marth. <text:line-break/>Marth's eyes were dark. He first met Marth out hiking. The two of them spent some magical days together in the woods.<text:line-break/>He had always liked brooding mascs and mascs. Marth wasn't like that at all, but he cared for nobody but Marth anyway. But he never got with Marth because Marth already was in love with Camille. <text:line-break/>They first met Camille on the International Space Station. They had always liked slender femmes and personalities. Camille wasn't like that at all, but they had a crush on Camille anyway. <text:line-break/>Camille was small-ish. They loved Camille for years and years. But they never so much as kissed Camille once because Camille was in love with Eldon. <text:line-break/>Eldon was born under water and had sandy hair. She first met Eldon in the desert. But the two of them never became a couple because Eldon had a crush on Annetta. <text:line-break/>Annetta and him first met in the woods in the early morning. He had a thing for athletic people and emos. Annetta met that description perfectly. <text:line-break/>Annetta's hair was kinky. He spent a enchanted the season of tears with Annetta out hiking. They stayed imprinted into his memory. But he never got with Annetta because Annetta was obsessed with Monika. <text:line-break/>The first time she ever saw Monika, they were, unusually for both of them, on a small island in the middle of autumn. She loved Monika for years and years. But she never so much as kissed Monika once because Monika was in love with Tommye. <text:line-break/>Tommye was born on okcupid and had straight hair. It all started in Italy, where she first met Tommye. She spent some magical moments with Tommye. But the two of them never got together because Tommye already spent her days dreaming of Diego. <text:line-break/>Diego had light hair and grey eyes. She first met Diego on a causeway in late mild season. She had really come to like bright entertainers and people. Diego wasn't like that at all, but she adored Diego anyway. She spent some magical moments with Diego in her bedroom when Diego broke into it. But she never got with Diego because Diego already adoringly admired Kelle. <text:line-break/>Kelle's hair was straight. He first met Kelle in a castle in early the month of culpability. He spent a magical winter with Kelle in the desert.<text:line-break/>He had a thing for rough, cruel leaders. In that regard, Kelle exceeded his expectations by far. But the two of them never even held hands because Kelle fell for Jeannine. <text:line-break/>The first time she ever saw Jeannine, they were, unusually for both of them, in church. Her love for Jeannine was undying. She spent some enchanted months with Jeannine.<text:line-break/>She had a thing for tough, heavy-set brooders. How then could Jeannine be so attractive to her? Jeannine was the polar opposite! And yet, there was something about Jeannine... Jeannine had white hair. But she never got very far with Jeannine because Jeannine venerated Tommye. <text:line-break/>It all started in a forest, where she first met Tommye at noon. She loved Tommye for years and years. She spent a remarkable autumn with Tommye.<text:line-break/>She had a thing for unsettling, brooding leaders. Tommye wasn't like that at all, but she venerated Tommye anyway. Tommye had curly hair and green eyes. But nothing ever became of it because Tommye never got over Josette. <text:line-break/>The first time he ever saw Josette, they were, unusually for both of them, in church. <text:line-break/>Josette was experienced. He spent some weeks with Josette in a forest in the afternoon. He never forgot that time. But he never got together with Josette because Josette fell for Karma. <text:line-break/>The first time he ever saw Karma, they were, unusually for both of them, in mosque in early december. He loved Karma for years and years. Karma's hair was chestnut-coloured. But nothing ever became of it because Karma only had eyes for Jeannine. <text:line-break/>It all started on okcupid, where she first met Jeannine at noon. She had really come to like unassuming people who grew up in a forest and badasses. Jeannine was very different, and yet so intriguing. Jeannine was born in a strip club. The two of them spent some remarkable days together in a nice little restaurant. Her love for Jeannine was unbroken. But the two of them never got together because Jeannine fell for Keli. <text:line-break/>He first met Keli in mosque. <text:line-break/>Keli was born in a supermarket and had straight hair. He loved Keli for years and years. But his hopes of one day marrying Keli were shattered as Keli cared for nobody but Cindi. <text:line-break/>Cindi and her first met on a small island in the early morning. Cindi was well-educated. She had really come to like world-weary people and people who grew up in her bedroom when Cindi broke into it. In that regard, Cindi was everything she could have hoped for and more. <text:line-break/>But the two of them never even held hands because Cindi had succumbed to the charms of Keli. <text:line-break/>Keli was so enthusiastic, it was mindblowing. Keli and him first met on a mountaintop in the middle of dark season. He spent some outstanding weeks with Keli on a small island.<text:line-break/>He had always liked authoritative nerds. Keli was that and so much more. But the two of them never became a couple because Keli loved Violeta. <text:line-break/>Violeta and them first met . They had a thing for tough badasses and personalities. Violeta was basically that in its most alluring form. <text:line-break/>They spent some magical months with Violeta in their bedroom when Violeta broke into it. But they never got together with Violeta because Violeta could think of nothing but Kelle. <text:line-break/>Kelle and him first met in a museum in late january. Kelle was tender. But he never got very far with Kelle because Kelle couldn't forget Vada. <text:line-break/>It all started at the temple, where he first met Vada in the early morning. He loved Vada for years and years. He spent some hours with Vada at a crime scene.<text:line-break/>He had really come to like brooding, smooth emos. Vada was the sole, but very powerful exception to the rule. Vada was so tall, it was mindblowing. But he never got together with Vada because Vada never got over Karma. <text:line-break/>Karma and her first met at the temple in 2013. She had a thing for athletic nerds and entertainers. And that was exactly what Karma was. <text:line-break/>Karma had light brown eyes. She spent some lovely days with Karma. They were the happiest of her life. But she never got with Karma because Karma had succumbed to the charms of Garfield. <text:line-break/>They first met Garfield on the International Space Station in the early morning. They had really come to like well-read, outgoing types. Garfield was basically that in its most alluring form. <text:line-break/>They spent a lovely november with Garfield. But the two of them never even held hands because Garfield fell for Cary. <text:line-break/>Cary was one of those well-read leaders that really got under her skin. It all started in her bedroom when Cary broke into it, where she first met Cary in late september. She spent some magical nights with Cary on okcupid.<text:line-break/>But her hopes of one day marrying Cary were shattered as Cary cared for nobody but Mohamed. <text:line-break/>She first met Mohamed . Mohamed's eyes were dark. She had a thing for bright people and people. Mohamed was the sole, but very powerful exception to the rule. <text:line-break/>But she never got with Mohamed because Mohamed already loved Garfield. <text:line-break/>It all started on a small island, where she first met Garfield in early december. Her love for Garfield was unbroken. But she never went on a single date with Garfield because Garfield already had succumbed to the charms of Annetta. <text:line-break/>They first met Annetta in church. Their love for Annetta was unbroken. They spent a enchanted winter with Annetta.<text:line-break/>Annetta was tough. But the two of them never even held hands because Annetta only had eyes for Annetta. <text:line-break/>Annetta's hair was stylish. Annetta and her first met on twitter in the middle of september. She had really come to like experienced, rough femmes. Annetta was the sole, but very powerful exception to the rule. The two of them spent a april together. But her hopes of one day marrying Annetta were shattered as Annetta never quite got over Lavonne. <text:line-break/>Lavonne was well-built. The first time she ever saw Lavonne, they were, unusually for both of them, out hiking. But she never got with Lavonne because Lavonne already could think of nothing but Alane. <text:line-break/>He first met Alane at the temple. He spent some outstanding moments with Alane in a nice little restaurant in the small hours. They were the happiest of his life. He had really come to like cruel, hardcore jocks. Alane was very different, and yet so intriguing. Alane was one of those twisted leaders that really got under his skin. He loved Alane for years and years. But he never got with Alane because Alane already never got over Diego. <text:line-break/>They first met Diego on facebook in early the season of tears. Their love for Diego was borderless. Diego was born in the sauna and had straight hair. But the two of them never got together because Diego never quite got over Cindi. <text:line-break/>The first time he ever saw Cindi, they were, unusually for both of them, in his bedroom when Cindi broke into it, celebrating the downfall of a cruel tyrant. <text:line-break/>He spent a outstanding autumn with Cindi in a museum. He loved Cindi for years and years. But he and Cindi never got together because Cindi adored Germaine. <text:line-break/>Germaine was so nice, it was mindblowing. They first met Germaine in the desert. They spent a outstanding february with Germaine.<text:line-break/>But the two of them never became a couple because Germaine had an obsession with Hwa. <text:line-break/>It all started in his bedroom when Hwa broke into it, where he first met Hwa. He loved Hwa for years and years.<text:line-break/>The two of them spent some outstanding nights together. He never forgot that time.<text:line-break/>Hwa's eyes were blue. But he never got with Hwa because Hwa already only had eyes for Marlen. <text:line-break/>The first time she ever saw Marlen, they were, unusually for both of them, at a crime scene in 2013. Marlen had messy hair and dark and warm eyes. She had a thing for unsettling, introverted personalities. Marlen was very different, and yet so intriguing. She spent a remarkable fall with Marlen. <text:line-break/>She loved Marlen for years and years. But she never got with Marlen because Marlen already venerated Keli. <text:line-break/>It all started in a forest, where they first met Keli in early winter. Keli was so rough, it was mindblowing. They had really come to like brooding upstanding citizens and jocks. Keli met that description perfectly. The two of them spent some remarkable months together. <text:line-break/>They loved Keli for years and years. But they never got together with Keli because Keli could think of nothing but Josephine. <text:line-break/>She first met Josephine at midnight. Her love for Josephine was eternal. She spent some remarkable months with Josephine.<text:line-break/>Josephine had glossy hair. But she never got with Josephine because Josephine cared for nobody but Camille. <text:line-break/>Camille and him first met in a museum. <text:line-break/>He spent a lovely winter with Camille. His love for Camille was unbroken. But the two of them never even held hands because Camille was in love with Lera. <text:line-break/>He first met Lera in a strip club in early november. His love for Lera was endless. He spent a remarkable monsoon season with Lera in a bar.<text:line-break/>Lera was outgoing. But he never went on a single date with Lera because Lera already could think of nothing but Rea. <text:line-break/>The first time they ever saw Rea, they were, unusually for both of them, on twitter on their birthday. They loved Rea for years and years. They spent a magical monsoon season with Rea.<text:line-break/>They had always liked brooding, inventive jocks. Rea was that and so much more. Rea had green eyes. But they never got with Rea because Rea adoringly admired Chelsea. <text:line-break/>Chelsea's hair was messy. He first met Chelsea under water, celebrating the downfall of their boss. He spent a outstanding january with Chelsea.<text:line-break/>He had always liked heavy-set, slender types. How then could Chelsea be so attractive to him? Chelsea was the polar opposite! And yet, there was something about Chelsea... But he never got together with Chelsea because Chelsea had a crush on Cary. <text:line-break/>The first time they ever saw Cary, they were, unusually for both of them, on twitter in the middle of autumn. Cary had light hair.<text:line-break/>They loved Cary for years and years. But they never got very far with Cary because Cary was in love with Hilary. <text:line-break/>Hilary and them first met in a forest, at an inconvenient time for both of them. Their love for Hilary was endless. <text:line-break/>Hilary was well-educated. But they never got very far with Hilary because Hilary had an obsession with Lavonne. <text:line-break/>She first met Lavonne in mosque. But she never went on a single date with Lavonne because Lavonne already only ever admired Marth. <text:line-break/>They first met Marth off the grid in late autumn. Marth had curly hair. They had really come to like tough types and people. In that regard, Marth was everything they could have hoped for and more. <text:line-break/>They spent a outstanding autumn with Marth in a bodega. But the two of them never became a couple because Marth loved Idalia. <text:line-break/>He first met Idalia at a crime scene in light season. Idalia's eyes were greenish brown. He had always liked authoritative people and people. In that regard, Idalia exceeded his expectations by far. <text:line-break/>But he never got very far with Idalia because Idalia fell for Alane. <text:line-break/>It all started off the grid, where they first met Alane. Alane was world-weary. They spent some remarkable hours with Alane.<text:line-break/>But the two of them never became a couple because Alane only had eyes for Diego. <text:line-break/>They first met Diego in 2013. They had really come to like well-built, lively types. Diego was basically that in its most alluring form. Diego had dark brown eyes. The two of them spent a enchanted summer together. Diego had grey eyes. But the two of them never got together because Diego only had eyes for Deborah. <text:line-break/>Deborah was one of those short upstanding citizens that really got under their skin. The first time they ever saw Deborah, they were, unusually for both of them, in the woods in the middle of fall. But they never got together with Deborah because Deborah fell for Vada. <text:line-break/>The first time he ever saw Vada, they were, unusually for both of them, in the woods in september. The two of them spent some magical moments together in his bedroom when Vada broke into it.<text:line-break/>Vada had black hair and light eyes. His love for Vada was endless. But the two of them never got together because Vada admired Cary. <text:line-break/>They first met Cary in church. Cary was so athletic, it was mindblowing. They had always liked unsettling brooders. Cary was the sole, but very powerful exception to the rule. <text:line-break/>The two of them spent some enchanted nights together on facebook. But they never got with Cary because Cary already had a crush on Keli. <text:line-break/>Keli and her first met on twitter. The two of them spent some remarkable weeks together.<text:line-break/>Keli had short hair and shiny eyes. Her love for Keli was undying. But she never so much as kissed Keli once because Keli fell for Heather. <text:line-break/>The first time she ever saw Heather, they were, unusually for both of them, under water in the middle of summer. Heather was outgoing. She had always liked introverted upstanding citizens and upstanding citizens. How then could Heather be so attractive to her? Heather was the polar opposite! And yet, there was something about Heather... <text:line-break/>The two of them spent some magical months together in her bedroom when Heather broke into it. But nothing ever became of it because Heather could think of nothing but Lavonne. <text:line-break/>It all started off the grid, where he first met Lavonne. Lavonne had blond hair.<text:line-break/>His love for Lavonne was endless. But he never got with Lavonne because Lavonne already had succumbed to the charms of Jeane. <text:line-break/>They first met Jeane in a supermarket in january. Jeane was born and had big hair. They spent a outstanding autumn with Jeane on facebook.<text:line-break/>But the two of them never became a couple because Jeane was in love with Miesha. <text:line-break/>He first met Miesha in a forest in late dark season. He loved Miesha for years and years.<text:line-break/>He spent a outstanding autumn with Miesha at the temple. He considered his weeks with Miesha the most blessed of their life.<text:line-break/>Miesha's hair was sandy. But nothing ever became of it because Miesha was obsessed with Keli. <text:line-break/>It all started in a castle, where he first met Keli. Keli had grey hair and brown eyes. But he never went on a single date with Keli because Keli already had succumbed to the charms of Garfield. <text:line-break/>The first time he ever saw Garfield, they were, unusually for both of them, in a supermarket in the afternoon. His love for Garfield was eternal. Garfield was born at the temple. But he and Garfield never got together because Garfield venerated Rea. <text:line-break/>Rea's eyes were brown. The first time she ever saw Rea, they were, unusually for both of them, on the moon. She spent some outstanding days with Rea.<text:line-break/>But the two of them never got together because Rea cared for nobody but Min. <text:line-break/>The first time she ever saw Min, they were, unusually for both of them, under water. Min was born in a strip club and had glossy hair. She had a thing for bright mascs. In that regard, Min was everything she could have hoped for and more. <text:line-break/>But the two of them never got together because Min admired Camille. <text:line-break/>The first time she ever saw Camille, they were, unusually for both of them, in a forest. She spent a summer with Camille. Camille was unsettling. She loved Camille for years and years. But she never got together with Camille because Camille had succumbed to the charms of Dorotha. <text:line-break/>She first met Dorotha in a castle in late summer. Dorotha was intelligent. She spent some lovely days with Dorotha online. <text:line-break/>Her love for Dorotha was unbroken. But she and Dorotha never got together because Dorotha venerated Camille. <text:line-break/>The first time she ever saw Camille, they were, unusually for both of them, in a supermarket. She spent some lovely days with Camille. She had really come to like smooth, cruel people who grew up in a bodega. Camille was that and so much more. Camille's hair was grey. She loved Camille for years and years. But the two of them never got together because Camille only had eyes for Vada. <text:line-break/>She first met Vada off the grid. She loved Vada for years and years. She had really come to like disconcerting, hardcore femmes. Vada was that and so much more. <text:line-break/>Vada's eyes were blue. But she and Vada never got together because Vada cared for nobody but Hilary. <text:line-break/>She first met Hilary in the sauna. She had a thing for tall entertainers and people. Hilary was that and so much more. <text:line-break/>Hilary was one of those nice femmes that really got under her skin. She spent a enchanted may with Hilary. They were the happiest of her life. But the two of them never even held hands because Hilary had a crush on Ruthe. <text:line-break/>It all started in school, where she first met Ruthe in 2013. She had really come to like well-read jocks. Ruthe was the sole, but very powerful exception to the rule. <text:line-break/>Ruthe had shiny eyes. Her love for Ruthe was unbroken. But she never went on a single date with Ruthe because Ruthe already loved Jeane. <text:line-break/>It all started out hiking, where she first met Jeane in the early morning. The two of them spent a volcano season together. She had a thing for cruel, well-meaning types. Jeane was the sole, but very powerful exception to the rule. Jeane's eyes were warm brown. She loved Jeane for years and years. But nothing ever became of it because Jeane was obsessed with Vada. <text:line-break/>Vada was straightforward. It all started out hiking, where he first met Vada. He spent some lovely weeks with Vada in mosque.<text:line-break/>But he and Vada never got together because Vada cared for nobody but Celine. <text:line-break/>The first time they ever saw Celine, they were, unusually for both of them, . Celine was born in the desert. They had always liked small-ish, authoritative upstanding citizens. And that was exactly what Celine was. <text:line-break/>The two of them spent some magical nights together on a small island. But they never got together with Celine because Celine cared for nobody but Nicolette. <text:line-break/>They first met Nicolette in church at midnight. They loved Nicolette for years and years.<text:line-break/>The two of them spent a enchanted september together. They considered their hours with Nicolette the most blessed of their life.<text:line-break/>Nicolette was introverted. But they never so much as kissed Nicolette once because Nicolette had succumbed to the charms of Cary. <text:line-break/>He first met Cary on facebook in the middle of june. His love for Cary was eternal. Cary had light brown eyes. But he never so much as kissed Cary once because Cary never quite got over Josette. <text:line-break/>It all started on facebook, where he first met Josette in the early morning. He loved Josette for years and years. <text:line-break/>Josette was so athletic, it was mindblowing. But the two of them never became a couple because Josette had succumbed to the charms of Annetta. <text:line-break/>The first time she ever saw Annetta, they were, unusually for both of them, on twitter, at an inconvenient time for both of them. She had really come to like authoritative brooders. In that regard, Annetta was everything she could have hoped for and more. <text:line-break/>She spent some outstanding moments with Annetta at midnight. But she and Annetta never got together because Annetta had an obsession with Miesha. <text:line-break/>Miesha's hair was white. It all started in Italy, where he first met Miesha in winter. He had always liked intelligent personalities and leaders. How then could Miesha be so attractive to him? Miesha was the polar opposite! And yet, there was something about Miesha... The two of them spent some outstanding nights together at the temple. But the two of them never even held hands because Miesha chastely admired Cary. <text:line-break/>It all started in a survival shelter, where he first met Cary. He had really come to like unsettling, well-built femmes. Cary met that description perfectly. <text:line-break/>Cary had grey hair. The two of them spent some nights together. He often dwelled on the memory of that time. But the two of them never even held hands because Cary had a crush on Annetta. <text:line-break/>Annetta was born on a small island. They first met Annetta in a café. The two of them spent some enchanted nights together.<text:line-break/>They had a thing for athletic personalities. Annetta met that description perfectly. But the two of them never even held hands because Annetta spent their days dreaming of Marlen. <text:line-break/>She first met Marlen in a nice little restaurant. Marlen had dark eyes. <text:line-break/>But she and Marlen never got together because Marlen had succumbed to the charms of Cary. <text:line-break/>He first met Cary out hiking in the early morning. He had always liked twisted jocks and nerds. And that was exactly what Cary was. <text:line-break/>The two of them spent some enchanted nights together in Italy. His love for Cary was borderless. But the two of them never got together because Cary already was obsessed with Keli. <text:line-break/>The first time they ever saw Keli, they were, unusually for both of them, out hiking. They spent some remarkable hours with Keli.<text:line-break/>Keli's hair was sandy. Their love for Keli was eternal. But the two of them never even held hands because Keli hopelessly admired Celine. <text:line-break/>Celine was so heavy-set, it was mindblowing. The first time he ever saw Celine, they were, unusually for both of them, in the woods. But he never got with Celine because Celine had succumbed to the charms of Min. <text:line-break/>The first time he ever saw Min, they were, unusually for both of them, in mosque. He had really come to like inventive emos. Min was the sole, but very powerful exception to the rule. Min was born in school and had chestnut-coloured hair. The two of them spent a enchanted dark season together. He loved Min for years and years. But the two of them never got together because Min spent his days dreaming of Garfield. <text:line-break/>Garfield was so outgoing, it was mindblowing. It all started out hiking, where she first met Garfield. But she never got with Garfield because Garfield already had an obsession with Cary. <text:line-break/>Cary had black eyes. The first time she ever saw Cary, they were, unusually for both of them, on a mountaintop at noon. She spent a enchanted summer with Cary.<text:line-break/>She had always liked outgoing jocks. Cary wasn't like that at all, but she spent her days dreaming of Cary anyway. But she never so much as kissed Cary once because Cary had succumbed to the charms of Hilary. <text:line-break/>Hilary and them first met in a bar. But they and Hilary never got together because Hilary fell for Marlen. <text:line-break/>Marlen and them first met out hiking. They loved Marlen for years and years. But the two of them never became a couple because Marlen only had eyes for Cindi. <text:line-break/>The first time he ever saw Cindi, they were, unusually for both of them, on a small island. Cindi was born on a mountaintop.<text:line-break/>He loved Cindi for years and years. But he never got with Cindi because Cindi could think of nothing but Diego. <text:line-break/>It all started in a bar, where she first met Diego. Diego had brown hair and light eyes. The two of them spent some nights together on twitter.<text:line-break/>But she never went on a single date with Diego because Diego already had an obsession with Camille. <text:line-break/>The first time he ever saw Camille, they were, unusually for both of them, in a nice little restaurant in the afternoon. Camille had short hair and brown eyes. He had always liked hardcore upstanding citizens. In that regard, Camille was everything he could have hoped for and more. <text:line-break/>He spent a enchanted winter with Camille in a bar. But he never got with Camille because Camille never quite got over Jeane. <text:line-break/>Jeane and him first met in a café, dancing. <text:line-break/>Jeane was so short, it was mindblowing. The two of them spent a lovely dark season together. They were the happiest of his life. But he never got together with Jeane because Jeane couldn't forget Siu. <text:line-break/>The first time he ever saw Siu, they were, unusually for both of them, in the desert, celebrating the downfall of a failed social experiment. His love for Siu was unbroken. He had really come to like bright emos and entertainers. How then could Siu be so attractive to him? Siu was the polar opposite! And yet, there was something about Siu... <text:line-break/>Siu was small-ish. But he and Siu never got together because Siu only had eyes for Mohamed. <text:line-break/>The first time she ever saw Mohamed, they were, unusually for both of them, in Italy in late may. She loved Mohamed for years and years. But the two of them never became a couple because Mohamed loved Hilary. <text:line-break/>The first time he ever saw Hilary, they were, unusually for both of them, on a mountaintop, celebrating the downfall of their boss. Hilary had long hair and grey eyes. But he never got with Hilary because Hilary could think of nothing but Chelsea. <text:line-break/>Chelsea had green eyes. It all started in a bar, where he first met Chelsea. The two of them spent a outstanding january together.<text:line-break/>But the two of them never got together because Chelsea venerated Lavonne. <text:line-break/>It all started in a bodega, where they first met Lavonne in late december. They loved Lavonne for years and years. Lavonne's eyes were green. But they never got very far with Lavonne because Lavonne spent their days dreaming of Alane. <text:line-break/>Alane and her first met in a bodega. Alane was one of those straightforward brooders that really got under her skin. She had always liked dark, loving leaders. And that was exactly what Alane was. <text:line-break/>She spent some lovely moments with Alane in a castle at noon. But she never got with Alane because Alane had succumbed to the charms of Monika. <text:line-break/>Monika had chestnut-coloured hair and greenish brown eyes. It all started in a survival shelter, where they first met Monika. They spent a outstanding fall with Monika in a castle.<text:line-break/>They had really come to like dark, sarcastic badasses. In that regard, Monika was everything they could have hoped for and more. But the two of them never got together because Monika fell for Keli. <text:line-break/>The first time she ever saw Keli, they were, unusually for both of them, on a mountaintop. She had a thing for tall leaders and brooders. Keli was basically that in its most alluring form. Keli was one of those rough jocks that really got under her skin. She spent a enchanted volcano season with Keli on the International Space Station. Keli had chestnut-coloured hair and dark and warm eyes. But she never got with Keli because Keli already was in love with Lera. <text:line-break/>The first time he ever saw Lera, they were, unusually for both of them, in school in late september. He had a thing for heavy-set mascs. Lera wasn't like that at all, but he never quite got over Lera anyway. <text:line-break/>The two of them spent some outstanding moments together. But the two of them never got together because Lera already could think of nothing but Heather. <text:line-break/>The first time they ever saw Heather, they were, unusually for both of them, in a museum at night. They had really come to like hardcore upstanding citizens and mascs. In that regard, Heather exceeded their expectations by far. <text:line-break/>Heather was born at the temple. They spent some outstanding weeks with Heather at night. They considered their hours with Heather the most blessed of their life. But the two of them never got together because Heather never got over Monika. <text:line-break/>It all started in a bodega, where she first met Monika in late the month of culpability. Her love for Monika was endless. But she never got together with Monika because Monika venerated Karma. <text:line-break/>Karma and him first met online in the afternoon. Karma was born on facebook and had chestnut-coloured hair.<text:line-break/>He loved Karma for years and years. But he never so much as kissed Karma once because Karma fell for Annetta. <text:line-break/>The first time they ever saw Annetta, they were, unusually for both of them, on okcupid. They had always liked inventive jocks. Annetta was that and so much more. <text:line-break/>They spent a lovely january with Annetta. Their love for Annetta was endless. But they never got with Annetta because Annetta already had an obsession with Tommye. <text:line-break/>It all started in a survival shelter, where they first met Tommye on their birthday. They had always liked athletic entertainers. And that was exactly what Tommye was. <text:line-break/>The two of them spent some lovely nights together. But the two of them never got together because Tommye already was obsessed with Eldon. <text:line-break/>Eldon had big hair. The first time she ever saw Eldon, they were, unusually for both of them, in school. But her hopes of one day marrying Eldon were shattered as Eldon only had eyes for Emory. <text:line-break/>Emory and him first met in a supermarket. Emory had hazel eyes. He spent some enchanted nights with Emory in a bodega in 2013.<text:line-break/>But his hopes of one day marrying Emory were shattered as Emory cared for nobody but Violette. <text:line-break/>It all started in school, where he first met Violette on his birthday. <text:line-break/>The two of them spent a dark season together. But the two of them never got together because Violette was in love with Josette. <text:line-break/>It all started , where she first met Josette. She spent some outstanding nights with Josette out hiking, celebrating the downfall of the old world order. Josette was so loving, it was mindblowing. She loved Josette for years and years. But she never so much as kissed Josette once because Josette loved Camille. <text:line-break/>Camille's hair was stylish. The first time she ever saw Camille, they were, unusually for both of them, in church in late march. She had always liked intelligent nerds and emos. Camille was that and so much more. The two of them spent a enchanted the month of intuition together. But the two of them never became a couple because Camille never quite got over Idalia. <text:line-break/>It all started in a survival shelter, where he first met Idalia. Idalia was one of those well-educated leaders that really got under his skin.<text:line-break/>He loved Idalia for years and years. But he never got with Idalia because Idalia already fell for Karma. <text:line-break/>It all started on twitter, where they first met Karma at midnight. Karma's eyes were brown. They had really come to like enthusiastic, rough badasses. Karma was the sole, but very powerful exception to the rule. <text:line-break/>The two of them spent some magical days together in a strip club. But they never got with Karma because Karma already could think of nothing but Claudine. <text:line-break/>He first met Claudine online, dancing. He spent a outstanding november with Claudine.<text:line-break/>Claudine's eyes were grey. He loved Claudine for years and years. But the two of them never got together because Claudine already fell for Cindi. <text:line-break/>They first met Cindi at a crime scene, dancing. Cindi had greenish brown eyes. The two of them spent some enchanted moments together at the temple.<text:line-break/>They had a thing for well-read saviour types and types. Cindi met that description perfectly. But they never so much as kissed Cindi once because Cindi only had eyes for Vada. <text:line-break/>Vada and him first met in a castle in early dark season. He had always liked well-educated entertainers and upstanding citizens. Vada wasn't like that at all, but he admired Vada anyway. Vada had straight hair and warm brown eyes. He spent a outstanding light season with Vada in his bedroom when Vada broke into it. Vada had chestnut-coloured eyes. But he never went on a single date with Vada because Vada already was obsessed with Angelica. <text:line-break/>The first time she ever saw Angelica, they were, unusually for both of them, in a survival shelter at midnight. She spent some weeks with Angelica in the woods. Angelica was rough. Her love for Angelica was undying. But the two of them never got together because Angelica already fell for Marth. <text:line-break/>Marth and her first met in the desert. She had really come to like authoritative believers and jocks. In that regard, Marth was everything she could have hoped for and more. <text:line-break/>The two of them spent a remarkable light season together. But the two of them never even held hands because Marth solely admired Cindi. <text:line-break/>Cindi and her first met in her bedroom when Cindi broke into it in march. She spent some days with Cindi. She had a thing for slender saviour types. Cindi met that description perfectly. Cindi was born in the desert. Her love for Cindi was borderless. But the two of them never got together because Cindi spent her days dreaming of Jeane. <text:line-break/>Jeane and him first met in a café. Jeane's hair was curly. He had really come to like tough emos and badasses. Jeane was basically that in its most alluring form. <text:line-break/>But the two of them never got together because Jeane already only had eyes for Dorotha. <text:line-break/>Dorotha and them first met on twitter. Dorotha was outgoing. They had a thing for inventive, sarcastic jocks. Dorotha wasn't like that at all, but they was in love with Dorotha anyway. <text:line-break/>The two of them spent a remarkable dark season together. But the two of them never even held hands because Dorotha never got over Celine. <text:line-break/>The first time they ever saw Celine, they were, unusually for both of them, in the woods in the month of intuition. Their love for Celine was eternal. <text:line-break/>Celine was born on facebook and had sandy hair. But they never got with Celine because Celine had succumbed to the charms of Germaine. <text:line-break/>Germaine and them first met under water. They spent some lovely moments with Germaine off the grid in spring.<text:line-break/>Germaine was so authoritative, it was mindblowing. Their love for Germaine was eternal. But they never went on a single date with Germaine because Germaine already had succumbed to the charms of Josette. <text:line-break/>It all started in the desert, where she first met Josette in the early morning. She loved Josette for years and years.<text:line-break/>She spent some remarkable hours with Josette in a strip club in december. They stayed imprinted into her memory.<text:line-break/>Josette was so outgoing, it was mindblowing. But she never got with Josette because Josette already had succumbed to the charms of Nathanael. <text:line-break/>Nathanael and them first met in a nice little restaurant. Nathanael had stylish hair and hazel eyes. They spent some lovely nights with Nathanael.<text:line-break/>But the two of them never became a couple because Nathanael adored Nicolette. <text:line-break/>It all started on okcupid, where he first met Nicolette in the evening. His love for Nicolette was eternal. Nicolette was so unassuming, it was mindblowing. But the two of them never became a couple because Nicolette spent his days dreaming of Annetta. <text:line-break/>It all started on a mountaintop, where he first met Annetta in the evening. Annetta was born on twitter and had grey hair. He had always liked punk, cruel people. In that regard, Annetta exceeded his expectations by far. <text:line-break/>He spent some enchanted weeks with Annetta on facebook. But he never so much as kissed Annetta once because Annetta solely admired Marlen. <text:line-break/>Marlen and them first met in the desert at noon. Marlen had glossy hair. They spent some outstanding nights with Marlen.<text:line-break/>But they never got very far with Marlen because Marlen adored Annetta. <text:line-break/>Annetta and him first met on a stupid, stupid dating app whose name he won't mention on his birthday. He loved Annetta for years and years. He had a thing for short, enthusiastic entertainers. Annetta was basically that in its most alluring form. <text:line-break/>Annetta was born in synagogue and had big hair. But the two of them never even held hands because Annetta had an obsession with Celine. <text:line-break/>He first met Celine on a small island. He had always liked smooth brooders and upstanding citizens. Celine was the sole, but very powerful exception to the rule. Celine had chestnut-coloured hair and warm brown eyes. The two of them spent some magical days together in a bar. His love for Celine was borderless. But he never got with Celine because Celine already hopelessly admired Cindi. <text:line-break/>She first met Cindi in mosque. She had a thing for hardcore, athletic leaders. Cindi wasn't like that at all, but she fell for Cindi anyway. <text:line-break/>Cindi had curly hair and dark and warm eyes. She spent some moments with Cindi at noon. She often dwelled on the memory of that time. But the two of them never even held hands because Cindi spent her days dreaming of Lavonne. <text:line-break/>They first met Lavonne on a stupid, stupid dating app whose name they won't mention in early january. They spent a magical winter with Lavonne in school. They often dwelled on the memory of that time. They had a thing for twisted brooders and entertainers. Lavonne was basically that in its most alluring form. Lavonne had black eyes. Their love for Lavonne was eternal. But they never went on a single date with Lavonne because Lavonne already adored Glory. <text:line-break/>The first time they ever saw Glory, they were, unusually for both of them, in a strip club, celebrating the downfall of a failed social experiment. The two of them spent a remarkable dark season together.<text:line-break/>Glory's hair was natural. They loved Glory for years and years. But they never got very far with Glory because Glory never quite got over Marth. <text:line-break/>He first met Marth on a small island. <text:line-break/>Marth was born in church and had long hair. The two of them spent a outstanding autumn together. He often dwelled on the memory of that time. But he never got very far with Marth because Marth spent his days dreaming of Miesha. <text:line-break/>The first time she ever saw Miesha, they were, unusually for both of them, in a survival shelter. She had really come to like unassuming, respected femmes. Miesha was the sole, but very powerful exception to the rule. Miesha was one of those punk saviour types that really got under her skin. She spent a enchanted dark season with Miesha in a bar. Miesha's eyes were chestnut-coloured. But she never so much as kissed Miesha once because Miesha could think of nothing but Celine. <text:line-break/>He first met Celine on a stupid, stupid dating app whose name he won't mention at noon. Celine had shiny eyes. But nothing ever became of it because Celine cared for nobody but Violette. <text:line-break/>Violette was so athletic, it was mindblowing. She first met Violette in church. She spent a may with Violette.<text:line-break/>She had always liked experienced brooders. Violette was very different, and yet so intriguing. But she never got together with Violette because Violette fell for Cary. <text:line-break/>The first time she ever saw Cary, they were, unusually for both of them, in Italy, celebrating the downfall of capitalism. Cary was one of those loving nerds that really got under her skin.<text:line-break/>Her love for Cary was undying. But she never got with Cary because Cary was in love with Tammie. <text:line-break/>It all started out hiking, where they first met Tammie, at an inconvenient time for both of them. They spent some outstanding months with Tammie on a stupid, stupid dating app whose name they won't mention in the evening.<text:line-break/>Tammie was one of those introverted entertainers that really got under their skin. Their love for Tammie was eternal. But they never went on a single date with Tammie because Tammie already spent their days dreaming of Hilary. <text:line-break/>They first met Hilary in school. Their love for Hilary was unbroken. But nothing ever became of it because Hilary loved Min. <text:line-break/>Min and them first met at the temple in 2013. They spent some remarkable nights with Min. They had really come to like heavy-set people and mascs. Min was very different, and yet so intriguing. Min was so straightforward, it was mindblowing. Their love for Min was unbroken. But the two of them never even held hands because Min only had eyes for Dustin. <text:line-break/>It all started in the woods, where they first met Dustin. Dustin had light hair.<text:line-break/>They loved Dustin for years and years. But they never got with Dustin because Dustin had an obsession with Lavonne. <text:line-break/>They first met Lavonne in the sauna. Lavonne's eyes were brown. They spent a magical dark season with Lavonne.<text:line-break/>But they never got with Lavonne because Lavonne already could think of nothing but Camille. <text:line-break/>It all started in Italy, where she first met Camille in autumn. She spent a remarkable june with Camille. She had a thing for short people who grew up in school and brooders. Camille was very different, and yet so intriguing. Camille was born in a nice little restaurant and had natural hair. Her love for Camille was eternal. But she never got very far with Camille because Camille couldn't forget Cary. <text:line-break/>Cary's hair was chestnut-coloured. Cary and him first met in Italy. But he and Cary never got together because Cary hopelessly admired Min. <text:line-break/>They first met Min online. But they never got together with Min because Min had an obsession with Lavonne. <text:line-break/>He first met Lavonne in church in the middle of mild season. He loved Lavonne for years and years. But he never got together with Lavonne because Lavonne was in love with Mohamed. <text:line-break/>The first time she ever saw Mohamed, they were, unusually for both of them, in mosque in late the month of intuition. Mohamed had long hair and chestnut-coloured eyes. But her hopes of one day marrying Mohamed were shattered as Mohamed spent her days dreaming of Adolph. <text:line-break/>Adolph had blue eyes. The first time they ever saw Adolph, they were, unusually for both of them, on twitter in volcano season. They had always liked rough, athletic jocks. In that regard, Adolph was everything they could have hoped for and more. The two of them spent a remarkable march together. But the two of them never became a couple because Adolph spent their days dreaming of Keli. <text:line-break/>Keli was born at a crime scene and had stylish hair. They first met Keli in church, dancing. They spent a magical autumn with Keli.<text:line-break/>They had really come to like stocky badasses and mascs. In that regard, Keli exceeded their expectations by far. But they never got very far with Keli because Keli venerated Mohamed. <text:line-break/>She first met Mohamed in the sauna in the evening. She had a thing for intelligent saviour types and personalities. Mohamed was very different, and yet so intriguing. <text:line-break/>Mohamed was hardcore. She loved Mohamed for years and years. But the two of them never became a couple because Mohamed had an obsession with Idalia. <text:line-break/>It all started on the moon, where they first met Idalia. They loved Idalia for years and years. Idalia's eyes were brown. But the two of them never became a couple because Idalia never got over Diego. <text:line-break/>Diego and her first met in synagogue in the middle of the month of intuition. Her love for Diego was unbroken.<text:line-break/>The two of them spent a outstanding monsoon season together. They were the happiest of her life.<text:line-break/>Diego was nice. But she never got very far with Diego because Diego was obsessed with Mohamed. <text:line-break/>Mohamed and her first met on the International Space Station. She had always liked twisted brooders. In that regard, Mohamed was everything she could have hoped for and more. <text:line-break/>The two of them spent some magical weeks together in a café. But she never got very far with Mohamed because Mohamed had succumbed to the charms of Lera. <text:line-break/>Lera had straight hair and green eyes. Lera and him first met on the moon. He spent some lovely nights with Lera in the middle of fall.<text:line-break/>But he never so much as kissed Lera once because Lera venerated Nicolette. <text:line-break/>Nicolette was soft-spoken. The first time he ever saw Nicolette, they were, unusually for both of them, in the woods in the afternoon. He had really come to like hardcore jocks. Nicolette was very different, and yet so intriguing. The two of them spent a enchanted dark season together. But he and Nicolette never got together because Nicolette venerated Violette. <text:line-break/>It all started in a café, where he first met Violette. He loved Violette for years and years. He had a thing for inventive people. How then could Violette be so attractive to him? Violette was the polar opposite! And yet, there was something about Violette... <text:line-break/>Violette was born in the sauna. But the two of them never became a couple because Violette adored Nathanael. <text:line-break/>They first met Nathanael in mosque. Nathanael had warm brown eyes. The two of them spent some outstanding months together in church. Their love for Nathanael was eternal. But they never got together with Nathanael because Nathanael never quite got over Idalia. <text:line-break/>They first met Idalia on the International Space Station. They spent a autumn with Idalia. They had always liked well-educated jocks and people. Idalia was that and so much more. Idalia's eyes were hazel. Their love for Idalia was eternal. But the two of them never became a couple because Idalia fell for Emory. <text:line-break/>The first time she ever saw Emory, they were, unusually for both of them, on okcupid in the middle of the season of tears. Her love for Emory was eternal. Emory had chestnut-coloured eyes. But the two of them never even held hands because Emory loved Nicolette. <text:line-break/>The first time she ever saw Nicolette, they were, unusually for both of them, in the woods, at an inconvenient time for both of them. <text:line-break/>Nicolette's eyes were warm brown. Her love for Nicolette was endless. But she never got together with Nicolette because Nicolette had succumbed to the charms of Siu. <text:line-break/>Siu was born in a bodega and had messy hair. It all started on a small island, where she first met Siu in the small hours. She spent some months with Siu in the woods.<text:line-break/>She had always liked twisted jocks and saviour types. Siu was that and so much more. But she never so much as kissed Siu once because Siu couldn't forget Nathanael. <text:line-break/>She first met Nathanael out hiking in the small hours. She had a thing for nice jocks. Nathanael met that description perfectly. <text:line-break/>The two of them spent some enchanted days together. But she never so much as kissed Nathanael once because Nathanael hopelessly admired Monika. <text:line-break/>It all started under water, where he first met Monika. He loved Monika for years and years. He spent some magical months with Monika in church.<text:line-break/>Monika's hair was straight. But nothing ever became of it because Monika couldn't forget Nathanael. <text:line-break/>They first met Nathanael in mosque. They had really come to like lively entertainers. In that regard, Nathanael was everything they could have hoped for and more. Nathanael had green eyes. The two of them spent some remarkable days together at the temple. Nathanael's eyes were chestnut-coloured. But nothing ever became of it because Nathanael spent their days dreaming of Angelica. <text:line-break/>The first time he ever saw Angelica, they were, unusually for both of them, on a stupid, stupid dating app whose name he won't mention. He loved Angelica for years and years.<text:line-break/>The two of them spent a outstanding the month of culpability together. He often dwelled on the memory of that time.<text:line-break/>Angelica was born under water and had curly hair. But he never got very far with Angelica because Angelica spent his days dreaming of Hilary. <text:line-break/>The first time she ever saw Hilary, they were, unusually for both of them, on a causeway in late december. Hilary had straight hair. She had always liked authoritative types. And that was exactly what Hilary was. She spent a enchanted monsoon season with Hilary. <text:line-break/>She loved Hilary for years and years. But the two of them never got together because Hilary already was in love with Adolph. <text:line-break/>The first time he ever saw Adolph, they were, unusually for both of them, in a park in 1999. His love for Adolph was unbroken. He spent a spring with Adolph.<text:line-break/>Adolph was respected. But the two of them never even held hands because Adolph fell for Siu. <text:line-break/>Siu and him first met in school in 2013. But he never so much as kissed Siu once because Siu was in love with Kelle. <text:line-break/>Kelle and them first met in school in the small hours. They had really come to like unsettling personalities and people. And that was exactly what Kelle was. <text:line-break/>The two of them spent a remarkable february together. But they never got together with Kelle because Kelle was in love with Josephine. <text:line-break/>The first time he ever saw Josephine, they were, unusually for both of them, on facebook. He had always liked introverted, disconcerting mascs. Josephine was that and so much more. <text:line-break/>Josephine was heavy-set. His love for Josephine was eternal. But the two of them never even held hands because Josephine was obsessed with Marth. <text:line-break/>He first met Marth in a supermarket. Marth had messy hair. But the two of them never got together because Marth already fell for Germaine. <text:line-break/>They first met Germaine in the desert. They loved Germaine for years and years.<text:line-break/>They spent some remarkable nights with Germaine in Italy. They were the happiest of their life.<text:line-break/>Germaine had sandy hair. But the two of them never got together because Germaine already venerated Diego. <text:line-break/>It all started in mosque, where they first met Diego. Their love for Diego was eternal. They spent some enchanted months with Diego.<text:line-break/>Diego had stylish hair. But the two of them never got together because Diego already spent their days dreaming of Min. <text:line-break/>Min and him first met under water. But the two of them never even held hands because Min had succumbed to the charms of Rea. <text:line-break/>They first met Rea in their bedroom when Rea broke into it at night. The two of them spent some magical nights together . They had always liked tender, slender nerds. Rea was the sole, but very powerful exception to the rule. Rea was one of those tall leaders that really got under their skin. They loved Rea for years and years. But the two of them never got together because Rea was in love with Tammie. <text:line-break/>The first time he ever saw Tammie, they were, unusually for both of them, in the woods. The two of them spent some magical weeks together. He often dwelled on the memory of that time. He had a thing for world-weary personalities. Tammie wasn't like that at all, but he had a crush on Tammie anyway. Tammie was one of those well-read emos that really got under his skin. He loved Tammie for years and years. But the two of them never got together because Tammie already venerated Chelsea. <text:line-break/>Chelsea and her first met in the desert. Chelsea was born at a crime scene and had black hair. She had a thing for lively, soft-spoken people who grew up off the grid. In that regard, Chelsea exceeded her expectations by far. <text:line-break/>She spent some outstanding moments with Chelsea, at an inconvenient time for both of them. But she never got with Chelsea because Chelsea spent her days dreaming of Mohamed. <text:line-break/>Mohamed and him first met in synagogue in late light season. He had a thing for sarcastic emos and femmes. Mohamed was very different, and yet so intriguing. <text:line-break/>Mohamed had grey eyes. His love for Mohamed was eternal. But he and Mohamed never got together because Mohamed had succumbed to the charms of Violeta. <text:line-break/>The first time they ever saw Violeta, they were, unusually for both of them, in a forest. Violeta was tall. But they never got with Violeta because Violeta already cared for nobody but Glory. <text:line-break/>It all started on a causeway, where she first met Glory in august. Her love for Glory was unbroken. She had always liked cruel, well-built jocks. Glory was the sole, but very powerful exception to the rule. <text:line-break/>Glory was born in a museum. But she never got with Glory because Glory had succumbed to the charms of Josephine. <text:line-break/>They first met Josephine in mosque. They had always liked soft entertainers and personalities. Josephine met that description perfectly. Josephine was one of those brooding types that really got under their skin. They spent a remarkable autumn with Josephine. They loved Josephine for years and years. But their hopes of one day marrying Josephine were shattered as Josephine spent their days dreaming of Jeannine. <text:line-break/>Jeannine was born in Italy. It all started on twitter, where they first met Jeannine on their birthday. But the two of them never became a couple because Jeannine venerated Vada. <text:line-break/>He first met Vada in a castle in 1999. He had really come to like well-meaning, soft-spoken femmes. And that was exactly what Vada was. Vada was authoritative. He spent some nights with Vada. Vada was one of those introverted personalities that really got under his skin. But his hopes of one day marrying Vada were shattered as Vada spent his days dreaming of Germaine. <text:line-break/>It all started in a survival shelter, where she first met Germaine in late monsoon season. She had really come to like rough brooders and saviour types. Germaine was the sole, but very powerful exception to the rule. Germaine's eyes were black. The two of them spent some remarkable nights together. Her love for Germaine was endless. But she never went on a single date with Germaine because Germaine already venerated Alane. <text:line-break/>It all started in a forest, where they first met Alane. They spent a enchanted summer with Alane.<text:line-break/>Alane had grey eyes. Their love for Alane was endless. But they never got very far with Alane because Alane was obsessed with Cary. <text:line-break/>Cary and her first met in the desert. Cary was so sarcastic, it was mindblowing. She spent some magical days with Cary at midnight.<text:line-break/>But nothing ever became of it because Cary fell for Lavonne. <text:line-break/>The first time they ever saw Lavonne, they were, unusually for both of them, in the woods in 2013. They loved Lavonne for years and years. <text:line-break/>Lavonne was well-built. But they and Lavonne never got together because Lavonne never got over Germaine. <text:line-break/>It all started in a museum, where she first met Germaine in the small hours. She spent some nights with Germaine.<text:line-break/>Germaine was born in Italy. Her love for Germaine was unbroken. But she and Germaine never got together because Germaine loved Alane. <text:line-break/>The first time they ever saw Alane, they were, unusually for both of them, online, at an inconvenient time for both of them. Alane had shiny eyes. They spent some lovely moments with Alane in summer. Their love for Alane was endless. But the two of them never even held hands because Alane had a crush on Jeane. <text:line-break/>They first met Jeane at a crime scene. But the two of them never even held hands because Jeane never got over Josephine. <text:line-break/>Josephine and her first met in mosque in early september. She spent some magical days with Josephine in the middle of spring. She had really come to like witty people. In that regard, Josephine was everything she could have hoped for and more. Josephine's hair was short. She loved Josephine for years and years. But nothing ever became of it because Josephine never quite got over Marlen. <text:line-break/>The first time she ever saw Marlen, they were, unusually for both of them, in the woods in early the month of culpability. Marlen's eyes were brown. She had really come to like tall types and femmes. Marlen met that description perfectly. <text:line-break/>But her hopes of one day marrying Marlen were shattered as Marlen only had eyes for Kelle. <text:line-break/>Kelle and him first met in a supermarket in the afternoon. Kelle's eyes were dark. He had really come to like disconcerting femmes and mascs. Kelle was the sole, but very powerful exception to the rule. <text:line-break/>But the two of them never became a couple because Kelle never quite got over Tammie. <text:line-break/>The first time he ever saw Tammie, they were, unusually for both of them, out hiking. Tammie was born in mosque. He spent some enchanted hours with Tammie . <text:line-break/>He loved Tammie for years and years. But the two of them never got together because Tammie already adored Cindi. <text:line-break/>Cindi and him first met in a park in the afternoon. He had a thing for dark people who grew up on okcupid. Cindi met that description perfectly. <text:line-break/>He spent some outstanding days with Cindi. But his hopes of one day marrying Cindi were shattered as Cindi adored Claudine. <text:line-break/>Claudine's hair was straight. The first time they ever saw Claudine, they were, unusually for both of them, in mosque. But they never so much as kissed Claudine once because Claudine had a crush on Sunday. <text:line-break/>The first time she ever saw Sunday, they were, unusually for both of them, in a bodega. She had really come to like soft-spoken, straightforward saviour types. Sunday wasn't like that at all, but she venerated Sunday anyway. Sunday's hair was long. The two of them spent some days together. She loved Sunday for years and years. But she and Sunday never got together because Sunday fell for Josephine. <text:line-break/>It all started at a crime scene, where she first met Josephine in the small hours. Her love for Josephine was borderless. <text:line-break/>Josephine was one of those unsettling emos that really got under her skin. But nothing ever became of it because Josephine spent her days dreaming of Idalia. <text:line-break/>The first time they ever saw Idalia, they were, unusually for both of them, in a strip club. Idalia was born in a forest and had grey hair. They spent a dark season with Idalia.<text:line-break/>They had really come to like world-weary, well-built leaders. And that was exactly what Idalia was. But they never got together with Idalia because Idalia couldn't forget Keli. <text:line-break/>The first time he ever saw Keli, they were, unusually for both of them, at a crime scene. He had always liked hardcore nerds. In that regard, Keli was everything he could have hoped for and more. <text:line-break/>Keli had dark hair and warm brown eyes. The two of them spent a december together. He considered his weeks with Keli the most blessed of their life. But the two of them never became a couple because Keli couldn't forget Ruthe. <text:line-break/>It all started in synagogue, where she first met Ruthe at midnight. She had really come to like short entertainers. Ruthe was very different, and yet so intriguing. <text:line-break/>Ruthe was born on a small island and had natural hair. Her love for Ruthe was eternal. But the two of them never got together because Ruthe desperately admired Diego. <text:line-break/>Diego was born in a nice little restaurant. He first met Diego in his bedroom when Diego broke into it. But he never got with Diego because Diego couldn't forget Heather. <text:line-break/>Heather was one of those hardcore mascs that really got under his skin. He first met Heather in the desert in the middle of autumn. But the two of them never became a couple because Heather had a crush on Vada. <text:line-break/>The first time he ever saw Vada, they were, unusually for both of them, off the grid. Vada had dark brown eyes. <text:line-break/>But he never got together with Vada because Vada had an obsession with Hwa. <text:line-break/>They first met Hwa in a café. Their love for Hwa was borderless. But they and Hwa never got together because Hwa cared for nobody but Jeane. <text:line-break/>The first time she ever saw Jeane, they were, unusually for both of them, on the moon in early volcano season. Jeane was so world-weary, it was mindblowing. <text:line-break/>The two of them spent a magical volcano season together. But she never went on a single date with Jeane because Jeane already had an obsession with Germaine. <text:line-break/>The first time she ever saw Germaine, they were, unusually for both of them, on the International Space Station on her birthday. Germaine had messy hair and chestnut-coloured eyes. She had always liked sarcastic, rough entertainers. Germaine was that and so much more. She spent a may with Germaine. <text:line-break/>She loved Germaine for years and years. But she never got very far with Germaine because Germaine had an obsession with Germaine. <text:line-break/>He first met Germaine in a forest in the small hours. He loved Germaine for years and years. The two of them spent a enchanted the season of tears together.<text:line-break/>Germaine was one of those soft people that really got under his skin. But the two of them never even held hands because Germaine venerated Alane. <text:line-break/>Alane and him first met in Italy in the evening. He loved Alane for years and years. But the two of them never became a couple because Alane never quite got over Glory. <text:line-break/>Glory and him first met on a small island in 2013. He had always liked twisted, brooding entertainers. Glory met that description perfectly. <text:line-break/>He spent some enchanted months with Glory in the desert. His love for Glory was endless. But the two of them never even held hands because Glory had succumbed to the charms of Jessia. <text:line-break/>She first met Jessia in church. <text:line-break/>Jessia had curly hair and green eyes. Her love for Jessia was eternal. But she never went on a single date with Jessia because Jessia already could think of nothing but Josette. <text:line-break/>It all started on a causeway, where he first met Josette at noon. He spent a april with Josette. They stayed imprinted into his memory. He had a thing for tough, unsettling personalities. In that regard, Josette was everything he could have hoped for and more. Josette had blue eyes. His love for Josette was unbroken. But he and Josette never got together because Josette adored Josette. <text:line-break/>Josette and her first met in a forest. She loved Josette for years and years.<text:line-break/>The two of them spent a magical june together. She never forgot that time. Josette had blond hair and grey eyes. But she never went on a single date with Josette because Josette already fell for Eldon. <text:line-break/>The first time she ever saw Eldon, they were, unusually for both of them, in a castle at midnight. Her love for Eldon was unbroken. Eldon's eyes were brown. But she never went on a single date with Eldon because Eldon already could think of nothing but Marlen. <text:line-break/>Marlen was so loving, it was mindblowing. Marlen and them first met on the moon in the evening. The two of them spent a outstanding dark season together.<text:line-break/>They had always liked loving, stocky personalities. Marlen was basically that in its most alluring form. But they never got very far with Marlen because Marlen could think of nothing but Kelle. <text:line-break/>They first met Kelle in their bedroom when Kelle broke into it in december. They had always liked authoritative, smooth types. Kelle was basically that in its most alluring form. <text:line-break/>They spent a remarkable may with Kelle. But they never got with Kelle because Kelle already had a crush on Marlen. <text:line-break/>Marlen and her first met on facebook. Marlen was one of those sarcastic people who grew up in her bedroom when Marlen broke into it that really got under her skin. The two of them spent a outstanding fall together.<text:line-break/>She had always liked well-educated emos. Marlen was very different, and yet so intriguing. But nothing ever became of it because Marlen adored Hwa. <text:line-break/>It all started in a café, where they first met Hwa in volcano season. They loved Hwa for years and years. Hwa's eyes were dark brown. But the two of them never became a couple because Hwa could think of nothing but Dorotha. <text:line-break/>It all started on the International Space Station, where he first met Dorotha. <text:line-break/>The two of them spent some lovely months together. But the two of them never even held hands because Dorotha fell for Adolph. <text:line-break/>Adolph and them first met on twitter in 1999. But they and Adolph never got together because Adolph couldn't forget Jeane. <text:line-break/>It all started in his bedroom when Jeane broke into it, where he first met Jeane in 1999. His love for Jeane was borderless. <text:line-break/>Jeane had blue eyes. But he never got very far with Jeane because Jeane spent his days dreaming of Ruthe. <text:line-break/>It all started on a stupid, stupid dating app whose name she won't mention, where she first met Ruthe in late june. She had really come to like well-educated emos and saviour types. Ruthe was very different, and yet so intriguing. <text:line-break/>Ruthe was born in a strip club and had sandy hair. She loved Ruthe for years and years. But the two of them never even held hands because Ruthe fell for Cary. <text:line-break/>She first met Cary on the International Space Station. Cary was born in Italy and had black hair. She spent some remarkable nights with Cary on facebook at night.<text:line-break/>But she never got very far with Cary because Cary fell for Nathanael. <text:line-break/>The first time he ever saw Nathanael, they were, unusually for both of them, in church. He had really come to like introverted, straightforward jocks. Nathanael was basically that in its most alluring form. <text:line-break/>He spent a magical the month of culpability with Nathanael. But he never got with Nathanael because Nathanael already only had eyes for Lera. <text:line-break/>Lera's hair was messy. The first time she ever saw Lera, they were, unusually for both of them, in synagogue. But she never went on a single date with Lera because Lera already was in love with Josephine. <text:line-break/>It all started on a small island, where he first met Josephine in the middle of the season of tears. He had always liked disconcerting brooders. Josephine was very different, and yet so intriguing. Josephine was one of those respected mascs that really got under his skin. He spent a outstanding winter with Josephine. His love for Josephine was endless. But he never got very far with Josephine because Josephine was in love with Celine. <text:line-break/>Celine and him first met on a small island. His love for Celine was endless. The two of them spent some magical hours together in the woods.<text:line-break/>Celine's eyes were shiny. But he never got with Celine because Celine venerated Celine. <text:line-break/>He first met Celine in a bar at night. He loved Celine for years and years. But he never got very far with Celine because Celine venerated Hilary. <text:line-break/>The first time he ever saw Hilary, they were, unusually for both of them, in Italy. His love for Hilary was endless. Hilary had sandy hair. But nothing ever became of it because Hilary chastely admired Tommye. <text:line-break/>The first time she ever saw Tommye, they were, unusually for both of them, on twitter. She had a thing for soft upstanding citizens and upstanding citizens. Tommye wasn't like that at all, but she never quite got over Tommye anyway. <text:line-break/>Tommye had brown eyes. She loved Tommye for years and years. But she never got with Tommye because Tommye never got over Tommye. <text:line-break/>The first time she ever saw Tommye, they were, unusually for both of them, out hiking in dark season. She had a thing for nice brooders. Tommye was that and so much more. <text:line-break/>The two of them spent some weeks together in a museum. But she and Tommye never got together because Tommye adored Jeannine. <text:line-break/>The first time he ever saw Jeannine, they were, unusually for both of them, in the woods. He had always liked short badasses and femmes. How then could Jeannine be so attractive to him? Jeannine was the polar opposite! And yet, there was something about Jeannine... Jeannine was born in synagogue. The two of them spent some magical days together in a park. He loved Jeannine for years and years. But he never got very far with Jeannine because Jeannine ardently admired Emory. <text:line-break/>Emory and them first met in church, celebrating the downfall of a cruel tyrant. Emory was one of those witty mascs that really got under their skin. They had always liked punk badasses. In that regard, Emory was everything they could have hoped for and more. <text:line-break/>But they never went on a single date with Emory because Emory already fell for Violette. <text:line-break/>It all started in synagogue, where they first met Violette at midnight. They had a thing for bright, nice badasses. Violette was basically that in its most alluring form. <text:line-break/>Violette was heavy-set. The two of them spent a remarkable the month of culpability together. They never forgot that time. But they never got together with Violette because Violette fell for Dustin. <text:line-break/>The first time she ever saw Dustin, they were, unusually for both of them, in a survival shelter on her birthday. But she never got with Dustin because Dustin spent her days dreaming of Josephine. <text:line-break/>She first met Josephine on a causeway. She had really come to like well-read upstanding citizens. Josephine was the sole, but very powerful exception to the rule. <text:line-break/>The two of them spent a lovely the month of intuition together. But she never got together with Josephine because Josephine only had eyes for Jeane. <text:line-break/>It all started under water, where they first met Jeane. Jeane was one of those introverted personalities that really got under their skin.<text:line-break/>They loved Jeane for years and years. But they never got very far with Jeane because Jeane only had eyes for Jeane. <text:line-break/>Jeane and them first met in their bedroom when Jeane broke into it. They had really come to like unassuming femmes and nerds. In that regard, Jeane exceeded their expectations by far. Jeane was born in synagogue and had grey hair. They spent some enchanted hours with Jeane on a stupid, stupid dating app whose name they won't mention in 1999. Jeane was one of those well-meaning believers that really got under their skin. But they never got very far with Jeane because Jeane was obsessed with Glory. <text:line-break/>Glory had black hair and black eyes. He first met Glory in a bar. But he never got with Glory because Glory never got over Hilary. <text:line-break/>They first met Hilary in their bedroom when Hilary broke into it. They loved Hilary for years and years. But the two of them never got together because Hilary already adored Violeta. <text:line-break/>Violeta and them first met in the early morning. They had always liked well-read femmes. Violeta was that and so much more. <text:line-break/>They spent some magical weeks with Violeta in early august. But nothing ever became of it because Violeta cared for nobody but Heather. <text:line-break/>The first time he ever saw Heather, they were, unusually for both of them, on a mountaintop on his birthday. Heather was born on twitter. He had a thing for smooth personalities. Heather was the sole, but very powerful exception to the rule. <text:line-break/>He spent a remarkable june with Heather. But he never went on a single date with Heather because Heather already adored Diego. <text:line-break/>They first met Diego on a stupid, stupid dating app whose name they won't mention. They had a thing for well-built nerds. In that regard, Diego exceeded their expectations by far. <text:line-break/>They spent some lovely weeks with Diego on a mountaintop. Their love for Diego was eternal. But the two of them never even held hands because Diego was obsessed with Josephine. <text:line-break/>The first time he ever saw Josephine, they were, unusually for both of them, on the moon in late autumn. He had a thing for loving badasses. Josephine was the sole, but very powerful exception to the rule. <text:line-break/>Josephine was born in a nice little restaurant. He spent some outstanding weeks with Josephine on his birthday. They were the happiest of his life. But he never went on a single date with Josephine because Josephine already had a crush on Marth. <text:line-break/>She first met Marth off the grid. She spent a lovely summer with Marth. She had really come to like experienced believers and saviour types. Marth was the sole, but very powerful exception to the rule. Marth was tough. She loved Marth for years and years. But nothing ever became of it because Marth had an obsession with Hwa. <text:line-break/>The first time he ever saw Hwa, they were, unusually for both of them, in a bar in 1999. Hwa was born out hiking and had white hair. He spent a outstanding april with Hwa.<text:line-break/>But the two of them never became a couple because Hwa could think of nothing but Nicolette. <text:line-break/>It all started in a bodega, where she first met Nicolette at noon. Nicolette had long hair.<text:line-break/>She loved Nicolette for years and years. But the two of them never got together because Nicolette already cared for nobody but Keli. <text:line-break/>It all started in the woods, where he first met Keli. Keli had blue eyes. He spent some magical days with Keli in mosque, dancing. His love for Keli was endless. But he never went on a single date with Keli because Keli already couldn't forget Eldon. <text:line-break/>Eldon and them first met in a bar. Their love for Eldon was undying.<text:line-break/>The two of them spent some days together on a mountaintop. They stayed imprinted into their memory. They had a thing for soft believers and nerds. Eldon wasn't like that at all, but they could think of nothing but Eldon anyway. Eldon was so intelligent, it was mindblowing. But the two of them never got together because Eldon already had an obsession with Dustin. <text:line-break/>The first time he ever saw Dustin, they were, unusually for both of them, on a stupid, stupid dating app whose name he won't mention. Dustin had white hair and blue eyes. He had always liked loving badasses and saviour types. How then could Dustin be so attractive to him? Dustin was the polar opposite! And yet, there was something about Dustin... The two of them spent a remarkable summer together. <text:line-break/>He loved Dustin for years and years. But he never went on a single date with Dustin because Dustin already venerated Diego. <text:line-break/>The first time she ever saw Diego, they were, unusually for both of them, in a bar, celebrating the downfall of the oppressor. Diego had dark brown eyes. <text:line-break/>But she never so much as kissed Diego once because Diego had succumbed to the charms of Germaine. <text:line-break/>Germaine was born in a strip club. Germaine and them first met in a castle. They spent some lovely moments with Germaine in late august.<text:line-break/>But they never so much as kissed Germaine once because Germaine only had eyes for Diego. <text:line-break/>They first met Diego on a causeway. They had always liked well-read femmes and people. In that regard, Diego exceeded their expectations by far. <text:line-break/>Diego had kinky hair and dark eyes. Their love for Diego was eternal. But they and Diego never got together because Diego admired Jessia. <text:line-break/>He first met Jessia in mosque. He loved Jessia for years and years. Jessia was born in a bar and had brown hair. But he never went on a single date with Jessia because Jessia already was obsessed with Adolph. <text:line-break/>They first met Adolph out hiking. They loved Adolph for years and years. But they never went on a single date with Adolph because Adolph already venerated Lera. <text:line-break/>It all started out hiking, where she first met Lera. Lera had golden eyes.<text:line-break/>Her love for Lera was borderless. But she never got together with Lera because Lera couldn't forget Mohamed. <text:line-break/>Mohamed was so small-ish, it was mindblowing. It all started off the grid, where he first met Mohamed in the evening. But the two of them never even held hands because Mohamed was obsessed with Idalia. <text:line-break/>The first time she ever saw Idalia, they were, unusually for both of them, at the temple, dancing. Idalia was inventive. But she never got together with Idalia because Idalia fell for Miesha. <text:line-break/>She first met Miesha online. But she never got with Miesha because Miesha already could think of nothing but Dorotha. <text:line-break/>Dorotha and him first met on a stupid, stupid dating app whose name he won't mention in early summer. Dorotha was born in the sauna. He had a thing for brooding, cruel personalities. Dorotha was the sole, but very powerful exception to the rule. He spent some lovely months with Dorotha. <text:line-break/>His love for Dorotha was endless. But the two of them never even held hands because Dorotha loved Celine. <text:line-break/>Celine had light hair. The first time he ever saw Celine, they were, unusually for both of them, in a strip club on his birthday. But he never went on a single date with Celine because Celine already never quite got over Claudine. <text:line-break/>The first time he ever saw Claudine, they were, unusually for both of them, on okcupid in late monsoon season. He had a thing for nice, witty personalities. Claudine was the sole, but very powerful exception to the rule. <text:line-break/>He spent some hours with Claudine in the desert. He loved Claudine for years and years. But he never so much as kissed Claudine once because Claudine spent his days dreaming of Vada. <text:line-break/>The first time she ever saw Vada, they were, unusually for both of them, on a mountaintop in early volcano season. Her love for Vada was borderless.<text:line-break/>The two of them spent a summer together. They were the happiest of her life. She had a thing for well-built badasses and mascs. Vada met that description perfectly. Vada was born in a strip club and had white hair. But she never got together with Vada because Vada fell for Dustin. <text:line-break/>It all started on a causeway, where they first met Dustin in the middle of mild season. Their love for Dustin was undying. The two of them spent some outstanding weeks together.<text:line-break/>They had a thing for witty entertainers and entertainers. Dustin was very different, and yet so intriguing. Dustin's hair was glossy. But they never got with Dustin because Dustin already couldn't forget Ruthe. <text:line-break/>He first met Ruthe in the sauna. Ruthe was born in church and had dark hair. He had a thing for disconcerting, sarcastic brooders. How then could Ruthe be so attractive to him? Ruthe was the polar opposite! And yet, there was something about Ruthe... <text:line-break/>But he never got very far with Ruthe because Ruthe adored Germaine. <text:line-break/>Germaine and him first met in church in 1999. <text:line-break/>He spent some remarkable hours with Germaine. But the two of them never got together because Germaine already only had eyes for Garfield. <text:line-break/>It all started in church, where he first met Garfield. Garfield was born on a mountaintop.<text:line-break/>His love for Garfield was undying. But he never got with Garfield because Garfield fell for Idalia. <text:line-break/>He first met Idalia on a mountaintop in the early morning. Idalia was one of those well-read femmes that really got under his skin. <text:line-break/>He spent some enchanted hours with Idalia at night. But he never got very far with Idalia because Idalia had an obsession with Eldon. <text:line-break/>He first met Eldon in a bodega. Eldon had golden eyes. The two of them spent a magical december together.<text:line-break/>He had really come to like well-educated, small-ish people. And that was exactly what Eldon was. But he never got very far with Eldon because Eldon adored Keli. <text:line-break/>Keli and them first met on okcupid in the middle of april. They had always liked unsettling, witty upstanding citizens. In that regard, Keli was everything they could have hoped for and more. <text:line-break/>They spent a lovely the month of culpability with Keli. But they never so much as kissed Keli once because Keli never got over Chelsea. <text:line-break/>She first met Chelsea in a museum. Her love for Chelsea was undying. Chelsea's eyes were dark and warm. But she never got with Chelsea because Chelsea already was obsessed with Garfield. <text:line-break/>It all started in a castle, where he first met Garfield at midnight. He had really come to like well-meaning, unassuming badasses. How then could Garfield be so attractive to him? Garfield was the polar opposite! And yet, there was something about Garfield... <text:line-break/>The two of them spent some magical months together in a supermarket. He loved Garfield for years and years. But the two of them never got together because Garfield already loved Marth. <text:line-break/>Marth and them first met in a café in the evening. They had a thing for introverted believers and nerds. Marth was very different, and yet so intriguing. <text:line-break/>Marth was born in a park. Their love for Marth was borderless. But their hopes of one day marrying Marth were shattered as Marth had a crush on Eldon. <text:line-break/>The first time they ever saw Eldon, they were, unusually for both of them, under water, at an inconvenient time for both of them. <text:line-break/>The two of them spent some remarkable weeks together. But the two of them never got together because Eldon had an obsession with Hwa. <text:line-break/>Hwa and her first met in church. Hwa had short hair. <text:line-break/>She spent a magical may with Hwa. But the two of them never got together because Hwa loved Karma. <text:line-break/>The first time she ever saw Karma, they were, unusually for both of them, on the moon at noon. But she never got very far with Karma because Karma never got over Heather. <text:line-break/>Heather and her first met on okcupid. But she and Heather never got together because Heather had succumbed to the charms of Josephine. <text:line-break/>Josephine was one of those lively saviour types that really got under his skin. He first met Josephine at the temple in 2013. But he never went on a single date with Josephine because Josephine already loved Cindi. <text:line-break/>The first time they ever saw Cindi, they were, unusually for both of them, on the International Space Station in early winter. Their love for Cindi was undying. They spent a magical november with Cindi.<text:line-break/>Cindi was unsettling. But their hopes of one day marrying Cindi were shattered as Cindi adored Emory. <text:line-break/>It all started on a mountaintop, where he first met Emory. His love for Emory was endless. But he never got very far with Emory because Emory desperately admired Hwa. <text:line-break/>It all started in church, where they first met Hwa. Hwa was sarcastic.<text:line-break/>They loved Hwa for years and years. But they never got with Hwa because Hwa hopelessly admired Germaine. <text:line-break/>Germaine's eyes were green. It all started on twitter, where she first met Germaine. But she never got very far with Germaine because Germaine had a crush on Alane. <text:line-break/>He first met Alane in a park on his birthday. He spent a july with Alane. Alane was one of those hardcore mascs that really got under his skin. He loved Alane for years and years. But he never got with Alane because Alane already had an obsession with Josephine. <text:line-break/>Josephine and him first met . He loved Josephine for years and years. He spent a remarkable september with Josephine.<text:line-break/>He had really come to like well-built badasses. In that regard, Josephine exceeded his expectations by far. Josephine's hair was straight. But he never so much as kissed Josephine once because Josephine spent his days dreaming of Sunday. <text:line-break/>It all started in mosque, where they first met Sunday in the afternoon. Sunday was so enthusiastic, it was mindblowing. They had really come to like small-ish jocks. Sunday met that description perfectly. They spent some outstanding nights with Sunday in late fall. <text:line-break/>They loved Sunday for years and years. But the two of them never got together because Sunday already spent their days dreaming of Siu. <text:line-break/>The first time he ever saw Siu, they were, unusually for both of them, at a crime scene on his birthday. He loved Siu for years and years. He spent some lovely hours with Siu in school.<text:line-break/>He had always liked loving, smooth jocks. Siu was basically that in its most alluring form. Siu had brown eyes. But he and Siu never got together because Siu venerated Annetta. <text:line-break/>The first time she ever saw Annetta, they were, unusually for both of them, at the temple. Annetta had chestnut-coloured hair. But she never got with Annetta because Annetta already had an obsession with Alane. <text:line-break/>The first time he ever saw Alane, they were, unusually for both of them, online. He had always liked nice, well-meaning believers. Alane was that and so much more. <text:line-break/>He spent some enchanted weeks with Alane. But he never got together with Alane because Alane couldn't forget Tommye. <text:line-break/>Tommye and her first met at the temple. Tommye's eyes were brown. <text:line-break/>The two of them spent some enchanted nights together. But she never went on a single date with Tommye because Tommye already adored Claudine. <text:line-break/>They first met Claudine on a stupid, stupid dating app whose name they won't mention. They had a thing for outgoing people and personalities. Claudine was the sole, but very powerful exception to the rule. Claudine's hair was grey. The two of them spent a remarkable volcano season together. Claudine was loving. But the two of them never became a couple because Claudine only had eyes for Vada. <text:line-break/>Vada and them first met in a forest, at an inconvenient time for both of them. They had always liked short saviour types. Vada was the sole, but very powerful exception to the rule. <text:line-break/>Vada had green eyes. They loved Vada for years and years. But they never went on a single date with Vada because Vada already could think of nothing but Tammie. <text:line-break/>It all started in mosque, where they first met Tammie. The two of them spent some enchanted days together at a crime scene. They had a thing for heavy-set jocks and emos. Tammie was basically that in its most alluring form. Tammie was born out hiking. Their love for Tammie was endless. But the two of them never got together because Tammie already never got over Nicolette. <text:line-break/>He first met Nicolette in a strip club. Nicolette was inventive. He spent some lovely days with Nicolette.<text:line-break/>But he never got with Nicolette because Nicolette could think of nothing but Idalia. <text:line-break/>Idalia and her first met in the sauna. She loved Idalia for years and years. But she and Idalia never got together because Idalia had succumbed to the charms of Deborah. <text:line-break/>Deborah was one of those unassuming entertainers that really got under her skin. Deborah and her first met in a castle. But she never went on a single date with Deborah because Deborah already couldn't forget Annetta. <text:line-break/>The first time they ever saw Annetta, they were, unusually for both of them, at a crime scene, at an inconvenient time for both of them. Annetta had blue eyes. The two of them spent some lovely days together.<text:line-break/>But they never went on a single date with Annetta because Annetta already had an obsession with Miesha. <text:line-break/>Miesha had dark and warm eyes. Miesha and them first met on a causeway. But they never got with Miesha because Miesha spent their days dreaming of Min. <text:line-break/>It all started in synagogue, where he first met Min in early february. He loved Min for years and years. Min had grey hair. But the two of them never got together because Min already venerated Vada. <text:line-break/>Vada and her first met in Italy. Her love for Vada was borderless. But she never got very far with Vada because Vada venerated Claudine. <text:line-break/>It all started on the moon, where they first met Claudine in early september. They had always liked well-built, outgoing entertainers. Claudine was basically that in its most alluring form. <text:line-break/>They spent some enchanted nights with Claudine. They loved Claudine for years and years. But they never got very far with Claudine because Claudine had a crush on Jeane. <text:line-break/>Jeane and him first met in Italy in the middle of march. He had a thing for well-read entertainers. Jeane was that and so much more. <text:line-break/>The two of them spent some lovely weeks together on the International Space Station. His love for Jeane was borderless. But the two of them never got together because Jeane already was in love with Mohamed. <text:line-break/>Mohamed and him first met . But he never got together with Mohamed because Mohamed only had eyes for Siu. <text:line-break/>The first time she ever saw Siu, they were, unusually for both of them, on a small island. The two of them spent a april together. She had really come to like well-educated people. Siu was basically that in its most alluring form. Siu's hair was white. Her love for Siu was undying. But she never so much as kissed Siu once because Siu had an obsession with Rea. <text:line-break/>The first time he ever saw Rea, they were, unusually for both of them, on a stupid, stupid dating app whose name he won't mention on his birthday. <text:line-break/>He spent a enchanted summer with Rea in a survival shelter. But the two of them never even held hands because Rea never got over Angelica. <text:line-break/>The first time she ever saw Angelica, they were, unusually for both of them, in a bodega in the middle of mild season. She loved Angelica for years and years. But the two of them never became a couple because Angelica was in love with Camille. <text:line-break/>Camille and him first met in Italy. He loved Camille for years and years.<text:line-break/>He spent some outstanding nights with Camille in the sauna. They stayed imprinted into his memory.<text:line-break/>Camille was one of those tall saviour types that really got under his skin. But the two of them never got together because Camille loved Cindi. <text:line-break/>He first met Cindi under water in june. Cindi was sarcastic. But he never got with Cindi because Cindi couldn't forget Nicolette. <text:line-break/>He first met Nicolette in his bedroom when Nicolette broke into it. He had a thing for tough upstanding citizens and people. In that regard, Nicolette exceeded his expectations by far. <text:line-break/>Nicolette's eyes were blue. His love for Nicolette was borderless. But the two of them never got together because Nicolette already venerated Camille. <text:line-break/>Camille and them first met in a bodega. They had always liked straightforward people who grew up in a café and people. Camille was that and so much more. <text:line-break/>Camille had light hair and black eyes. They spent a remarkable january with Camille. They often dwelled on the memory of that time. But they never got together with Camille because Camille couldn't forget Celine. <text:line-break/>Celine was born in the sauna. It all started at a crime scene, where he first met Celine in the middle of fall. He spent a remarkable the month of intuition with Celine.<text:line-break/>He had always liked disconcerting people who grew up at a crime scene. In that regard, Celine was everything he could have hoped for and more. But the two of them never got together because Celine loved Min. <text:line-break/>Min and them first met on okcupid, at an inconvenient time for both of them. Min was born in a survival shelter and had stylish hair.<text:line-break/>Their love for Min was eternal. But they and Min never got together because Min was in love with Karma. <text:line-break/>Karma had black hair. They first met Karma in a supermarket. They had always liked heavy-set leaders and saviour types. Karma was very different, and yet so intriguing. The two of them spent a magical light season together. But the two of them never even held hands because Karma loved Nicolette. <text:line-break/>She first met Nicolette in a museum in 2013. Nicolette had light hair and greenish brown eyes. She had really come to like loving leaders. Nicolette was that and so much more. The two of them spent a lovely volcano season together. <text:line-break/>She loved Nicolette for years and years. But she never so much as kissed Nicolette once because Nicolette only had eyes for Kelle. <text:line-break/>It all started at the temple, where they first met Kelle. Kelle was born in Italy and had black hair. They spent a lovely winter with Kelle off the grid. <text:line-break/>Their love for Kelle was borderless. But they never got together with Kelle because Kelle never got over Claudine. <text:line-break/>The first time she ever saw Claudine, they were, unusually for both of them, in a museum in the small hours. Claudine was so straightforward, it was mindblowing. She had a thing for respected, nice believers. And that was exactly what Claudine was. <text:line-break/>But she never so much as kissed Claudine once because Claudine could think of nothing but Jeannine. <text:line-break/>Jeannine was witty. It all started in mosque, where they first met Jeannine in early february. But the two of them never even held hands because Jeannine loved Alane. <text:line-break/>They first met Alane on the International Space Station. They spent a enchanted autumn with Alane on a stupid, stupid dating app whose name they won't mention. They often dwelled on the memory of that time. Alane's eyes were grey. Their love for Alane was undying. But their hopes of one day marrying Alane were shattered as Alane fell for Cary. <text:line-break/>The first time they ever saw Cary, they were, unusually for both of them, on twitter. <text:line-break/>Cary was born in a supermarket and had brown hair. They loved Cary for years and years. But the two of them never got together because Cary never got over Cary. <text:line-break/>He first met Cary in the woods in the early morning. <text:line-break/>He spent a enchanted light season with Cary. But he never got very far with Cary because Cary chastely admired Josette. <text:line-break/>Josette and her first met at the temple. Her love for Josette was unbroken.<text:line-break/>She spent some magical moments with Josette. They were the happiest of her life.<text:line-break/>Josette's eyes were chestnut-coloured. But she never got with Josette because Josette never quite got over Jeannine. <text:line-break/>It all started on facebook, where they first met Jeannine in the middle of the month of intuition. <text:line-break/>The two of them spent some moments together. But nothing ever became of it because Jeannine couldn't forget Dorotha. <text:line-break/>It all started in a forest, where he first met Dorotha in 2013. The two of them spent some enchanted months together in a survival shelter. He never forgot that time. He had really come to like lively brooders and people who grew up in school. Dorotha was the sole, but very powerful exception to the rule. Dorotha was tender. He loved Dorotha for years and years. But he never got together with Dorotha because Dorotha had a crush on Heather. <text:line-break/>Heather and her first met on twitter in late winter. She had always liked soft-spoken nerds and jocks. How then could Heather be so attractive to her? Heather was the polar opposite! And yet, there was something about Heather... <text:line-break/>She spent a remarkable the season of tears with Heather. She loved Heather for years and years. But she and Heather never got together because Heather was in love with Celine. <text:line-break/>She first met Celine in a supermarket. She had a thing for hardcore, witty saviour types. Celine wasn't like that at all, but she admired Celine anyway. <text:line-break/>The two of them spent a enchanted august together. But the two of them never got together because Celine had succumbed to the charms of Keli. <text:line-break/>He first met Keli in a bar at midnight. Keli had natural hair and light brown eyes. The two of them spent a remarkable volcano season together.<text:line-break/>But the two of them never became a couple because Keli venerated Garfield. <text:line-break/>Garfield and her first met in a survival shelter in 2013. She loved Garfield for years and years.<text:line-break/>She spent a enchanted winter with Garfield. They were the happiest of her life.<text:line-break/>Garfield was born under water and had kinky hair. But her hopes of one day marrying Garfield were shattered as Garfield never got over Violette. <text:line-break/>The first time he ever saw Violette, they were, unusually for both of them, in church. He loved Violette for years and years.<text:line-break/>He spent some magical months with Violette. They were the happiest of his life. He had really come to like well-meaning, soft personalities. Violette wasn't like that at all, but he loved Violette anyway. Violette was tender. But he never got together with Violette because Violette had succumbed to the charms of Rea. <text:line-break/>Rea and him first met in a supermarket. His love for Rea was unbroken. He had really come to like respected nerds. Rea wasn't like that at all, but he only had eyes for Rea anyway. <text:line-break/>Rea's hair was long. But he never got together with Rea because Rea fell for Alane. <text:line-break/>Alane had messy hair and greenish brown eyes. The first time they ever saw Alane, they were, unusually for both of them, in a castle. They spent a lovely volcano season with Alane in a forest.<text:line-break/>They had a thing for unassuming, athletic nerds. And that was exactly what Alane was. But they never went on a single date with Alane because Alane already venerated Glory. <text:line-break/>It all started in a survival shelter, where they first met Glory in the season of tears. Glory had blue eyes. <text:line-break/>They spent some remarkable weeks with Glory in church in 2013. But nothing ever became of it because Glory never got over Jessia. <text:line-break/>Jessia and them first met in a bodega in the early morning. They loved Jessia for years and years. They had always liked enthusiastic, witty saviour types. In that regard, Jessia exceeded their expectations by far. <text:line-break/>Jessia was small-ish. But they never got very far with Jessia because Jessia had a crush on Marth. <text:line-break/>He first met Marth at a crime scene. He spent a outstanding april with Marth. They were the happiest of his life. He had really come to like punk, brooding believers. How then could Marth be so attractive to him? Marth was the polar opposite! And yet, there was something about Marth... Marth was so bright, it was mindblowing. His love for Marth was borderless. But nothing ever became of it because Marth couldn't forget Violette. <text:line-break/>Violette and them first met in a castle in the afternoon. They loved Violette for years and years. They spent a summer with Violette on a stupid, stupid dating app whose name they won't mention.<text:line-break/>Violette was so outgoing, it was mindblowing. But the two of them never got together because Violette loved Tammie. <text:line-break/>It all started off the grid, where he first met Tammie. He had a thing for well-educated leaders and nerds. Tammie was the sole, but very powerful exception to the rule. <text:line-break/>Tammie was one of those soft-spoken brooders that really got under his skin. The two of them spent some magical hours together. They stayed imprinted into his memory. But he and Tammie never got together because Tammie fell for Eldon. <text:line-break/>Eldon's eyes were chestnut-coloured. It all started in church, where he first met Eldon. The two of them spent some magical weeks together. But he never got together with Eldon because Eldon couldn't forget Siu. <text:line-break/>It all started on a mountaintop, where he first met Siu in the early morning. <text:line-break/>Siu had greenish brown eyes. The two of them spent a september together. They were the happiest of his life. But his hopes of one day marrying Siu were shattered as Siu only had eyes for Glory. <text:line-break/>Glory's eyes were brown. Glory and them first met in a castle at midnight. But they never got very far with Glory because Glory spent their days dreaming of Germaine. <text:line-break/>Germaine and her first met in Italy. She spent a enchanted mild season with Germaine in a café. They stayed imprinted into her memory. She had a thing for authoritative leaders. In that regard, Germaine exceeded her expectations by far. Germaine had sandy hair. Her love for Germaine was undying. But the two of them never became a couple because Germaine had an obsession with Idalia. <text:line-break/>She first met Idalia on a causeway in the middle of april. <text:line-break/>She spent a outstanding mild season with Idalia on a mountaintop. But she never got with Idalia because Idalia already cared for nobody but Deborah. <text:line-break/>The first time she ever saw Deborah, they were, unusually for both of them, in a bodega. Her love for Deborah was eternal. But the two of them never got together because Deborah already spent her days dreaming of Dustin. <text:line-break/>Dustin and them first met in the woods. They loved Dustin for years and years.<text:line-break/>The two of them spent a november together. They often dwelled on the memory of that time.<text:line-break/>Dustin was born in school and had light hair. But the two of them never got together because Dustin adored Heather. <text:line-break/>Heather's hair was straight. The first time they ever saw Heather, they were, unusually for both of them, in a nice little restaurant in the early morning. They had a thing for hardcore personalities and leaders. Heather was the sole, but very powerful exception to the rule. They spent a enchanted september with Heather. But they never got very far with Heather because Heather had a crush on Emory. <text:line-break/>It all started in the woods, where he first met Emory, at an inconvenient time for both of them. He had always liked rough people. In that regard, Emory was everything he could have hoped for and more. <text:line-break/>He spent some enchanted hours with Emory at a crime scene in 1999. But the two of them never got together because Emory was in love with Annetta. <text:line-break/>Annetta and them first met online. They had a thing for cruel mascs. Annetta was the sole, but very powerful exception to the rule. <text:line-break/>The two of them spent some enchanted months together. But they never got with Annetta because Annetta was in love with Marth. <text:line-break/>Marth was born on okcupid. Marth and them first met in a survival shelter. But they never got very far with Marth because Marth spent their days dreaming of Sunday. <text:line-break/>Sunday and her first met out hiking. She spent some remarkable weeks with Sunday on the International Space Station at night.<text:line-break/>Sunday's hair was short. Her love for Sunday was eternal. But the two of them never got together because Sunday already never got over Camille. <text:line-break/>Camille and him first met at a crime scene. His love for Camille was unbroken.<text:line-break/>He spent a outstanding light season with Camille. He often dwelled on the memory of that time. He had really come to like stocky emos and people who grew up on the International Space Station. Camille wasn't like that at all, but he was in love with Camille anyway. Camille was born on the moon and had light hair. But the two of them never got together because Camille was obsessed with Lera. <text:line-break/>The first time she ever saw Lera, they were, unusually for both of them, at the temple. Lera was one of those twisted leaders that really got under her skin. She had really come to like disconcerting emos and badasses. In that regard, Lera was everything she could have hoped for and more. <text:line-break/>But she and Lera never got together because Lera fell for Mohamed. <text:line-break/>It all started in school, where they first met Mohamed in the afternoon. Their love for Mohamed was unbroken. But the two of them never got together because Mohamed had a crush on Glory. <text:line-break/>She first met Glory under water, celebrating the downfall of capitalism. She loved Glory for years and years. She spent some remarkable weeks with Glory out hiking.<text:line-break/>Glory was so soft-spoken, it was mindblowing. But she never got with Glory because Glory had succumbed to the charms of Germaine. <text:line-break/>The first time he ever saw Germaine, they were, unusually for both of them, in mosque. <text:line-break/>Germaine had kinky hair. He spent a lovely light season with Germaine. They stayed imprinted into his memory. But nothing ever became of it because Germaine never got over Emory. <text:line-break/>Emory had greenish brown eyes. He first met Emory on okcupid in 2013. But he never got together with Emory because Emory was obsessed with Tammie. <text:line-break/>The first time she ever saw Tammie, they were, unusually for both of them, in a bodega. <text:line-break/>Tammie's eyes were dark. Her love for Tammie was endless. But her hopes of one day marrying Tammie were shattered as Tammie fell for Marlen. <text:line-break/>Marlen was one of those brooding nerds that really got under his skin. He first met Marlen in a supermarket. He spent a lovely the season of tears with Marlen.<text:line-break/>But he never got together with Marlen because Marlen was obsessed with Jeane. <text:line-break/>They first met Jeane in synagogue in september. Jeane was one of those respected badasses that really got under their skin. They had a thing for well-read, authoritative jocks. Jeane was very different, and yet so intriguing. <text:line-break/>The two of them spent some magical hours together. But the two of them never even held hands because Jeane had a crush on Cindi. <text:line-break/>Cindi and her first met on okcupid in the early morning. She loved Cindi for years and years. Cindi had light hair and light brown eyes. But she never got with Cindi because Cindi already loved Nathanael. <text:line-break/>They first met Nathanael in church. They had really come to like respected believers and saviour types. Nathanael was basically that in its most alluring form. <text:line-break/>They spent some remarkable nights with Nathanael. But the two of them never even held hands because Nathanael never quite got over Nathanael. <text:line-break/>She first met Nathanael under water in late summer. She loved Nathanael for years and years.<text:line-break/>She spent a outstanding volcano season with Nathanael in a survival shelter. She often dwelled on the memory of that time. She had always liked tall badasses and types. Nathanael wasn't like that at all, but she adored Nathanael anyway. Nathanael was born in a bar. But she never got together with Nathanael because Nathanael could think of nothing but Camille. <text:line-break/>Camille's hair was kinky. The first time they ever saw Camille, they were, unusually for both of them, in a museum. The two of them spent a magical february together.<text:line-break/>But they never got with Camille because Camille was in love with Mohamed. <text:line-break/>Mohamed was unsettling. It all started in a bar, where she first met Mohamed. She spent some enchanted months with Mohamed.<text:line-break/>She had a thing for respected types and femmes. Mohamed was the sole, but very powerful exception to the rule. But she and Mohamed never got together because Mohamed was obsessed with Jeannine. <text:line-break/>It all started on facebook, where they first met Jeannine, dancing. Their love for Jeannine was undying. Jeannine's hair was dark. But they never got together with Jeannine because Jeannine could think of nothing but Ruthe. <text:line-break/>It all started in church, where they first met Ruthe. They had a thing for hardcore personalities. Ruthe was basically that in its most alluring form. <text:line-break/>Ruthe was so slender, it was mindblowing. They spent some magical hours with Ruthe. They were the happiest of their life. But the two of them never got together because Ruthe already spent their days dreaming of Marlen. <text:line-break/>Marlen had dark hair. The first time she ever saw Marlen, they were, unusually for both of them, in her bedroom when Marlen broke into it. But she never so much as kissed Marlen once because Marlen never quite got over Adolph. <text:line-break/>The first time they ever saw Adolph, they were, unusually for both of them, on twitter. They loved Adolph for years and years. Adolph was so authoritative, it was mindblowing. But the two of them never got together because Adolph never quite got over Eldon. <text:line-break/>It all started in a bar, where she first met Eldon. She had really come to like well-built jocks. Eldon was very different, and yet so intriguing. Eldon was born on a stupid, stupid dating app whose name she won't mention and had messy hair. She spent some lovely nights with Eldon. Eldon's eyes were brown. But she never so much as kissed Eldon once because Eldon spent her days dreaming of Josephine. <text:line-break/>The first time he ever saw Josephine, they were, unusually for both of them, at the temple. His love for Josephine was borderless. He spent a remarkable february with Josephine.<text:line-break/>Josephine had wavy hair. But he never got with Josephine because Josephine couldn't forget Marth. <text:line-break/>The first time they ever saw Marth, they were, unusually for both of them, in a nice little restaurant in the afternoon. <text:line-break/>They spent some outstanding weeks with Marth in a bar. They loved Marth for years and years. But they never so much as kissed Marth once because Marth venerated Miesha. <text:line-break/>He first met Miesha in a nice little restaurant. Miesha had green eyes. He spent a remarkable spring with Miesha out hiking. Miesha had light hair. But he never got with Miesha because Miesha already had an obsession with Alane. <text:line-break/>It all started on facebook, where he first met Alane. Alane had grey hair and shiny eyes. He spent a lovely july with Alane. Alane had light brown eyes. But he never got with Alane because Alane already could think of nothing but Camille. <text:line-break/>The first time he ever saw Camille, they were, unusually for both of them, on twitter at noon. Camille had straight hair and warm brown eyes. He had really come to like small-ish, well-read people who grew up in a bar. Camille wasn't like that at all, but he never got over Camille anyway. <text:line-break/>He spent a enchanted monsoon season with Camille. But the two of them never even held hands because Camille spent his days dreaming of Violette. <text:line-break/>She first met Violette on a small island. But she never so much as kissed Violette once because Violette desperately admired Cindi. <text:line-break/>She first met Cindi on the International Space Station. Her love for Cindi was borderless. She spent a outstanding winter with Cindi in the desert.<text:line-break/>She had a thing for lively, witty emos. In that regard, Cindi exceeded her expectations by far. Cindi's eyes were chestnut-coloured. But she never went on a single date with Cindi because Cindi already had succumbed to the charms of Glory. <text:line-break/>Glory had big hair and dark and warm eyes. The first time he ever saw Glory, they were, unusually for both of them, in a café, at an inconvenient time for both of them. He spent some remarkable weeks with Glory.<text:line-break/>He had a thing for experienced people. And that was exactly what Glory was. But he never got together with Glory because Glory had succumbed to the charms of Heather. <text:line-break/>Heather had chestnut-coloured eyes. They first met Heather on a stupid, stupid dating app whose name they won't mention in the early morning. But they never got together with Heather because Heather longingly admired Lavonne. <text:line-break/>The first time they ever saw Lavonne, they were, unusually for both of them, on twitter. Lavonne was well-read.<text:line-break/>They loved Lavonne for years and years. But the two of them never even held hands because Lavonne had succumbed to the charms of Nicolette. <text:line-break/>He first met Nicolette in Italy in the middle of mild season. Nicolette had curly hair and light eyes. But the two of them never got together because Nicolette was obsessed with Jeannine. <text:line-break/>Jeannine and her first met in a café in spring. Jeannine had light eyes. She had always liked nice, nice entertainers. In that regard, Jeannine exceeded her expectations by far. <text:line-break/>The two of them spent a remarkable summer together. But she and Jeannine never got together because Jeannine fell for Chelsea. <text:line-break/>The first time he ever saw Chelsea, they were, unusually for both of them, in the sauna. Chelsea's eyes were blue. The two of them spent some enchanted days together.<text:line-break/>He had really come to like dark, short mascs. Chelsea was basically that in its most alluring form. But he never went on a single date with Chelsea because Chelsea already desperately admired Lera. <text:line-break/>Lera and them first met online. The two of them spent a outstanding april together.<text:line-break/>Lera had kinky hair and dark and warm eyes. They loved Lera for years and years. But they and Lera never got together because Lera couldn't forget Germaine. <text:line-break/>Germaine had wavy hair. He first met Germaine on twitter. He spent a lovely light season with Germaine on okcupid.<text:line-break/>He had really come to like slender, heavy-set leaders. And that was exactly what Germaine was. But he never got with Germaine because Germaine could think of nothing but Lavonne. <text:line-break/>Lavonne and them first met on a small island. They loved Lavonne for years and years.<text:line-break/>They spent some remarkable months with Lavonne in a bar. They never forgot that time. They had really come to like disconcerting mascs and brooders. Lavonne wasn't like that at all, but they admired Lavonne anyway. Lavonne was born on facebook and had long hair. But the two of them never got together because Lavonne already venerated Kelle. <text:line-break/>She first met Kelle in a bar at noon. She loved Kelle for years and years. Kelle had black hair. But the two of them never got together because Kelle already only had eyes for Lera. <text:line-break/>She first met Lera online, dancing. She had really come to like lively people who grew up on okcupid. In that regard, Lera exceeded her expectations by far. <text:line-break/>She spent a remarkable spring with Lera. But the two of them never got together because Lera already never got over Camille. <text:line-break/>It all started in a forest, where she first met Camille in late spring. Camille's hair was kinky. She had always liked dark types. Camille was very different, and yet so intriguing. She spent some outstanding weeks with Camille in a bodega in the early morning. <text:line-break/>She loved Camille for years and years. But she never got together with Camille because Camille only had eyes for Chelsea. <text:line-break/>It all started in the woods, where he first met Chelsea. Chelsea was born . But the two of them never even held hands because Chelsea only had eyes for Idalia. <text:line-break/>Idalia had brown eyes. He first met Idalia in a museum. He had really come to like disconcerting, slender entertainers. In that regard, Idalia exceeded his expectations by far. The two of them spent some nights together in a bar. But he never got together with Idalia because Idalia could think of nothing but Glory. <text:line-break/>Glory and her first met in the sauna. Her love for Glory was borderless. Glory was one of those nice femmes that really got under her skin. But the two of them never got together because Glory ardently admired Karma. <text:line-break/>It all started in the woods, where they first met Karma on their birthday. They loved Karma for years and years. The two of them spent some hours together.<text:line-break/>Karma had straight hair. But they never got with Karma because Karma already venerated Nathanael. <text:line-break/>Nathanael was born off the grid and had dark hair. Nathanael and him first met in a bodega in the middle of mild season. But the two of them never became a couple because Nathanael could think of nothing but Josephine. <text:line-break/>The first time she ever saw Josephine, they were, unusually for both of them, out hiking in late august. She spent a volcano season with Josephine online.<text:line-break/>Josephine was born on a stupid, stupid dating app whose name she won't mention. Her love for Josephine was endless. But she never so much as kissed Josephine once because Josephine could think of nothing but Idalia. <text:line-break/>He first met Idalia in the woods in early november. He had always liked smooth believers. In that regard, Idalia was everything he could have hoped for and more. <text:line-break/>The two of them spent some enchanted moments together. His love for Idalia was borderless. But he never got together with Idalia because Idalia fell for Mohamed. <text:line-break/>It all started on a mountaintop, where they first met Mohamed. They loved Mohamed for years and years.<text:line-break/>They spent a remarkable the season of tears with Mohamed in a castle. They were the happiest of their life. Mohamed's eyes were dark and warm. But they never so much as kissed Mohamed once because Mohamed had a crush on Jessia. <text:line-break/>Jessia and them first met in a strip club at night. Jessia was born in a forest. But they never so much as kissed Jessia once because Jessia admired Kelle. <text:line-break/>The first time she ever saw Kelle, they were, unusually for both of them, online. She loved Kelle for years and years.<text:line-break/>She spent a remarkable january with Kelle. She considered her nights with Kelle the most blessed of their life.<text:line-break/>Kelle was so witty, it was mindblowing. But she never got with Kelle because Kelle already never got over Jessia. <text:line-break/>It all started on twitter, where she first met Jessia. She had always liked tall, lively badasses. In that regard, Jessia was everything she could have hoped for and more. Jessia had dark brown eyes. She spent a magical summer with Jessia. Her love for Jessia was undying. But her hopes of one day marrying Jessia were shattered as Jessia cared for nobody but Jeannine. <text:line-break/>It all started in a bar, where she first met Jeannine. Jeannine was born in her bedroom when Jeannine broke into it and had kinky hair.<text:line-break/>She loved Jeannine for years and years. But she and Jeannine never got together because Jeannine loved Angelica. <text:line-break/>He first met Angelica in a survival shelter in monsoon season. Angelica's hair was brown. The two of them spent a magical november together.<text:line-break/>But he never went on a single date with Angelica because Angelica already had succumbed to the charms of Siu. <text:line-break/>She first met Siu on the International Space Station in late mild season. She had really come to like athletic, well-meaning nerds. Siu was basically that in its most alluring form. Siu was well-read. She spent some outstanding nights with Siu under water in march. She loved Siu for years and years. But she and Siu never got together because Siu was in love with Rea. <text:line-break/>He first met Rea online. He loved Rea for years and years. Rea was one of those unassuming personalities that really got under his skin. But the two of them never got together because Rea never quite got over Nicolette. <text:line-break/>The first time they ever saw Nicolette, they were, unusually for both of them, on facebook, dancing. Nicolette's hair was short. They had a thing for well-meaning types. Nicolette wasn't like that at all, but they spent their days dreaming of Nicolette anyway. <text:line-break/>The two of them spent a december together. But they never got with Nicolette because Nicolette already had succumbed to the charms of Min. <text:line-break/>It all started in mosque, where he first met Min. He loved Min for years and years. Min was so authoritative, it was mindblowing. But he never went on a single date with Min because Min already had an obsession with Chelsea. <text:line-break/>Chelsea was tender. He first met Chelsea in mosque, at an inconvenient time for both of them. He spent some remarkable nights with Chelsea in a nice little restaurant.<text:line-break/>He had a thing for twisted, well-meaning emos. Chelsea was very different, and yet so intriguing. But the two of them never got together because Chelsea fell for Tammie. <text:line-break/>They first met Tammie in their bedroom when Tammie broke into it at noon. Tammie was so cruel, it was mindblowing. They spent some months with Tammie. <text:line-break/>Their love for Tammie was endless. But the two of them never got together because Tammie already was obsessed with Tammie. <text:line-break/>The first time he ever saw Tammie, they were, unusually for both of them, in a nice little restaurant in 2013. Tammie was so disconcerting, it was mindblowing. He spent some months with Tammie in a supermarket.<text:line-break/>He had really come to like brooding mascs. In that regard, Tammie was everything he could have hoped for and more. But his hopes of one day marrying Tammie were shattered as Tammie adored Deborah. <text:line-break/>The first time they ever saw Deborah, they were, unusually for both of them, on twitter in 2013. Deborah was so tall, it was mindblowing. They had always liked punk entertainers and believers. Deborah was that and so much more. <text:line-break/>But they never got very far with Deborah because Deborah had an obsession with Marlen. <text:line-break/>Marlen had glossy hair and blue eyes. She first met Marlen on a stupid, stupid dating app whose name she won't mention in the early morning. But her hopes of one day marrying Marlen were shattered as Marlen fell for Glory. <text:line-break/>The first time he ever saw Glory, they were, unusually for both of them, in a castle in june. He had always liked experienced, dark people who grew up on okcupid. In that regard, Glory was everything he could have hoped for and more. <text:line-break/>Glory was bright. His love for Glory was eternal. But the two of them never got together because Glory already had an obsession with Lavonne. <text:line-break/>He first met Lavonne in synagogue in the early morning. Lavonne was born in a forest and had natural hair. He spent a the month of culpability with Lavonne. Lavonne was born in a survival shelter and had sandy hair. But he never got together with Lavonne because Lavonne had succumbed to the charms of Nathanael. <text:line-break/>Nathanael's eyes were brown. It all started in a forest, where he first met Nathanael. The two of them spent some lovely days together. But the two of them never got together because Nathanael already never quite got over Adolph. <text:line-break/>Adolph and him first met in a park. He loved Adolph for years and years. But he never got together with Adolph because Adolph adored Violeta. <text:line-break/>The first time they ever saw Violeta, they were, unusually for both of them, in the woods. Their love for Violeta was unbroken. They had always liked bright, tender leaders. Violeta was that and so much more. <text:line-break/>Violeta had white hair and chestnut-coloured eyes. But they never got very far with Violeta because Violeta adored Camille. <text:line-break/>Camille and them first met on a stupid, stupid dating app whose name they won't mention, at an inconvenient time for both of them. But they never got with Camille because Camille already cared for nobody but Germaine. <text:line-break/>The first time he ever saw Germaine, they were, unusually for both of them, in his bedroom when Germaine broke into it. But the two of them never got together because Germaine already adored Ruthe. <text:line-break/>Ruthe and him first met on a stupid, stupid dating app whose name he won't mention. But he never went on a single date with Ruthe because Ruthe already had an obsession with Tommye. <text:line-break/>The first time he ever saw Tommye, they were, unusually for both of them, in a bar. Tommye was born in Italy. He spent some magical weeks with Tommye in mosque.<text:line-break/>He had a thing for intelligent, well-meaning personalities. Tommye was the sole, but very powerful exception to the rule. But he never got together with Tommye because Tommye only had eyes for Alane. <text:line-break/>Alane and her first met in synagogue at noon. She spent some moments with Alane at noon. She never forgot that time. She had a thing for disconcerting brooders and upstanding citizens. In that regard, Alane exceeded her expectations by far. Alane was rough. She loved Alane for years and years. But she never got with Alane because Alane had an obsession with Tommye. <text:line-break/>He first met Tommye in a bodega. The two of them spent a outstanding spring together. He never forgot that time. He had always liked intelligent types. Tommye was the sole, but very powerful exception to the rule. Tommye had big hair. He loved Tommye for years and years. But he never got with Tommye because Tommye could think of nothing but Claudine. <text:line-break/>The first time they ever saw Claudine, they were, unusually for both of them, on twitter. Their love for Claudine was unbroken.<text:line-break/>The two of them spent some magical months together. They were the happiest of their life.<text:line-break/>Claudine was so dark, it was mindblowing. But the two of them never got together because Claudine already loved Marlen. <text:line-break/>It all started on a mountaintop, where she first met Marlen, at an inconvenient time for both of them. She loved Marlen for years and years. She had a thing for hardcore nerds. In that regard, Marlen exceeded her expectations by far. <text:line-break/>Marlen was born online and had big hair. But she never so much as kissed Marlen once because Marlen loved Deborah. <text:line-break/>Deborah and him first met on the International Space Station. Deborah was born on the International Space Station. The two of them spent a remarkable december together.<text:line-break/>He had a thing for outgoing, intelligent leaders. Deborah wasn't like that at all, but he had a crush on Deborah anyway. But he never got with Deborah because Deborah was in love with Monika. <text:line-break/>Monika was one of those athletic badasses that really got under her skin. It all started in a survival shelter, where she first met Monika. She spent a magical autumn with Monika.<text:line-break/>But she never got with Monika because Monika could think of nothing but Tammie. <text:line-break/>The first time he ever saw Tammie, they were, unusually for both of them, in the woods, celebrating the downfall of the system. Tammie's eyes were chestnut-coloured. The two of them spent a outstanding summer together. <text:line-break/>His love for Tammie was borderless. But he and Tammie never got together because Tammie venerated Nathanael. <text:line-break/>The first time they ever saw Nathanael, they were, unusually for both of them, out hiking in the middle of fall. They had a thing for disconcerting, smooth saviour types. In that regard, Nathanael exceeded their expectations by far. <text:line-break/>They spent some remarkable moments with Nathanael. They loved Nathanael for years and years. But they never so much as kissed Nathanael once because Nathanael admired Lavonne. <text:line-break/>He first met Lavonne in a forest in the middle of august. He loved Lavonne for years and years. He spent some moments with Lavonne at noon.<text:line-break/>Lavonne had big hair and golden eyes. But the two of them never even held hands because Lavonne had an obsession with Heather. <text:line-break/>The first time she ever saw Heather, they were, unusually for both of them, in a bar in the evening. Heather's hair was grey. But the two of them never got together because Heather had an obsession with Rea. <text:line-break/>The first time he ever saw Rea, they were, unusually for both of them, in the desert, celebrating the downfall of capitalism. Rea had messy hair and grey eyes. He spent a lovely the season of tears with Rea. Rea was born under water. But he never went on a single date with Rea because Rea already was in love with Alane. <text:line-break/>It all started on a mountaintop, where she first met Alane. She had always liked short femmes. In that regard, Alane exceeded her expectations by far. Alane's hair was big. She spent some remarkable weeks with Alane in late april. Alane had glossy hair. But she and Alane never got together because Alane adored Chelsea. <text:line-break/>It all started out hiking, where they first met Chelsea in late february. Chelsea was so well-educated, it was mindblowing. But the two of them never got together because Chelsea already fell for Keli. <text:line-break/>Keli and them first met in a castle in the afternoon. Keli had greenish brown eyes. They had really come to like lively badasses. Keli met that description perfectly. They spent a magical autumn with Keli. <text:line-break/>Their love for Keli was borderless. But the two of them never got together because Keli already adored Lera. <text:line-break/>He first met Lera in a strip club. <text:line-break/>The two of them spent a lovely january together. But he never got with Lera because Lera never quite got over Alane. <text:line-break/>She first met Alane at the temple in 1999. She had always liked short, athletic people who grew up in mosque. And that was exactly what Alane was. <text:line-break/>Alane had messy hair and warm brown eyes. She loved Alane for years and years. But her hopes of one day marrying Alane were shattered as Alane only ever admired Miesha. <text:line-break/>It all started online, where he first met Miesha. He loved Miesha for years and years. But he never went on a single date with Miesha because Miesha already cared for nobody but Annetta. <text:line-break/>Annetta and them first met in the desert in the early morning. They had always liked well-built badasses. Annetta met that description perfectly. Annetta's eyes were black. The two of them spent some outstanding hours together on twitter. They loved Annetta for years and years. But they never went on a single date with Annetta because Annetta already was obsessed with Lera. <text:line-break/>They first met Lera in Italy. They had a thing for loving mascs. Lera wasn't like that at all, but they had a crush on Lera anyway. <text:line-break/>The two of them spent a outstanding february together. They loved Lera for years and years. But the two of them never got together because Lera already had a crush on Josette. <text:line-break/>Josette and her first met in a bodega. She had always liked hardcore emos and leaders. Josette was very different, and yet so intriguing. <text:line-break/>The two of them spent some enchanted months together. But the two of them never even held hands because Josette spent her days dreaming of Rea. <text:line-break/>The first time she ever saw Rea, they were, unusually for both of them, on a small island. She loved Rea for years and years.<text:line-break/>The two of them spent some outstanding moments together in a bodega. She considered her weeks with Rea the most blessed of their life.<text:line-break/>Rea was born under water and had sandy hair. But the two of them never became a couple because Rea fell for Nicolette. <text:line-break/>Nicolette's hair was light. It all started in a forest, where he first met Nicolette in the small hours. He spent some outstanding weeks with Nicolette in 1999.<text:line-break/>He had really come to like punk people who grew up at a crime scene. Nicolette was basically that in its most alluring form. But he never got with Nicolette because Nicolette fell for Glory. <text:line-break/>They first met Glory in a forest in the evening. The two of them spent a remarkable fall together. Glory was so brooding, it was mindblowing. Their love for Glory was unbroken. But they and Glory never got together because Glory never quite got over Glory. <text:line-break/>It all started in a bodega, where she first met Glory in the afternoon. Glory had brown hair. She had really come to like unassuming believers. Glory wasn't like that at all, but she never got over Glory anyway. <text:line-break/>The two of them spent a enchanted the month of culpability together. But she never got together with Glory because Glory spent her days dreaming of Hilary. <text:line-break/>They first met Hilary on twitter. Hilary's eyes were light. They spent some magical days with Hilary at midnight.<text:line-break/>But they never got very far with Hilary because Hilary was obsessed with Vada. <text:line-break/>She first met Vada in the desert in the small hours. Her love for Vada was eternal. She spent a remarkable december with Vada.<text:line-break/>She had always liked cruel, stocky jocks. In that regard, Vada exceeded her expectations by far. Vada was so well-built, it was mindblowing. But her hopes of one day marrying Vada were shattered as Vada adored Idalia. <text:line-break/>She first met Idalia in a museum in early summer. She loved Idalia for years and years. But she never got together with Idalia because Idalia never got over Annetta. <text:line-break/>The first time they ever saw Annetta, they were, unusually for both of them, in a café at night. They loved Annetta for years and years.<text:line-break/>The two of them spent a outstanding september together. They were the happiest of their life. They had a thing for tender emos and personalities. Annetta was the sole, but very powerful exception to the rule. Annetta was born in a nice little restaurant. But they never got very far with Annetta because Annetta had an obsession with Cindi. <text:line-break/>She first met Cindi on a mountaintop. She had really come to like stocky nerds and saviour types. In that regard, Cindi was everything she could have hoped for and more. <text:line-break/>She spent a january with Cindi. But the two of them never got together because Cindi already only had eyes for Ruthe. <text:line-break/>Ruthe and him first met in Italy. But he never so much as kissed Ruthe once because Ruthe loved Jessia. <text:line-break/>They first met Jessia in a museum in 2013. They loved Jessia for years and years. The two of them spent some weeks together in a nice little restaurant.<text:line-break/>Jessia had messy hair. But they never got with Jessia because Jessia venerated Violeta. <text:line-break/>The first time she ever saw Violeta, they were, unusually for both of them, on facebook. She had always liked well-educated personalities. How then could Violeta be so attractive to her? Violeta was the polar opposite! And yet, there was something about Violeta... <text:line-break/>Violeta had grey hair. The two of them spent some lovely hours together. They were the happiest of her life. But she never got with Violeta because Violeta already could think of nothing but Emory. <text:line-break/>The first time she ever saw Emory, they were, unusually for both of them, on a small island. She had always liked heavy-set types. In that regard, Emory exceeded her expectations by far. <text:line-break/>Emory's eyes were golden. Her love for Emory was endless. But the two of them never got together because Emory was obsessed with Miesha. <text:line-break/>Miesha was lively. The first time he ever saw Miesha, they were, unusually for both of them, in church in early april. He had a thing for loving people and personalities. In that regard, Miesha was everything he could have hoped for and more. The two of them spent a lovely winter together. But his hopes of one day marrying Miesha were shattered as Miesha only ever admired Dorotha. <text:line-break/>It all started in a strip club, where they first met Dorotha. They had a thing for experienced emos. Dorotha met that description perfectly. Dorotha was so tender, it was mindblowing. They spent a magical mild season with Dorotha. Dorotha was born under water. But they and Dorotha never got together because Dorotha only had eyes for Garfield. <text:line-break/>It all started online, where she first met Garfield in the early morning. Her love for Garfield was eternal. Garfield had short hair. But she never got with Garfield because Garfield could think of nothing but Hwa. <text:line-break/>They first met Hwa on a stupid, stupid dating app whose name they won't mention in early spring. They had really come to like smooth nerds and believers. In that regard, Hwa exceeded their expectations by far. Hwa had short hair. The two of them spent a lovely the month of intuition together. Their love for Hwa was undying. But they never went on a single date with Hwa because Hwa already had an obsession with Jeannine. <text:line-break/>Jeannine and them first met in a café in the month of intuition. The two of them spent some lovely months together in mosque. They had really come to like respected believers. How then could Jeannine be so attractive to them? Jeannine was the polar opposite! And yet, there was something about Jeannine... Jeannine had stylish hair and greenish brown eyes. They loved Jeannine for years and years. But they never got very far with Jeannine because Jeannine adored Hwa. <text:line-break/>Hwa's eyes were chestnut-coloured. The first time they ever saw Hwa, they were, unusually for both of them, on okcupid. The two of them spent a outstanding may together.<text:line-break/>They had really come to like tall types and nerds. Hwa was very different, and yet so intriguing. But they never got together with Hwa because Hwa fell for Tommye. <text:line-break/>It all started in the sauna, where they first met Tommye. Their love for Tommye was eternal. They had always liked enthusiastic mascs and femmes. And that was exactly what Tommye was. <text:line-break/>Tommye was born under water. But the two of them never became a couple because Tommye only admired Ruthe. <text:line-break/>She first met Ruthe at a crime scene in the month of intuition. Ruthe was unsettling. <text:line-break/>She spent a mild season with Ruthe in a strip club. But her hopes of one day marrying Ruthe were shattered as Ruthe never got over Kelle. <text:line-break/>The first time she ever saw Kelle, they were, unusually for both of them, in a castle. She spent some outstanding days with Kelle under water in the early morning. She never forgot that time. She had a thing for twisted, tough personalities. Kelle was basically that in its most alluring form. Kelle was one of those heavy-set personalities that really got under her skin. She loved Kelle for years and years. But she never got with Kelle because Kelle already cared for nobody but Annetta. <text:line-break/>It all started in his bedroom when Annetta broke into it, where he first met Annetta in the middle of april. His love for Annetta was undying. But he never got with Annetta because Annetta spent his days dreaming of Deborah. <text:line-break/>Deborah and them first met on twitter in summer. Their love for Deborah was borderless.<text:line-break/>They spent a remarkable may with Deborah. They were the happiest of their life.<text:line-break/>Deborah had grey hair and chestnut-coloured eyes. But the two of them never became a couple because Deborah was in love with Emory. <text:line-break/>Emory had chestnut-coloured hair and blue eyes. It all started in a park, where they first met Emory in early autumn. The two of them spent some magical weeks together on the moon.<text:line-break/>But the two of them never got together because Emory already loved Deborah. <text:line-break/>Deborah and him first met out hiking in the evening. Deborah was one of those heavy-set badasses that really got under his skin. He spent some days with Deborah in 2013.<text:line-break/>He had really come to like tough, rough jocks. Deborah met that description perfectly. But nothing ever became of it because Deborah had an obsession with Emory. <text:line-break/>It all started under water, where she first met Emory. She loved Emory for years and years. Emory had black eyes. But she and Emory never got together because Emory never quite got over Jeannine. <text:line-break/>It all started in the sauna, where they first met Jeannine. They had always liked witty believers and personalities. Jeannine wasn't like that at all, but they never quite got over Jeannine anyway. <text:line-break/>They spent a remarkable dark season with Jeannine in a forest. But they and Jeannine never got together because Jeannine fell for Ruthe. <text:line-break/>The first time they ever saw Ruthe, they were, unusually for both of them, on a small island, celebrating the downfall of a cruel tyrant. They loved Ruthe for years and years. But they never got very far with Ruthe because Ruthe venerated Jessia. <text:line-break/>It all started in the woods, where they first met Jessia. Jessia had green eyes. The two of them spent some magical nights together in the sauna.<text:line-break/>They had really come to like world-weary, respected nerds. Jessia was very different, and yet so intriguing. But they never got very far with Jessia because Jessia couldn't forget Lavonne. <text:line-break/>They first met Lavonne on twitter. Lavonne was born in a survival shelter and had stylish hair. The two of them spent a light season together. Lavonne's eyes were grey. But their hopes of one day marrying Lavonne were shattered as Lavonne had succumbed to the charms of Chelsea. <text:line-break/>Chelsea and him first met on the moon in the middle of monsoon season. Chelsea's hair was messy. But the two of them never became a couple because Chelsea never got over Glory. <text:line-break/>The first time he ever saw Glory, they were, unusually for both of them, at a crime scene. He had a thing for twisted jocks. Glory was the sole, but very powerful exception to the rule. <text:line-break/>The two of them spent a magical january together. But he never so much as kissed Glory once because Glory venerated Glory. <text:line-break/>Glory was born in a castle. He first met Glory online. The two of them spent a lovely august together.<text:line-break/>He had really come to like witty, unassuming emos. In that regard, Glory was everything he could have hoped for and more. But the two of them never became a couple because Glory loved Celine. <text:line-break/>It all started in a bodega, where they first met Celine. Celine's hair was blond. But they and Celine never got together because Celine cared for nobody but Jeannine. <text:line-break/>She first met Jeannine on okcupid in early summer. She loved Jeannine for years and years. But she never went on a single date with Jeannine because Jeannine already spent her days dreaming of Marth. <text:line-break/>Marth was born in a nice little restaurant. It all started off the grid, where they first met Marth in the middle of december. But the two of them never even held hands because Marth cared for nobody but Nicolette. <text:line-break/>The first time they ever saw Nicolette, they were, unusually for both of them, at the temple in the evening. They spent a remarkable the season of tears with Nicolette.<text:line-break/>Nicolette was one of those sarcastic upstanding citizens that really got under their skin. They loved Nicolette for years and years. But they never got with Nicolette because Nicolette had an obsession with Celine. <text:line-break/>Celine had shiny eyes. Celine and him first met in mosque. He had really come to like punk jocks. How then could Celine be so attractive to him? Celine was the polar opposite! And yet, there was something about Celine... He spent some hours with Celine in the month of culpability. But he never got together with Celine because Celine adored Glory. <text:line-break/>The first time he ever saw Glory, they were, unusually for both of them, on a causeway at noon. Glory was born on a mountaintop and had black hair. He had always liked punk personalities and saviour types. In that regard, Glory exceeded his expectations by far. <text:line-break/>But the two of them never even held hands because Glory had succumbed to the charms of Eldon. <text:line-break/>Eldon had big hair and chestnut-coloured eyes. Eldon and him first met . But the two of them never became a couple because Eldon venerated Adolph. <text:line-break/>Adolph and him first met in a museum at noon. But nothing ever became of it because Adolph was in love with Miesha. <text:line-break/>Miesha and her first met on facebook. <text:line-break/>Miesha had shiny eyes. The two of them spent a magical mild season together. She never forgot that time. But she never got together with Miesha because Miesha spent her days dreaming of Violeta. <text:line-break/>It all started in a survival shelter, where they first met Violeta at night. They had really come to like unassuming saviour types. Violeta was basically that in its most alluring form. <text:line-break/>They spent a lovely the season of tears with Violeta. Their love for Violeta was borderless. But nothing ever became of it because Violeta only had eyes for Ruthe. <text:line-break/>The first time they ever saw Ruthe, they were, unusually for both of them, in a survival shelter. Ruthe was so tender, it was mindblowing. They spent some remarkable hours with Ruthe.<text:line-break/>They had a thing for inventive saviour types and badasses. In that regard, Ruthe was everything they could have hoped for and more. But they and Ruthe never got together because Ruthe had a crush on Diego. <text:line-break/>Diego's hair was sandy. It all started on a stupid, stupid dating app whose name he won't mention, where he first met Diego in mild season. But he never got with Diego because Diego already cared for nobody but Garfield. <text:line-break/>She first met Garfield out hiking. She had a thing for cruel believers and nerds. Garfield was basically that in its most alluring form. <text:line-break/>Garfield was so tough, it was mindblowing. The two of them spent some enchanted months together on a small island. She often dwelled on the memory of that time. But the two of them never even held hands because Garfield was in love with Diego. <text:line-break/>Diego was born in mosque. It all started in a bar, where they first met Diego in the afternoon. They had a thing for dark people who grew up on the International Space Station. Diego was that and so much more. The two of them spent a lovely september together. But they never got with Diego because Diego adored Adolph. <text:line-break/>She first met Adolph in the desert in light season. She loved Adolph for years and years. But she and Adolph never got together because Adolph was in love with Jeannine. <text:line-break/>She first met Jeannine in a forest. She had a thing for sarcastic saviour types and mascs. Jeannine was that and so much more. <text:line-break/>Jeannine's eyes were black. Her love for Jeannine was eternal. But the two of them never got together because Jeannine was in love with Cindi. <text:line-break/>The first time he ever saw Cindi, they were, unusually for both of them, on facebook. His love for Cindi was endless. But he never so much as kissed Cindi once because Cindi venerated Nicolette. <text:line-break/>He first met Nicolette out hiking on his birthday. He loved Nicolette for years and years. He spent some enchanted nights with Nicolette in early july.<text:line-break/>Nicolette's hair was sandy. But the two of them never became a couple because Nicolette was obsessed with Marth. <text:line-break/>Marth and them first met in a castle. <text:line-break/>They spent a outstanding the month of intuition with Marth. But they never went on a single date with Marth because Marth already had succumbed to the charms of Nicolette. <text:line-break/>Nicolette was born on the International Space Station. They first met Nicolette in their bedroom when Nicolette broke into it. The two of them spent some remarkable moments together.<text:line-break/>But they never got very far with Nicolette because Nicolette cared for nobody but Dorotha. <text:line-break/>Dorotha had white hair and hazel eyes. It all started in a castle, where they first met Dorotha. They had a thing for straightforward upstanding citizens and believers. In that regard, Dorotha was everything they could have hoped for and more. They spent some outstanding days with Dorotha on a small island. But their hopes of one day marrying Dorotha were shattered as Dorotha adored Vada. <text:line-break/>Vada and her first met in a castle in the evening. Vada was born in a forest. She had a thing for authoritative nerds. Vada was very different, and yet so intriguing. The two of them spent some outstanding nights together on twitter. <text:line-break/>Her love for Vada was endless. But nothing ever became of it because Vada venerated Tammie. <text:line-break/>Tammie had black eyes. It all started in the woods, where she first met Tammie. But the two of them never became a couple because Tammie venerated Angelica. <text:line-break/>The first time he ever saw Angelica, they were, unusually for both of them, in the desert. He loved Angelica for years and years. But nothing ever became of it because Angelica desperately admired Cindi. <text:line-break/>The first time he ever saw Cindi, they were, unusually for both of them, in a castle. He spent a spring with Cindi in a bodega. He had a thing for dark, sarcastic entertainers. Cindi was that and so much more. Cindi was born on a small island and had big hair. He loved Cindi for years and years. But his hopes of one day marrying Cindi were shattered as Cindi had an obsession with Sunday. <text:line-break/>They first met Sunday out hiking in the afternoon. They had a thing for twisted, well-built believers. And that was exactly what Sunday was. <text:line-break/>Sunday was so well-built, it was mindblowing. They spent some outstanding moments with Sunday in Italy. They were the happiest of their life. But nothing ever became of it because Sunday was obsessed with Garfield. <text:line-break/>She first met Garfield at a crime scene in the middle of fall. Her love for Garfield was borderless. But the two of them never even held hands because Garfield fell for Garfield. <text:line-break/>Garfield's eyes were chestnut-coloured. It all started in a café, where he first met Garfield in the afternoon. He spent some remarkable days with Garfield in the evening.<text:line-break/>But the two of them never got together because Garfield already was obsessed with Celine. <text:line-break/>Celine and him first met on the moon. He spent a spring with Celine.<text:line-break/>Celine was so smooth, it was mindblowing. He loved Celine for years and years. But he never so much as kissed Celine once because Celine fell for Annetta. <text:line-break/>Annetta and her first met in a nice little restaurant. Her love for Annetta was undying. She had a thing for heavy-set, well-built personalities. In that regard, Annetta exceeded her expectations by far. <text:line-break/>Annetta had kinky hair and shiny eyes. But she never got with Annetta because Annetta already was obsessed with Nicolette. <text:line-break/>It all started on a stupid, stupid dating app whose name he won't mention, where he first met Nicolette in the middle of dark season. The two of them spent a outstanding november together.<text:line-break/>Nicolette had glossy hair and black eyes. He loved Nicolette for years and years. But the two of them never even held hands because Nicolette couldn't forget Garfield. <text:line-break/>Garfield had light eyes. Garfield and her first met in the desert in december. She had a thing for stocky people who grew up at a crime scene. Garfield met that description perfectly. She spent some magical days with Garfield in late mild season. But she never got with Garfield because Garfield fell for Tommye. <text:line-break/>It all started in a castle, where she first met Tommye in early spring. She had a thing for stocky, soft-spoken brooders. Tommye was basically that in its most alluring form. Tommye was born in a museum. She spent a remarkable monsoon season with Tommye. Tommye was born in the sauna. But she never went on a single date with Tommye because Tommye already had succumbed to the charms of Kelle. <text:line-break/>It all started on okcupid, where he first met Kelle. But the two of them never even held hands because Kelle had an obsession with Hwa. <text:line-break/>It all started on a small island, where he first met Hwa, at an inconvenient time for both of them. His love for Hwa was borderless.<text:line-break/>The two of them spent a enchanted the month of intuition together. He often dwelled on the memory of that time. He had always liked tall believers and people who grew up in a nice little restaurant. How then could Hwa be so attractive to him? Hwa was the polar opposite! And yet, there was something about Hwa... Hwa was so bright, it was mindblowing. But his hopes of one day marrying Hwa were shattered as Hwa was in love with Sunday. <text:line-break/>Sunday was tall. She first met Sunday in a strip club. The two of them spent a remarkable fall together.<text:line-break/>She had a thing for slender emos. Sunday was very different, and yet so intriguing. But her hopes of one day marrying Sunday were shattered as Sunday admired Alane. <text:line-break/>They first met Alane in a supermarket in 1999. They loved Alane for years and years. But nothing ever became of it because Alane was obsessed with Nathanael. <text:line-break/>It all started in a museum, where he first met Nathanael at night. His love for Nathanael was borderless. He had always liked tough jocks and badasses. And that was exactly what Nathanael was. <text:line-break/>Nathanael was born on twitter. But he never so much as kissed Nathanael once because Nathanael couldn't forget Idalia. <text:line-break/>Idalia and him first met on okcupid at noon. He loved Idalia for years and years. Idalia was one of those small-ish people that really got under his skin. But he never got together with Idalia because Idalia only had eyes for Dustin. <text:line-break/>Dustin had light hair. He first met Dustin in a nice little restaurant. He had always liked slender jocks and emos. In that regard, Dustin was everything he could have hoped for and more. He spent some remarkable hours with Dustin. But his hopes of one day marrying Dustin were shattered as Dustin never got over Jeane. <text:line-break/>Jeane and them first met on twitter. Jeane had light hair and dark eyes. They had always liked disconcerting badasses. Jeane was that and so much more. <text:line-break/>They spent some remarkable days with Jeane. But the two of them never became a couple because Jeane spent their days dreaming of Sunday. <text:line-break/>They first met Sunday off the grid on their birthday. Sunday had green eyes. They had really come to like well-meaning, lively badasses. In that regard, Sunday was everything they could have hoped for and more. <text:line-break/>But they never got together with Sunday because Sunday venerated Camille. <text:line-break/>The first time he ever saw Camille, they were, unusually for both of them, in synagogue in august. His love for Camille was undying. He had really come to like enthusiastic emos. Camille was that and so much more. <text:line-break/>Camille was born in the woods and had short hair. But he never got with Camille because Camille had succumbed to the charms of Tommye. <text:line-break/>It all started online, where she first met Tommye. She loved Tommye for years and years.<text:line-break/>The two of them spent a magical mild season together. She considered her hours with Tommye the most blessed of their life.<text:line-break/>Tommye was born on the moon. But she never got with Tommye because Tommye could think of nothing but Monika. <text:line-break/>Monika had light hair and hazel eyes. Monika and her first met online. But the two of them never got together because Monika venerated Violette. <text:line-break/>Violette and him first met on the International Space Station. But he never got very far with Violette because Violette spent his days dreaming of Violeta. <text:line-break/>The first time they ever saw Violeta, they were, unusually for both of them, in the sauna. Violeta's eyes were brown. They had really come to like twisted saviour types. Violeta was that and so much more. <text:line-break/>But the two of them never got together because Violeta already had an obsession with Glory. <text:line-break/>Glory's hair was glossy. She first met Glory in church in the afternoon. But she and Glory never got together because Glory was in love with Monika. <text:line-break/>It all started at a crime scene, where he first met Monika at midnight. Monika was so world-weary, it was mindblowing. He spent a outstanding february with Monika.<text:line-break/>He had always liked cruel, unassuming people who grew up in a bar. In that regard, Monika exceeded his expectations by far. But his hopes of one day marrying Monika were shattered as Monika could think of nothing but Dustin. <text:line-break/>She first met Dustin at the temple. She spent some remarkable nights with Dustin in school. She had always liked disconcerting mascs. Dustin was basically that in its most alluring form. Dustin was born in a museum and had white hair. She loved Dustin for years and years. But she never got very far with Dustin because Dustin had a crush on Celine. <text:line-break/>The first time she ever saw Celine, they were, unusually for both of them, in a museum in 2013. She had always liked soft jocks. In that regard, Celine exceeded her expectations by far. <text:line-break/>Celine had kinky hair. The two of them spent a enchanted light season together. They stayed imprinted into her memory. But she never got with Celine because Celine had succumbed to the charms of Lera. <text:line-break/>The first time they ever saw Lera, they were, unusually for both of them, on a mountaintop. Their love for Lera was undying. But the two of them never got together because Lera couldn't forget Sunday. <text:line-break/>Sunday and them first met in the woods. They had always liked well-read jocks. Sunday wasn't like that at all, but they never quite got over Sunday anyway. <text:line-break/>They spent a outstanding the season of tears with Sunday. But the two of them never got together because Sunday was obsessed with Violette. <text:line-break/>She first met Violette out hiking in april. Violette's eyes were chestnut-coloured. She spent some outstanding weeks with Violette out hiking in early november.<text:line-break/>But nothing ever became of it because Violette could think of nothing but Annetta. <text:line-break/>Annetta and him first met in a strip club. He loved Annetta for years and years. But he never so much as kissed Annetta once because Annetta spent his days dreaming of Celine. <text:line-break/>It all started on a mountaintop, where he first met Celine in the early morning. Celine had messy hair. But the two of them never even held hands because Celine venerated Siu. <text:line-break/>The first time they ever saw Siu, they were, unusually for both of them, in a strip club. They had really come to like well-educated, respected people. Siu was very different, and yet so intriguing. <text:line-break/>Siu had kinky hair and dark eyes. They spent some remarkable moments with Siu in the woods. They were the happiest of their life. But their hopes of one day marrying Siu were shattered as Siu had a crush on Celine. <text:line-break/>She first met Celine in a bar in late august. Celine had white hair and light eyes. She had always liked small-ish upstanding citizens and entertainers. How then could Celine be so attractive to her? Celine was the polar opposite! And yet, there was something about Celine... She spent some magical weeks with Celine under water. <text:line-break/>She loved Celine for years and years. But she and Celine never got together because Celine spent her days dreaming of Nathanael. <text:line-break/>He first met Nathanael in a strip club. He had always liked well-built, lively saviour types. How then could Nathanael be so attractive to him? Nathanael was the polar opposite! And yet, there was something about Nathanael... <text:line-break/>Nathanael was born on a causeway. The two of them spent a outstanding june together. They were the happiest of his life. But he never got with Nathanael because Nathanael already never quite got over Siu. <text:line-break/>Siu's eyes were hazel. It all started on facebook, where he first met Siu. He spent some magical moments with Siu in early autumn.<text:line-break/>But the two of them never even held hands because Siu adored Alane. <text:line-break/>Alane was one of those straightforward badasses that really got under their skin. They first met Alane in the desert in 2013. But their hopes of one day marrying Alane were shattered as Alane had a crush on Vada. <text:line-break/>She first met Vada in a supermarket. Vada was born on a small island. She had really come to like enthusiastic badasses. Vada was basically that in its most alluring form. <text:line-break/>She spent some remarkable nights with Vada in a café in early autumn. But the two of them never got together because Vada loved Violeta. <text:line-break/>They first met Violeta in mosque. They loved Violeta for years and years. They spent a outstanding monsoon season with Violeta.<text:line-break/>They had a thing for well-meaning types. Violeta met that description perfectly. Violeta was born in school. But the two of them never became a couple because Violeta fell for Kelle. <text:line-break/>The first time he ever saw Kelle, they were, unusually for both of them, in the desert in the afternoon. But he never got with Kelle because Kelle already only had eyes for Jeannine. <text:line-break/>She first met Jeannine . Jeannine had stylish hair and green eyes. But she never got together with Jeannine because Jeannine fell for Celine. <text:line-break/>The first time she ever saw Celine, they were, unusually for both of them, on a mountaintop. She loved Celine for years and years. <text:line-break/>Celine was cruel. But the two of them never even held hands because Celine spent her days dreaming of Cindi. <text:line-break/>Cindi was so experienced, it was mindblowing. It all started in a bodega, where he first met Cindi. He had always liked small-ish mascs and saviour types. And that was exactly what Cindi was. He spent a enchanted the month of culpability with Cindi. But he never got with Cindi because Cindi already spent his days dreaming of Josette. <text:line-break/>Josette and her first met in church. She had really come to like athletic saviour types. And that was exactly what Josette was. <text:line-break/>She spent a outstanding light season with Josette on twitter. But the two of them never got together because Josette loved Siu. <text:line-break/>He first met Siu in synagogue at noon. He had really come to like outgoing jocks. How then could Siu be so attractive to him? Siu was the polar opposite! And yet, there was something about Siu... <text:line-break/>Siu was born on a causeway. His love for Siu was eternal. But he never got together with Siu because Siu cared for nobody but Nicolette. <text:line-break/>It all started in mosque, where he first met Nicolette in the small hours. His love for Nicolette was unbroken. He spent a outstanding may with Nicolette.<text:line-break/>He had always liked authoritative personalities. How then could Nicolette be so attractive to him? Nicolette was the polar opposite! And yet, there was something about Nicolette... Nicolette was unassuming. But he never got with Nicolette because Nicolette already was in love with Diego. <text:line-break/>The first time they ever saw Diego, they were, unusually for both of them, on a causeway in the afternoon. They loved Diego for years and years. They had really come to like soft, outgoing people. Diego met that description perfectly. <text:line-break/>Diego was one of those hardcore jocks that really got under their skin. But they never got with Diego because Diego had succumbed to the charms of Tommye. <text:line-break/>He first met Tommye on a mountaintop. His love for Tommye was borderless. The two of them spent a magical february together.<text:line-break/>He had a thing for tall entertainers. Tommye met that description perfectly. Tommye had curly hair and greenish brown eyes. But he never got with Tommye because Tommye already only had eyes for Marth. <text:line-break/>It all started at the temple, where he first met Marth. Marth's eyes were black. He had always liked lively, unassuming brooders. And that was exactly what Marth was. <text:line-break/>He spent some enchanted hours with Marth in school. But he never got very far with Marth because Marth had an obsession with Josette. <text:line-break/>Josette was born in a supermarket and had black hair. They first met Josette in church. But their hopes of one day marrying Josette were shattered as Josette desperately admired Jessia. <text:line-break/>Jessia had grey eyes. He first met Jessia in mosque. He spent a december with Jessia.<text:line-break/>He had always liked small-ish upstanding citizens and badasses. Jessia was very different, and yet so intriguing. But the two of them never got together because Jessia was obsessed with Lavonne. <text:line-break/>She first met Lavonne in a strip club, celebrating the downfall of a cruel tyrant. Lavonne was authoritative.<text:line-break/>Her love for Lavonne was unbroken. But she never so much as kissed Lavonne once because Lavonne cared for nobody but Annetta. <text:line-break/>The first time they ever saw Annetta, they were, unusually for both of them, in a nice little restaurant in early march. Their love for Annetta was undying. They had a thing for witty, athletic people who grew up in the desert. And that was exactly what Annetta was. <text:line-break/>Annetta was so sarcastic, it was mindblowing. But they never got together with Annetta because Annetta loved Keli. <text:line-break/>It all started in a bar, where she first met Keli. She had a thing for hardcore, dark people. And that was exactly what Keli was. Keli was so athletic, it was mindblowing. She spent some enchanted months with Keli in a museum in volcano season. Keli's eyes were chestnut-coloured. But she never so much as kissed Keli once because Keli only had eyes for Annetta. <text:line-break/>Annetta and them first met in a nice little restaurant. <text:line-break/>They spent some lovely moments with Annetta on facebook. But they never got with Annetta because Annetta spent their days dreaming of Jeannine. <text:line-break/>He first met Jeannine in synagogue in late spring. He had a thing for sarcastic entertainers. In that regard, Jeannine was everything he could have hoped for and more. <text:line-break/>He spent a magical april with Jeannine. But his hopes of one day marrying Jeannine were shattered as Jeannine had an obsession with Garfield. <text:line-break/>Garfield and him first met in church. The two of them spent some lovely hours together.<text:line-break/>Garfield had light eyes. His love for Garfield was undying. But he never went on a single date with Garfield because Garfield already couldn't forget Marlen. <text:line-break/>The first time they ever saw Marlen, they were, unusually for both of them, on facebook at midnight. They had a thing for bright emos and personalities. And that was exactly what Marlen was. Marlen had glossy hair. The two of them spent some remarkable hours together. Their love for Marlen was endless. But the two of them never got together because Marlen ardently admired Idalia. <text:line-break/>It all started in a park, where they first met Idalia in early september. They had a thing for straightforward people who grew up in the woods and femmes. How then could Idalia be so attractive to them? Idalia was the polar opposite! And yet, there was something about Idalia... <text:line-break/>They spent some enchanted days with Idalia at night. But they never got with Idalia because Idalia had a crush on Ruthe. <text:line-break/>Ruthe and him first met on the moon in early the month of intuition. The two of them spent a enchanted the season of tears together. Ruthe was one of those well-meaning mascs that really got under his skin. He loved Ruthe for years and years. But he and Ruthe never got together because Ruthe spent his days dreaming of Idalia. <text:line-break/>Idalia and him first met in a strip club. He spent some nights with Idalia. He had always liked cruel nerds and brooders. Idalia was very different, and yet so intriguing. Idalia's eyes were greenish brown. He loved Idalia for years and years. But his hopes of one day marrying Idalia were shattered as Idalia venerated Cindi. <text:line-break/>He first met Cindi online in early june. His love for Cindi was eternal. The two of them spent a enchanted december together.<text:line-break/>Cindi was tender. But he never got with Cindi because Cindi already was obsessed with Eldon. <text:line-break/>The first time she ever saw Eldon, they were, unusually for both of them, in the woods in 1999. Her love for Eldon was unbroken.<text:line-break/>She spent some outstanding nights with Eldon. She never forgot that time.<text:line-break/>Eldon was born and had dark hair. But she never got very far with Eldon because Eldon had an obsession with Angelica. <text:line-break/>Angelica and him first met at a crime scene in the early morning. <text:line-break/>Angelica was lively. He loved Angelica for years and years. But he never got with Angelica because Angelica already had succumbed to the charms of Marth. <text:line-break/>Marth's hair was big. It all started in her bedroom when Marth broke into it, where she first met Marth. She spent some outstanding nights with Marth in a café.<text:line-break/>But she never got together with Marth because Marth was obsessed with Germaine. <text:line-break/>Germaine and them first met under water. Their love for Germaine was eternal. The two of them spent a the season of tears together.<text:line-break/>Germaine's hair was dark. But they never got with Germaine because Germaine already had a crush on Germaine. <text:line-break/>The first time he ever saw Germaine, they were, unusually for both of them, on a mountaintop in 1999. The two of them spent some enchanted hours together.<text:line-break/>Germaine had curly hair. His love for Germaine was borderless. But he never so much as kissed Germaine once because Germaine had a crush on Siu. <text:line-break/>The first time he ever saw Siu, they were, unusually for both of them, in the desert in the afternoon. He loved Siu for years and years. He spent a magical monsoon season with Siu in a supermarket.<text:line-break/>Siu was well-educated. But he never got with Siu because Siu had a crush on Camille. <text:line-break/>The first time she ever saw Camille, they were, unusually for both of them, at a crime scene. She spent a remarkable may with Camille.<text:line-break/>Camille was inventive. She loved Camille for years and years. But she never got with Camille because Camille was obsessed with Nicolette. <text:line-break/>She first met Nicolette in a strip club. She had a thing for slender, soft nerds. How then could Nicolette be so attractive to her? Nicolette was the polar opposite! And yet, there was something about Nicolette... Nicolette had straight hair and dark and warm eyes. The two of them spent some lovely weeks together in a nice little restaurant. Nicolette was so bright, it was mindblowing. But she never got together with Nicolette because Nicolette admired Annetta. <text:line-break/>Annetta was inventive. The first time he ever saw Annetta, they were, unusually for both of them, in a bodega. But the two of them never became a couple because Annetta had an obsession with Chelsea. <text:line-break/>Chelsea's eyes were chestnut-coloured. It all started in a museum, where they first met Chelsea. They had a thing for disconcerting, intelligent nerds. In that regard, Chelsea was everything they could have hoped for and more. They spent a remarkable the season of tears with Chelsea. But they and Chelsea never got together because Chelsea was in love with Marlen. <text:line-break/>Marlen and him first met in a survival shelter in the middle of january. <text:line-break/>He spent some magical months with Marlen in the small hours. His love for Marlen was eternal. But his hopes of one day marrying Marlen were shattered as Marlen had succumbed to the charms of Cindi. <text:line-break/>It all started in the sauna, where he first met Cindi. He had always liked loving, twisted people who grew up on a small island. Cindi was that and so much more. <text:line-break/>Cindi had big hair and dark eyes. His love for Cindi was borderless. But he never got very far with Cindi because Cindi never got over Germaine. <text:line-break/>Germaine had dark and warm eyes. It all started on a mountaintop, where he first met Germaine. But the two of them never got together because Germaine already venerated Deborah. <text:line-break/>Deborah was born in a park. They first met Deborah in Italy. They had really come to like smooth types and nerds. Deborah wasn't like that at all, but they adored Deborah anyway. They spent a lovely fall with Deborah. But the two of them never got together because Deborah cared for nobody but Rea. <text:line-break/>It all started in a park, where she first met Rea in the early morning. She had always liked well-read, authoritative jocks. Rea met that description perfectly. <text:line-break/>She spent a autumn with Rea. But she never went on a single date with Rea because Rea already fell for Angelica. <text:line-break/>Angelica was born on facebook and had straight hair. It all started in the desert, where he first met Angelica. But his hopes of one day marrying Angelica were shattered as Angelica had an obsession with Camille. <text:line-break/>He first met Camille in mosque on his birthday. He loved Camille for years and years. But the two of them never got together because Camille adored Celine. <text:line-break/>He first met Celine in a museum. He spent a remarkable monsoon season with Celine.<text:line-break/>Celine was born in the woods. He loved Celine for years and years. But he and Celine never got together because Celine was obsessed with Violeta. <text:line-break/>Violeta and her first met under water. She loved Violeta for years and years. She spent some enchanted nights with Violeta in school, dancing.<text:line-break/>She had always liked rough, world-weary brooders. In that regard, Violeta exceeded her expectations by far. Violeta had black hair. But the two of them never even held hands because Violeta never quite got over Diego. <text:line-break/>The first time he ever saw Diego, they were, unusually for both of them, on a small island in february. He loved Diego for years and years. Diego was loving. But his hopes of one day marrying Diego were shattered as Diego never quite got over Idalia. <text:line-break/>The first time they ever saw Idalia, they were, unusually for both of them, in a strip club, celebrating the downfall of their boss. The two of them spent some magical moments together under water.<text:line-break/>Idalia had blond hair. They loved Idalia for years and years. But they never got together with Idalia because Idalia had succumbed to the charms of Diego. <text:line-break/>It all started in the sauna, where he first met Diego in the early morning. His love for Diego was unbroken. He had a thing for athletic, authoritative leaders. And that was exactly what Diego was. <text:line-break/>Diego was born in a strip club. But he never got with Diego because Diego never quite got over Idalia. <text:line-break/>The first time they ever saw Idalia, they were, unusually for both of them, in the sauna. They loved Idalia for years and years. They spent a lovely light season with Idalia.<text:line-break/>They had a thing for world-weary entertainers and emos. And that was exactly what Idalia was. Idalia had chestnut-coloured hair. But they never went on a single date with Idalia because Idalia already venerated Dustin. <text:line-break/>The first time he ever saw Dustin, they were, unusually for both of them, in a forest. Dustin was born on okcupid. He had always liked tough, well-built people. Dustin was basically that in its most alluring form. <text:line-break/>But he never got with Dustin because Dustin already never got over Camille. <text:line-break/>Camille and her first met in a nice little restaurant. The two of them spent a outstanding winter together.<text:line-break/>Camille had brown hair. She loved Camille for years and years. But she never got together with Camille because Camille venerated Kelle. <text:line-break/>The first time he ever saw Kelle, they were, unusually for both of them, in a forest in the afternoon. He loved Kelle for years and years. But the two of them never got together because Kelle already couldn't forget Marlen. <text:line-break/>They first met Marlen in a survival shelter in late the season of tears. Marlen's hair was sandy. But nothing ever became of it because Marlen venerated Karma. <text:line-break/>Karma and him first met on a small island in late january. He had a thing for straightforward, unassuming saviour types. In that regard, Karma exceeded his expectations by far. Karma's eyes were greenish brown. He spent some moments with Karma in the evening. He loved Karma for years and years. But the two of them never became a couple because Karma loved Cindi. <text:line-break/>She first met Cindi on a mountaintop. She had really come to like twisted, stocky jocks. Cindi was very different, and yet so intriguing. <text:line-break/>Cindi had big hair and light eyes. She spent some moments with Cindi. They were the happiest of her life. But she never went on a single date with Cindi because Cindi already had a crush on Nicolette. <text:line-break/>The first time they ever saw Nicolette, they were, unusually for both of them, in july. Nicolette had long hair. The two of them spent a the month of culpability together. Nicolette was soft. But their hopes of one day marrying Nicolette were shattered as Nicolette was obsessed with Sunday. <text:line-break/>Sunday was one of those inventive personalities that really got under her skin. It all started in a café, where she first met Sunday in late june. The two of them spent some remarkable weeks together.<text:line-break/>But her hopes of one day marrying Sunday were shattered as Sunday was in love with Cindi. <text:line-break/>It all started on a stupid, stupid dating app whose name he won't mention, where he first met Cindi. He loved Cindi for years and years. <text:line-break/>Cindi's hair was white. But he never got very far with Cindi because Cindi venerated Monika. <text:line-break/>The first time she ever saw Monika, they were, unusually for both of them, at a crime scene in late may. She had really come to like respected personalities and types. Monika was basically that in its most alluring form. <text:line-break/>Monika had long hair. She loved Monika for years and years. But her hopes of one day marrying Monika were shattered as Monika had a crush on Jeannine. <text:line-break/>He first met Jeannine in a castle. Jeannine had dark and warm eyes. He had really come to like unassuming believers. Jeannine wasn't like that at all, but he cared for nobody but Jeannine anyway. <text:line-break/>But his hopes of one day marrying Jeannine were shattered as Jeannine never quite got over Tammie. <text:line-break/>The first time he ever saw Tammie, they were, unusually for both of them, in a survival shelter in november. His love for Tammie was undying. Tammie's hair was dark. But his hopes of one day marrying Tammie were shattered as Tammie had succumbed to the charms of Kelle. <text:line-break/>Kelle's hair was stylish. The first time he ever saw Kelle, they were, unusually for both of them, in a survival shelter in the early morning. He spent a magical fall with Kelle. But he and Kelle never got together because Kelle had a crush on Hwa. <text:line-break/>The first time they ever saw Hwa, they were, unusually for both of them, in a forest. <text:line-break/>Hwa had white hair and dark and warm eyes. They loved Hwa for years and years. But they never got with Hwa because Hwa adored Emory. <text:line-break/>It all started in the woods, where they first met Emory. The two of them spent some lovely weeks together in a museum. They were the happiest of their life. They had a thing for bright people and people who grew up in school. Emory was very different, and yet so intriguing. Emory had natural hair. Their love for Emory was endless. But they never went on a single date with Emory because Emory already never quite got over Alane. <text:line-break/>Alane and him first met in his bedroom when Alane broke into it. Alane's hair was brown. He spent some outstanding moments with Alane in a museum.<text:line-break/>But he never got with Alane because Alane cared for nobody but Dustin. <text:line-break/>It all started in a bodega, where she first met Dustin in early march. But the two of them never got together because Dustin never quite got over Marth. <text:line-break/>She first met Marth in the sauna in early january. She had really come to like lively upstanding citizens. In that regard, Marth exceeded her expectations by far. Marth was bright. The two of them spent some magical moments together on twitter. She loved Marth for years and years. But the two of them never got together because Marth never got over Cary. <text:line-break/>Cary and them first met in a nice little restaurant in mild season. Cary had hazel eyes. The two of them spent some outstanding nights together.<text:line-break/>But their hopes of one day marrying Cary were shattered as Cary only had eyes for Marth. <text:line-break/>Marth and her first met on a small island. She loved Marth for years and years. She spent some outstanding hours with Marth in early march.<text:line-break/>Marth was punk. But the two of them never became a couple because Marth spent her days dreaming of Garfield. <text:line-break/>Garfield was born in a castle. He first met Garfield online at night. But he and Garfield never got together because Garfield had succumbed to the charms of Min. <text:line-break/>Min and her first met in the woods. Min was born in a survival shelter and had natural hair. But she never went on a single date with Min because Min already adored Marlen. <text:line-break/>He first met Marlen on the International Space Station at night. He spent some magical weeks with Marlen in a strip club.<text:line-break/>Marlen had grey hair and light brown eyes. His love for Marlen was endless. But he never went on a single date with Marlen because Marlen already was obsessed with Josette. <text:line-break/>Josette was born in a strip club. Josette and him first met on a mountaintop. The two of them spent a the season of tears together.<text:line-break/>He had always liked short leaders and believers. And that was exactly what Josette was. But the two of them never became a couple because Josette had a crush on Siu. <text:line-break/>It all started on a causeway, where she first met Siu in september. Siu was hardcore. She had really come to like athletic, cruel saviour types. Siu was that and so much more. <text:line-break/>But the two of them never became a couple because Siu loved Nathanael. <text:line-break/>She first met Nathanael in a supermarket in september. Her love for Nathanael was endless. She had a thing for intelligent, tough leaders. Nathanael wasn't like that at all, but she never got over Nathanael anyway. <text:line-break/>Nathanael had grey eyes. But she never got with Nathanael because Nathanael venerated Eldon. <text:line-break/>The first time she ever saw Eldon, they were, unusually for both of them, on a causeway. <text:line-break/>Eldon was tough. The two of them spent a lovely winter together. They stayed imprinted into her memory. But she never got together with Eldon because Eldon venerated Jessia. <text:line-break/>They first met Jessia under water in the evening. They had always liked inventive leaders and nerds. And that was exactly what Jessia was. Jessia's eyes were light brown. The two of them spent a lovely the month of culpability together. Jessia was born in a supermarket. But they and Jessia never got together because Jessia could think of nothing but Tommye. <text:line-break/>It all started in a forest, where they first met Tommye in the early morning. Their love for Tommye was endless. They spent a mild season with Tommye.<text:line-break/>Tommye had warm brown eyes. But they never got very far with Tommye because Tommye was obsessed with Cindi. <text:line-break/>The first time she ever saw Cindi, they were, unusually for both of them, in a forest. Cindi had stylish hair and warm brown eyes. She had a thing for enthusiastic, short emos. Cindi met that description perfectly. <text:line-break/>But her hopes of one day marrying Cindi were shattered as Cindi was in love with Jeannine. <text:line-break/>She first met Jeannine . Jeannine's hair was blond. She had a thing for punk types and upstanding citizens. Jeannine was that and so much more. <text:line-break/>The two of them spent a magical volcano season together. But the two of them never became a couple because Jeannine had succumbed to the charms of Claudine. <text:line-break/>It all started on a small island, where they first met Claudine in late may. They loved Claudine for years and years. They spent a outstanding monsoon season with Claudine out hiking.<text:line-break/>They had really come to like authoritative nerds. Claudine was the sole, but very powerful exception to the rule. Claudine was born at the temple. But the two of them never got together because Claudine cared for nobody but Dorotha. <text:line-break/>The first time he ever saw Dorotha, they were, unusually for both of them, on a small island in 2013. Dorotha had glossy hair. He had really come to like unassuming nerds and jocks. Dorotha was the sole, but very powerful exception to the rule. <text:line-break/>But the two of them never got together because Dorotha already never quite got over Chelsea. <text:line-break/>They first met Chelsea on a causeway in the small hours. They spent a magical the season of tears with Chelsea. They often dwelled on the memory of that time. They had a thing for introverted people who grew up on a causeway. Chelsea was that and so much more. Chelsea's eyes were black. They loved Chelsea for years and years. But the two of them never got together because Chelsea already couldn't forget Lera. <text:line-break/>The first time they ever saw Lera, they were, unusually for both of them, on okcupid. Their love for Lera was undying.<text:line-break/>They spent some enchanted months with Lera in the small hours. They considered their months with Lera the most blessed of their life. They had always liked unsettling brooders. How then could Lera be so attractive to them? Lera was the polar opposite! And yet, there was something about Lera... Lera was born on the International Space Station and had light hair. But they never got with Lera because Lera already had an obsession with Germaine. <text:line-break/>The first time he ever saw Germaine, they were, unusually for both of them, on the International Space Station in the early morning. He had really come to like well-read personalities. How then could Germaine be so attractive to him? Germaine was the polar opposite! And yet, there was something about Germaine... <text:line-break/>The two of them spent a spring together. But he never got with Germaine because Germaine already spent his days dreaming of Min. <text:line-break/>The first time she ever saw Min, they were, unusually for both of them, on the International Space Station, dancing. She had always liked tall entertainers and femmes. In that regard, Min was everything she could have hoped for and more. Min had natural hair. The two of them spent some outstanding days together in the woods. She loved Min for years and years. But she never went on a single date with Min because Min already never quite got over Josephine. <text:line-break/>Josephine had straight hair and blue eyes. Josephine and him first met on a causeway. He spent some outstanding nights with Josephine under water.<text:line-break/>But he never went on a single date with Josephine because Josephine already only had eyes for Jeannine. <text:line-break/>The first time they ever saw Jeannine, they were, unusually for both of them, in a nice little restaurant. They loved Jeannine for years and years.<text:line-break/>They spent some magical hours with Jeannine on facebook. They stayed imprinted into their memory.<text:line-break/>Jeannine had brown eyes. But they never got together with Jeannine because Jeannine was obsessed with Hilary. <text:line-break/>The first time she ever saw Hilary, they were, unusually for both of them, on a stupid, stupid dating app whose name she won't mention in 1999. She loved Hilary for years and years. She spent some remarkable weeks with Hilary in a strip club in the early morning.<text:line-break/>Hilary had brown hair and grey eyes. But the two of them never even held hands because Hilary only had eyes for Miesha. <text:line-break/>The first time he ever saw Miesha, they were, unusually for both of them, in the desert. His love for Miesha was endless. Miesha had dark and warm eyes. But he never got together with Miesha because Miesha cared for nobody but Tammie. <text:line-break/>He first met Tammie in his bedroom when Tammie broke into it. He loved Tammie for years and years. But the two of them never got together because Tammie already adored Violette. <text:line-break/>It all started in school, where she first met Violette. Violette's eyes were golden.<text:line-break/>She loved Violette for years and years. But she never so much as kissed Violette once because Violette adored Lavonne. <text:line-break/>The first time he ever saw Lavonne, they were, unusually for both of them, in school. The two of them spent some remarkable hours together. He considered his hours with Lavonne the most blessed of their life. He had a thing for athletic brooders. In that regard, Lavonne exceeded his expectations by far. Lavonne was born on a causeway and had straight hair. He loved Lavonne for years and years. But the two of them never got together because Lavonne fell for Dorotha. <text:line-break/>Dorotha and them first met on twitter in the early morning. Dorotha was born in the sauna.<text:line-break/>Their love for Dorotha was undying. But they never got very far with Dorotha because Dorotha was obsessed with Germaine. <text:line-break/>Germaine and them first met in church, at an inconvenient time for both of them. Germaine was inventive. The two of them spent some enchanted days together in a park.<text:line-break/>They had a thing for soft believers. And that was exactly what Germaine was. But the two of them never became a couple because Germaine never quite got over Camille. <text:line-break/>The first time she ever saw Camille, they were, unusually for both of them, in the desert. Camille was born on a stupid, stupid dating app whose name she won't mention.<text:line-break/>She loved Camille for years and years. But the two of them never became a couple because Camille spent her days dreaming of Monika. <text:line-break/>Monika was so tender, it was mindblowing. The first time they ever saw Monika, they were, unusually for both of them, on a stupid, stupid dating app whose name they won't mention. They spent some enchanted moments with Monika at a crime scene at midnight.<text:line-break/>But the two of them never became a couple because Monika never quite got over Violette. <text:line-break/>It all started at a crime scene, where she first met Violette in late summer. The two of them spent a lovely january together.<text:line-break/>Violette had brown eyes. She loved Violette for years and years. But she never got together with Violette because Violette had succumbed to the charms of Chelsea. <text:line-break/>She first met Chelsea . She spent a outstanding spring with Chelsea in her bedroom when Chelsea broke into it. She never forgot that time. Chelsea's hair was black. Her love for Chelsea was eternal. But she never went on a single date with Chelsea because Chelsea already was obsessed with Jessia. <text:line-break/>He first met Jessia in synagogue. Jessia was born at a crime scene and had straight hair. But he never got with Jessia because Jessia venerated Josephine. <text:line-break/>Josephine and him first met in the desert. Josephine was dark. He spent some outstanding moments with Josephine in his bedroom when Josephine broke into it.<text:line-break/>But he never got very far with Josephine because Josephine never quite got over Min. <text:line-break/>Min and him first met on facebook in the early morning. He loved Min for years and years. He spent some enchanted weeks with Min in a nice little restaurant in early fall.<text:line-break/>Min was born in a strip club. But he never so much as kissed Min once because Min never got over Vada. <text:line-break/>It all started on a causeway, where he first met Vada at noon. He had a thing for well-read, well-built believers. How then could Vada be so attractive to him? Vada was the polar opposite! And yet, there was something about Vada... <text:line-break/>He spent a outstanding august with Vada. But he never got with Vada because Vada could think of nothing but Keli. <text:line-break/>Keli had blond hair. The first time they ever saw Keli, they were, unusually for both of them, in a supermarket. But they never got together with Keli because Keli loved Chelsea. <text:line-break/>She first met Chelsea out hiking on her birthday. She had really come to like introverted personalities and upstanding citizens. Chelsea was very different, and yet so intriguing. <text:line-break/>She spent some remarkable moments with Chelsea. But she and Chelsea never got together because Chelsea loved Garfield. <text:line-break/>Garfield's hair was grey. It all started on okcupid, where he first met Garfield in the middle of light season. But the two of them never even held hands because Garfield had a crush on Jeannine. <text:line-break/>The first time they ever saw Jeannine, they were, unusually for both of them, at a crime scene. Jeannine was world-weary. The two of them spent a magical january together.<text:line-break/>They had a thing for punk saviour types. And that was exactly what Jeannine was. But nothing ever became of it because Jeannine could think of nothing but Min. <text:line-break/>The first time they ever saw Min, they were, unusually for both of them, in a bar. They loved Min for years and years. They had really come to like rough, small-ish leaders. And that was exactly what Min was. <text:line-break/>Min was born under water and had kinky hair. But they never got with Min because Min already was obsessed with Claudine. <text:line-break/>Claudine and her first met under water. Claudine had natural hair and green eyes. She spent some enchanted days with Claudine in a strip club.<text:line-break/>She had always liked intelligent, dark saviour types. How then could Claudine be so attractive to her? Claudine was the polar opposite! And yet, there was something about Claudine... But she never got very far with Claudine because Claudine never got over Keli. <text:line-break/>Keli and her first met on okcupid at night. Her love for Keli was endless. Keli's hair was dark. But her hopes of one day marrying Keli were shattered as Keli had an obsession with Heather. <text:line-break/>Heather had golden eyes. Heather and him first met in a nice little restaurant in the small hours. He spent a lovely dark season with Heather in a museum.<text:line-break/>But he never got very far with Heather because Heather fell for Keli. <text:line-break/>The first time she ever saw Keli, they were, unusually for both of them, at a crime scene at noon. She loved Keli for years and years. But the two of them never even held hands because Keli fell for Hwa. <text:line-break/>It all started on a small island, where they first met Hwa on their birthday. They had always liked short brooders and emos. Hwa was basically that in its most alluring form. Hwa had natural hair. They spent a outstanding autumn with Hwa on a stupid, stupid dating app whose name they won't mention. Hwa was born in mosque and had wavy hair. But they never got together with Hwa because Hwa venerated Annetta. <text:line-break/>The first time he ever saw Annetta, they were, unusually for both of them, on okcupid. He had a thing for athletic, bright personalities. And that was exactly what Annetta was. Annetta was hardcore. He spent some outstanding hours with Annetta in the desert, celebrating the downfall of capitalism. He loved Annetta for years and years. But his hopes of one day marrying Annetta were shattered as Annetta only had eyes for Tammie. <text:line-break/>It all started at the temple, where they first met Tammie. They had a thing for well-built, hardcore personalities. Tammie was basically that in its most alluring form. Tammie was one of those smooth nerds that really got under their skin. They spent some remarkable months with Tammie in late mild season. Tammie was born at a crime scene and had kinky hair. But they never got with Tammie because Tammie already had a crush on Eldon. <text:line-break/>It all started in a café, where she first met Eldon at noon. Her love for Eldon was undying. Eldon was one of those authoritative saviour types that really got under her skin. But she never so much as kissed Eldon once because Eldon cared for nobody but Chelsea. <text:line-break/>It all started on a stupid, stupid dating app whose name they won't mention, where they first met Chelsea in 2013. They spent some days with Chelsea in the desert. Chelsea had black eyes. They loved Chelsea for years and years. But their hopes of one day marrying Chelsea were shattered as Chelsea could think of nothing but Mohamed. <text:line-break/>She first met Mohamed on facebook in the small hours. Mohamed had straight hair. She had a thing for heavy-set leaders. Mohamed wasn't like that at all, but she venerated Mohamed anyway. <text:line-break/>She spent a remarkable winter with Mohamed in a castle. But the two of them never even held hands because Mohamed couldn't forget Alane. <text:line-break/>It all started in the sauna, where they first met Alane. They loved Alane for years and years. Alane was born on a stupid, stupid dating app whose name they won't mention and had chestnut-coloured hair. But they never went on a single date with Alane because Alane already had succumbed to the charms of Lavonne. <text:line-break/>Lavonne was one of those outgoing upstanding citizens that really got under her skin. Lavonne and her first met on facebook, dancing. But nothing ever became of it because Lavonne had a crush on Camille. <text:line-break/>Camille had glossy hair and brown eyes. He first met Camille in Italy. He spent some magical nights with Camille on a small island.<text:line-break/>He had really come to like soft-spoken, enthusiastic mascs. Camille was basically that in its most alluring form. But he and Camille never got together because Camille had succumbed to the charms of Karma. <text:line-break/>Karma and her first met at the temple in winter. She had always liked authoritative people who grew up on a causeway. Karma wasn't like that at all, but she had an obsession with Karma anyway. Karma had grey eyes. She spent some days with Karma in church on her birthday. Her love for Karma was eternal. But nothing ever became of it because Karma venerated Kelle. <text:line-break/>They first met Kelle in a museum. But they never got together with Kelle because Kelle venerated Jessia. <text:line-break/>Jessia had short hair. It all started in a park, where she first met Jessia. The two of them spent some magical moments together at a crime scene.<text:line-break/>But she never got very far with Jessia because Jessia venerated Cindi. <text:line-break/>They first met Cindi online, dancing. Their love for Cindi was borderless. They had always liked hardcore types. In that regard, Cindi was everything they could have hoped for and more. <text:line-break/>Cindi's eyes were greenish brown. But nothing ever became of it because Cindi loved Ruthe. <text:line-break/>He first met Ruthe on twitter. Ruthe was born in his bedroom when Ruthe broke into it and had wavy hair. He had really come to like stocky believers. In that regard, Ruthe exceeded his expectations by far. <text:line-break/>The two of them spent some outstanding months together. But he never so much as kissed Ruthe once because Ruthe never quite got over Alane. <text:line-break/>Alane's hair was short. Alane and her first met in the desert. But she never so much as kissed Alane once because Alane spent her days dreaming of Deborah. <text:line-break/>Deborah had natural hair and golden eyes. Deborah and her first met at a crime scene, celebrating the downfall of a failed social experiment. But she never got with Deborah because Deborah already admired Josephine. <text:line-break/>The first time she ever saw Josephine, they were, unusually for both of them, on a mountaintop in late the season of tears. She spent a enchanted spring with Josephine.<text:line-break/>Josephine was so authoritative, it was mindblowing. She loved Josephine for years and years. But she never got with Josephine because Josephine fell for Hwa. <text:line-break/>They first met Hwa in their bedroom when Hwa broke into it in the afternoon. Hwa's hair was grey. They had a thing for witty types and entertainers. In that regard, Hwa was everything they could have hoped for and more. <text:line-break/>They spent some enchanted hours with Hwa in late volcano season. But they never went on a single date with Hwa because Hwa already had an obsession with Alane. <text:line-break/>She first met Alane out hiking in 2013. She loved Alane for years and years.<text:line-break/>The two of them spent a outstanding april together. She considered her moments with Alane the most blessed of their life. She had really come to like lively femmes. In that regard, Alane exceeded her expectations by far. Alane had dark and warm eyes. But she never got very far with Alane because Alane never got over Min. <text:line-break/>Min and her first met in the early morning. <text:line-break/>The two of them spent a enchanted autumn together. But she and Min never got together because Min fell for Siu. <text:line-break/>It all started , where she first met Siu. She loved Siu for years and years. She had really come to like rough badasses. Siu was the sole, but very powerful exception to the rule. <text:line-break/>Siu had sandy hair. But the two of them never became a couple because Siu venerated Violette. <text:line-break/>The first time they ever saw Violette, they were, unusually for both of them, in school. They loved Violette for years and years.<text:line-break/>The two of them spent some remarkable months together. They never forgot that time.<text:line-break/>Violette was one of those unsettling emos that really got under their skin. But they never got with Violette because Violette already loved Glory. <text:line-break/>He first met Glory on twitter. Glory was one of those unassuming personalities that really got under his skin. The two of them spent a dark season together.<text:line-break/>But the two of them never got together because Glory already never got over Min. <text:line-break/>She first met Min on okcupid. She had a thing for authoritative, nice people. Min was basically that in its most alluring form. Min was born in a bodega and had kinky hair. She spent some outstanding months with Min in late fall. She loved Min for years and years. But she never got together with Min because Min venerated Miesha. <text:line-break/>Miesha and them first met in a bar. Miesha was born in a bodega. They spent some enchanted months with Miesha. They loved Miesha for years and years. But they and Miesha never got together because Miesha longingly admired Jessia. <text:line-break/>She first met Jessia in the desert. She had a thing for hardcore people. Jessia was that and so much more. Jessia was smooth. The two of them spent a outstanding january together. Her love for Jessia was borderless. But the two of them never even held hands because Jessia could think of nothing but Tommye. <text:line-break/>The first time they ever saw Tommye, they were, unusually for both of them, in a bodega in early dark season. Tommye was so well-educated, it was mindblowing.<text:line-break/>Their love for Tommye was undying. But they never so much as kissed Tommye once because Tommye loved Violeta. <text:line-break/>The first time they ever saw Violeta, they were, unusually for both of them, on facebook, at an inconvenient time for both of them. They had really come to like respected, intelligent personalities. How then could Violeta be so attractive to them? Violeta was the polar opposite! And yet, there was something about Violeta... <text:line-break/>They spent some enchanted weeks with Violeta. But nothing ever became of it because Violeta had succumbed to the charms of Emory. <text:line-break/>It all started in a castle, where they first met Emory. Emory had warm brown eyes. They had a thing for tall, inventive mascs. And that was exactly what Emory was. <text:line-break/>But nothing ever became of it because Emory never quite got over Kelle. <text:line-break/>The first time she ever saw Kelle, they were, unusually for both of them, in a café, at an inconvenient time for both of them. She spent some remarkable hours with Kelle. She never forgot that time. She had really come to like nice, bright badasses. And that was exactly what Kelle was. Kelle was one of those punk personalities that really got under her skin. Her love for Kelle was undying. But she never so much as kissed Kelle once because Kelle venerated Sunday. <text:line-break/>Sunday and him first met on facebook in the small hours. He loved Sunday for years and years. The two of them spent some lovely months together in the woods.<text:line-break/>Sunday had golden eyes. But nothing ever became of it because Sunday cared for nobody but Lavonne. <text:line-break/>He first met Lavonne in the desert. Lavonne had grey hair.<text:line-break/>He loved Lavonne for years and years. But nothing ever became of it because Lavonne was obsessed with Lavonne. <text:line-break/>Lavonne and them first met in their bedroom when Lavonne broke into it in the middle of august. They loved Lavonne for years and years. The two of them spent a enchanted the season of tears together.<text:line-break/>They had always liked loving, well-educated nerds. Lavonne met that description perfectly. Lavonne was one of those outgoing people that really got under their skin. But the two of them never even held hands because Lavonne never quite got over Emory. <text:line-break/>They first met Emory in synagogue in the middle of light season. They spent a enchanted volcano season with Emory.<text:line-break/>Emory was well-built. Their love for Emory was endless. But they never got with Emory because Emory already never got over Violeta. <text:line-break/>They first met Violeta in a nice little restaurant. Violeta was born in a supermarket. But the two of them never got together because Violeta already spent their days dreaming of Idalia. <text:line-break/>Idalia and her first met in a café. She loved Idalia for years and years. She had really come to like hardcore personalities and badasses. Idalia met that description perfectly. <text:line-break/>Idalia's eyes were golden. But the two of them never got together because Idalia already cared for nobody but Alane. <text:line-break/>The first time she ever saw Alane, they were, unusually for both of them, on a causeway. She had a thing for bright, sarcastic believers. Alane met that description perfectly. <text:line-break/>Alane was born in synagogue. She loved Alane for years and years. But the two of them never became a couple because Alane was in love with Marlen. <text:line-break/>They first met Marlen off the grid. <text:line-break/>They spent some weeks with Marlen at a crime scene at noon. They loved Marlen for years and years. But the two of them never got together because Marlen couldn't forget Jeane. <text:line-break/>Jeane and her first met on a small island, celebrating the downfall of the system. Her love for Jeane was borderless.<text:line-break/>She spent a outstanding february with Jeane. They stayed imprinted into her memory.<text:line-break/>Jeane was born on the moon and had straight hair. But the two of them never got together because Jeane cared for nobody but Sunday. <text:line-break/>He first met Sunday on a small island at midnight. He loved Sunday for years and years. He spent a outstanding the month of intuition with Sunday.<text:line-break/>He had always liked lively badasses and personalities. Sunday met that description perfectly. Sunday was one of those inventive emos that really got under his skin. But he never got with Sunday because Sunday already couldn't forget Alane. <text:line-break/>Alane was born online and had glossy hair. It all started in a nice little restaurant, where he first met Alane in light season. The two of them spent some remarkable moments together. But the two of them never became a couple because Alane could think of nothing but Alane. <text:line-break/>Alane and them first met in their bedroom when Alane broke into it in fall. Alane had wavy hair. The two of them spent a lovely march together. Alane had dark hair. But they never got with Alane because Alane already never quite got over Dorotha. <text:line-break/>Dorotha had wavy hair and light eyes. Dorotha and him first met in church. The two of them spent some magical hours together on facebook.<text:line-break/>He had really come to like witty mascs and upstanding citizens. Dorotha wasn't like that at all, but he could think of nothing but Dorotha anyway. But his hopes of one day marrying Dorotha were shattered as Dorotha was in love with Keli. <text:line-break/>She first met Keli in the sauna. She spent some magical weeks with Keli.<text:line-break/>Keli was stocky. Her love for Keli was endless. But nothing ever became of it because Keli venerated Diego. <text:line-break/>The first time she ever saw Diego, they were, unusually for both of them, . She loved Diego for years and years. But the two of them never even held hands because Diego couldn't forget Adolph. <text:line-break/>The first time she ever saw Adolph, they were, unusually for both of them, on the moon. Her love for Adolph was eternal. But she never got with Adolph because Adolph loved Mohamed. <text:line-break/>It all started under water, where he first met Mohamed in the early morning. Mohamed had white hair and golden eyes. But the two of them never got together because Mohamed already fell for Josephine. <text:line-break/>He first met Josephine on the International Space Station in light season. He had always liked short believers and femmes. In that regard, Josephine was everything he could have hoped for and more. <text:line-break/>He spent a magical autumn with Josephine. His love for Josephine was undying. But the two of them never even held hands because Josephine fell for Hwa. <text:line-break/>They first met Hwa under water. Hwa was born off the grid. They spent some magical hours with Hwa in synagogue on their birthday.<text:line-break/>They had always liked loving, sarcastic people who grew up in Italy. Hwa was that and so much more. But they never went on a single date with Hwa because Hwa already couldn't forget Hilary. <text:line-break/>The first time he ever saw Hilary, they were, unusually for both of them, on facebook. Hilary's eyes were dark brown. He had always liked well-built saviour types and emos. Hilary wasn't like that at all, but he had an obsession with Hilary anyway. The two of them spent some magical weeks together on a stupid, stupid dating app whose name he won't mention. <text:line-break/>He loved Hilary for years and years. But the two of them never even held hands because Hilary was obsessed with Rea. <text:line-break/>He first met Rea in a park in 2013. Rea's eyes were dark brown.<text:line-break/>He loved Rea for years and years. But his hopes of one day marrying Rea were shattered as Rea loved Dorotha. <text:line-break/>He first met Dorotha on a causeway in the afternoon. His love for Dorotha was unbroken.<text:line-break/>He spent a remarkable monsoon season with Dorotha off the grid. They stayed imprinted into his memory. He had a thing for hardcore saviour types and jocks. Dorotha met that description perfectly. Dorotha was born in a castle. But the two of them never became a couple because Dorotha spent his days dreaming of Tommye. <text:line-break/>Tommye and him first met at the temple at night. He had really come to like witty, dark saviour types. In that regard, Tommye exceeded his expectations by far. <text:line-break/>Tommye had brown hair and golden eyes. He spent a autumn with Tommye in a park. They were the happiest of his life. But he never got together with Tommye because Tommye was in love with Hwa. <text:line-break/>They first met Hwa on a mountaintop. The two of them spent some enchanted months together on the International Space Station. They had always liked rough, twisted saviour types. Hwa wasn't like that at all, but they only had eyes for Hwa anyway. Hwa had glossy hair and brown eyes. Their love for Hwa was eternal. But they never so much as kissed Hwa once because Hwa spent their days dreaming of Glory. <text:line-break/>The first time he ever saw Glory, they were, unusually for both of them, in mosque in the middle of may. <text:line-break/>The two of them spent some outstanding hours together. But his hopes of one day marrying Glory were shattered as Glory fell for Dorotha. <text:line-break/>The first time they ever saw Dorotha, they were, unusually for both of them, online. The two of them spent some outstanding moments together. They never forgot that time. They had a thing for experienced femmes and people who grew up in the sauna. In that regard, Dorotha exceeded their expectations by far. Dorotha was so stocky, it was mindblowing. They loved Dorotha for years and years. But they never so much as kissed Dorotha once because Dorotha venerated Camille. <text:line-break/>It all started , where she first met Camille. She spent some lovely days with Camille in 1999. She had a thing for experienced upstanding citizens. Camille was basically that in its most alluring form. Camille had kinky hair and warm brown eyes. She loved Camille for years and years. But she never got very far with Camille because Camille never got over Annetta. <text:line-break/>Annetta had black eyes. It all started on a stupid, stupid dating app whose name they won't mention, where they first met Annetta. They spent a lovely mild season with Annetta in the desert.<text:line-break/>But they never went on a single date with Annetta because Annetta already cared for nobody but Miesha. <text:line-break/>He first met Miesha on facebook. His love for Miesha was endless. He spent some magical moments with Miesha in the desert.<text:line-break/>He had a thing for smooth, brooding personalities. And that was exactly what Miesha was. Miesha's hair was black. But he never so much as kissed Miesha once because Miesha had an obsession with Rea. <text:line-break/>Rea and them first met at a crime scene, at an inconvenient time for both of them. Rea's eyes were brown. They spent some lovely moments with Rea on twitter.<text:line-break/>But they and Rea never got together because Rea couldn't forget Emory. <text:line-break/>Emory and her first met on twitter. She spent some outstanding nights with Emory in a nice little restaurant. She often dwelled on the memory of that time. She had really come to like unsettling emos and jocks. Emory met that description perfectly. Emory's eyes were shiny. Her love for Emory was unbroken. But she never got with Emory because Emory already only had eyes for Glory. <text:line-break/>It all started out hiking, where he first met Glory in the evening. Glory was born in the sauna.<text:line-break/>He loved Glory for years and years. But he never got together with Glory because Glory never quite got over Sunday. <text:line-break/>Sunday and her first met in a café. She had a thing for well-meaning entertainers and types. And that was exactly what Sunday was. <text:line-break/>She spent some lovely weeks with Sunday in august. But the two of them never even held hands because Sunday venerated Siu. <text:line-break/>Siu and them first met in the woods in the afternoon. <text:line-break/>Siu was so intelligent, it was mindblowing. They loved Siu for years and years. But they never got together with Siu because Siu fell for Mohamed. <text:line-break/>It all started in a bodega, where they first met Mohamed. They had really come to like hardcore people who grew up on a stupid, stupid dating app whose name they won't mention and believers. Mohamed was very different, and yet so intriguing. <text:line-break/>The two of them spent some outstanding months together. Their love for Mohamed was undying. But they never got with Mohamed because Mohamed spent their days dreaming of Monika. <text:line-break/>Monika and him first met online at noon. Monika was born in the desert. He had a thing for authoritative badasses and types. Monika wasn't like that at all, but he had an obsession with Monika anyway. He spent a fall with Monika. <text:line-break/>He loved Monika for years and years. But he never went on a single date with Monika because Monika already never got over Vada. <text:line-break/>It all started in a bar, where she first met Vada. She had really come to like lively leaders. Vada was basically that in its most alluring form. <text:line-break/>The two of them spent some weeks together on the International Space Station. But her hopes of one day marrying Vada were shattered as Vada was in love with Annetta. <text:line-break/>They first met Annetta in early monsoon season. They had really come to like small-ish, sarcastic badasses. Annetta met that description perfectly. <text:line-break/>They spent some enchanted days with Annetta in april. Their love for Annetta was eternal. But they never got with Annetta because Annetta already was obsessed with Jessia. <text:line-break/>The first time he ever saw Jessia, they were, unusually for both of them, in the early morning. He spent a enchanted winter with Jessia.<text:line-break/>Jessia had natural hair and blue eyes. He loved Jessia for years and years. But the two of them never even held hands because Jessia cared for nobody but Min. <text:line-break/>They first met Min . They had always liked athletic, nice mascs. Min was that and so much more. Min was one of those loving people who grew up in a bar that really got under their skin. They spent some nights with Min at midnight. Min was born in a survival shelter. But the two of them never became a couple because Min adored Jeannine. <text:line-break/>It all started in a forest, where he first met Jeannine in late spring. Jeannine was disconcerting. <text:line-break/>But the two of them never got together because Jeannine only ever admired Violeta. <text:line-break/>Violeta and her first met in her bedroom when Violeta broke into it, celebrating the downfall of capitalism. She spent some magical months with Violeta in a bar in december. She often dwelled on the memory of that time. She had always liked unsettling, straightforward nerds. And that was exactly what Violeta was. Violeta had sandy hair and light brown eyes. She loved Violeta for years and years. But she never got very far with Violeta because Violeta had succumbed to the charms of Jeannine. <text:line-break/>Jeannine and them first met in a survival shelter in early november. The two of them spent a remarkable november together. They had always liked disconcerting, heavy-set brooders. Jeannine wasn't like that at all, but they was in love with Jeannine anyway. Jeannine had straight hair and black eyes. Their love for Jeannine was borderless. But they never got very far with Jeannine because Jeannine loved Keli. <text:line-break/>It all started in a strip club, where they first met Keli. They loved Keli for years and years. They spent a remarkable light season with Keli.<text:line-break/>They had always liked well-meaning femmes and leaders. Keli was basically that in its most alluring form. Keli had light brown eyes. But they never got with Keli because Keli never quite got over Rea. <text:line-break/>She first met Rea in the desert. But she and Rea never got together because Rea fell for Celine. <text:line-break/>Celine and him first met in the sauna in the early morning. The two of them spent some lovely months together. He had always liked lively brooders and saviour types. Celine was basically that in its most alluring form. Celine had sandy hair. His love for Celine was eternal. But the two of them never became a couple because Celine had succumbed to the charms of Monika. <text:line-break/>The first time they ever saw Monika, they were, unusually for both of them, on the moon. Monika was unsettling. They spent some lovely days with Monika in a bar, at an inconvenient time for both of them. <text:line-break/>Their love for Monika was unbroken. But the two of them never got together because Monika already had an obsession with Adolph. <text:line-break/>He first met Adolph in synagogue. He had a thing for sarcastic femmes and people. How then could Adolph be so attractive to him? Adolph was the polar opposite! And yet, there was something about Adolph... <text:line-break/>Adolph's eyes were shiny. He loved Adolph for years and years. But the two of them never became a couple because Adolph fell for Jessia. <text:line-break/>Jessia had hazel eyes. Jessia and him first met in a survival shelter. He had really come to like brooding believers and femmes. In that regard, Jessia was everything he could have hoped for and more. The two of them spent some moments together. But the two of them never got together because Jessia already only had eyes for Marth. <text:line-break/>They first met Marth in a bar, dancing. They had a thing for authoritative personalities. Marth wasn't like that at all, but they never quite got over Marth anyway. <text:line-break/>Marth was born in synagogue and had black hair. Their love for Marth was borderless. But they never got very far with Marth because Marth was in love with Sunday. <text:line-break/>They first met Sunday in a café. <text:line-break/>They spent some enchanted months with Sunday on okcupid in the middle of volcano season. But they and Sunday never got together because Sunday loved Monika. <text:line-break/>She first met Monika in a supermarket in light season. She loved Monika for years and years. But the two of them never got together because Monika already cared for nobody but Marth. <text:line-break/>Marth had dark and warm eyes. He first met Marth out hiking on his birthday. The two of them spent a lovely january together.<text:line-break/>He had always liked world-weary, soft-spoken entertainers. Marth was very different, and yet so intriguing. But the two of them never even held hands because Marth never quite got over Dorotha. <text:line-break/>They first met Dorotha on a small island. They had really come to like soft, intelligent leaders. How then could Dorotha be so attractive to them? Dorotha was the polar opposite! And yet, there was something about Dorotha... Dorotha was one of those tough types that really got under their skin. They spent a remarkable dark season with Dorotha. Their love for Dorotha was borderless. But the two of them never got together because Dorotha could think of nothing but Marlen. <text:line-break/>Marlen and him first met in a café. The two of them spent a remarkable january together. Marlen's eyes were black. His love for Marlen was unbroken. But he never got with Marlen because Marlen already only had eyes for Josephine. <text:line-break/>Josephine and them first met in a forest in the middle of december. But they never got with Josephine because Josephine was in love with Karma. <text:line-break/>Karma's eyes were dark and warm. It all started at the temple, where she first met Karma, dancing. But she never so much as kissed Karma once because Karma couldn't forget Alane. <text:line-break/>He first met Alane in a bodega. Alane was so authoritative, it was mindblowing.<text:line-break/>His love for Alane was undying. But the two of them never got together because Alane was in love with Rea. <text:line-break/>Rea was so well-meaning, it was mindblowing. Rea and them first met in a castle. But the two of them never got together because Rea loved Nathanael. <text:line-break/>She first met Nathanael on twitter. She had always liked small-ish, witty nerds. Nathanael was the sole, but very powerful exception to the rule. <text:line-break/>She spent a the month of intuition with Nathanael. Her love for Nathanael was eternal. But she never got together with Nathanael because Nathanael venerated Cary. <text:line-break/>She first met Cary in church at midnight. <text:line-break/>Cary had sandy hair. The two of them spent some remarkable hours together on a small island. They stayed imprinted into her memory. But she never got together with Cary because Cary fell for Josephine. <text:line-break/>The first time she ever saw Josephine, they were, unusually for both of them, out hiking. She loved Josephine for years and years. Josephine was born in a survival shelter and had curly hair. But nothing ever became of it because Josephine could think of nothing but Sunday. <text:line-break/>Sunday and her first met on twitter in the evening. She loved Sunday for years and years.<text:line-break/>She spent some lovely hours with Sunday at the temple, dancing. They were the happiest of her life.<text:line-break/>Sunday's hair was blond. But she never got very far with Sunday because Sunday had a crush on Jeannine. <text:line-break/>The first time she ever saw Jeannine, they were, unusually for both of them, on okcupid, dancing. She had always liked well-educated believers and believers. Jeannine wasn't like that at all, but she had an obsession with Jeannine anyway. <text:line-break/>She spent a magical autumn with Jeannine. Her love for Jeannine was endless. But she and Jeannine never got together because Jeannine spent her days dreaming of Jeane. <text:line-break/>Jeane and her first met on the moon. Jeane was born on the International Space Station and had kinky hair. The two of them spent a lovely mild season together.<text:line-break/>But she never got together with Jeane because Jeane had a crush on Celine. <text:line-break/>The first time they ever saw Celine, they were, unusually for both of them, in Italy in early summer. They spent some nights with Celine, dancing. They never forgot that time. Celine had brown hair. Their love for Celine was eternal. But they never got with Celine because Celine never quite got over Chelsea. <text:line-break/>Chelsea's eyes were dark. It all started in a survival shelter, where they first met Chelsea at midnight. But the two of them never even held hands because Chelsea fell for Nathanael. <text:line-break/>Nathanael's eyes were dark. He first met Nathanael out hiking in late spring. But nothing ever became of it because Nathanael never got over Glory. <text:line-break/>They first met Glory out hiking. They spent a outstanding november with Glory.<text:line-break/>Glory had glossy hair and light brown eyes. They loved Glory for years and years. But nothing ever became of it because Glory had an obsession with Jeane. <text:line-break/>The first time she ever saw Jeane, they were, unusually for both of them, in a bar. Jeane had grey eyes. She had really come to like straightforward nerds. In that regard, Jeane exceeded her expectations by far. She spent some magical weeks with Jeane. <text:line-break/>She loved Jeane for years and years. But she and Jeane never got together because Jeane fell for Heather. <text:line-break/>Heather had blue eyes. The first time they ever saw Heather, they were, unusually for both of them, in the woods. They spent a magical the month of culpability with Heather.<text:line-break/>But the two of them never got together because Heather already spent their days dreaming of Camille. <text:line-break/>Camille had sandy hair and brown eyes. The first time she ever saw Camille, they were, unusually for both of them, on facebook in september. The two of them spent a enchanted august together.<text:line-break/>She had a thing for well-read nerds. In that regard, Camille was everything she could have hoped for and more. But the two of them never even held hands because Camille had a crush on Angelica. <text:line-break/>Angelica was born in the desert. Angelica and them first met in school. They had a thing for lively, brooding upstanding citizens. Angelica was the sole, but very powerful exception to the rule. The two of them spent a outstanding the month of intuition together. But nothing ever became of it because Angelica spent their days dreaming of Eldon. <text:line-break/>Eldon and them first met online, celebrating the downfall of their boss. They had really come to like sarcastic femmes and nerds. Eldon wasn't like that at all, but they fell for Eldon anyway. <text:line-break/>They spent a enchanted dark season with Eldon. But the two of them never became a couple because Eldon venerated Josephine. <text:line-break/>He first met Josephine under water. He spent some outstanding hours with Josephine under water. He considered his days with Josephine the most blessed of their life. He had a thing for introverted entertainers and brooders. How then could Josephine be so attractive to him? Josephine was the polar opposite! And yet, there was something about Josephine... Josephine was respected. He loved Josephine for years and years. But the two of them never became a couple because Josephine had an obsession with Heather. <text:line-break/>It all started out hiking, where she first met Heather. She had really come to like unsettling, brooding entertainers. Heather was the sole, but very powerful exception to the rule. Heather had shiny eyes. The two of them spent some lovely months together. Her love for Heather was undying. But she never got together with Heather because Heather had an obsession with Dorotha. <text:line-break/>He first met Dorotha at a crime scene in early august. His love for Dorotha was borderless.<text:line-break/>He spent some months with Dorotha at a crime scene. They were the happiest of his life.<text:line-break/>Dorotha was straightforward. But he never went on a single date with Dorotha because Dorotha already was in love with Eldon. <text:line-break/>Eldon and them first met in a nice little restaurant, at an inconvenient time for both of them. They spent a winter with Eldon. Eldon had short hair. Their love for Eldon was borderless. But they never went on a single date with Eldon because Eldon already could think of nothing but Josette. <text:line-break/>They first met Josette in a strip club. They had really come to like unassuming, tough leaders. Josette was basically that in its most alluring form. Josette was one of those short leaders that really got under their skin. They spent some nights with Josette in late april. They loved Josette for years and years. But they and Josette never got together because Josette fell for Deborah. <text:line-break/>They first met Deborah in Italy. Deborah had long hair and green eyes. They had really come to like experienced people and people. Deborah met that description perfectly. <text:line-break/>But they never went on a single date with Deborah because Deborah already admired Claudine. <text:line-break/>The first time they ever saw Claudine, they were, unusually for both of them, under water. They loved Claudine for years and years. They spent some remarkable moments with Claudine in the woods in late volcano season.<text:line-break/>Claudine had chestnut-coloured hair and hazel eyes. But they never so much as kissed Claudine once because Claudine cared for nobody but Deborah. <text:line-break/>It all started in a museum, where they first met Deborah. They had always liked soft people and badasses. In that regard, Deborah exceeded their expectations by far. <text:line-break/>Deborah had white hair. They loved Deborah for years and years. But the two of them never even held hands because Deborah never got over Violeta. <text:line-break/>The first time she ever saw Violeta, they were, unusually for both of them, in a park in 1999. She had always liked witty nerds and emos. How then could Violeta be so attractive to her? Violeta was the polar opposite! And yet, there was something about Violeta... Violeta's eyes were greenish brown. She spent some remarkable nights with Violeta. Violeta was born in a strip club. But the two of them never got together because Violeta already never quite got over Hilary. <text:line-break/>She first met Hilary at the temple in 2013. The two of them spent a magical february together.<text:line-break/>Hilary was born on okcupid and had long hair. Her love for Hilary was eternal. But she never got together with Hilary because Hilary was obsessed with Garfield. <text:line-break/>The first time she ever saw Garfield, they were, unusually for both of them, in a park in the small hours. The two of them spent some outstanding weeks together. She considered her nights with Garfield the most blessed of their life. She had a thing for respected people. In that regard, Garfield was everything she could have hoped for and more. Garfield had blond hair. She loved Garfield for years and years. But she and Garfield never got together because Garfield was in love with Jeannine. <text:line-break/>It all started online, where they first met Jeannine. Jeannine was so small-ish, it was mindblowing. But their hopes of one day marrying Jeannine were shattered as Jeannine cared for nobody but Deborah. <text:line-break/>She first met Deborah under water in early the month of culpability. She had a thing for nice, dark people. Deborah was basically that in its most alluring form. <text:line-break/>Deborah was one of those inventive saviour types that really got under her skin. She loved Deborah for years and years. But she never got together with Deborah because Deborah fell for Glory. <text:line-break/>She first met Glory out hiking in early august. She had a thing for authoritative people and people who grew up in school. Glory met that description perfectly. <text:line-break/>Glory's hair was short. Her love for Glory was unbroken. But the two of them never became a couple because Glory loved Rea. <text:line-break/>It all started in a museum, where they first met Rea in early spring. Their love for Rea was endless. But they never went on a single date with Rea because Rea already had an obsession with Nicolette. <text:line-break/>Nicolette had messy hair. It all started in a nice little restaurant, where he first met Nicolette in early the season of tears. The two of them spent a outstanding mild season together.<text:line-break/>But the two of them never got together because Nicolette already loved Nathanael. <text:line-break/>They first met Nathanael in a nice little restaurant. <text:line-break/>Nathanael was born on a stupid, stupid dating app whose name they won't mention and had white hair. They spent a remarkable the season of tears with Nathanael on a mountaintop. They stayed imprinted into their memory. But they never went on a single date with Nathanael because Nathanael already venerated Alane. <text:line-break/>The first time they ever saw Alane, they were, unusually for both of them, on okcupid in late winter. Their love for Alane was endless. Alane was hardcore. But the two of them never became a couple because Alane had an obsession with Min. <text:line-break/>It all started in the desert, where she first met Min. She had a thing for smooth personalities and upstanding citizens. In that regard, Min exceeded her expectations by far. <text:line-break/>Min was one of those enthusiastic personalities that really got under her skin. She spent a magical summer with Min in mosque. She considered her moments with Min the most blessed of their life. But she never so much as kissed Min once because Min could think of nothing but Claudine. <text:line-break/>Claudine had shiny eyes. Claudine and him first met online. But he and Claudine never got together because Claudine loved Camille. <text:line-break/>It all started out hiking, where she first met Camille. The two of them spent a remarkable summer together. They were the happiest of her life. She had always liked cruel, experienced mascs. In that regard, Camille exceeded her expectations by far. Camille's hair was black. She loved Camille for years and years. But she never went on a single date with Camille because Camille already had a crush on Ruthe. <text:line-break/>Ruthe and them first met in mosque, celebrating the downfall of the system. They spent a magical the season of tears with Ruthe in a café. They never forgot that time. They had really come to like inventive upstanding citizens and emos. Ruthe wasn't like that at all, but they couldn't forget Ruthe anyway. Ruthe had black eyes. They loved Ruthe for years and years. But they never so much as kissed Ruthe once because Ruthe could think of nothing but Hwa. <text:line-break/>Hwa was so outgoing, it was mindblowing. They first met Hwa in the woods in the middle of march. They spent some magical weeks with Hwa in a survival shelter in december.<text:line-break/>They had a thing for short, brooding people who grew up in Italy. Hwa met that description perfectly. But nothing ever became of it because Hwa was in love with Deborah. <text:line-break/>Deborah and him first met online. Deborah was enthusiastic. He had always liked tall entertainers. Deborah wasn't like that at all, but he fell for Deborah anyway. <text:line-break/>But the two of them never became a couple because Deborah couldn't forget Idalia. <text:line-break/>He first met Idalia on the moon in 1999. He loved Idalia for years and years. The two of them spent a enchanted monsoon season together.<text:line-break/>He had really come to like inventive, disconcerting leaders. Idalia was basically that in its most alluring form. Idalia had chestnut-coloured eyes. But the two of them never became a couple because Idalia never got over Jeane. <text:line-break/>The first time they ever saw Jeane, they were, unusually for both of them, in a supermarket. Their love for Jeane was endless.<text:line-break/>They spent a lovely september with Jeane. They often dwelled on the memory of that time. Jeane was so well-educated, it was mindblowing. But they and Jeane never got together because Jeane only had eyes for Tammie. <text:line-break/>Tammie and him first met on twitter in early the month of intuition. Tammie was one of those punk jocks that really got under his skin.<text:line-break/>His love for Tammie was undying. But he never so much as kissed Tammie once because Tammie could think of nothing but Jeane. <text:line-break/>Jeane and him first met in his bedroom when Jeane broke into it in june. Jeane was disconcerting. He spent some remarkable hours with Jeane.<text:line-break/>But the two of them never became a couple because Jeane never got over Marlen. <text:line-break/>The first time they ever saw Marlen, they were, unusually for both of them, on a stupid, stupid dating app whose name they won't mention, at an inconvenient time for both of them. They loved Marlen for years and years. Marlen was twisted. But the two of them never got together because Marlen already never got over Tammie. <text:line-break/>He first met Tammie in the desert at midnight. Tammie was born in synagogue and had black hair. <text:line-break/>He spent some lovely days with Tammie. But the two of them never got together because Tammie already had an obsession with Germaine. <text:line-break/>Germaine and him first met on okcupid in early june. He had really come to like hardcore types. Germaine was the sole, but very powerful exception to the rule. Germaine's eyes were black. He spent some magical nights with Germaine in the woods. His love for Germaine was unbroken. But his hopes of one day marrying Germaine were shattered as Germaine could think of nothing but Karma. <text:line-break/>Karma and him first met in a bar on his birthday. He spent some outstanding days with Karma. He had always liked slender jocks. How then could Karma be so attractive to him? Karma was the polar opposite! And yet, there was something about Karma... Karma had hazel eyes. His love for Karma was unbroken. But he never went on a single date with Karma because Karma already never quite got over Dorotha. <text:line-break/>Dorotha had hazel eyes. The first time they ever saw Dorotha, they were, unusually for both of them, on okcupid in late fall. The two of them spent a remarkable summer together.<text:line-break/>But the two of them never became a couple because Dorotha spent their days dreaming of Lavonne. <text:line-break/>Lavonne and them first met in a park in dark season. Lavonne was one of those cruel entertainers that really got under their skin. They had always liked intelligent emos and personalities. In that regard, Lavonne was everything they could have hoped for and more. <text:line-break/>The two of them spent a lovely autumn together. But they never went on a single date with Lavonne because Lavonne already chastely admired Tammie. <text:line-break/>The first time he ever saw Tammie, they were, unusually for both of them, on okcupid. <text:line-break/>He spent a magical dark season with Tammie. But he and Tammie never got together because Tammie had succumbed to the charms of Camille. <text:line-break/>It all started on a causeway, where they first met Camille in mild season. Camille's hair was long. <text:line-break/>They spent a enchanted volcano season with Camille . But nothing ever became of it because Camille had succumbed to the charms of Deborah. <text:line-break/>Deborah and him first met in church. He had really come to like rough, intelligent femmes. Deborah wasn't like that at all, but he fell for Deborah anyway. Deborah had kinky hair and grey eyes. He spent some weeks with Deborah, celebrating the downfall of the old world order. Deborah had wavy hair. But he never so much as kissed Deborah once because Deborah cared for nobody but Emory. <text:line-break/>She first met Emory in church. She loved Emory for years and years. She spent a november with Emory.<text:line-break/>Emory's hair was black. But she never got with Emory because Emory already could think of nothing but Dorotha. <text:line-break/>He first met Dorotha on a causeway in early may. <text:line-break/>He spent some magical nights with Dorotha on his birthday. But the two of them never got together because Dorotha adored Celine. <text:line-break/>It all started in a bar, where she first met Celine in late february. She had really come to like slender, sarcastic entertainers. Celine was that and so much more. <text:line-break/>She spent some magical nights with Celine off the grid. But her hopes of one day marrying Celine were shattered as Celine was in love with Keli. <text:line-break/>It all started in a nice little restaurant, where she first met Keli. She had always liked tall mascs and nerds. Keli was basically that in its most alluring form. <text:line-break/>Keli was one of those dark nerds that really got under her skin. She spent a outstanding spring with Keli in Italy. She considered her hours with Keli the most blessed of their life. But she never went on a single date with Keli because Keli already venerated Glory. <text:line-break/>The first time she ever saw Glory, they were, unusually for both of them, on a small island in the evening. Glory had blue eyes. But she never got with Glory because Glory already could think of nothing but Camille. <text:line-break/>She first met Camille on a stupid, stupid dating app whose name she won't mention. She had really come to like cruel believers and people. In that regard, Camille exceeded her expectations by far. Camille was one of those hardcore upstanding citizens that really got under her skin. She spent some magical weeks with Camille in a café in the evening. Her love for Camille was undying. But she never got with Camille because Camille already had an obsession with Jeane. <text:line-break/>The first time he ever saw Jeane, they were, unusually for both of them, on twitter. Jeane was born in a survival shelter and had straight hair. But he never got very far with Jeane because Jeane fell for Eldon. <text:line-break/>She first met Eldon online, at an inconvenient time for both of them. Eldon was well-read. The two of them spent some magical weeks together.<text:line-break/>But the two of them never became a couple because Eldon fell for Siu. <text:line-break/>It all started online, where he first met Siu. He had always liked brooding types and brooders. And that was exactly what Siu was. <text:line-break/>He spent some enchanted nights with Siu in Italy in the afternoon. But the two of them never even held hands because Siu spent his days dreaming of Celine. <text:line-break/>The first time she ever saw Celine, they were, unusually for both of them, on okcupid on her birthday. She had always liked bright emos. And that was exactly what Celine was. <text:line-break/>Celine was so respected, it was mindblowing. The two of them spent a magical autumn together. She considered her nights with Celine the most blessed of their life. But the two of them never got together because Celine couldn't forget Marth. <text:line-break/>Marth was one of those tough people who grew up in a supermarket that really got under his skin. It all started in a bodega, where he first met Marth. He spent some outstanding nights with Marth.<text:line-break/>But his hopes of one day marrying Marth were shattered as Marth cared for nobody but Tammie. <text:line-break/>He first met Tammie in school, dancing. Tammie was born in a café and had light hair.<text:line-break/>He loved Tammie for years and years. But he never got together with Tammie because Tammie only had eyes for Emory. <text:line-break/>Emory was so soft, it was mindblowing. He first met Emory in a survival shelter. He spent some lovely months with Emory, dancing.<text:line-break/>But he and Emory never got together because Emory never got over Chelsea. <text:line-break/>Chelsea and her first met in the evening. She had really come to like soft mascs and leaders. Chelsea was the sole, but very powerful exception to the rule. <text:line-break/>She spent some outstanding nights with Chelsea. Her love for Chelsea was endless. But she never got with Chelsea because Chelsea adored Nicolette. <text:line-break/>They first met Nicolette in a park. Nicolette was well-meaning. But the two of them never got together because Nicolette already was in love with Tammie. <text:line-break/>Tammie and her first met in school, at an inconvenient time for both of them. She had really come to like heavy-set, soft-spoken people who grew up in mosque. Tammie was very different, and yet so intriguing. <text:line-break/>Tammie was born on a stupid, stupid dating app whose name she won't mention and had white hair. She loved Tammie for years and years. But the two of them never even held hands because Tammie loved Heather. <text:line-break/>Heather was unassuming. Heather and them first met in Italy in early september. They had always liked enthusiastic, slender nerds. In that regard, Heather was everything they could have hoped for and more. They spent some remarkable days with Heather in early autumn. But they never got with Heather because Heather already was obsessed with Marlen. <text:line-break/>It all started at a crime scene, where she first met Marlen in the evening. She spent some remarkable weeks with Marlen in a bar. Marlen was one of those brooding people who grew up out hiking that really got under her skin. Her love for Marlen was undying. But her hopes of one day marrying Marlen were shattered as Marlen chastely admired Vada. <text:line-break/>The first time they ever saw Vada, they were, unusually for both of them, in a bar. Their love for Vada was unbroken. They spent some magical days with Vada.<text:line-break/>They had really come to like cruel, inventive badasses. How then could Vada be so attractive to them? Vada was the polar opposite! And yet, there was something about Vada... Vada was born on facebook. But the two of them never even held hands because Vada couldn't forget Angelica. <text:line-break/>It all started at the temple, where they first met Angelica. Angelica's hair was natural. The two of them spent a enchanted fall together.<text:line-break/>But they never got very far with Angelica because Angelica never got over Josette. <text:line-break/>Josette and him first met on facebook, dancing. He spent a magical august with Josette. Josette was so well-educated, it was mindblowing. His love for Josette was endless. But his hopes of one day marrying Josette were shattered as Josette never got over Diego. <text:line-break/>It all started in school, where he first met Diego in the afternoon. Diego had glossy hair and hazel eyes. He had really come to like lively believers. How then could Diego be so attractive to him? Diego was the polar opposite! And yet, there was something about Diego... <text:line-break/>He spent a remarkable volcano season with Diego. But his hopes of one day marrying Diego were shattered as Diego spent his days dreaming of Germaine. <text:line-break/>It all started in a bodega, where she first met Germaine. The two of them spent some lovely nights together in the sauna.<text:line-break/>Germaine had grey eyes. Her love for Germaine was unbroken. But the two of them never got together because Germaine already spent her days dreaming of Min. <text:line-break/>Min and him first met in a strip club. He spent some enchanted nights with Min in a castle. He considered his months with Min the most blessed of their life. Min was born in a bodega. His love for Min was borderless. But he never so much as kissed Min once because Min had an obsession with Karma. <text:line-break/>They first met Karma in a park at noon. Their love for Karma was borderless. But the two of them never got together because Karma never quite got over Miesha. <text:line-break/>The first time he ever saw Miesha, they were, unusually for both of them, online. He had a thing for nice, well-educated entertainers. Miesha wasn't like that at all, but he adored Miesha anyway. <text:line-break/>He spent some remarkable days with Miesha, celebrating the downfall of the system. But the two of them never got together because Miesha already was obsessed with Dustin. <text:line-break/>It all started in a bar, where he first met Dustin in autumn. But nothing ever became of it because Dustin never quite got over Cindi. <text:line-break/>Cindi's eyes were dark brown. The first time she ever saw Cindi, they were, unusually for both of them, in synagogue in the middle of may. The two of them spent a outstanding april together.<text:line-break/>But nothing ever became of it because Cindi cared for nobody but Dorotha. <text:line-break/>Dorotha and her first met on the International Space Station in 2013. She had always liked witty brooders and brooders. Dorotha was the sole, but very powerful exception to the rule. <text:line-break/>The two of them spent some enchanted months together in mosque. Her love for Dorotha was unbroken. But she never got with Dorotha because Dorotha already was in love with Chelsea. <text:line-break/>It all started under water, where he first met Chelsea. He had really come to like outgoing, unassuming people. Chelsea was very different, and yet so intriguing. Chelsea had blue eyes. The two of them spent some lovely nights together. Chelsea was so dark, it was mindblowing. But the two of them never got together because Chelsea already had an obsession with Claudine. <text:line-break/>Claudine was one of those disconcerting femmes that really got under his skin. Claudine and him first met in a nice little restaurant. He had a thing for tough types and leaders. And that was exactly what Claudine was. The two of them spent some lovely days together . But he and Claudine never got together because Claudine had a crush on Nicolette. <text:line-break/>Nicolette and them first met in the desert. They had really come to like athletic femmes. Nicolette wasn't like that at all, but they was obsessed with Nicolette anyway. <text:line-break/>The two of them spent some outstanding months together in a strip club. But they never got together with Nicolette because Nicolette could think of nothing but Glory. <text:line-break/>Glory and him first met on okcupid in the evening. He loved Glory for years and years. But the two of them never even held hands because Glory cared for nobody but Hilary. <text:line-break/>Hilary had chestnut-coloured hair and dark and warm eyes. The first time he ever saw Hilary, they were, unusually for both of them, in synagogue. The two of them spent some enchanted moments together in a nice little restaurant.<text:line-break/>But the two of them never even held hands because Hilary only had eyes for Chelsea. <text:line-break/>Chelsea and them first met on the moon. They had a thing for disconcerting nerds and mascs. Chelsea wasn't like that at all, but they only had eyes for Chelsea anyway. <text:line-break/>They spent a lovely monsoon season with Chelsea at a crime scene. But the two of them never got together because Chelsea had an obsession with Marth. <text:line-break/>It all started in Italy, where he first met Marth. He loved Marth for years and years. Marth was one of those bright people who grew up out hiking that really got under his skin. But he never got together with Marth because Marth had succumbed to the charms of Camille. <text:line-break/>The first time she ever saw Camille, they were, unusually for both of them, on a stupid, stupid dating app whose name she won't mention in 2013. She had always liked cruel brooders and people who grew up on facebook. Camille wasn't like that at all, but she only had eyes for Camille anyway. <text:line-break/>Camille's eyes were blue. She spent some months with Camille. She never forgot that time. But she never got very far with Camille because Camille venerated Keli. <text:line-break/>Keli was born on facebook. The first time they ever saw Keli, they were, unusually for both of them, in the woods. But they never so much as kissed Keli once because Keli had succumbed to the charms of Miesha. <text:line-break/>She first met Miesha in church on her birthday. Miesha was so lively, it was mindblowing.<text:line-break/>Her love for Miesha was undying. But she never got with Miesha because Miesha already only had eyes for Alane. <text:line-break/>The first time she ever saw Alane, they were, unusually for both of them, in her bedroom when Alane broke into it. Her love for Alane was borderless. The two of them spent a remarkable volcano season together.<text:line-break/>Alane had chestnut-coloured eyes. But she never got together with Alane because Alane never got over Vada. <text:line-break/>Vada was born . He first met Vada in a forest. But he never so much as kissed Vada once because Vada longingly admired Karma. <text:line-break/>Karma and him first met in the desert. His love for Karma was endless. But he never got together with Karma because Karma venerated Hwa. <text:line-break/>It all started in a museum, where he first met Hwa. He loved Hwa for years and years.<text:line-break/>The two of them spent some remarkable days together. He never forgot that time.<text:line-break/>Hwa had long hair and shiny eyes. But he never went on a single date with Hwa because Hwa already was obsessed with Marlen. <text:line-break/>She first met Marlen out hiking in the middle of january. <text:line-break/>She spent some days with Marlen in the small hours. But the two of them never even held hands because Marlen never got over Dorotha. <text:line-break/>Dorotha and her first met in a bodega. Dorotha had curly hair.<text:line-break/>She loved Dorotha for years and years. But she never got together with Dorotha because Dorotha couldn't forget Rea. <text:line-break/>Rea had light eyes. Rea and them first met on okcupid in the middle of march. They had always liked stocky brooders and saviour types. Rea was that and so much more. The two of them spent a lovely the month of culpability together. But they never got very far with Rea because Rea venerated Idalia. <text:line-break/>She first met Idalia on okcupid in the middle of november. Idalia had short hair and green eyes. She had always liked nice entertainers and jocks. Idalia was very different, and yet so intriguing. <text:line-break/>But she never got with Idalia because Idalia had an obsession with Diego. <text:line-break/>Diego and them first met out hiking. Diego had grey eyes. <text:line-break/>They spent a lovely autumn with Diego. But they never went on a single date with Diego because Diego already was obsessed with Glory. <text:line-break/>It all started in his bedroom when Glory broke into it, where he first met Glory. He loved Glory for years and years.<text:line-break/>The two of them spent a spring together. They were the happiest of his life. He had really come to like tall, heavy-set saviour types. How then could Glory be so attractive to him? Glory was the polar opposite! And yet, there was something about Glory... Glory was born in the sauna. But he never got very far with Glory because Glory fell for Chelsea. <text:line-break/>She first met Chelsea on the moon. Chelsea had short hair and hazel eyes. The two of them spent a mild season together.<text:line-break/>But she never got with Chelsea because Chelsea already adored Adolph. <text:line-break/>They first met Adolph on a causeway in the afternoon. Their love for Adolph was undying.<text:line-break/>The two of them spent a outstanding july together. They often dwelled on the memory of that time.<text:line-break/>Adolph was one of those well-built types that really got under their skin. But they never got with Adolph because Adolph already fell for Cary. <text:line-break/>She first met Cary in a nice little restaurant. She loved Cary for years and years.<text:line-break/>She spent some lovely weeks with Cary in a survival shelter. She often dwelled on the memory of that time. She had really come to like cruel, loving brooders. Cary met that description perfectly. Cary had chestnut-coloured hair and dark eyes. But the two of them never became a couple because Cary was in love with Garfield. <text:line-break/>It all started in the sauna, where they first met Garfield at night. They spent a enchanted may with Garfield. They never forgot that time. They had really come to like hardcore jocks. How then could Garfield be so attractive to them? Garfield was the polar opposite! And yet, there was something about Garfield... Garfield was born in a bar. They loved Garfield for years and years. But they never went on a single date with Garfield because Garfield already venerated Glory. <text:line-break/>Glory was so brooding, it was mindblowing. They first met Glory in the sauna. They had always liked inventive, nice upstanding citizens. Glory met that description perfectly. They spent a winter with Glory in a park. But they never got together with Glory because Glory loved Alane. <text:line-break/>It all started in a strip club, where she first met Alane. She had really come to like punk leaders and upstanding citizens. Alane was basically that in its most alluring form. <text:line-break/>Alane had brown eyes. Her love for Alane was unbroken. But she never got together with Alane because Alane fell for Karma. <text:line-break/>Karma and him first met off the grid. His love for Karma was borderless. <text:line-break/>Karma had long hair. But the two of them never got together because Karma already spent his days dreaming of Diego. <text:line-break/>He first met Diego off the grid in the middle of dark season. He loved Diego for years and years. The two of them spent a remarkable autumn together.<text:line-break/>He had always liked outgoing leaders and brooders. In that regard, Diego was everything he could have hoped for and more. Diego's eyes were greenish brown. But the two of them never got together because Diego had an obsession with Violette. <text:line-break/>Violette and her first met . She loved Violette for years and years. She had always liked athletic, introverted jocks. How then could Violette be so attractive to her? Violette was the polar opposite! And yet, there was something about Violette... <text:line-break/>Violette had white hair. But she never so much as kissed Violette once because Violette had succumbed to the charms of Keli. <text:line-break/>It all started on the moon, where she first met Keli. Keli was born under water and had grey hair. But she never got with Keli because Keli already loved Siu. <text:line-break/>He first met Siu in a park. Siu had kinky hair. He spent some magical moments with Siu in late december.<text:line-break/>He had really come to like unassuming saviour types and types. Siu was that and so much more. But he never got very far with Siu because Siu was in love with Marlen. <text:line-break/>Marlen and them first met in the woods. They loved Marlen for years and years. Marlen was witty. But their hopes of one day marrying Marlen were shattered as Marlen cared for nobody but Hilary. <text:line-break/>He first met Hilary on twitter at night. Hilary was born in the woods and had grey hair. He had always liked tall, twisted leaders. Hilary was that and so much more. <text:line-break/>But he never went on a single date with Hilary because Hilary already only had eyes for Deborah. <text:line-break/>The first time she ever saw Deborah, they were, unusually for both of them, in mosque in late march. Her love for Deborah was unbroken. Deborah had black eyes. But she never got very far with Deborah because Deborah couldn't forget Tammie. <text:line-break/>It all started in the woods, where she first met Tammie in the month of culpability. Her love for Tammie was borderless.<text:line-break/>She spent a march with Tammie. She often dwelled on the memory of that time. Tammie was so twisted, it was mindblowing. But nothing ever became of it because Tammie couldn't forget Cindi. <text:line-break/>It all started out hiking, where he first met Cindi on his birthday. Cindi was one of those tall emos that really got under his skin. <text:line-break/>He spent some lovely hours with Cindi in mosque in the early morning. But he never went on a single date with Cindi because Cindi already loved Josephine. <text:line-break/>The first time they ever saw Josephine, they were, unusually for both of them, in a nice little restaurant, celebrating the downfall of the oppressor. They loved Josephine for years and years. They spent some outstanding months with Josephine.<text:line-break/>Josephine's hair was straight. But they never so much as kissed Josephine once because Josephine had an obsession with Ruthe. <text:line-break/>He first met Ruthe under water. He loved Ruthe for years and years. The two of them spent some outstanding months together.<text:line-break/>He had always liked loving entertainers and people who grew up on facebook. Ruthe was very different, and yet so intriguing. Ruthe had stylish hair and golden eyes. But he never got with Ruthe because Ruthe already was in love with Monika. <text:line-break/>The first time he ever saw Monika, they were, unusually for both of them, in a park. He had always liked brooding personalities and emos. How then could Monika be so attractive to him? Monika was the polar opposite! And yet, there was something about Monika... <text:line-break/>Monika was disconcerting. He spent a enchanted april with Monika. He considered his weeks with Monika the most blessed of their life. But the two of them never became a couple because Monika was in love with Dorotha. <text:line-break/>It all started in a museum, where they first met Dorotha. They loved Dorotha for years and years.<text:line-break/>The two of them spent some months together on twitter. They often dwelled on the memory of that time.<text:line-break/>Dorotha was born in a castle and had big hair. But their hopes of one day marrying Dorotha were shattered as Dorotha had succumbed to the charms of Heather. <text:line-break/>They first met Heather in school. Heather was so disconcerting, it was mindblowing. They had always liked twisted, tender mascs. Heather was basically that in its most alluring form. They spent some outstanding hours with Heather, dancing. <text:line-break/>Their love for Heather was eternal. But they never got together with Heather because Heather ardently admired Violeta. <text:line-break/>She first met Violeta in synagogue in the middle of spring. She loved Violeta for years and years. Violeta was born in a strip club and had short hair. But she never went on a single date with Violeta because Violeta already never quite got over Idalia. <text:line-break/>Idalia and her first met on okcupid in august. The two of them spent some nights together. She often dwelled on the memory of that time. She had always liked bright believers and entertainers. Idalia wasn't like that at all, but she was obsessed with Idalia anyway. Idalia was one of those bright brooders that really got under her skin. She loved Idalia for years and years. But she never got together with Idalia because Idalia couldn't forget Keli. <text:line-break/>It all started on twitter, where she first met Keli at midnight. She loved Keli for years and years. But the two of them never even held hands because Keli only had eyes for Nathanael. <text:line-break/>It all started at the temple, where they first met Nathanael. They had a thing for witty people and entertainers. Nathanael was very different, and yet so intriguing. Nathanael was born in a supermarket and had sandy hair. The two of them spent a lovely winter together. Nathanael had short hair. But they never got with Nathanael because Nathanael already admiringly admired Kelle. <text:line-break/>It all started on a small island, where she first met Kelle. Kelle had light eyes. She spent some lovely hours with Kelle in a nice little restaurant, at an inconvenient time for both of them.<text:line-break/>But she never got with Kelle because Kelle already had an obsession with Angelica. <text:line-break/>Angelica was so rough, it was mindblowing. The first time he ever saw Angelica, they were, unusually for both of them, in 1999. He had a thing for nice, lively people. Angelica wasn't like that at all, but he was in love with Angelica anyway. The two of them spent some remarkable moments together. But he never got with Angelica because Angelica fell for Ruthe. <text:line-break/>He first met Ruthe in the desert on his birthday. He loved Ruthe for years and years. He spent a remarkable march with Ruthe.<text:line-break/>He had a thing for stocky nerds and people. In that regard, Ruthe was everything he could have hoped for and more. Ruthe's eyes were black. But his hopes of one day marrying Ruthe were shattered as Ruthe couldn't forget Alane. <text:line-break/>It all started on a small island, where she first met Alane in 1999. Alane was so unassuming, it was mindblowing. She had a thing for experienced entertainers. How then could Alane be so attractive to her? Alane was the polar opposite! And yet, there was something about Alane... <text:line-break/>But her hopes of one day marrying Alane were shattered as Alane only had eyes for Camille. <text:line-break/>It all started in his bedroom when Camille broke into it, where he first met Camille. His love for Camille was eternal. He spent a outstanding april with Camille.<text:line-break/>He had really come to like disconcerting people who grew up in a survival shelter. Camille met that description perfectly. Camille had grey eyes. But he never got with Camille because Camille cared for nobody but Min. <text:line-break/>They first met Min on a mountaintop at noon. Min was one of those well-read believers that really got under their skin.<text:line-break/>Their love for Min was unbroken. But the two of them never got together because Min couldn't forget Karma. <text:line-break/>It all started in mosque, where she first met Karma in the month of culpability. She spent some magical months with Karma off the grid in 2013. They stayed imprinted into her memory. She had really come to like world-weary jocks and leaders. Karma wasn't like that at all, but she could think of nothing but Karma anyway. Karma's hair was chestnut-coloured. She loved Karma for years and years. But her hopes of one day marrying Karma were shattered as Karma spent her days dreaming of Chelsea. <text:line-break/>Chelsea was born in a survival shelter. Chelsea and them first met in Italy. They spent some lovely hours with Chelsea online.<text:line-break/>But they never got with Chelsea because Chelsea never got over Deborah. <text:line-break/>It all started on the International Space Station, where she first met Deborah. She had really come to like hardcore, slender brooders. In that regard, Deborah was everything she could have hoped for and more. <text:line-break/>Deborah was one of those well-read emos that really got under her skin. She spent a lovely mild season with Deborah. They stayed imprinted into her memory. But she never got together with Deborah because Deborah venerated Annetta. <text:line-break/>They first met Annetta in school in the middle of dark season. They loved Annetta for years and years. The two of them spent a july together.<text:line-break/>They had really come to like well-read believers and leaders. Annetta met that description perfectly. Annetta was born on a causeway and had blond hair. But their hopes of one day marrying Annetta were shattered as Annetta never got over Deborah. <text:line-break/>Deborah and them first met at a crime scene in 1999. Deborah had light hair and dark eyes. They spent some remarkable months with Deborah in a castle. <text:line-break/>Their love for Deborah was undying. But they never so much as kissed Deborah once because Deborah had a crush on Rea. <text:line-break/>He first met Rea in a museum. He spent a winter with Rea. He often dwelled on the memory of that time. He had always liked outgoing femmes and emos. Rea was basically that in its most alluring form. Rea's hair was black. He loved Rea for years and years. But the two of them never became a couple because Rea never got over Emory. <text:line-break/>Emory was one of those punk jocks that really got under their skin. Emory and them first met at a crime scene, celebrating the downfall of the oppressor. But the two of them never got together because Emory already venerated Adolph. <text:line-break/>The first time she ever saw Adolph, they were, unusually for both of them, on facebook in september. Adolph was so lively, it was mindblowing. She spent some magical days with Adolph. Adolph was born in the woods. But the two of them never got together because Adolph already could think of nothing but Violeta. <text:line-break/>The first time they ever saw Violeta, they were, unusually for both of them, on facebook. They had really come to like punk nerds. How then could Violeta be so attractive to them? Violeta was the polar opposite! And yet, there was something about Violeta... Violeta was so bright, it was mindblowing. They spent a magical summer with Violeta. Violeta's hair was kinky. But they never got together with Violeta because Violeta could think of nothing but Germaine. <text:line-break/>Germaine was so stocky, it was mindblowing. The first time she ever saw Germaine, they were, unusually for both of them, in a forest in early autumn. But she never got with Germaine because Germaine could think of nothing but Diego. <text:line-break/>Diego and him first met at a crime scene in the evening. He had always liked smooth, unassuming personalities. In that regard, Diego was everything he could have hoped for and more. <text:line-break/>Diego had curly hair. The two of them spent some outstanding hours together on a mountaintop. They stayed imprinted into his memory. But he never so much as kissed Diego once because Diego only had eyes for Min. <text:line-break/>She first met Min in church. Her love for Min was undying.<text:line-break/>The two of them spent some lovely weeks together. She considered her days with Min the most blessed of their life.<text:line-break/>Min was smooth. But her hopes of one day marrying Min were shattered as Min adored Cary. <text:line-break/>Cary had stylish hair and green eyes. He first met Cary in a café in 2013. He had really come to like hardcore nerds. Cary wasn't like that at all, but he never got over Cary anyway. He spent a remarkable the month of intuition with Cary. But the two of them never got together because Cary already fell for Emory. <text:line-break/>Emory and him first met in the evening. Emory's hair was long. He had a thing for tough leaders. And that was exactly what Emory was. He spent a outstanding fall with Emory. <text:line-break/>His love for Emory was undying. But he never so much as kissed Emory once because Emory only ever admired Sunday. <text:line-break/>Sunday and him first met in the sauna. His love for Sunday was undying. But the two of them never even held hands because Sunday was in love with Deborah. <text:line-break/>Deborah and him first met in mosque in early autumn. He loved Deborah for years and years. Deborah's hair was kinky. But he never got with Deborah because Deborah already never got over Vada. <text:line-break/>The first time she ever saw Vada, they were, unusually for both of them, in a bar, at an inconvenient time for both of them. She had a thing for unsettling, cruel entertainers. Vada was very different, and yet so intriguing. <text:line-break/>Vada was born on the moon. The two of them spent a mild season together. They were the happiest of her life. But she never got together with Vada because Vada spent her days dreaming of Violette. <text:line-break/>He first met Violette in school in early the month of culpability. His love for Violette was endless. Violette was one of those dark emos that really got under his skin. But the two of them never got together because Violette already only had eyes for Germaine. <text:line-break/>It all started in synagogue, where he first met Germaine in 2013. He spent a magical autumn with Germaine on facebook. They were the happiest of his life. He had always liked tough mascs and entertainers. Germaine was that and so much more. Germaine was born in mosque. He loved Germaine for years and years. But nothing ever became of it because Germaine venerated Tommye. <text:line-break/>She first met Tommye in church. She loved Tommye for years and years. She spent some outstanding weeks with Tommye.<text:line-break/>Tommye was witty. But she never got with Tommye because Tommye already loved Josette. <text:line-break/>Josette and him first met off the grid in the early morning. Josette was heavy-set. But he never went on a single date with Josette because Josette already adored Tommye. <text:line-break/>She first met Tommye out hiking. Her love for Tommye was undying. But her hopes of one day marrying Tommye were shattered as Tommye cared for nobody but Cary. <text:line-break/>It all started in Italy, where she first met Cary. Cary's eyes were dark. She had a thing for world-weary, hardcore nerds. Cary was basically that in its most alluring form. <text:line-break/>The two of them spent some hours together. But she never got together with Cary because Cary cared for nobody but Hilary. <text:line-break/>The first time he ever saw Hilary, they were, unusually for both of them, on a mountaintop, at an inconvenient time for both of them. He had a thing for well-educated, twisted personalities. In that regard, Hilary was everything he could have hoped for and more. <text:line-break/>Hilary had big hair and light eyes. His love for Hilary was unbroken. But he never went on a single date with Hilary because Hilary already spent his days dreaming of Lavonne. <text:line-break/>The first time they ever saw Lavonne, they were, unusually for both of them, in the sauna. Their love for Lavonne was borderless. They had always liked straightforward emos and nerds. Lavonne was basically that in its most alluring form. <text:line-break/>Lavonne had grey hair and black eyes. But they never went on a single date with Lavonne because Lavonne already only had eyes for Rea. <text:line-break/>Rea and them first met on a stupid, stupid dating app whose name they won't mention. Rea was so rough, it was mindblowing.<text:line-break/>They loved Rea for years and years. But the two of them never became a couple because Rea could think of nothing but Angelica. <text:line-break/>It all started in a bar, where she first met Angelica. But she and Angelica never got together because Angelica couldn't forget Josephine. <text:line-break/>Josephine and him first met in his bedroom when Josephine broke into it at midnight. His love for Josephine was borderless.<text:line-break/>The two of them spent a outstanding the season of tears together. They were the happiest of his life.<text:line-break/>Josephine was so hardcore, it was mindblowing. But nothing ever became of it because Josephine adored Emory. <text:line-break/>It all started on a small island, where they first met Emory. Their love for Emory was undying. They spent a magical mild season with Emory on a mountaintop.<text:line-break/>Emory was born on the International Space Station and had big hair. But they never got together with Emory because Emory had an obsession with Celine. <text:line-break/>Celine and her first met in church. Celine had blue eyes. <text:line-break/>The two of them spent a enchanted mild season together. But the two of them never became a couple because Celine loved Cindi. <text:line-break/>Cindi and them first met online. Cindi was born on facebook.<text:line-break/>Their love for Cindi was undying. But the two of them never got together because Cindi only had eyes for Keli. <text:line-break/>Keli and her first met in church at night. She had really come to like intelligent, slender types. Keli met that description perfectly. <text:line-break/>Keli's eyes were shiny. She loved Keli for years and years. But she never so much as kissed Keli once because Keli never got over Camille. <text:line-break/>She first met Camille in a forest in the small hours. She spent some enchanted moments with Camille in mosque. She had a thing for well-educated nerds. How then could Camille be so attractive to her? Camille was the polar opposite! And yet, there was something about Camille... Camille had glossy hair. She loved Camille for years and years. But she never went on a single date with Camille because Camille already was obsessed with Marlen. <text:line-break/>Marlen and them first met in mosque in early the season of tears. Marlen had light brown eyes. They spent a outstanding fall with Marlen in their bedroom when Marlen broke into it.<text:line-break/>But they never got with Marlen because Marlen had succumbed to the charms of Karma. <text:line-break/>He first met Karma on okcupid. His love for Karma was eternal. He spent some enchanted moments with Karma.<text:line-break/>He had always liked soft leaders. Karma was that and so much more. Karma had brown hair. But the two of them never became a couple because Karma adored Siu. <text:line-break/>The first time he ever saw Siu, they were, unusually for both of them, at a crime scene in the early morning. His love for Siu was unbroken. He spent a magical dark season with Siu in Italy.<text:line-break/>He had always liked brooding people who grew up in a castle. Siu met that description perfectly. Siu was unassuming. But the two of them never got together because Siu could think of nothing but Jessia. <text:line-break/>The first time she ever saw Jessia, they were, unusually for both of them, in a supermarket in the afternoon. She had always liked intelligent saviour types. In that regard, Jessia was everything she could have hoped for and more. <text:line-break/>She spent a outstanding mild season with Jessia. But she never got with Jessia because Jessia already only had eyes for Dorotha. <text:line-break/>It all started in synagogue, where he first met Dorotha. He had really come to like tough jocks and personalities. And that was exactly what Dorotha was. <text:line-break/>The two of them spent some magical nights together. But he never got with Dorotha because Dorotha had a crush on Sunday. <text:line-break/>Sunday was inventive. It all started in the sauna, where they first met Sunday. They had a thing for bright entertainers and entertainers. In that regard, Sunday exceeded their expectations by far. The two of them spent some enchanted months together on the moon. But they never got very far with Sunday because Sunday fell for Adolph. <text:line-break/>Adolph and them first met under water. Adolph was so athletic, it was mindblowing. They had a thing for athletic, small-ish mascs. In that regard, Adolph was everything they could have hoped for and more. <text:line-break/>But they never so much as kissed Adolph once because Adolph had succumbed to the charms of Lera. <text:line-break/>Lera and them first met in a strip club. They spent a magical volcano season with Lera.<text:line-break/>Lera was born online. They loved Lera for years and years. But nothing ever became of it because Lera spent their days dreaming of Hilary. <text:line-break/>Hilary was one of those nice leaders that really got under her skin. Hilary and her first met in a forest in late the month of intuition. But she and Hilary never got together because Hilary was in love with Jeannine. <text:line-break/>He first met Jeannine in a bodega. <text:line-break/>He spent some enchanted days with Jeannine in late the month of intuition. But the two of them never got together because Jeannine cared for nobody but Karma. <text:line-break/>He first met Karma under water in late the season of tears. He loved Karma for years and years. Karma was born on the International Space Station. But he never went on a single date with Karma because Karma already had succumbed to the charms of Annetta. <text:line-break/>Annetta's hair was stylish. The first time she ever saw Annetta, they were, unusually for both of them, in a supermarket in the early morning. But the two of them never even held hands because Annetta adored Miesha. <text:line-break/>It all started in the woods, where he first met Miesha in late summer. He loved Miesha for years and years. He spent a outstanding december with Miesha.<text:line-break/>He had a thing for bright femmes and jocks. Miesha wasn't like that at all, but he adored Miesha anyway. Miesha's hair was black. But the two of them never even held hands because Miesha loved Nicolette. <text:line-break/>Nicolette and her first met out hiking, celebrating the downfall of a failed social experiment. The two of them spent some magical months together at a crime scene. Nicolette had long hair. She loved Nicolette for years and years. But she never went on a single date with Nicolette because Nicolette already was obsessed with Violette. <text:line-break/>She first met Violette at a crime scene. Her love for Violette was eternal.<text:line-break/>She spent some magical weeks with Violette in a forest. She never forgot that time. She had a thing for outgoing, straightforward entertainers. Violette was the sole, but very powerful exception to the rule. Violette was born on okcupid. But she never got with Violette because Violette already only had eyes for Alane. <text:line-break/>The first time they ever saw Alane, they were, unusually for both of them, at the temple at night. Their love for Alane was unbroken.<text:line-break/>The two of them spent some remarkable moments together in a bar. They often dwelled on the memory of that time. Alane was one of those enthusiastic jocks that really got under their skin. But they never got with Alane because Alane adored Min. <text:line-break/>Min's eyes were dark brown. Min and him first met on okcupid. He spent a remarkable july with Min.<text:line-break/>He had a thing for respected mascs and people who grew up out hiking. Min was very different, and yet so intriguing. But he and Min never got together because Min loved Josette. <text:line-break/>The first time he ever saw Josette, they were, unusually for both of them, on the moon. The two of them spent a remarkable june together. He had really come to like soft entertainers and jocks. How then could Josette be so attractive to him? Josette was the polar opposite! And yet, there was something about Josette... Josette was well-read. He loved Josette for years and years. But the two of them never got together because Josette already had a crush on Karma. <text:line-break/>The first time he ever saw Karma, they were, unusually for both of them, in a bar. He spent some enchanted weeks with Karma in the desert, at an inconvenient time for both of them.<text:line-break/>Karma's hair was brown. His love for Karma was unbroken. But he and Karma never got together because Karma admired Deborah. <text:line-break/>Deborah was stocky. She first met Deborah in school. The two of them spent some lovely hours together in a park.<text:line-break/>She had a thing for well-read jocks. Deborah was the sole, but very powerful exception to the rule. But the two of them never got together because Deborah already loved Camille. <text:line-break/>Camille was born in a park. They first met Camille off the grid. They spent some moments with Camille in mosque.<text:line-break/>They had always liked short jocks. Camille was the sole, but very powerful exception to the rule. But they never got together with Camille because Camille loved Tommye. <text:line-break/>It all started out hiking, where he first met Tommye in early the month of culpability. But his hopes of one day marrying Tommye were shattered as Tommye never quite got over Dorotha. <text:line-break/>Dorotha's eyes were light brown. Dorotha and her first met in a park. But she never went on a single date with Dorotha because Dorotha already cared for nobody but Eldon. <text:line-break/>Eldon and them first met in the desert. <text:line-break/>Eldon had sandy hair and dark eyes. They loved Eldon for years and years. But nothing ever became of it because Eldon had succumbed to the charms of Ruthe. <text:line-break/>The first time she ever saw Ruthe, they were, unusually for both of them, on facebook at midnight. Her love for Ruthe was undying.<text:line-break/>She spent a remarkable september with Ruthe. She considered her weeks with Ruthe the most blessed of their life. She had always liked world-weary, loving entertainers. Ruthe wasn't like that at all, but she loved Ruthe anyway. Ruthe's hair was light. But the two of them never got together because Ruthe adored Cary. <text:line-break/>Cary was born at a crime scene. Cary and them first met in a strip club. The two of them spent a outstanding fall together.<text:line-break/>But they never got with Cary because Cary already only had eyes for Dustin. <text:line-break/>It all started in his bedroom when Dustin broke into it, where he first met Dustin. His love for Dustin was unbroken.<text:line-break/>He spent a enchanted november with Dustin. They stayed imprinted into his memory. Dustin had black eyes. But the two of them never became a couple because Dustin had a crush on Nicolette. <text:line-break/>Nicolette and her first met in a museum in 1999. Nicolette had hazel eyes. But she and Nicolette never got together because Nicolette cared for nobody but Diego. <text:line-break/>The first time she ever saw Diego, they were, unusually for both of them, at the temple in mild season. Diego had short hair. She spent some lovely weeks with Diego in early the month of culpability.<text:line-break/>But nothing ever became of it because Diego spent her days dreaming of Cindi. <text:line-break/>It all started in school, where they first met Cindi in the middle of fall. Cindi had shiny eyes.<text:line-break/>Their love for Cindi was endless. But the two of them never even held hands because Cindi had succumbed to the charms of Nicolette. <text:line-break/>Nicolette and her first met in mosque. Nicolette had green eyes. The two of them spent some hours together at a crime scene.<text:line-break/>She had always liked tender upstanding citizens and saviour types. And that was exactly what Nicolette was. But the two of them never got together because Nicolette was obsessed with Cary. <text:line-break/>Cary's hair was messy. Cary and them first met in a supermarket in the middle of november. But they never got with Cary because Cary already couldn't forget Hwa. <text:line-break/>Hwa and her first met at a crime scene. She had a thing for soft-spoken, outgoing types. Hwa was the sole, but very powerful exception to the rule. <text:line-break/>The two of them spent a june together. But she never got together with Hwa because Hwa adored Garfield. <text:line-break/>It all started in synagogue, where she first met Garfield. She had always liked enthusiastic personalities. Garfield was very different, and yet so intriguing. <text:line-break/>She spent some outstanding weeks with Garfield off the grid in the middle of the month of culpability. She loved Garfield for years and years. But she never got with Garfield because Garfield adored Jessia. <text:line-break/>Jessia was so experienced, it was mindblowing. Jessia and her first met on the moon. But the two of them never got together because Jessia never got over Glory. <text:line-break/>Glory had kinky hair and dark eyes. The first time they ever saw Glory, they were, unusually for both of them, in a nice little restaurant at night. The two of them spent some magical days together.<text:line-break/>They had a thing for outgoing people and nerds. In that regard, Glory was everything they could have hoped for and more. But they and Glory never got together because Glory could think of nothing but Violette. <text:line-break/>She first met Violette in the sauna in early dark season. Violette's hair was natural. She had a thing for well-meaning brooders and emos. And that was exactly what Violette was. <text:line-break/>But she never got with Violette because Violette already couldn't forget Nathanael. <text:line-break/>It all started in a café, where he first met Nathanael in early summer. Nathanael had short hair.<text:line-break/>His love for Nathanael was borderless. But he never got with Nathanael because Nathanael already never got over Min. <text:line-break/>Min and them first met in a strip club in the small hours. They spent a remarkable fall with Min. Min was one of those tall femmes that really got under their skin. They loved Min for years and years. But the two of them never got together because Min had a crush on Lera. <text:line-break/>He first met Lera in a bar in the early morning. <text:line-break/>He spent a enchanted light season with Lera. His love for Lera was endless. But he never went on a single date with Lera because Lera already had an obsession with Eldon. <text:line-break/>It all started on facebook, where he first met Eldon in the early morning. He had really come to like smooth, short femmes. Eldon was that and so much more. <text:line-break/>He spent a lovely autumn with Eldon in the sauna. But he never got very far with Eldon because Eldon never quite got over Marlen. <text:line-break/>Marlen and him first met on a small island at night. He loved Marlen for years and years. But his hopes of one day marrying Marlen were shattered as Marlen loved Camille. <text:line-break/>Camille and her first met in the woods in late february. Camille's hair was kinky. She had a thing for slender, heavy-set types. Camille wasn't like that at all, but she fell for Camille anyway. <text:line-break/>The two of them spent a enchanted winter together. But the two of them never even held hands because Camille cared for nobody but Karma. <text:line-break/>Karma's hair was white. It all started out hiking, where he first met Karma in late april. He spent some outstanding hours with Karma at night.<text:line-break/>He had a thing for tall, brooding jocks. Karma wasn't like that at all, but he only had eyes for Karma anyway. But he never got with Karma because Karma already could think of nothing but Jeannine. <text:line-break/>The first time she ever saw Jeannine, they were, unusually for both of them, on the International Space Station. Jeannine was one of those world-weary people who grew up at a crime scene that really got under her skin. She spent a outstanding autumn with Jeannine. Jeannine had straight hair and dark brown eyes. But she never went on a single date with Jeannine because Jeannine already had an obsession with Marlen. <text:line-break/>Marlen was one of those brooding saviour types that really got under their skin. Marlen and them first met in a museum. But they never got together with Marlen because Marlen fell for Camille. <text:line-break/>It all started on okcupid, where she first met Camille. She had a thing for intelligent femmes. Camille was the sole, but very powerful exception to the rule. <text:line-break/>Camille had hazel eyes. She loved Camille for years and years. But the two of them never even held hands because Camille spent her days dreaming of Hwa. <text:line-break/>The first time she ever saw Hwa, they were, unusually for both of them, in church. She had really come to like brooding, introverted entertainers. Hwa wasn't like that at all, but she could think of nothing but Hwa anyway. <text:line-break/>She spent some enchanted weeks with Hwa in a supermarket. But she never got with Hwa because Hwa could think of nothing but Jessia. <text:line-break/>Jessia had blue eyes. It all started on okcupid, where he first met Jessia. He had always liked sarcastic, well-meaning personalities. Jessia was basically that in its most alluring form. The two of them spent some lovely days together in Italy. But he and Jessia never got together because Jessia never got over Hwa. <text:line-break/>It all started in a nice little restaurant, where he first met Hwa in the afternoon. His love for Hwa was endless. He spent a lovely spring with Hwa out hiking.<text:line-break/>Hwa had curly hair and dark eyes. But the two of them never got together because Hwa couldn't forget Nathanael. <text:line-break/>She first met Nathanael in a bar in the middle of april. Nathanael's hair was natural. She spent some magical hours with Nathanael.<text:line-break/>She had always liked loving, loving personalities. Nathanael was that and so much more. But her hopes of one day marrying Nathanael were shattered as Nathanael couldn't forget Emory. <text:line-break/>The first time he ever saw Emory, they were, unusually for both of them, in a castle. He spent some enchanted hours with Emory on twitter.<text:line-break/>Emory was well-read. His love for Emory was unbroken. But he never got with Emory because Emory had an obsession with Hilary. <text:line-break/>They first met Hilary on facebook in the evening. They spent a magical august with Hilary. They were the happiest of their life. They had always liked heavy-set saviour types. Hilary was basically that in its most alluring form. Hilary's hair was white. Their love for Hilary was borderless. But the two of them never got together because Hilary adored Annetta. <text:line-break/>Annetta and her first met in Italy in the middle of june. Annetta had kinky hair. She had a thing for unsettling nerds. How then could Annetta be so attractive to her? Annetta was the polar opposite! And yet, there was something about Annetta... She spent a enchanted dark season with Annetta. <text:line-break/>She loved Annetta for years and years. But the two of them never got together because Annetta already loved Marth. <text:line-break/>They first met Marth in a museum. Marth was born in a supermarket. But they and Marth never got together because Marth adored Violeta. <text:line-break/>It all started in the desert, where they first met Violeta. They had a thing for smooth personalities and types. Violeta wasn't like that at all, but they only had eyes for Violeta anyway. <text:line-break/>The two of them spent some outstanding moments together in a bodega. They loved Violeta for years and years. But nothing ever became of it because Violeta loved Jessia. <text:line-break/>It all started in synagogue, where they first met Jessia. They loved Jessia for years and years. They spent a fall with Jessia in mosque.<text:line-break/>Jessia's eyes were greenish brown. But nothing ever became of it because Jessia only had eyes for Siu. <text:line-break/>The first time he ever saw Siu, they were, unusually for both of them, on okcupid in the middle of april. He had really come to like tall mascs and jocks. Siu was very different, and yet so intriguing. Siu was born on a small island and had white hair. The two of them spent some enchanted months together in his bedroom when Siu broke into it. Siu had messy hair. But the two of them never became a couple because Siu cared for nobody but Keli. <text:line-break/>It all started in school, where she first met Keli. Keli's hair was grey. But she never went on a single date with Keli because Keli already fell for Violette. <text:line-break/>It all started on twitter, where they first met Violette. They loved Violette for years and years. But they never so much as kissed Violette once because Violette loved Violette. <text:line-break/>She first met Violette , celebrating the downfall of capitalism. <text:line-break/>The two of them spent a outstanding june together. Her love for Violette was unbroken. But she never so much as kissed Violette once because Violette fell for Deborah. <text:line-break/>They first met Deborah in a bar in the middle of fall. Deborah had grey hair.<text:line-break/>Their love for Deborah was eternal. But nothing ever became of it because Deborah adored Garfield. <text:line-break/>Garfield and him first met in church. He had really come to like stocky leaders and nerds. How then could Garfield be so attractive to him? Garfield was the polar opposite! And yet, there was something about Garfield... <text:line-break/>He spent some remarkable days with Garfield. But he never went on a single date with Garfield because Garfield already venerated Min. <text:line-break/>The first time they ever saw Min, they were, unusually for both of them, in a café in 2013. They loved Min for years and years. But their hopes of one day marrying Min were shattered as Min only ever admired Dorotha. <text:line-break/>The first time she ever saw Dorotha, they were, unusually for both of them, in a forest in the middle of the month of intuition. She loved Dorotha for years and years. Dorotha was born in a castle and had black hair. But she and Dorotha never got together because Dorotha had an obsession with Hwa. <text:line-break/>They first met Hwa on facebook at noon. Hwa's eyes were dark and warm.<text:line-break/>They loved Hwa for years and years. But they and Hwa never got together because Hwa loved Annetta. <text:line-break/>It all started in synagogue, where she first met Annetta. Annetta was heavy-set. She had a thing for straightforward mascs and jocks. Annetta wasn't like that at all, but she had a crush on Annetta anyway. She spent some magical weeks with Annetta in a nice little restaurant. <text:line-break/>Her love for Annetta was undying. But the two of them never became a couple because Annetta desperately admired Nathanael. <text:line-break/>The first time he ever saw Nathanael, they were, unusually for both of them, in mosque, celebrating the downfall of capitalism. Nathanael had black hair and dark and warm eyes. He spent some magical months with Nathanael on a mountaintop.<text:line-break/>He had a thing for brooding entertainers. Nathanael met that description perfectly. But he never got very far with Nathanael because Nathanael was obsessed with Eldon. <text:line-break/>It all started at the temple, where they first met Eldon. Their love for Eldon was undying.<text:line-break/>They spent some remarkable moments with Eldon in the early morning. They considered their moments with Eldon the most blessed of their life. They had a thing for hardcore, rough leaders. Eldon was the sole, but very powerful exception to the rule. Eldon was so unassuming, it was mindblowing. But they never got with Eldon because Eldon already could think of nothing but Keli. <text:line-break/>The first time she ever saw Keli, they were, unusually for both of them, in a forest in the afternoon. Her love for Keli was endless. Keli's eyes were warm brown. But the two of them never got together because Keli already had succumbed to the charms of Annetta. <text:line-break/>Annetta and her first met in a castle in late monsoon season. She had a thing for world-weary mascs and badasses. How then could Annetta be so attractive to her? Annetta was the polar opposite! And yet, there was something about Annetta... <text:line-break/>She spent some enchanted nights with Annetta in synagogue in early the month of culpability. But the two of them never got together because Annetta already was obsessed with Dustin. <text:line-break/>The first time she ever saw Dustin, they were, unusually for both of them, in a strip club in the small hours. She loved Dustin for years and years. The two of them spent some enchanted days together in a park.<text:line-break/>Dustin was small-ish. But the two of them never became a couple because Dustin only had eyes for Cindi. <text:line-break/>The first time he ever saw Cindi, they were, unusually for both of them, in his bedroom when Cindi broke into it, at an inconvenient time for both of them. He had really come to like tender types. Cindi was that and so much more. <text:line-break/>Cindi's hair was natural. The two of them spent some magical months together. He never forgot that time. But he never got with Cindi because Cindi already venerated Karma. <text:line-break/>It all started in synagogue, where they first met Karma. Karma was born in school and had long hair.<text:line-break/>Their love for Karma was endless. But they never got together with Karma because Karma could think of nothing but Annetta. <text:line-break/>The first time she ever saw Annetta, they were, unusually for both of them, on a stupid, stupid dating app whose name she won't mention. <text:line-break/>Annetta had dark hair. Her love for Annetta was endless. But she never went on a single date with Annetta because Annetta already fell for Rea. <text:line-break/>Rea and her first met in synagogue. She had a thing for witty, short mascs. Rea was basically that in its most alluring form. <text:line-break/>Rea's eyes were hazel. She spent some enchanted days with Rea. She often dwelled on the memory of that time. But she never got together with Rea because Rea had a crush on Adolph. <text:line-break/>It all started on twitter, where he first met Adolph in monsoon season. Adolph was one of those small-ish mascs that really got under his skin. The two of them spent a enchanted light season together. <text:line-break/>His love for Adolph was borderless. But the two of them never got together because Adolph fell for Alane. <text:line-break/>It all started in the desert, where they first met Alane. <text:line-break/>The two of them spent a magical the month of culpability together. But they never so much as kissed Alane once because Alane couldn't forget Dustin. <text:line-break/>Dustin was one of those short leaders that really got under her skin. She first met Dustin in a forest. But she never got very far with Dustin because Dustin spent her days dreaming of Claudine. <text:line-break/>Claudine was born . The first time she ever saw Claudine, they were, unusually for both of them, in a survival shelter. She spent a remarkable spring with Claudine.<text:line-break/>But she never got very far with Claudine because Claudine never quite got over Kelle. <text:line-break/>The first time she ever saw Kelle, they were, unusually for both of them, in a forest. She spent some lovely nights with Kelle in summer. She had a thing for heavy-set upstanding citizens and saviour types. Kelle was that and so much more. Kelle was born in church and had wavy hair. Her love for Kelle was endless. But she never got together with Kelle because Kelle venerated Karma. <text:line-break/>It all started on a small island, where he first met Karma in late volcano season. He loved Karma for years and years. But the two of them never even held hands because Karma venerated Siu. <text:line-break/>Siu's eyes were hazel. It all started in the desert, where they first met Siu. But nothing ever became of it because Siu only had eyes for Marlen. <text:line-break/>He first met Marlen in a park. He loved Marlen for years and years.<text:line-break/>He spent some magical weeks with Marlen on okcupid. He never forgot that time. He had a thing for experienced, inventive entertainers. Marlen was basically that in its most alluring form. Marlen was one of those enthusiastic badasses that really got under his skin. But the two of them never got together because Marlen already had an obsession with Miesha. <text:line-break/>Miesha and them first met in Italy, celebrating the downfall of the oppressor. They loved Miesha for years and years. The two of them spent some magical nights together.<text:line-break/>They had a thing for well-meaning, authoritative people. And that was exactly what Miesha was. Miesha was born in mosque and had kinky hair. But the two of them never got together because Miesha already was in love with Emory. <text:line-break/>The first time they ever saw Emory, they were, unusually for both of them, on a causeway in the early morning. They had really come to like cruel entertainers. Emory was the sole, but very powerful exception to the rule. <text:line-break/>They spent some days with Emory on facebook, at an inconvenient time for both of them. Their love for Emory was eternal. But nothing ever became of it because Emory had succumbed to the charms of Nicolette. <text:line-break/>Nicolette and her first met on okcupid. She had always liked introverted people who grew up under water and leaders. Nicolette was the sole, but very powerful exception to the rule. <text:line-break/>She spent some remarkable nights with Nicolette in the small hours. But she never got with Nicolette because Nicolette already had an obsession with Violette. <text:line-break/>She first met Violette under water at midnight. But she never went on a single date with Violette because Violette already couldn't forget Monika. <text:line-break/>Monika and them first met on a stupid, stupid dating app whose name they won't mention. They had a thing for tall badasses. Monika was very different, and yet so intriguing. <text:line-break/>Monika's eyes were brown. They loved Monika for years and years. But the two of them never got together because Monika spent their days dreaming of Diego. <text:line-break/>She first met Diego in a forest. <text:line-break/>She spent a lovely fall with Diego. But she never got very far with Diego because Diego only had eyes for Angelica. <text:line-break/>Angelica was born in a strip club. He first met Angelica in a bar in the middle of autumn. But he never got with Angelica because Angelica already never quite got over Annetta. <text:line-break/>He first met Annetta at a crime scene on his birthday. But his hopes of one day marrying Annetta were shattered as Annetta adored Camille. <text:line-break/>Camille was so loving, it was mindblowing. They first met Camille in mosque. The two of them spent a outstanding september together.<text:line-break/>But they and Camille never got together because Camille had a crush on Angelica. <text:line-break/>They first met Angelica on a mountaintop at noon. Angelica had stylish hair and shiny eyes. <text:line-break/>They spent a outstanding july with Angelica. But the two of them never became a couple because Angelica only admired Karma. <text:line-break/>Karma and them first met in a bar. Karma was born at the temple. They spent some outstanding hours with Karma, at an inconvenient time for both of them.<text:line-break/>They had a thing for straightforward entertainers. Karma was that and so much more. But the two of them never even held hands because Karma had a crush on Eldon. <text:line-break/>Eldon and them first met on the moon in the middle of may. Their love for Eldon was endless. But the two of them never got together because Eldon already cared for nobody but Celine. <text:line-break/>Celine and him first met on a small island. He loved Celine for years and years. He had a thing for well-built, dark types. How then could Celine be so attractive to him? Celine was the polar opposite! And yet, there was something about Celine... <text:line-break/>Celine was so punk, it was mindblowing. But he never got together with Celine because Celine was in love with Alane. <text:line-break/>He first met Alane in synagogue. He had really come to like soft, lively brooders. Alane met that description perfectly. Alane was born in synagogue and had big hair. The two of them spent a dark season together. Alane was nice. But nothing ever became of it because Alane never quite got over Chelsea. <text:line-break/>It all started on the moon, where he first met Chelsea at midnight. He had always liked intelligent brooders. How then could Chelsea be so attractive to him? Chelsea was the polar opposite! And yet, there was something about Chelsea... <text:line-break/>Chelsea had hazel eyes. The two of them spent a magical monsoon season together. He never forgot that time. But he never so much as kissed Chelsea once because Chelsea was in love with Monika. <text:line-break/>The first time she ever saw Monika, they were, unusually for both of them, on a mountaintop. Monika had black hair and hazel eyes.<text:line-break/>Her love for Monika was endless. But her hopes of one day marrying Monika were shattered as Monika loved Dustin. <text:line-break/>He first met Dustin . He loved Dustin for years and years. He spent some lovely days with Dustin on a mountaintop on his birthday.<text:line-break/>Dustin was born at the temple and had glossy hair. But the two of them never got together because Dustin already venerated Min. <text:line-break/>She first met Min in the desert. Min's eyes were light brown. But she never went on a single date with Min because Min already was in love with Nathanael. <text:line-break/>She first met Nathanael in Italy in late the season of tears. Nathanael was born in a museum. She had a thing for tall, bright brooders. Nathanael was the sole, but very powerful exception to the rule. The two of them spent some days together in the sauna. <text:line-break/>She loved Nathanael for years and years. But she never got with Nathanael because Nathanael could think of nothing but Vada. <text:line-break/>The first time he ever saw Vada, they were, unusually for both of them, on a mountaintop. Vada's hair was curly. <text:line-break/>The two of them spent some hours together. But he never went on a single date with Vada because Vada already adored Violette. <text:line-break/>It all started in a nice little restaurant, where she first met Violette. She had a thing for cruel, dark people. Violette was that and so much more. Violette's eyes were grey. She spent some lovely hours with Violette. Violette had black hair. But she never got together with Violette because Violette venerated Heather. <text:line-break/>Heather and them first met in mosque in autumn. They had always liked twisted, heavy-set femmes. Heather met that description perfectly. <text:line-break/>They spent a march with Heather. But they never went on a single date with Heather because Heather already was in love with Claudine. <text:line-break/>The first time he ever saw Claudine, they were, unusually for both of them, in a museum at midnight. <text:line-break/>He spent a enchanted the season of tears with Claudine. But the two of them never became a couple because Claudine had a crush on Glory. <text:line-break/>Glory and them first met in a bar in late september. But nothing ever became of it because Glory only had eyes for Marlen. <text:line-break/>The first time she ever saw Marlen, they were, unusually for both of them, in school, at an inconvenient time for both of them. She loved Marlen for years and years.<text:line-break/>The two of them spent some enchanted weeks together. She never forgot that time.<text:line-break/>Marlen had blond hair and blue eyes. But the two of them never got together because Marlen spent her days dreaming of Karma. <text:line-break/>It all started out hiking, where he first met Karma. He spent some magical hours with Karma. They stayed imprinted into his memory. He had really come to like inventive upstanding citizens and emos. Karma wasn't like that at all, but he adored Karma anyway. Karma had curly hair. His love for Karma was undying. But he never got with Karma because Karma already couldn't forget Garfield. <text:line-break/>Garfield and them first met in the sauna at night. They had really come to like enthusiastic upstanding citizens and jocks. Garfield was very different, and yet so intriguing. <text:line-break/>They spent some weeks with Garfield in the afternoon. Their love for Garfield was undying. But they never so much as kissed Garfield once because Garfield never got over Jeane. <text:line-break/>Jeane and him first met in Italy, celebrating the downfall of the system. He had always liked dark types and jocks. In that regard, Jeane exceeded his expectations by far. <text:line-break/>He spent some lovely weeks with Jeane. He loved Jeane for years and years. But he never went on a single date with Jeane because Jeane already couldn't forget Miesha. <text:line-break/>Miesha and her first met in the sauna. Her love for Miesha was eternal.<text:line-break/>She spent a enchanted mild season with Miesha in a nice little restaurant. They were the happiest of her life. She had a thing for witty, unsettling jocks. How then could Miesha be so attractive to her? Miesha was the polar opposite! And yet, there was something about Miesha... Miesha had big hair. But she never got with Miesha because Miesha already could think of nothing but Diego. <text:line-break/>It all started in a survival shelter, where he first met Diego. He loved Diego for years and years.<text:line-break/>The two of them spent a enchanted winter together. They stayed imprinted into his memory. He had really come to like loving, enthusiastic leaders. Diego was that and so much more. Diego had chestnut-coloured eyes. But he never so much as kissed Diego once because Diego adored Rea. <text:line-break/>He first met Rea in school. He had always liked intelligent femmes. And that was exactly what Rea was. Rea was one of those unsettling mascs that really got under his skin. He spent some remarkable days with Rea on the moon in the middle of july. Rea's hair was messy. But nothing ever became of it because Rea adored Kelle. <text:line-break/>Kelle's hair was blond. Kelle and them first met on facebook. They spent some lovely weeks with Kelle in late september.<text:line-break/>They had a thing for stocky, lively believers. Kelle wasn't like that at all, but they loved Kelle anyway. But they never so much as kissed Kelle once because Kelle never quite got over Violette. <text:line-break/>Violette and her first met in a supermarket. She had always liked unsettling, bright emos. Violette was basically that in its most alluring form. <text:line-break/>She spent some months with Violette. But she never got together with Violette because Violette only had eyes for Rea. <text:line-break/>They first met Rea on a mountaintop. They had really come to like authoritative, soft-spoken upstanding citizens. In that regard, Rea was everything they could have hoped for and more. <text:line-break/>Rea was witty. They spent some lovely months with Rea. They were the happiest of their life. But they never got very far with Rea because Rea loved Ruthe. <text:line-break/>Ruthe had light brown eyes. It all started at the temple, where they first met Ruthe in late july. They spent some magical months with Ruthe in a strip club in the small hours.<text:line-break/>But they and Ruthe never got together because Ruthe was in love with Marth. <text:line-break/>It all started in a bar, where she first met Marth. She had a thing for nice types. Marth was very different, and yet so intriguing. Marth had glossy hair and dark eyes. She spent a remarkable fall with Marth off the grid. She loved Marth for years and years. But she never got very far with Marth because Marth loved Miesha. <text:line-break/>She first met Miesha in a survival shelter in the afternoon. She loved Miesha for years and years. But she never got together with Miesha because Miesha was obsessed with Jeannine. <text:line-break/>She first met Jeannine in synagogue in the evening. She spent some lovely nights with Jeannine in school.<text:line-break/>Jeannine had white hair. Her love for Jeannine was borderless. But she never got very far with Jeannine because Jeannine venerated Angelica. <text:line-break/>The first time they ever saw Angelica, they were, unusually for both of them, on a causeway. They had a thing for tall, short saviour types. Angelica was that and so much more. <text:line-break/>The two of them spent some magical hours together in their bedroom when Angelica broke into it. But the two of them never got together because Angelica only had eyes for Emory. <text:line-break/>The first time he ever saw Emory, they were, unusually for both of them, in the sauna. But nothing ever became of it because Emory only had eyes for Marlen. <text:line-break/>It all started on the moon, where she first met Marlen. She had a thing for well-meaning upstanding citizens and entertainers. Marlen was basically that in its most alluring form. <text:line-break/>Marlen was born at a crime scene. She loved Marlen for years and years. But the two of them never even held hands because Marlen venerated Tammie. <text:line-break/>He first met Tammie in the woods in the early morning. He loved Tammie for years and years. The two of them spent a enchanted fall together.<text:line-break/>Tammie was so straightforward, it was mindblowing. But he never got together with Tammie because Tammie admired Celine. <text:line-break/>It all started on a mountaintop, where she first met Celine in the afternoon. Celine had wavy hair. She spent some nights with Celine at a crime scene on her birthday.<text:line-break/>She had really come to like hardcore nerds. Celine was that and so much more. But the two of them never became a couple because Celine had a crush on Jeane. <text:line-break/>Jeane was brooding. The first time they ever saw Jeane, they were, unusually for both of them, under water in 2013. But nothing ever became of it because Jeane loved Lera. <text:line-break/>She first met Lera in school. Her love for Lera was borderless. But she never got together with Lera because Lera adoringly admired Keli. <text:line-break/>He first met Keli in the sauna in early summer. Keli was born in a strip club. He had a thing for slender badasses and entertainers. Keli met that description perfectly. <text:line-break/>The two of them spent a enchanted autumn together. But nothing ever became of it because Keli couldn't forget Tommye. <text:line-break/>It all started in a strip club, where he first met Tommye, at an inconvenient time for both of them. He had a thing for experienced femmes and badasses. How then could Tommye be so attractive to him? Tommye was the polar opposite! And yet, there was something about Tommye... Tommye was one of those slender believers that really got under his skin. He spent some magical hours with Tommye in mosque. His love for Tommye was borderless. But the two of them never became a couple because Tommye had succumbed to the charms of Camille. <text:line-break/>Camille was so heavy-set, it was mindblowing. Camille and them first met in a bar. But their hopes of one day marrying Camille were shattered as Camille loved Angelica. <text:line-break/>Angelica and them first met out hiking in 1999. Angelica was one of those athletic jocks that really got under their skin. They had a thing for inventive jocks. Angelica was that and so much more. The two of them spent a outstanding the month of culpability together. <text:line-break/>Their love for Angelica was endless. But they and Angelica never got together because Angelica couldn't forget Jeane. <text:line-break/>Jeane had black eyes. He first met Jeane at the temple. But the two of them never got together because Jeane already had an obsession with Camille. <text:line-break/>The first time she ever saw Camille, they were, unusually for both of them, in a survival shelter. Camille had light eyes. But she never got with Camille because Camille already admired Hwa. <text:line-break/>Hwa and her first met in the woods, celebrating the downfall of the old world order. Her love for Hwa was endless.<text:line-break/>The two of them spent a lovely the month of intuition together. She often dwelled on the memory of that time. She had a thing for dark, sarcastic types. How then could Hwa be so attractive to her? Hwa was the polar opposite! And yet, there was something about Hwa... Hwa was tough. But the two of them never got together because Hwa had succumbed to the charms of Jeane. <text:line-break/>Jeane had black hair. They first met Jeane in school in the month of culpability. But the two of them never became a couple because Jeane couldn't forget Mohamed. <text:line-break/>The first time they ever saw Mohamed, they were, unusually for both of them, on twitter in 1999. Their love for Mohamed was undying. The two of them spent some lovely moments together on a small island.<text:line-break/>They had a thing for rough upstanding citizens. Mohamed wasn't like that at all, but they adored Mohamed anyway. Mohamed's hair was natural. But they and Mohamed never got together because Mohamed cared for nobody but Lavonne. <text:line-break/>It all started in the sauna, where he first met Lavonne. He loved Lavonne for years and years. Lavonne was born on the moon. But the two of them never got together because Lavonne had succumbed to the charms of Claudine. <text:line-break/>Claudine was born in his bedroom when Claudine broke into it and had kinky hair. The first time he ever saw Claudine, they were, unusually for both of them, in church. The two of them spent some outstanding hours together on okcupid.<text:line-break/>But he never got together with Claudine because Claudine fell for Kelle. <text:line-break/>It all started in church, where she first met Kelle. Kelle had natural hair and chestnut-coloured eyes.<text:line-break/>She loved Kelle for years and years. But the two of them never even held hands because Kelle adored Annetta. <text:line-break/>It all started in the sauna, where they first met Annetta. They loved Annetta for years and years. They spent a enchanted spring with Annetta on twitter.<text:line-break/>Annetta was so smooth, it was mindblowing. But the two of them never even held hands because Annetta cared for nobody but Adolph. <text:line-break/>The first time he ever saw Adolph, they were, unusually for both of them, in a bar. But he never got together with Adolph because Adolph was in love with Mohamed. <text:line-break/>It all started on okcupid, where she first met Mohamed. She loved Mohamed for years and years. The two of them spent some magical days together in synagogue.<text:line-break/>Mohamed's hair was wavy. But she never got very far with Mohamed because Mohamed loved Diego. <text:line-break/>The first time she ever saw Diego, they were, unusually for both of them, in school. She had really come to like introverted emos and types. How then could Diego be so attractive to her? Diego was the polar opposite! And yet, there was something about Diego... <text:line-break/>She spent a magical dark season with Diego in a park. But her hopes of one day marrying Diego were shattered as Diego cared for nobody but Rea. <text:line-break/>Rea had straight hair. The first time he ever saw Rea, they were, unusually for both of them, in a museum in the small hours. He spent a remarkable november with Rea.<text:line-break/>But he never got very far with Rea because Rea was in love with Eldon. <text:line-break/>It all started at the temple, where he first met Eldon on his birthday. He loved Eldon for years and years. But he never got together with Eldon because Eldon venerated Vada. <text:line-break/>Vada and them first met in synagogue. The two of them spent some hours together.<text:line-break/>Vada was one of those tough femmes that really got under their skin. They loved Vada for years and years. But they and Vada never got together because Vada couldn't forget Rea. <text:line-break/>Rea's hair was messy. He first met Rea in synagogue. He spent some enchanted weeks with Rea.<text:line-break/>He had always liked witty, well-meaning femmes. Rea was basically that in its most alluring form. But he never got together with Rea because Rea had an obsession with Emory. <text:line-break/>The first time they ever saw Emory, they were, unusually for both of them, in mosque in the small hours. Emory had golden eyes. <text:line-break/>But the two of them never became a couple because Emory had an obsession with Keli. <text:line-break/>Keli had hazel eyes. It all started in a nice little restaurant, where she first met Keli. The two of them spent some magical hours together.<text:line-break/>But she never got together with Keli because Keli was in love with Dorotha. <text:line-break/>The first time they ever saw Dorotha, they were, unusually for both of them, online in the middle of volcano season. Dorotha had chestnut-coloured eyes. They had always liked cruel brooders. Dorotha was very different, and yet so intriguing. They spent some remarkable weeks with Dorotha in the early morning. <text:line-break/>Their love for Dorotha was undying. But they never went on a single date with Dorotha because Dorotha already was obsessed with Violette. <text:line-break/>She first met Violette on the moon. She had always liked heavy-set emos and believers. In that regard, Violette was everything she could have hoped for and more. <text:line-break/>She spent some magical hours with Violette in a castle. She loved Violette for years and years. But the two of them never became a couple because Violette had a crush on Tommye. <text:line-break/>Tommye and her first met in Italy. She loved Tommye for years and years.<text:line-break/>She spent some magical days with Tommye, at an inconvenient time for both of them. She considered her nights with Tommye the most blessed of their life.<text:line-break/>Tommye was so smooth, it was mindblowing. But she never went on a single date with Tommye because Tommye already cared for nobody but Claudine. <text:line-break/>Claudine and him first met at the temple in the evening. Claudine's hair was sandy. He spent some outstanding nights with Claudine online.<text:line-break/>But nothing ever became of it because Claudine cared for nobody but Germaine. <text:line-break/>They first met Germaine out hiking. But the two of them never got together because Germaine venerated Alane. <text:line-break/>The first time they ever saw Alane, they were, unusually for both of them, on a small island. They had a thing for sarcastic emos. Alane wasn't like that at all, but they couldn't forget Alane anyway. <text:line-break/>The two of them spent a enchanted january together. Their love for Alane was undying. But they never so much as kissed Alane once because Alane spent their days dreaming of Karma. <text:line-break/>The first time he ever saw Karma, they were, unusually for both of them, at a crime scene. Karma had light hair and dark eyes. He spent some magical weeks with Karma in 2013. <text:line-break/>His love for Karma was endless. But he never got together with Karma because Karma had succumbed to the charms of Chelsea. <text:line-break/>Chelsea's eyes were light brown. She first met Chelsea on the International Space Station. She had always liked soft-spoken nerds and badasses. Chelsea met that description perfectly. She spent some remarkable hours with Chelsea in 2013. But she never got together with Chelsea because Chelsea never quite got over Eldon. <text:line-break/>They first met Eldon online. Their love for Eldon was undying.<text:line-break/>The two of them spent a lovely july together. They considered their nights with Eldon the most blessed of their life. They had always liked straightforward, slender personalities. Eldon met that description perfectly. Eldon was so well-educated, it was mindblowing. But they never got with Eldon because Eldon already never got over Vada. <text:line-break/>It all started on okcupid, where he first met Vada. But he never got together with Vada because Vada could think of nothing but Camille. <text:line-break/>The first time she ever saw Camille, they were, unusually for both of them, . Camille was one of those inventive believers that really got under her skin. The two of them spent some outstanding nights together.<text:line-break/>But the two of them never got together because Camille already cared for nobody but Hwa. <text:line-break/>They first met Hwa on twitter in 2013. Hwa was so well-read, it was mindblowing. The two of them spent a enchanted winter together.<text:line-break/>But they and Hwa never got together because Hwa spent their days dreaming of Josette. <text:line-break/>It all started in a castle, where she first met Josette. Her love for Josette was eternal. <text:line-break/>Josette was soft-spoken. But her hopes of one day marrying Josette were shattered as Josette spent her days dreaming of Lera. <text:line-break/>It all started at a crime scene, where they first met Lera in 2013. They had a thing for sarcastic jocks. How then could Lera be so attractive to them? Lera was the polar opposite! And yet, there was something about Lera... <text:line-break/>They spent some outstanding days with Lera in a museum, celebrating the downfall of a cruel tyrant. But nothing ever became of it because Lera couldn't forget Emory. <text:line-break/>They first met Emory in a bodega. They had always liked well-read mascs. Emory wasn't like that at all, but they never quite got over Emory anyway. <text:line-break/>They spent some outstanding hours with Emory. But the two of them never got together because Emory already venerated Germaine. <text:line-break/>The first time she ever saw Germaine, they were, unusually for both of them, on okcupid in 1999. Germaine had big hair.<text:line-break/>She loved Germaine for years and years. But her hopes of one day marrying Germaine were shattered as Germaine loved Alane. <text:line-break/>It all started in church, where they first met Alane. Alane's hair was grey. They had a thing for outgoing leaders and mascs. Alane was the sole, but very powerful exception to the rule. <text:line-break/>But they never got together with Alane because Alane loved Jeane. <text:line-break/>Jeane was born in a bodega. The first time he ever saw Jeane, they were, unusually for both of them, under water. The two of them spent some remarkable moments together in a museum. But he never got together with Jeane because Jeane loved Rea. <text:line-break/>It all started in a supermarket, where they first met Rea in 1999. Their love for Rea was endless. The two of them spent a lovely autumn together.<text:line-break/>Rea was born in their bedroom when Rea broke into it and had big hair. But they and Rea never got together because Rea loved Nicolette. <text:line-break/>They first met Nicolette on a causeway. They loved Nicolette for years and years. They spent some enchanted nights with Nicolette in a bar.<text:line-break/>Nicolette had sandy hair. But the two of them never got together because Nicolette already was in love with Jessia. <text:line-break/>Jessia had black hair. The first time he ever saw Jessia, they were, unusually for both of them, in the sauna in 1999. But he and Jessia never got together because Jessia had succumbed to the charms of Vada. <text:line-break/>She first met Vada in a museum. She had always liked twisted jocks and upstanding citizens. In that regard, Vada was everything she could have hoped for and more. <text:line-break/>She spent a mild season with Vada in a survival shelter. But the two of them never got together because Vada already had succumbed to the charms of Marth. <text:line-break/>It all started in a nice little restaurant, where she first met Marth. Her love for Marth was borderless.<text:line-break/>The two of them spent some lovely nights together in a park. She often dwelled on the memory of that time. Marth had stylish hair. But she and Marth never got together because Marth had a crush on Vada. <text:line-break/>Vada and him first met on okcupid in volcano season. He had always liked short nerds. Vada was very different, and yet so intriguing. Vada had big hair and shiny eyes. The two of them spent a outstanding may together. He loved Vada for years and years. But the two of them never got together because Vada already was in love with Jeane. <text:line-break/>It all started online, where he first met Jeane. He had always liked lively, stocky leaders. Jeane met that description perfectly. <text:line-break/>The two of them spent a remarkable light season together. But the two of them never got together because Jeane had a crush on Deborah. <text:line-break/>Deborah and them first met in synagogue on their birthday. The two of them spent a september together.<text:line-break/>Deborah was tender. Their love for Deborah was unbroken. But they never got together with Deborah because Deborah adored Claudine. <text:line-break/>The first time he ever saw Claudine, they were, unusually for both of them, in a supermarket. He loved Claudine for years and years. Claudine's eyes were green. But his hopes of one day marrying Claudine were shattered as Claudine had succumbed to the charms of Tammie. <text:line-break/>Tammie had grey eyes. It all started in a castle, where she first met Tammie in the early morning. But she never got very far with Tammie because Tammie never quite got over Violeta. <text:line-break/>They first met Violeta in the woods in 2013. Violeta was one of those nice jocks that really got under their skin. They spent a remarkable autumn with Violeta .<text:line-break/>But they never got together with Violeta because Violeta cared for nobody but Tommye. <text:line-break/>The first time she ever saw Tommye, they were, unusually for both of them, at the temple in late light season. Her love for Tommye was undying.<text:line-break/>The two of them spent a lovely volcano season together. They stayed imprinted into her memory.<text:line-break/>Tommye was born and had short hair. But she never got very far with Tommye because Tommye had succumbed to the charms of Monika. <text:line-break/>Monika was rough. Monika and them first met on the moon in the middle of may. They spent some magical nights with Monika at midnight.<text:line-break/>But the two of them never got together because Monika already was in love with Angelica. <text:line-break/>Angelica and them first met on a mountaintop at midnight. Angelica had kinky hair and warm brown eyes. But they never got with Angelica because Angelica already never quite got over Siu. <text:line-break/>It all started in a strip club, where they first met Siu in june. Siu had kinky hair and light eyes. They had always liked smooth, lively leaders. Siu wasn't like that at all, but they never quite got over Siu anyway. <text:line-break/>The two of them spent some magical hours together. But the two of them never became a couple because Siu was in love with Monika. <text:line-break/>Monika and them first met in a bodega. The two of them spent some remarkable nights together.<text:line-break/>Monika was born on a mountaintop and had straight hair. Their love for Monika was eternal. But nothing ever became of it because Monika never got over Marlen. <text:line-break/>Marlen and them first met in a castle at night. Their love for Marlen was endless. They spent some nights with Marlen.<text:line-break/>Marlen had long hair. But the two of them never even held hands because Marlen venerated Nicolette. <text:line-break/>Nicolette was born out hiking. He first met Nicolette . But the two of them never got together because Nicolette already adored Camille. <text:line-break/>Camille and him first met off the grid in the small hours. His love for Camille was borderless. The two of them spent some magical hours together.<text:line-break/>He had really come to like well-read saviour types and emos. In that regard, Camille exceeded his expectations by far. Camille's hair was short. But he never got very far with Camille because Camille adored Josephine. <text:line-break/>The first time they ever saw Josephine, they were, unusually for both of them, on twitter in early february. Josephine had glossy hair and grey eyes. They had always liked brooding, unsettling jocks. How then could Josephine be so attractive to them? Josephine was the polar opposite! And yet, there was something about Josephine... The two of them spent some lovely days together on the International Space Station. <text:line-break/>Their love for Josephine was borderless. But nothing ever became of it because Josephine cared for nobody but Garfield. <text:line-break/>The first time they ever saw Garfield, they were, unusually for both of them, in school in the middle of january. They loved Garfield for years and years. Garfield was one of those unassuming femmes that really got under their skin. But the two of them never got together because Garfield cared for nobody but Jessia. <text:line-break/>Jessia was born in a bodega. It all started on the moon, where she first met Jessia in the early morning. But the two of them never became a couple because Jessia never quite got over Josephine. <text:line-break/>It all started in the desert, where she first met Josephine. She spent some hours with Josephine in a nice little restaurant in 1999. She never forgot that time. She had a thing for well-read upstanding citizens and personalities. Josephine was the sole, but very powerful exception to the rule. Josephine was brooding. Her love for Josephine was unbroken. But she never got very far with Josephine because Josephine hopelessly admired Jeannine. <text:line-break/>He first met Jeannine off the grid. Jeannine was born off the grid and had light hair. <text:line-break/>He spent a the season of tears with Jeannine . But the two of them never got together because Jeannine already never quite got over Lavonne. <text:line-break/>They first met Lavonne on a small island in the small hours. They had always liked inventive, straightforward saviour types. In that regard, Lavonne exceeded their expectations by far. <text:line-break/>Lavonne had white hair. Their love for Lavonne was unbroken. But they never got with Lavonne because Lavonne already venerated Angelica. <text:line-break/>She first met Angelica in the desert. She spent a magical summer with Angelica in the desert. She often dwelled on the memory of that time. She had always liked cruel jocks. Angelica wasn't like that at all, but she adored Angelica anyway. Angelica's eyes were warm brown. Her love for Angelica was endless. But she never got with Angelica because Angelica already could think of nothing but Josephine. <text:line-break/>The first time they ever saw Josephine, they were, unusually for both of them, in church. Josephine was born in a strip club and had messy hair. They had really come to like athletic, soft brooders. Josephine was very different, and yet so intriguing. <text:line-break/>But their hopes of one day marrying Josephine were shattered as Josephine had succumbed to the charms of Angelica. <text:line-break/>Angelica and her first met in a nice little restaurant on her birthday. Her love for Angelica was endless. Angelica's hair was short. But she and Angelica never got together because Angelica was obsessed with Miesha. <text:line-break/>The first time they ever saw Miesha, they were, unusually for both of them, in a survival shelter. They loved Miesha for years and years.<text:line-break/>They spent some remarkable months with Miesha online in 1999. They never forgot that time. They had always liked tender emos. In that regard, Miesha was everything they could have hoped for and more. Miesha was well-meaning. But they never went on a single date with Miesha because Miesha already venerated Diego. <text:line-break/>She first met Diego in synagogue. She loved Diego for years and years. She spent some magical hours with Diego on twitter, dancing.<text:line-break/>She had really come to like small-ish jocks. How then could Diego be so attractive to her? Diego was the polar opposite! And yet, there was something about Diego... Diego was well-built. But she never got with Diego because Diego venerated Garfield. <text:line-break/>The first time they ever saw Garfield, they were, unusually for both of them, on okcupid. They loved Garfield for years and years. But the two of them never even held hands because Garfield only ever admired Tammie. <text:line-break/>It all started on a small island, where he first met Tammie. Tammie was outgoing. He had always liked sarcastic, smooth badasses. Tammie was very different, and yet so intriguing. <text:line-break/>But he never so much as kissed Tammie once because Tammie could think of nothing but Cary. <text:line-break/>Cary and her first met in school in january. Cary was one of those brooding saviour types that really got under her skin. She spent some lovely moments with Cary on the International Space Station on her birthday.<text:line-break/>But the two of them never even held hands because Cary fell for Garfield. <text:line-break/>It all started in the sauna, where they first met Garfield. Their love for Garfield was eternal. The two of them spent a outstanding summer together.<text:line-break/>Garfield had glossy hair. But they never so much as kissed Garfield once because Garfield was obsessed with Violeta. <text:line-break/>It all started on twitter, where he first met Violeta. He loved Violeta for years and years. He spent some enchanted months with Violeta in summer.<text:line-break/>He had really come to like hardcore people. In that regard, Violeta exceeded his expectations by far. Violeta was born in school. But nothing ever became of it because Violeta loved Emory. <text:line-break/>The first time he ever saw Emory, they were, unusually for both of them, in a supermarket in 2013. He spent some enchanted nights with Emory in a bar.<text:line-break/>Emory had grey hair and dark eyes. His love for Emory was endless. But he never went on a single date with Emory because Emory already cared for nobody but Lera. <text:line-break/>Lera was so well-meaning, it was mindblowing. Lera and him first met in a supermarket, at an inconvenient time for both of them. But he never got with Lera because Lera already had succumbed to the charms of Cindi. <text:line-break/>Cindi and him first met on a causeway, celebrating the downfall of their boss. His love for Cindi was unbroken.<text:line-break/>He spent some enchanted days with Cindi in a nice little restaurant. He never forgot that time.<text:line-break/>Cindi was one of those slender upstanding citizens that really got under his skin. But he never got together with Cindi because Cindi spent his days dreaming of Dustin. <text:line-break/>It all started in a park, where he first met Dustin at night. He spent some lovely hours with Dustin at the temple at noon.<text:line-break/>Dustin had dark brown eyes. His love for Dustin was eternal. But he never got with Dustin because Dustin had succumbed to the charms of Celine. <text:line-break/>Celine had dark hair and dark brown eyes. Celine and her first met in a castle in the early morning. But she and Celine never got together because Celine solely admired Josephine. <text:line-break/>She first met Josephine in a bar. Josephine was bright. She had a thing for authoritative, well-meaning badasses. In that regard, Josephine was everything she could have hoped for and more. <text:line-break/>But the two of them never got together because Josephine already was in love with Camille. <text:line-break/>The first time they ever saw Camille, they were, unusually for both of them, in Italy in 2013. They loved Camille for years and years.<text:line-break/>They spent some outstanding days with Camille in a castle. They never forgot that time.<text:line-break/>Camille had black eyes. But nothing ever became of it because Camille had a crush on Miesha. <text:line-break/>Miesha and him first met on a mountaintop at night. He loved Miesha for years and years.<text:line-break/>The two of them spent a monsoon season together. They stayed imprinted into his memory.<text:line-break/>Miesha was born on a mountaintop and had light hair. But he never got very far with Miesha because Miesha could think of nothing but Celine. <text:line-break/>Celine and them first met on a small island in the afternoon. They spent a remarkable mild season with Celine out hiking. They considered their hours with Celine the most blessed of their life. They had really come to like soft mascs and jocks. In that regard, Celine exceeded their expectations by far. Celine had glossy hair. Their love for Celine was unbroken. But their hopes of one day marrying Celine were shattered as Celine spent their days dreaming of Adolph. <text:line-break/>It all started in a castle, where he first met Adolph. Adolph's eyes were warm brown. He had a thing for nice, enthusiastic brooders. Adolph was basically that in its most alluring form. <text:line-break/>He spent some magical hours with Adolph in his bedroom when Adolph broke into it at midnight. But nothing ever became of it because Adolph had an obsession with Emory. <text:line-break/>The first time she ever saw Emory, they were, unusually for both of them, in her bedroom when Emory broke into it. She had really come to like introverted badasses and people. How then could Emory be so attractive to her? Emory was the polar opposite! And yet, there was something about Emory... Emory's hair was kinky. She spent a outstanding the month of culpability with Emory. She loved Emory for years and years. But the two of them never got together because Emory already had an obsession with Josephine. <text:line-break/>The first time they ever saw Josephine, they were, unusually for both of them, in the woods, dancing. Josephine had straight hair. They had really come to like lively, loving personalities. Josephine was that and so much more. <text:line-break/>They spent some magical days with Josephine in a supermarket in the middle of may. But nothing ever became of it because Josephine had an obsession with Celine. <text:line-break/>The first time they ever saw Celine, they were, unusually for both of them, on okcupid. They spent some remarkable days with Celine in a museum. They had really come to like well-meaning types. Celine was very different, and yet so intriguing. Celine was so soft, it was mindblowing. Their love for Celine was borderless. But they never got with Celine because Celine already had succumbed to the charms of Idalia. <text:line-break/>She first met Idalia on a causeway. The two of them spent some enchanted days together in the woods.<text:line-break/>Idalia had shiny eyes. Her love for Idalia was undying. But she never so much as kissed Idalia once because Idalia had succumbed to the charms of Annetta. <text:line-break/>They first met Annetta in synagogue in 1999. Annetta had short hair and blue eyes. They spent some lovely hours with Annetta in the evening.<text:line-break/>But they never got together with Annetta because Annetta never quite got over Emory. <text:line-break/>It all started out hiking, where she first met Emory in volcano season. But she never went on a single date with Emory because Emory already never quite got over Dustin. <text:line-break/>Dustin and them first met in synagogue in 2013. They loved Dustin for years and years. They spent a remarkable september with Dustin.<text:line-break/>Dustin was sarcastic. But they and Dustin never got together because Dustin adored Idalia. <text:line-break/>Idalia's eyes were green. The first time they ever saw Idalia, they were, unusually for both of them, in the woods in early light season. The two of them spent some moments together.<text:line-break/>They had always liked lively, enthusiastic badasses. Idalia was that and so much more. But they never got together with Idalia because Idalia spent their days dreaming of Josette. <text:line-break/>He first met Josette in the desert in late the season of tears. His love for Josette was unbroken. Josette's hair was blond. But the two of them never even held hands because Josette was in love with Camille. <text:line-break/>He first met Camille in the woods. He loved Camille for years and years. But the two of them never got together because Camille already couldn't forget Karma. <text:line-break/>They first met Karma on okcupid in the small hours. Karma had wavy hair and chestnut-coloured eyes. They spent a the month of intuition with Karma.<text:line-break/>But they never got very far with Karma because Karma spent their days dreaming of Idalia. <text:line-break/>Idalia had dark hair. The first time they ever saw Idalia, they were, unusually for both of them, in mosque at night. They spent a outstanding the season of tears with Idalia on a small island.<text:line-break/>They had really come to like heavy-set, well-educated personalities. Idalia was basically that in its most alluring form. But the two of them never even held hands because Idalia had succumbed to the charms of Dorotha. <text:line-break/>Dorotha and him first met in a park in the early morning. He had a thing for tender people. Dorotha met that description perfectly. <text:line-break/>The two of them spent a enchanted winter together. But the two of them never became a couple because Dorotha was obsessed with Nathanael. <text:line-break/>Nathanael was born on okcupid and had dark hair. It all started in a bodega, where they first met Nathanael in the middle of volcano season. But they never got together with Nathanael because Nathanael cared for nobody but Karma. <text:line-break/>Karma and her first met in the desert, dancing. Her love for Karma was unbroken.<text:line-break/>She spent some enchanted nights with Karma in a bodega. They stayed imprinted into her memory. She had really come to like experienced people who grew up out hiking and saviour types. Karma was that and so much more. Karma had green eyes. But the two of them never got together because Karma never got over Lavonne. <text:line-break/>The first time they ever saw Lavonne, they were, unusually for both of them, on okcupid. <text:line-break/>They spent a magical volcano season with Lavonne on a causeway. But they never got together with Lavonne because Lavonne cared for nobody but Garfield. <text:line-break/>Garfield's eyes were dark. The first time he ever saw Garfield, they were, unusually for both of them, in Italy in 2013. But the two of them never became a couple because Garfield longingly admired Josephine. <text:line-break/>Josephine and her first met under water. She spent some lovely months with Josephine in a nice little restaurant in 2013. She had really come to like unassuming brooders. Josephine was very different, and yet so intriguing. Josephine was so small-ish, it was mindblowing. She loved Josephine for years and years. But she never got together with Josephine because Josephine had succumbed to the charms of Celine. <text:line-break/>She first met Celine on a small island in the small hours. Her love for Celine was endless.<text:line-break/>The two of them spent some outstanding months together in mosque. She never forgot that time.<text:line-break/>Celine was born off the grid. But she never got with Celine because Celine already had succumbed to the charms of Annetta. <text:line-break/>It all started on a small island, where she first met Annetta. Annetta had glossy hair and greenish brown eyes. The two of them spent some lovely months together.<text:line-break/>But she never got very far with Annetta because Annetta couldn't forget Jeannine. <text:line-break/>Jeannine and him first met at a crime scene in late august. His love for Jeannine was eternal. He spent a enchanted the season of tears with Jeannine.<text:line-break/>Jeannine's eyes were hazel. But he and Jeannine never got together because Jeannine adored Nathanael. <text:line-break/>Nathanael had chestnut-coloured hair and dark and warm eyes. It all started out hiking, where she first met Nathanael, celebrating the downfall of their boss. But she never got together with Nathanael because Nathanael had a crush on Sunday. <text:line-break/>Sunday was well-built. The first time they ever saw Sunday, they were, unusually for both of them, in a supermarket in the middle of december. But they never got with Sunday because Sunday had succumbed to the charms of Miesha. <text:line-break/>The first time they ever saw Miesha, they were, unusually for both of them, on okcupid, celebrating the downfall of capitalism. Miesha had black hair. They had really come to like smooth types and leaders. Miesha was basically that in its most alluring form. They spent a enchanted mild season with Miesha. <text:line-break/>They loved Miesha for years and years. But they never so much as kissed Miesha once because Miesha adored Dorotha. <text:line-break/>It all started , where she first met Dorotha. She loved Dorotha for years and years. Dorotha's hair was short. But the two of them never got together because Dorotha chastely admired Lavonne. <text:line-break/>It all started on a small island, where she first met Lavonne at midnight. She spent a enchanted spring with Lavonne.<text:line-break/>Lavonne had glossy hair. She loved Lavonne for years and years. But nothing ever became of it because Lavonne venerated Adolph. <text:line-break/>Adolph had white hair. It all started in a survival shelter, where she first met Adolph in late april. She had always liked world-weary, twisted types. Adolph met that description perfectly. She spent a enchanted february with Adolph. But she and Adolph never got together because Adolph never quite got over Nicolette. <text:line-break/>It all started in synagogue, where they first met Nicolette. Nicolette had brown hair. They had really come to like smooth, world-weary femmes. Nicolette met that description perfectly. <text:line-break/>But the two of them never even held hands because Nicolette could think of nothing but Hwa. <text:line-break/>The first time she ever saw Hwa, they were, unusually for both of them, on okcupid in dark season. Hwa was born in a strip club and had natural hair. She spent a summer with Hwa. <text:line-break/>She loved Hwa for years and years. But her hopes of one day marrying Hwa were shattered as Hwa fell for Hwa. <text:line-break/>It all started in a museum, where she first met Hwa in light season. But she never went on a single date with Hwa because Hwa already had a crush on Heather. <text:line-break/>Heather was born in a supermarket and had grey hair. It all started on the International Space Station, where she first met Heather in monsoon season. But her hopes of one day marrying Heather were shattered as Heather loved Cary. <text:line-break/>They first met Cary on facebook. They had always liked intelligent saviour types. Cary was that and so much more. Cary was enthusiastic. The two of them spent some magical hours together in a café. They loved Cary for years and years. But nothing ever became of it because Cary could think of nothing but Tammie. <text:line-break/>Tammie and him first met on a stupid, stupid dating app whose name he won't mention. Tammie's hair was white. He spent a lovely winter with Tammie in school. Tammie had big hair and green eyes. But he never got with Tammie because Tammie already admired Josette. <text:line-break/>Josette had dark and warm eyes. Josette and him first met in the woods. He spent some lovely days with Josette in early april.<text:line-break/>But he never got very far with Josette because Josette loved Chelsea. <text:line-break/>It all started in mosque, where he first met Chelsea in the small hours. He had really come to like sarcastic personalities. And that was exactly what Chelsea was. Chelsea was well-meaning. The two of them spent a lovely summer together. His love for Chelsea was unbroken. But his hopes of one day marrying Chelsea were shattered as Chelsea only had eyes for Nathanael. <text:line-break/>Nathanael and them first met in a supermarket, celebrating the downfall of capitalism. They had always liked intelligent, well-built types. In that regard, Nathanael exceeded their expectations by far. <text:line-break/>Nathanael was soft. They spent a remarkable december with Nathanael. They never forgot that time. But the two of them never got together because Nathanael only had eyes for Garfield. <text:line-break/>The first time he ever saw Garfield, they were, unusually for both of them, in the sauna at night. He loved Garfield for years and years. He spent some moments with Garfield.<text:line-break/>Garfield was born in school and had sandy hair. But the two of them never became a couple because Garfield had succumbed to the charms of Jeane. <text:line-break/>It all started in a strip club, where he first met Jeane. Jeane was born in a castle and had straight hair. <text:line-break/>He spent a lovely winter with Jeane in a bar. But he never got together with Jeane because Jeane never quite got over Josette. <text:line-break/>Josette's hair was brown. The first time they ever saw Josette, they were, unusually for both of them, in a castle. They had always liked heavy-set, tall jocks. In that regard, Josette exceeded their expectations by far. They spent some remarkable nights with Josette in a bar, dancing. But nothing ever became of it because Josette was obsessed with Camille. <text:line-break/>Camille was one of those tall mascs that really got under his skin. Camille and him first met on the International Space Station at night. He spent some lovely weeks with Camille off the grid.<text:line-break/>He had always liked loving people. Camille was the sole, but very powerful exception to the rule. But the two of them never got together because Camille already had an obsession with Lera. <text:line-break/>Lera was one of those inventive mascs that really got under their skin. The first time they ever saw Lera, they were, unusually for both of them, in school. They spent a dark season with Lera online.<text:line-break/>They had always liked stocky, stocky types. Lera was the sole, but very powerful exception to the rule. But nothing ever became of it because Lera could think of nothing but Emory. <text:line-break/>They first met Emory online at night. Emory was born in a bar and had grey hair. They spent some enchanted days with Emory.<text:line-break/>But the two of them never became a couple because Emory loved Idalia. <text:line-break/>She first met Idalia in school in the afternoon. The two of them spent some enchanted hours together in Italy. Idalia had wavy hair. She loved Idalia for years and years. But nothing ever became of it because Idalia couldn't forget Dustin. <text:line-break/>It all started in a nice little restaurant, where they first met Dustin in the middle of fall. They had a thing for inventive badasses. Dustin was basically that in its most alluring form. <text:line-break/>They spent some lovely hours with Dustin at night. They loved Dustin for years and years. But they never got with Dustin because Dustin was obsessed with Mohamed. <text:line-break/>It all started under water, where they first met Mohamed in the small hours. Mohamed had golden eyes. They had really come to like loving jocks. Mohamed was that and so much more. <text:line-break/>But the two of them never got together because Mohamed already chastely admired Emory. <text:line-break/>Emory and them first met in mosque at night. They loved Emory for years and years. Emory had sandy hair. But they never got with Emory because Emory already could think of nothing but Min. <text:line-break/>It all started , where she first met Min. She loved Min for years and years. She spent a june with Min.<text:line-break/>Min was born in a bar and had stylish hair. But she and Min never got together because Min had succumbed to the charms of Dustin. <text:line-break/>The first time she ever saw Dustin, they were, unusually for both of them, in a museum in early dark season. Dustin was born in a museum. She had a thing for authoritative, unsettling entertainers. In that regard, Dustin was everything she could have hoped for and more. <text:line-break/>But she never got with Dustin because Dustin was obsessed with Lavonne. <text:line-break/>Lavonne was one of those introverted mascs that really got under their skin. It all started on a causeway, where they first met Lavonne in 1999. They had always liked tough saviour types and personalities. Lavonne was the sole, but very powerful exception to the rule. The two of them spent some enchanted weeks together. But the two of them never even held hands because Lavonne venerated Violeta. <text:line-break/>He first met Violeta in a supermarket. He spent some magical hours with Violeta in church. He had a thing for lively badasses and people. In that regard, Violeta exceeded his expectations by far. Violeta's eyes were chestnut-coloured. His love for Violeta was eternal. But his hopes of one day marrying Violeta were shattered as Violeta cared for nobody but Dustin. <text:line-break/>Dustin was well-read. It all started in a strip club, where he first met Dustin. He spent some magical moments with Dustin in mosque in the early morning.<text:line-break/>He had a thing for stocky, lively brooders. Dustin was the sole, but very powerful exception to the rule. But he never went on a single date with Dustin because Dustin already venerated Hwa. <text:line-break/>It all started in the woods, where she first met Hwa in 2013. Hwa was one of those witty femmes that really got under her skin.<text:line-break/>She loved Hwa for years and years. But nothing ever became of it because Hwa venerated Alane. <text:line-break/>He first met Alane at a crime scene. His love for Alane was borderless. The two of them spent some nights together.<text:line-break/>Alane was born in a museum. But the two of them never got together because Alane already loved Chelsea. <text:line-break/>She first met Chelsea in the desert in the evening. But she never got with Chelsea because Chelsea had succumbed to the charms of Idalia. <text:line-break/>Idalia was one of those intelligent saviour types that really got under his skin. The first time he ever saw Idalia, they were, unusually for both of them, online. He spent some moments with Idalia in late june.<text:line-break/>But he never got very far with Idalia because Idalia couldn't forget Tommye. <text:line-break/>It all started at the temple, where they first met Tommye in late september. Tommye's hair was blond. The two of them spent some magical hours together in a bodega.<text:line-break/>But they never got very far with Tommye because Tommye adored Dorotha. <text:line-break/>Dorotha had kinky hair and brown eyes. It all started at a crime scene, where they first met Dorotha, at an inconvenient time for both of them. They spent some weeks with Dorotha in a supermarket.<text:line-break/>But they never so much as kissed Dorotha once because Dorotha loved Hwa. <text:line-break/>They first met Hwa at a crime scene. They loved Hwa for years and years.<text:line-break/>They spent some nights with Hwa in early dark season. They stayed imprinted into their memory. They had always liked tall badasses and entertainers. In that regard, Hwa exceeded their expectations by far. Hwa was so bright, it was mindblowing. But they never got with Hwa because Hwa already never quite got over Nathanael. <text:line-break/>Nathanael and him first met in mosque. He loved Nathanael for years and years. But he and Nathanael never got together because Nathanael only had eyes for Ruthe. <text:line-break/>Ruthe and him first met at a crime scene in the middle of february. Ruthe was loving. The two of them spent a magical february together.<text:line-break/>But the two of them never became a couple because Ruthe only had eyes for Jeannine. <text:line-break/>Jeannine had dark hair. The first time she ever saw Jeannine, they were, unusually for both of them, in school in late light season. She had always liked respected people. Jeannine met that description perfectly. She spent some lovely nights with Jeannine in a castle in the evening. But the two of them never became a couple because Jeannine spent her days dreaming of Alane. <text:line-break/>It all started under water, where he first met Alane, dancing. He loved Alane for years and years. But the two of them never got together because Alane already spent his days dreaming of Karma. <text:line-break/>It all started in a bar, where he first met Karma. He loved Karma for years and years. Karma was born in a forest. But the two of them never became a couple because Karma never quite got over Violeta. <text:line-break/>It all started out hiking, where he first met Violeta at midnight. His love for Violeta was borderless. He had a thing for rough, bright jocks. Violeta wasn't like that at all, but he had an obsession with Violeta anyway. <text:line-break/>Violeta's hair was sandy. But the two of them never got together because Violeta already adored Celine. <text:line-break/>Celine and her first met in the desert. Celine had grey hair and golden eyes.<text:line-break/>Her love for Celine was undying. But nothing ever became of it because Celine longingly admired Marlen. <text:line-break/>The first time they ever saw Marlen, they were, unusually for both of them, in their bedroom when Marlen broke into it in 2013. Marlen was so respected, it was mindblowing.<text:line-break/>They loved Marlen for years and years. But nothing ever became of it because Marlen chastely admired Vada. <text:line-break/>It all started online, where she first met Vada. She spent some enchanted days with Vada in a survival shelter in the afternoon. She had really come to like heavy-set brooders. Vada wasn't like that at all, but she fell for Vada anyway. Vada's hair was glossy. Her love for Vada was unbroken. But she never got with Vada because Vada already was obsessed with Jessia. <text:line-break/>Jessia and them first met in mosque in the small hours. Jessia had hazel eyes. They spent a lovely summer with Jessia.<text:line-break/>But they never got with Jessia because Jessia had an obsession with Miesha. <text:line-break/>It all started on a causeway, where he first met Miesha, celebrating the downfall of the oppressor. He had a thing for soft-spoken, outgoing leaders. Miesha was basically that in its most alluring form. <text:line-break/>He spent some days with Miesha in late dark season. But the two of them never became a couple because Miesha adored Karma. <text:line-break/>He first met Karma in a museum. Karma had black eyes.<text:line-break/>He loved Karma for years and years. But he never got with Karma because Karma already loved Marlen. <text:line-break/>It all started on a causeway, where they first met Marlen in early the season of tears. They loved Marlen for years and years. Marlen had glossy hair. But nothing ever became of it because Marlen fell for Heather. <text:line-break/>It all started in Italy, where she first met Heather in early november. Her love for Heather was undying.<text:line-break/>She spent some months with Heather in a café. They were the happiest of her life.<text:line-break/>Heather had short hair. But nothing ever became of it because Heather cared for nobody but Violette. <text:line-break/>The first time she ever saw Violette, they were, unusually for both of them, on twitter. She loved Violette for years and years. Violette had black hair and light eyes. But she never got with Violette because Violette already fell for Heather. <text:line-break/>Heather's eyes were warm brown. Heather and him first met in mosque in early february. But he never got with Heather because Heather fell for Josephine. <text:line-break/>The first time she ever saw Josephine, they were, unusually for both of them, on a small island. She had always liked outgoing believers and femmes. Josephine wasn't like that at all, but she venerated Josephine anyway. <text:line-break/>Josephine's hair was light. She spent a outstanding monsoon season with Josephine. She never forgot that time. But she never got together with Josephine because Josephine only had eyes for Garfield. <text:line-break/>She first met Garfield in church. Garfield was born at the temple. She had really come to like well-educated people who grew up in the desert. Garfield was basically that in its most alluring form. The two of them spent a outstanding winter together. <text:line-break/>Her love for Garfield was eternal. But the two of them never got together because Garfield already was obsessed with Violette. <text:line-break/>It all started in school, where she first met Violette. Her love for Violette was eternal. Violette was one of those unassuming leaders that really got under her skin. But the two of them never got together because Violette already never quite got over Kelle. <text:line-break/>Kelle and her first met in a survival shelter. Her love for Kelle was borderless. She spent some magical days with Kelle.<text:line-break/>She had really come to like introverted, twisted jocks. Kelle was the sole, but very powerful exception to the rule. Kelle's eyes were grey. But the two of them never even held hands because Kelle was in love with Cindi. <text:line-break/>The first time she ever saw Cindi, they were, unusually for both of them, on the moon. She loved Cindi for years and years. She had always liked straightforward types. In that regard, Cindi exceeded her expectations by far. <text:line-break/>Cindi was born in a strip club. But the two of them never got together because Cindi already admiringly admired Cary. <text:line-break/>Cary and them first met under water. They loved Cary for years and years. The two of them spent some remarkable moments together in a strip club.<text:line-break/>They had a thing for well-built types and femmes. How then could Cary be so attractive to them? Cary was the polar opposite! And yet, there was something about Cary... Cary was so bright, it was mindblowing. But they never got with Cary because Cary already was obsessed with Heather. <text:line-break/>The first time they ever saw Heather, they were, unusually for both of them, on twitter. They loved Heather for years and years. They had really come to like well-meaning people. In that regard, Heather exceeded their expectations by far. <text:line-break/>Heather had dark eyes. But the two of them never got together because Heather already fell for Garfield. <text:line-break/>Garfield was born out hiking. The first time she ever saw Garfield, they were, unusually for both of them, in synagogue. She had always liked stocky people and leaders. Garfield was very different, and yet so intriguing. She spent some enchanted hours with Garfield. But her hopes of one day marrying Garfield were shattered as Garfield only had eyes for Lavonne. <text:line-break/>It all started in a park, where they first met Lavonne. They spent some remarkable months with Lavonne in their bedroom when Lavonne broke into it. They often dwelled on the memory of that time. They had really come to like well-educated leaders. Lavonne was the sole, but very powerful exception to the rule. Lavonne had chestnut-coloured hair and dark and warm eyes. They loved Lavonne for years and years. But they and Lavonne never got together because Lavonne spent their days dreaming of Nicolette. <text:line-break/>The first time she ever saw Nicolette, they were, unusually for both of them, in a bar in early the month of culpability. She loved Nicolette for years and years. But the two of them never got together because Nicolette already had an obsession with Celine. <text:line-break/>The first time she ever saw Celine, they were, unusually for both of them, in a castle in late january. Her love for Celine was eternal. She spent a magical april with Celine.<text:line-break/>She had a thing for straightforward, witty believers. In that regard, Celine exceeded her expectations by far. Celine had stylish hair. But she never so much as kissed Celine once because Celine never quite got over Mohamed. <text:line-break/>Mohamed and them first met in a museum at night. Mohamed had dark hair and hazel eyes. They spent a enchanted fall with Mohamed in a survival shelter. <text:line-break/>Their love for Mohamed was unbroken. But they never got together with Mohamed because Mohamed admiringly admired Lavonne. <text:line-break/>Lavonne and her first met at the temple. Lavonne was born on a mountaintop and had big hair. She had always liked brooding, hardcore emos. Lavonne was the sole, but very powerful exception to the rule. <text:line-break/>She spent some magical nights with Lavonne in a café in the middle of july. But nothing ever became of it because Lavonne only had eyes for Vada. <text:line-break/>Vada's eyes were shiny. The first time he ever saw Vada, they were, unusually for both of them, in a café. The two of them spent some remarkable days together.<text:line-break/>But the two of them never got together because Vada already never got over Camille. <text:line-break/>The first time she ever saw Camille, they were, unusually for both of them, on facebook. But she never so much as kissed Camille once because Camille could think of nothing but Siu. <text:line-break/>It all started in a forest, where they first met Siu. Siu had kinky hair and green eyes.<text:line-break/>They loved Siu for years and years. But they never got together with Siu because Siu adored Cary. <text:line-break/>Cary and them first met in a strip club, at an inconvenient time for both of them. Their love for Cary was unbroken. They spent some enchanted weeks with Cary on the International Space Station.<text:line-break/>They had really come to like lively, nice entertainers. Cary was that and so much more. Cary had kinky hair. But they never got with Cary because Cary already was in love with Josette. <text:line-break/>He first met Josette on a causeway in the middle of volcano season. Josette was so soft-spoken, it was mindblowing. The two of them spent some nights together on a stupid, stupid dating app whose name he won't mention. His love for Josette was endless. But the two of them never got together because Josette only had eyes for Glory. <text:line-break/>The first time she ever saw Glory, they were, unusually for both of them, in the desert in the early morning. She loved Glory for years and years. Glory was so heavy-set, it was mindblowing. But she never so much as kissed Glory once because Glory solely admired Chelsea. <text:line-break/>It all started on a stupid, stupid dating app whose name she won't mention, where she first met Chelsea in late march. <text:line-break/>She spent a lovely june with Chelsea. But nothing ever became of it because Chelsea never quite got over Heather. <text:line-break/>Heather and them first met on twitter in january. They loved Heather for years and years. But they never got very far with Heather because Heather was obsessed with Min. <text:line-break/>He first met Min on a mountaintop. He spent some enchanted moments with Min in mosque. Min was well-educated. His love for Min was unbroken. But he never got with Min because Min spent his days dreaming of Jessia. <text:line-break/>They first met Jessia out hiking in 1999. They spent some enchanted hours with Jessia in a bodega in the middle of november. They had really come to like hardcore, respected people who grew up in school. Jessia was basically that in its most alluring form. Jessia was so short, it was mindblowing. They loved Jessia for years and years. But the two of them never even held hands because Jessia adored Adolph. <text:line-break/>Adolph and her first met in school. Her love for Adolph was endless.<text:line-break/>The two of them spent a lovely december together. They were the happiest of her life.<text:line-break/>Adolph's hair was brown. But she and Adolph never got together because Adolph loved Marlen. <text:line-break/>The first time he ever saw Marlen, they were, unusually for both of them, on a causeway in mild season. He had always liked punk jocks and saviour types. Marlen met that description perfectly. <text:line-break/>Marlen had blond hair. He loved Marlen for years and years. But he and Marlen never got together because Marlen was obsessed with Keli. <text:line-break/>It all started on twitter, where she first met Keli in february. Keli was well-educated. She spent some months with Keli on the moon in 1999. Her love for Keli was borderless. But she never got with Keli because Keli already venerated Claudine. <text:line-break/>They first met Claudine in Italy. Claudine had green eyes.<text:line-break/>Their love for Claudine was eternal. But they never got with Claudine because Claudine never got over Garfield. <text:line-break/>He first met Garfield online in the evening. He spent a lovely summer with Garfield on a small island. Garfield's eyes were blue. He loved Garfield for years and years. But the two of them never became a couple because Garfield couldn't forget Vada. <text:line-break/>Vada and them first met in a bar in 1999. Vada was one of those lively people who grew up in their bedroom when Vada broke into it that really got under their skin.<text:line-break/>Their love for Vada was endless. But they never got very far with Vada because Vada cared for nobody but Chelsea. <text:line-break/>They first met Chelsea at a crime scene. Chelsea had chestnut-coloured eyes. <text:line-break/>They spent some outstanding weeks with Chelsea in a castle. But they never got very far with Chelsea because Chelsea never quite got over Adolph. <text:line-break/>It all started in church, where she first met Adolph. She had always liked authoritative femmes. In that regard, Adolph exceeded her expectations by far. Adolph's eyes were chestnut-coloured. The two of them spent some remarkable months together. Her love for Adolph was eternal. But the two of them never got together because Adolph cared for nobody but Marlen. <text:line-break/>Marlen and her first met in a survival shelter. Marlen was born in a park and had wavy hair. She had a thing for rough entertainers. How then could Marlen be so attractive to her? Marlen was the polar opposite! And yet, there was something about Marlen... She spent some outstanding moments with Marlen out hiking. <text:line-break/>She loved Marlen for years and years. But her hopes of one day marrying Marlen were shattered as Marlen had a crush on Josephine. <text:line-break/>Josephine had light eyes. Josephine and them first met , celebrating the downfall of the old world order. But they never so much as kissed Josephine once because Josephine only admired Miesha. <text:line-break/>It all started in a café, where she first met Miesha at noon. Her love for Miesha was unbroken. She had really come to like smooth, punk people who grew up on okcupid. Miesha met that description perfectly. <text:line-break/>Miesha had grey hair and chestnut-coloured eyes. But she never got with Miesha because Miesha already never quite got over Adolph. <text:line-break/>The first time he ever saw Adolph, they were, unusually for both of them, in a bodega in the small hours. He loved Adolph for years and years.<text:line-break/>The two of them spent some lovely days together. He considered his months with Adolph the most blessed of their life. He had really come to like athletic personalities. Adolph wasn't like that at all, but he was obsessed with Adolph anyway. Adolph's eyes were green. But he never got very far with Adolph because Adolph had an obsession with Claudine. <text:line-break/>Claudine's eyes were green. The first time they ever saw Claudine, they were, unusually for both of them, in a nice little restaurant. But the two of them never got together because Claudine venerated Josette. <text:line-break/>Josette was born on a small island and had white hair. It all started on a small island, where she first met Josette. The two of them spent some outstanding moments together in school. But she never got very far with Josette because Josette spent her days dreaming of Celine. <text:line-break/>It all started at the temple, where she first met Celine. She loved Celine for years and years. Celine had warm brown eyes. But nothing ever became of it because Celine adored Deborah. <text:line-break/>Deborah and them first met at a crime scene in late summer. Deborah had straight hair and dark eyes. They spent some lovely hours with Deborah in a strip club. Deborah was born under water. But the two of them never got together because Deborah already never got over Min. <text:line-break/>Min and him first met in the sauna at midnight. He spent a remarkable dark season with Min.<text:line-break/>Min was born in a strip club. His love for Min was borderless. But he never got with Min because Min already never got over Violette. <text:line-break/>Violette's hair was brown. The first time they ever saw Violette, they were, unusually for both of them, in their bedroom when Violette broke into it. They had always liked well-meaning types and people who grew up in a survival shelter. Violette was that and so much more. The two of them spent some enchanted hours together. But nothing ever became of it because Violette had an obsession with Kelle. <text:line-break/>They first met Kelle in a nice little restaurant in the middle of november. Kelle was born in a strip club and had light hair. <text:line-break/>But they never got together with Kelle because Kelle adored Lera. <text:line-break/>Lera and him first met in a café. Lera had chestnut-coloured eyes. <text:line-break/>The two of them spent a enchanted july together. But he never so much as kissed Lera once because Lera only had eyes for Nathanael. <text:line-break/>Nathanael and them first met off the grid. They had always liked sarcastic leaders. In that regard, Nathanael was everything they could have hoped for and more. <text:line-break/>They spent some enchanted months with Nathanael in late mild season. Their love for Nathanael was endless. But the two of them never got together because Nathanael already longingly admired Annetta. <text:line-break/>It all started in a supermarket, where they first met Annetta, celebrating the downfall of the system. They had really come to like experienced leaders. In that regard, Annetta was everything they could have hoped for and more. Annetta's eyes were dark brown. They spent some enchanted nights with Annetta in spring. They loved Annetta for years and years. But the two of them never even held hands because Annetta had succumbed to the charms of Lavonne. <text:line-break/>It all started , where she first met Lavonne in the evening. She had really come to like lively people who grew up out hiking. Lavonne was that and so much more. Lavonne had kinky hair and dark brown eyes. She spent some magical nights with Lavonne. Her love for Lavonne was undying. But she never got with Lavonne because Lavonne already had succumbed to the charms of Siu. <text:line-break/>The first time he ever saw Siu, they were, unusually for both of them, online in 2013. The two of them spent a outstanding the month of intuition together. He had always liked world-weary, dark believers. In that regard, Siu was everything he could have hoped for and more. Siu was world-weary. His love for Siu was borderless. But he never got very far with Siu because Siu spent his days dreaming of Jessia. <text:line-break/>He first met Jessia on a stupid, stupid dating app whose name he won't mention. He had always liked loving, loving types. Jessia met that description perfectly. <text:line-break/>Jessia was so well-read, it was mindblowing. His love for Jessia was endless. But he never got with Jessia because Jessia never quite got over Miesha. <text:line-break/>They first met Miesha on the moon on their birthday. They had a thing for cruel upstanding citizens and nerds. In that regard, Miesha exceeded their expectations by far. <text:line-break/>Miesha had shiny eyes. Their love for Miesha was unbroken. But they never went on a single date with Miesha because Miesha already adored Siu. <text:line-break/>She first met Siu in a supermarket, at an inconvenient time for both of them. But she never got with Siu because Siu already couldn't forget Cindi. <text:line-break/>She first met Cindi on the moon. Her love for Cindi was borderless. But she never got together with Cindi because Cindi venerated Dorotha. <text:line-break/>She first met Dorotha in a bodega in the middle of april. She spent some lovely moments with Dorotha. They were the happiest of her life. Dorotha was unassuming. She loved Dorotha for years and years. But she never so much as kissed Dorotha once because Dorotha had an obsession with Angelica. <text:line-break/>She first met Angelica in a survival shelter in 1999. <text:line-break/>She spent a outstanding february with Angelica. But she never went on a single date with Angelica because Angelica already admiringly admired Josephine. <text:line-break/>They first met Josephine in church. They loved Josephine for years and years. Josephine was so unassuming, it was mindblowing. But their hopes of one day marrying Josephine were shattered as Josephine couldn't forget Cindi. <text:line-break/>She first met Cindi in church. Cindi was enthusiastic. The two of them spent some outstanding nights together.<text:line-break/>But nothing ever became of it because Cindi loved Kelle. <text:line-break/>He first met Kelle on a small island. He had always liked disconcerting, sarcastic jocks. How then could Kelle be so attractive to him? Kelle was the polar opposite! And yet, there was something about Kelle... <text:line-break/>He spent some remarkable moments with Kelle in a museum, dancing. But he never got together with Kelle because Kelle was in love with Chelsea. <text:line-break/>It all started at the temple, where he first met Chelsea. Chelsea's eyes were hazel. The two of them spent some lovely hours together.<text:line-break/>But he never got very far with Chelsea because Chelsea only had eyes for Idalia. <text:line-break/>They first met Idalia in school. They had really come to like respected types. Idalia was basically that in its most alluring form. <text:line-break/>The two of them spent some outstanding days together in a museum. Their love for Idalia was endless. But their hopes of one day marrying Idalia were shattered as Idalia was in love with Lera. <text:line-break/>It all started in a nice little restaurant, where they first met Lera. Their love for Lera was borderless. They spent a lovely autumn with Lera.<text:line-break/>Lera was born in mosque. But they never got very far with Lera because Lera loved Monika. <text:line-break/>Monika and her first met off the grid. Her love for Monika was unbroken. She had always liked heavy-set badasses and jocks. Monika met that description perfectly. <text:line-break/>Monika was born on a stupid, stupid dating app whose name she won't mention and had long hair. But nothing ever became of it because Monika couldn't forget Josephine. <text:line-break/>It all started on okcupid, where she first met Josephine. She had really come to like nice, heavy-set types. In that regard, Josephine was everything she could have hoped for and more. Josephine was so respected, it was mindblowing. The two of them spent some remarkable days together in a park. She loved Josephine for years and years. But she never got together with Josephine because Josephine had succumbed to the charms of Keli. <text:line-break/>Keli and her first met on the moon. Her love for Keli was unbroken. She spent some outstanding months with Keli.<text:line-break/>Keli was well-built. But she never went on a single date with Keli because Keli already fell for Diego. <text:line-break/>Diego and him first met on a small island in the season of tears. Diego's eyes were dark and warm. The two of them spent a december together. He loved Diego for years and years. But he and Diego never got together because Diego had an obsession with Tommye. <text:line-break/>Tommye was born in a nice little restaurant and had kinky hair. Tommye and her first met in the sauna in late fall. But the two of them never became a couple because Tommye never quite got over Keli. <text:line-break/>Keli and them first met on facebook. They spent a magical volcano season with Keli. They were the happiest of their life. They had really come to like short types. How then could Keli be so attractive to them? Keli was the polar opposite! And yet, there was something about Keli... Keli was smooth. Their love for Keli was unbroken. But they never so much as kissed Keli once because Keli had succumbed to the charms of Heather. <text:line-break/>Heather and her first met on facebook at night. She had always liked tough nerds and femmes. And that was exactly what Heather was. Heather was so hardcore, it was mindblowing. She spent a lovely monsoon season with Heather. Heather had wavy hair. But she and Heather never got together because Heather never quite got over Tammie. <text:line-break/>Tammie was nice. The first time he ever saw Tammie, they were, unusually for both of them, out hiking in the afternoon. He had really come to like enthusiastic, loving femmes. And that was exactly what Tammie was. He spent a enchanted january with Tammie. But he never went on a single date with Tammie because Tammie already had a crush on Hilary. <text:line-break/>The first time she ever saw Hilary, they were, unusually for both of them, on a causeway. She loved Hilary for years and years.<text:line-break/>She spent some outstanding hours with Hilary at a crime scene. She often dwelled on the memory of that time.<text:line-break/>Hilary had blond hair and light brown eyes. But she never got together with Hilary because Hilary spent her days dreaming of Josette. <text:line-break/>It all started in a castle, where she first met Josette in the small hours. Her love for Josette was eternal. But she never so much as kissed Josette once because Josette never got over Chelsea. <text:line-break/>She first met Chelsea in a museum in january. But she never got with Chelsea because Chelsea was obsessed with Cary. <text:line-break/>Cary and him first met in mosque. He loved Cary for years and years.<text:line-break/>The two of them spent some magical nights together. He considered his weeks with Cary the most blessed of their life. He had really come to like introverted badasses and nerds. In that regard, Cary was everything he could have hoped for and more. Cary was born on the International Space Station. But he never got very far with Cary because Cary couldn't forget Diego. <text:line-break/>It all started in the desert, where she first met Diego at night. Diego was one of those authoritative entertainers that really got under her skin. She spent some moments with Diego in school in the evening. Diego was born in the desert. But the two of them never got together because Diego already spent her days dreaming of Josephine. <text:line-break/>Josephine was born and had black hair. He first met Josephine in Italy in summer. But he never got together with Josephine because Josephine adored Annetta. <text:line-break/>The first time she ever saw Annetta, they were, unusually for both of them, in a nice little restaurant in dark season. Annetta's hair was messy. She spent a outstanding the season of tears with Annetta.<text:line-break/>She had always liked well-meaning, soft-spoken types. Annetta wasn't like that at all, but she was obsessed with Annetta anyway. But she never went on a single date with Annetta because Annetta already hopelessly admired Tommye. <text:line-break/>Tommye and him first met in synagogue on his birthday. Tommye was experienced. He had really come to like well-read, hardcore nerds. Tommye wasn't like that at all, but he only had eyes for Tommye anyway. <text:line-break/>The two of them spent a lovely autumn together. But the two of them never got together because Tommye was obsessed with Dustin. <text:line-break/>Dustin's eyes were chestnut-coloured. It all started in a strip club, where they first met Dustin. But they never got together with Dustin because Dustin adored Monika. <text:line-break/>Monika and her first met at the temple, celebrating the downfall of a cruel tyrant. Monika was one of those well-built badasses that really got under her skin. The two of them spent a lovely spring together. Monika was born on facebook and had chestnut-coloured hair. But she never got with Monika because Monika already had an obsession with Violeta. <text:line-break/>The first time he ever saw Violeta, they were, unusually for both of them, in a bodega. He loved Violeta for years and years. He had really come to like cruel believers. How then could Violeta be so attractive to him? Violeta was the polar opposite! And yet, there was something about Violeta... <text:line-break/>Violeta's eyes were greenish brown. But the two of them never became a couple because Violeta had succumbed to the charms of Jeane. <text:line-break/>The first time he ever saw Jeane, they were, unusually for both of them, in church in light season. <text:line-break/>He spent some remarkable months with Jeane, dancing. But he never got very far with Jeane because Jeane never quite got over Eldon. <text:line-break/>The first time they ever saw Eldon, they were, unusually for both of them, in a bar. Eldon was born in the desert and had stylish hair. They had a thing for tough brooders. How then could Eldon be so attractive to them? Eldon was the polar opposite! And yet, there was something about Eldon... <text:line-break/>But they never got with Eldon because Eldon already adored Marth. <text:line-break/>Marth and them first met on a small island. Their love for Marth was borderless. But the two of them never became a couple because Marth had an obsession with Marth. <text:line-break/>Marth was so stocky, it was mindblowing. The first time he ever saw Marth, they were, unusually for both of them, in a forest in the small hours. He had really come to like introverted entertainers and people. In that regard, Marth was everything he could have hoped for and more. The two of them spent some magical nights together in mosque. But he and Marth never got together because Marth could think of nothing but Glory. <text:line-break/>He first met Glory in a museum in the evening. He loved Glory for years and years. He spent some lovely hours with Glory in a park.<text:line-break/>Glory had kinky hair. But the two of them never got together because Glory already had an obsession with Ruthe. <text:line-break/>It all started in a park, where they first met Ruthe. Their love for Ruthe was unbroken. But the two of them never got together because Ruthe already only had eyes for Heather. <text:line-break/>Heather's hair was dark. She first met Heather in the woods in early spring. But the two of them never got together because Heather already was in love with Tommye. <text:line-break/>The first time she ever saw Tommye, they were, unusually for both of them, in a park in early light season. <text:line-break/>She spent some outstanding days with Tommye . But she never got with Tommye because Tommye loved Josette. <text:line-break/>Josette had wavy hair and dark brown eyes. The first time he ever saw Josette, they were, unusually for both of them, in a forest in the afternoon. He spent a remarkable volcano season with Josette. But he and Josette never got together because Josette had a crush on Heather. <text:line-break/>Heather and them first met on a mountaintop. Their love for Heather was eternal. But they never so much as kissed Heather once because Heather only admired Emory. <text:line-break/>The first time they ever saw Emory, they were, unusually for both of them, on facebook. Their love for Emory was unbroken.<text:line-break/>They spent a outstanding volcano season with Emory on twitter. They often dwelled on the memory of that time.<text:line-break/>Emory was so rough, it was mindblowing. But they never got together with Emory because Emory ardently admired Tommye. <text:line-break/>It all started in a museum, where they first met Tommye. Their love for Tommye was undying. They spent a magical volcano season with Tommye in a supermarket.<text:line-break/>They had a thing for small-ish, well-meaning emos. Tommye was very different, and yet so intriguing. Tommye's eyes were brown. But nothing ever became of it because Tommye cared for nobody but Min. <text:line-break/>It all started in a bodega, where she first met Min. She loved Min for years and years. But she never got very far with Min because Min loved Kelle. <text:line-break/>Kelle and her first met in the sauna. She had a thing for unsettling, world-weary jocks. And that was exactly what Kelle was. <text:line-break/>She spent a magical february with Kelle. But the two of them never got together because Kelle had succumbed to the charms of Angelica. <text:line-break/>Angelica and them first met in Italy. <text:line-break/>Angelica had black eyes. Their love for Angelica was eternal. But they never went on a single date with Angelica because Angelica already had succumbed to the charms of Marth. <text:line-break/>The first time he ever saw Marth, they were, unusually for both of them, in a bar. Marth's hair was wavy. He had really come to like tender, well-educated leaders. Marth was basically that in its most alluring form. He spent some lovely months with Marth in the woods. <text:line-break/>He loved Marth for years and years. But the two of them never even held hands because Marth admired Cary. <text:line-break/>It all started in a museum, where she first met Cary in early summer. Cary's eyes were black. But nothing ever became of it because Cary couldn't forget Annetta. <text:line-break/>The first time they ever saw Annetta, they were, unusually for both of them, on the moon in 1999. They had always liked world-weary, inventive mascs. Annetta was the sole, but very powerful exception to the rule. <text:line-break/>They spent some lovely hours with Annetta on the International Space Station. But their hopes of one day marrying Annetta were shattered as Annetta could think of nothing but Hilary. <text:line-break/>She first met Hilary in a café at midnight. She spent a remarkable spring with Hilary in a bar.<text:line-break/>Hilary was born in a strip club and had light hair. Her love for Hilary was borderless. But the two of them never even held hands because Hilary loved Monika. <text:line-break/>It all started on a stupid, stupid dating app whose name she won't mention, where she first met Monika. Monika was stocky. She spent some remarkable hours with Monika on twitter.<text:line-break/>But she never got with Monika because Monika had a crush on Celine. <text:line-break/>Celine was born on a mountaintop. Celine and her first met in her bedroom when Celine broke into it at night. She spent a autumn with Celine in the desert.<text:line-break/>But she never so much as kissed Celine once because Celine never got over Miesha. <text:line-break/>The first time he ever saw Miesha, they were, unusually for both of them, in a strip club in late march. His love for Miesha was unbroken.<text:line-break/>He spent some moments with Miesha. He often dwelled on the memory of that time.<text:line-break/>Miesha had glossy hair. But the two of them never got together because Miesha already only had eyes for Idalia. <text:line-break/>Idalia and her first met in a castle in the middle of september. Her love for Idalia was undying.<text:line-break/>She spent a lovely fall with Idalia. She often dwelled on the memory of that time.<text:line-break/>Idalia was born at the temple. But her hopes of one day marrying Idalia were shattered as Idalia only had eyes for Eldon. <text:line-break/>It all started in church, where he first met Eldon in 2013. Eldon was one of those soft jocks that really got under his skin. But nothing ever became of it because Eldon only had eyes for Jeane. <text:line-break/>She first met Jeane in school. Jeane was small-ish. She had always liked bright, rough believers. Jeane was basically that in its most alluring form. <text:line-break/>But the two of them never even held hands because Jeane could think of nothing but Marlen. <text:line-break/>The first time she ever saw Marlen, they were, unusually for both of them, on okcupid in early summer. Marlen's eyes were brown. But the two of them never got together because Marlen already was in love with Josephine. <text:line-break/>It all started on facebook, where she first met Josephine. But the two of them never even held hands because Josephine couldn't forget Nicolette. <text:line-break/>It all started in mosque, where she first met Nicolette. Nicolette had greenish brown eyes. She spent some enchanted moments with Nicolette on okcupid.<text:line-break/>She had always liked unassuming, intelligent jocks. Nicolette wasn't like that at all, but she had succumbed to the charms of Nicolette anyway. But the two of them never got together because Nicolette already was obsessed with Siu. <text:line-break/>The first time she ever saw Siu, they were, unusually for both of them, in synagogue. Her love for Siu was endless.<text:line-break/>The two of them spent a lovely the season of tears together. She considered her months with Siu the most blessed of their life.<text:line-break/>Siu had warm brown eyes. But nothing ever became of it because Siu couldn't forget Camille. <text:line-break/>He first met Camille on the International Space Station on his birthday. He had really come to like tough jocks and emos. Camille met that description perfectly. <text:line-break/>He spent some outstanding weeks with Camille in Italy in the middle of august. But he never so much as kissed Camille once because Camille had a crush on Siu. <text:line-break/>It all started in a bar, where he first met Siu in 2013. Siu had black eyes. But his hopes of one day marrying Siu were shattered as Siu only had eyes for Adolph. <text:line-break/>Adolph had wavy hair. Adolph and them first met on okcupid. But they never got with Adolph because Adolph adored Siu. <text:line-break/>Siu and them first met in a bar. Siu was born off the grid. The two of them spent some remarkable days together.<text:line-break/>They had really come to like lively saviour types. Siu was very different, and yet so intriguing. But they never went on a single date with Siu because Siu already never quite got over Claudine. <text:line-break/>He first met Claudine in a bar in the small hours. He spent some magical hours with Claudine in a museum.<text:line-break/>Claudine's hair was glossy. He loved Claudine for years and years. But he never went on a single date with Claudine because Claudine already had succumbed to the charms of Marth. <text:line-break/>Marth and them first met in a bodega. They had really come to like short upstanding citizens. Marth wasn't like that at all, but they had an obsession with Marth anyway. <text:line-break/>They spent a outstanding summer with Marth in a strip club. But they never so much as kissed Marth once because Marth venerated Emory. <text:line-break/>Emory and him first met in a strip club in the afternoon. His love for Emory was unbroken. Emory was heavy-set. But he never got together with Emory because Emory spent his days dreaming of Emory. <text:line-break/>Emory was born on the International Space Station. Emory and her first met under water. She spent some outstanding hours with Emory online.<text:line-break/>But she never got with Emory because Emory could think of nothing but Monika. <text:line-break/>It all started on twitter, where they first met Monika. Monika was so sarcastic, it was mindblowing. They had a thing for tough leaders. Monika wasn't like that at all, but they admired Monika anyway. <text:line-break/>But they and Monika never got together because Monika had succumbed to the charms of Nicolette. <text:line-break/>He first met Nicolette in a supermarket in summer. Nicolette had light eyes. He had always liked well-educated, tough femmes. How then could Nicolette be so attractive to him? Nicolette was the polar opposite! And yet, there was something about Nicolette... <text:line-break/>The two of them spent a lovely the season of tears together. But he never got with Nicolette because Nicolette already adored Vada. <text:line-break/>It all started at the temple, where he first met Vada in 1999. He loved Vada for years and years.<text:line-break/>The two of them spent some remarkable hours together. He considered his weeks with Vada the most blessed of their life. He had always liked inventive, small-ish brooders. Vada was basically that in its most alluring form. Vada had dark eyes. But nothing ever became of it because Vada cared for nobody but Miesha. <text:line-break/>The first time she ever saw Miesha, they were, unusually for both of them, in Italy. She had always liked short believers and upstanding citizens. Miesha was basically that in its most alluring form. <text:line-break/>Miesha's eyes were dark and warm. She spent some remarkable moments with Miesha in early light season. They were the happiest of her life. But she never got very far with Miesha because Miesha only had eyes for Celine. <text:line-break/>The first time he ever saw Celine, they were, unusually for both of them, in a supermarket. The two of them spent a outstanding july together. He had always liked outgoing, rough believers. Celine met that description perfectly. Celine was one of those small-ish personalities that really got under his skin. He loved Celine for years and years. But he never got together with Celine because Celine loved Glory. <text:line-break/>It all started in the desert, where he first met Glory at midnight. He had a thing for twisted, small-ish upstanding citizens. Glory was the sole, but very powerful exception to the rule. <text:line-break/>Glory had shiny eyes. He spent a enchanted april with Glory. They stayed imprinted into his memory. But his hopes of one day marrying Glory were shattered as Glory fell for Violeta. <text:line-break/>The first time she ever saw Violeta, they were, unusually for both of them, at the temple. She loved Violeta for years and years. But she never got with Violeta because Violeta already never got over Lera. <text:line-break/>The first time she ever saw Lera, they were, unusually for both of them, on a causeway in the small hours. She spent a enchanted light season with Lera on a small island.<text:line-break/>Lera was one of those smooth nerds that really got under her skin. She loved Lera for years and years. But the two of them never even held hands because Lera fell for Deborah. <text:line-break/>It all started in a café, where they first met Deborah in the afternoon. They had always liked soft people who grew up in a castle and jocks. In that regard, Deborah was everything they could have hoped for and more. <text:line-break/>They spent some magical hours with Deborah in 1999. But they never went on a single date with Deborah because Deborah already admired Cindi. <text:line-break/>Cindi was born on a mountaintop and had long hair. Cindi and her first met . She had always liked inventive nerds. In that regard, Cindi was everything she could have hoped for and more. The two of them spent a lovely summer together. But the two of them never became a couple because Cindi only had eyes for Angelica. <text:line-break/>He first met Angelica in church in the early morning. He spent some remarkable weeks with Angelica at the temple. He never forgot that time. He had always liked heavy-set nerds and personalities. In that regard, Angelica was everything he could have hoped for and more. Angelica had sandy hair. His love for Angelica was unbroken. But he never got with Angelica because Angelica already venerated Miesha. <text:line-break/>It all started , where she first met Miesha. She had a thing for bright personalities. Miesha was basically that in its most alluring form. <text:line-break/>Miesha had big hair and golden eyes. Her love for Miesha was undying. But the two of them never got together because Miesha already only had eyes for Glory. <text:line-break/>It all started in a park, where they first met Glory in late july. <text:line-break/>Glory was so world-weary, it was mindblowing. Their love for Glory was borderless. But the two of them never got together because Glory already was obsessed with Eldon. <text:line-break/>Eldon was born on a mountaintop and had wavy hair. The first time he ever saw Eldon, they were, unusually for both of them, in the middle of mild season. But the two of them never even held hands because Eldon couldn't forget Jessia. <text:line-break/>The first time they ever saw Jessia, they were, unusually for both of them, in church. Jessia had golden eyes. They spent a lovely the month of intuition with Jessia.<text:line-break/>But they never got together with Jessia because Jessia never quite got over Vada. <text:line-break/>It all started in a supermarket, where they first met Vada in late december. Their love for Vada was undying. But the two of them never became a couple because Vada had an obsession with Dorotha. <text:line-break/>It all started in a castle, where they first met Dorotha in 2013. Their love for Dorotha was undying. Dorotha had blue eyes. But they never got with Dorotha because Dorotha never quite got over Kelle. <text:line-break/>It all started in a strip club, where she first met Kelle. Kelle had grey hair and light eyes. But she never got together with Kelle because Kelle fell for Josette. <text:line-break/>Josette and them first met in a survival shelter, celebrating the downfall of a cruel tyrant. Their love for Josette was undying. But their hopes of one day marrying Josette were shattered as Josette never got over Annetta. <text:line-break/>It all started on the International Space Station, where she first met Annetta in 2013. Annetta's eyes were greenish brown. She spent some enchanted nights with Annetta in the early morning. Her love for Annetta was eternal. But nothing ever became of it because Annetta adored Jeannine. <text:line-break/>The first time she ever saw Jeannine, they were, unusually for both of them, at the temple. She spent some remarkable nights with Jeannine in Italy. She had really come to like sarcastic mascs. Jeannine was basically that in its most alluring form. Jeannine was tough. She loved Jeannine for years and years. But she never got with Jeannine because Jeannine was in love with Josephine. <text:line-break/>Josephine and them first met in school in the early morning. Josephine was born off the grid and had black hair.<text:line-break/>They loved Josephine for years and years. But they and Josephine never got together because Josephine never quite got over Cindi. <text:line-break/>Cindi and him first met in church in 1999. He had really come to like well-meaning nerds. Cindi met that description perfectly. Cindi had glossy hair and light eyes. The two of them spent a lovely light season together. His love for Cindi was unbroken. But he never got with Cindi because Cindi already could think of nothing but Eldon. <text:line-break/>Eldon and him first met in Italy. He had always liked hardcore, sarcastic personalities. Eldon was the sole, but very powerful exception to the rule. <text:line-break/>He spent a magical dark season with Eldon. But the two of them never became a couple because Eldon venerated Josette. <text:line-break/>The first time he ever saw Josette, they were, unusually for both of them, out hiking in mild season. He loved Josette for years and years.<text:line-break/>He spent a lovely volcano season with Josette. He never forgot that time. He had really come to like stocky emos. Josette was very different, and yet so intriguing. Josette was so inventive, it was mindblowing. But he never got together with Josette because Josette spent his days dreaming of Karma. <text:line-break/>The first time they ever saw Karma, they were, unusually for both of them, in a nice little restaurant at noon. They loved Karma for years and years. But they never got with Karma because Karma was in love with Sunday. <text:line-break/>It all started on a stupid, stupid dating app whose name she won't mention, where she first met Sunday. Sunday had white hair and hazel eyes.<text:line-break/>She loved Sunday for years and years. But she never went on a single date with Sunday because Sunday already loved Adolph. <text:line-break/>Adolph and him first met out hiking, dancing. He had really come to like nice personalities. In that regard, Adolph exceeded his expectations by far. <text:line-break/>The two of them spent a outstanding spring together. But he never so much as kissed Adolph once because Adolph couldn't forget Hilary. <text:line-break/>The first time she ever saw Hilary, they were, unusually for both of them, in school. Hilary was born on okcupid.<text:line-break/>She loved Hilary for years and years. But the two of them never got together because Hilary loved Miesha. <text:line-break/>He first met Miesha off the grid in early november. He had really come to like slender, disconcerting believers. In that regard, Miesha exceeded his expectations by far. Miesha had dark eyes. He spent some lovely hours with Miesha. He loved Miesha for years and years. But he never got very far with Miesha because Miesha fell for Josephine. <text:line-break/>It all started in a museum, where she first met Josephine in the month of culpability. Josephine was so punk, it was mindblowing. She had really come to like well-educated badasses. Josephine wasn't like that at all, but she venerated Josephine anyway. She spent a enchanted february with Josephine. <text:line-break/>Her love for Josephine was endless. But she never got with Josephine because Josephine could think of nothing but Ruthe. <text:line-break/>Ruthe and him first met on a stupid, stupid dating app whose name he won't mention in the evening. He loved Ruthe for years and years.<text:line-break/>The two of them spent a lovely april together. He considered his hours with Ruthe the most blessed of their life. He had a thing for tender entertainers. Ruthe was very different, and yet so intriguing. Ruthe was born in Italy and had light hair. But he and Ruthe never got together because Ruthe loved Rea. <text:line-break/>It all started , where they first met Rea at night. Rea was so witty, it was mindblowing. They had a thing for brooding people who grew up in a bodega. Rea was the sole, but very powerful exception to the rule. <text:line-break/>The two of them spent some lovely hours together. But nothing ever became of it because Rea never got over Camille. <text:line-break/>Camille had hazel eyes. He first met Camille in mosque. But he never got with Camille because Camille already couldn't forget Tommye. <text:line-break/>She first met Tommye in the sauna. Tommye was one of those slender badasses that really got under her skin. The two of them spent a enchanted august together. Tommye was born in synagogue. But nothing ever became of it because Tommye had succumbed to the charms of Camille. <text:line-break/>The first time he ever saw Camille, they were, unusually for both of them, out hiking in late the season of tears. He had a thing for small-ish jocks. And that was exactly what Camille was. <text:line-break/>Camille's hair was messy. The two of them spent some outstanding hours together. He often dwelled on the memory of that time. But he never got very far with Camille because Camille never got over Angelica. <text:line-break/>Angelica and her first met on facebook. She loved Angelica for years and years. She had always liked experienced, nice believers. How then could Angelica be so attractive to her? Angelica was the polar opposite! And yet, there was something about Angelica... <text:line-break/>Angelica was authoritative. But she never got very far with Angelica because Angelica could think of nothing but Tammie. <text:line-break/>The first time he ever saw Tammie, they were, unusually for both of them, in the desert, at an inconvenient time for both of them. Tammie was so tough, it was mindblowing. He spent a magical the season of tears with Tammie.<text:line-break/>But he never got with Tammie because Tammie already spent his days dreaming of Kelle. <text:line-break/>Kelle's hair was kinky. The first time she ever saw Kelle, they were, unusually for both of them, out hiking. She had a thing for hardcore, nice entertainers. In that regard, Kelle exceeded her expectations by far. She spent a light season with Kelle on a mountaintop. But the two of them never got together because Kelle never got over Eldon. <text:line-break/>The first time he ever saw Eldon, they were, unusually for both of them, in a forest, at an inconvenient time for both of them. He loved Eldon for years and years. Eldon had black eyes. But he never went on a single date with Eldon because Eldon already fell for Diego. <text:line-break/>Diego had sandy hair and dark brown eyes. Diego and her first met in Italy in 2013. She spent some outstanding weeks with Diego.<text:line-break/>But the two of them never got together because Diego already could think of nothing but Diego. <text:line-break/>He first met Diego in synagogue, dancing. He loved Diego for years and years. But the two of them never even held hands because Diego spent his days dreaming of Josette. <text:line-break/>It all started in a café, where she first met Josette in late the season of tears. She spent some days with Josette at night.<text:line-break/>Josette's eyes were light brown. She loved Josette for years and years. But she never got with Josette because Josette adored Adolph. <text:line-break/>Adolph and her first met on okcupid. <text:line-break/>The two of them spent some magical months together. But she and Adolph never got together because Adolph had succumbed to the charms of Adolph. <text:line-break/>It all started in a museum, where he first met Adolph. He spent some outstanding weeks with Adolph in the sauna. He never forgot that time. Adolph was one of those intelligent personalities that really got under his skin. He loved Adolph for years and years. But he never got with Adolph because Adolph had a crush on Jeane. <text:line-break/>Jeane and them first met in a supermarket, dancing. They had really come to like introverted femmes and femmes. In that regard, Jeane exceeded their expectations by far. <text:line-break/>Jeane was so athletic, it was mindblowing. Their love for Jeane was borderless. But the two of them never even held hands because Jeane never quite got over Hilary. <text:line-break/>The first time she ever saw Hilary, they were, unusually for both of them, in the sauna in early monsoon season. She had really come to like dark, well-educated mascs. Hilary was basically that in its most alluring form. Hilary was cruel. She spent a outstanding monsoon season with Hilary in a castle. She loved Hilary for years and years. But she and Hilary never got together because Hilary admired Nicolette. <text:line-break/>Nicolette and him first met on a causeway in the middle of spring. Nicolette had light brown eyes. He spent some enchanted days with Nicolette, at an inconvenient time for both of them. He loved Nicolette for years and years. But he never got very far with Nicolette because Nicolette adored Hilary. <text:line-break/>Hilary and her first met in a bodega. Her love for Hilary was unbroken. Hilary was so cruel, it was mindblowing. But the two of them never became a couple because Hilary had a crush on Rea. <text:line-break/>It all started in a bar, where he first met Rea. He had always liked well-meaning leaders. And that was exactly what Rea was. <text:line-break/>The two of them spent some remarkable hours together. He loved Rea for years and years. But he never got together with Rea because Rea had an obsession with Alane. <text:line-break/>The first time she ever saw Alane, they were, unusually for both of them, in the desert. Her love for Alane was eternal. She spent a outstanding dark season with Alane.<text:line-break/>She had really come to like unsettling, unassuming mascs. Alane was very different, and yet so intriguing. Alane was so punk, it was mindblowing. But she never so much as kissed Alane once because Alane was in love with Emory. <text:line-break/>He first met Emory off the grid. He spent some outstanding months with Emory in the middle of august. He had a thing for lively, tender believers. In that regard, Emory exceeded his expectations by far. Emory was so intelligent, it was mindblowing. His love for Emory was eternal. But nothing ever became of it because Emory had succumbed to the charms of Alane. <text:line-break/>It all started on okcupid, where she first met Alane in the small hours. Her love for Alane was eternal. But the two of them never got together because Alane was obsessed with Dorotha. <text:line-break/>The first time they ever saw Dorotha, they were, unusually for both of them, in their bedroom when Dorotha broke into it. The two of them spent a the month of culpability together. They often dwelled on the memory of that time. They had a thing for loving leaders and nerds. In that regard, Dorotha exceeded their expectations by far. Dorotha was brooding. They loved Dorotha for years and years. But they never got with Dorotha because Dorotha loved Cary. <text:line-break/>Cary and her first met in church. She spent some lovely hours with Cary on a causeway, at an inconvenient time for both of them. She never forgot that time. Cary was born on a stupid, stupid dating app whose name she won't mention. Her love for Cary was undying. But she never so much as kissed Cary once because Cary fell for Monika. <text:line-break/>She first met Monika in church. Her love for Monika was borderless.<text:line-break/>The two of them spent a lovely august together. She often dwelled on the memory of that time. She had a thing for tall, unsettling types. And that was exactly what Monika was. Monika's eyes were blue. But she never got very far with Monika because Monika never quite got over Glory. <text:line-break/>Glory and him first met in a museum. His love for Glory was eternal. But he never got together with Glory because Glory loved Emory. <text:line-break/>The first time she ever saw Emory, they were, unusually for both of them, in a forest in 1999. She had always liked hardcore nerds and types. In that regard, Emory exceeded her expectations by far. <text:line-break/>The two of them spent some enchanted moments together . But nothing ever became of it because Emory had succumbed to the charms of Alane. <text:line-break/>They first met Alane at a crime scene, dancing. Their love for Alane was borderless.<text:line-break/>They spent a enchanted volcano season with Alane on a causeway. They stayed imprinted into their memory. They had really come to like lively, hardcore entertainers. Alane was the sole, but very powerful exception to the rule. Alane was one of those witty believers that really got under their skin. But they and Alane never got together because Alane loved Lavonne. <text:line-break/>The first time he ever saw Lavonne, they were, unusually for both of them, in a strip club on his birthday. Lavonne was born in a supermarket and had dark hair. <text:line-break/>The two of them spent some remarkable weeks together. But he never so much as kissed Lavonne once because Lavonne adoringly admired Ruthe. <text:line-break/>Ruthe had chestnut-coloured hair. Ruthe and him first met at a crime scene in the middle of july. But his hopes of one day marrying Ruthe were shattered as Ruthe could think of nothing but Eldon. <text:line-break/>It all started in mosque, where she first met Eldon, celebrating the downfall of the oppressor. Her love for Eldon was unbroken. Eldon's eyes were golden. But she never so much as kissed Eldon once because Eldon was in love with Ruthe. <text:line-break/>Ruthe and him first met in a bodega, at an inconvenient time for both of them. His love for Ruthe was unbroken. The two of them spent some enchanted days together on a mountaintop.<text:line-break/>Ruthe had glossy hair. But the two of them never got together because Ruthe already loved Jeannine. <text:line-break/>It all started in synagogue, where she first met Jeannine in mild season. Jeannine had messy hair and dark eyes. But the two of them never got together because Jeannine already was in love with Heather. <text:line-break/>Heather was born in a supermarket. The first time she ever saw Heather, they were, unusually for both of them, in a café in the early morning. But she never got with Heather because Heather had a crush on Glory. <text:line-break/>She first met Glory off the grid. She had a thing for small-ish personalities. In that regard, Glory exceeded her expectations by far. <text:line-break/>Glory had long hair. She loved Glory for years and years. But the two of them never even held hands because Glory had an obsession with Josephine. <text:line-break/>Josephine was born on a mountaintop. He first met Josephine in a supermarket at midnight. He had really come to like heavy-set upstanding citizens. In that regard, Josephine was everything he could have hoped for and more. He spent a remarkable autumn with Josephine in his bedroom when Josephine broke into it. But the two of them never got together because Josephine already fell for Miesha. <text:line-break/>He first met Miesha in a survival shelter. <text:line-break/>He spent a magical november with Miesha. But nothing ever became of it because Miesha could think of nothing but Sunday. <text:line-break/>Sunday had messy hair and light eyes. It all started in her bedroom when Sunday broke into it, where she first met Sunday, celebrating the downfall of a cruel tyrant. But she never went on a single date with Sunday because Sunday already was in love with Hilary. <text:line-break/>The first time she ever saw Hilary, they were, unusually for both of them, in a strip club in the early morning. Her love for Hilary was unbroken. <text:line-break/>Hilary's eyes were shiny. But she and Hilary never got together because Hilary couldn't forget Karma. <text:line-break/>It all started at a crime scene, where she first met Karma. Her love for Karma was undying. She had always liked nice mascs and people who grew up in a park. In that regard, Karma exceeded her expectations by far. <text:line-break/>Karma's eyes were dark and warm. But she never got together with Karma because Karma had succumbed to the charms of Marth. <text:line-break/>The first time she ever saw Marth, they were, unusually for both of them, off the grid. The two of them spent a outstanding december together.<text:line-break/>Marth was born in her bedroom when Marth broke into it. Her love for Marth was endless. But the two of them never got together because Marth fell for Annetta. <text:line-break/>The first time she ever saw Annetta, they were, unusually for both of them, in a nice little restaurant. Annetta's hair was kinky. She had a thing for world-weary nerds. Annetta wasn't like that at all, but she was in love with Annetta anyway. She spent some remarkable hours with Annetta off the grid. <text:line-break/>She loved Annetta for years and years. But nothing ever became of it because Annetta fell for Heather. <text:line-break/>They first met Heather on a small island. They had always liked intelligent brooders. And that was exactly what Heather was. <text:line-break/>They spent a outstanding summer with Heather. But they never got together with Heather because Heather venerated Sunday. <text:line-break/>Sunday had big hair. It all started off the grid, where he first met Sunday, dancing. He had always liked well-built, well-read jocks. Sunday wasn't like that at all, but he spent his days dreaming of Sunday anyway. He spent some outstanding months with Sunday in a nice little restaurant. But the two of them never got together because Sunday already venerated Marth. <text:line-break/>The first time he ever saw Marth, they were, unusually for both of them, in the woods in the small hours. His love for Marth was eternal.<text:line-break/>He spent some outstanding moments with Marth on his birthday. They were the happiest of his life.<text:line-break/>Marth was born on a small island and had curly hair. But the two of them never got together because Marth already venerated Glory. <text:line-break/>It all started in synagogue, where she first met Glory in april. Her love for Glory was unbroken. Glory's hair was sandy. But the two of them never became a couple because Glory venerated Monika. <text:line-break/>They first met Monika in a strip club in the middle of mild season. Monika had sandy hair and dark brown eyes. They spent some moments with Monika in a museum at midnight.<text:line-break/>But the two of them never became a couple because Monika never quite got over Josette. <text:line-break/>Josette and her first met in a museum in late august. <text:line-break/>She spent a lovely summer with Josette in mosque. But she never so much as kissed Josette once because Josette adored Camille. <text:line-break/>The first time she ever saw Camille, they were, unusually for both of them, in a café. Camille was punk. She spent a the month of culpability with Camille.<text:line-break/>She had a thing for authoritative entertainers and badasses. In that regard, Camille was everything she could have hoped for and more. But she never got very far with Camille because Camille was obsessed with Jeane. <text:line-break/>It all started in a nice little restaurant, where they first met Jeane. But they and Jeane never got together because Jeane couldn't forget Josette. <text:line-break/>Josette had kinky hair. It all started on a mountaintop, where they first met Josette. They spent some outstanding nights with Josette in a café.<text:line-break/>But they never so much as kissed Josette once because Josette only ever admired Garfield. <text:line-break/>Garfield and her first met on a mountaintop in late the month of intuition. She loved Garfield for years and years.<text:line-break/>She spent some outstanding nights with Garfield. She often dwelled on the memory of that time. She had a thing for nice badasses and brooders. Garfield was basically that in its most alluring form. Garfield had stylish hair. But she never went on a single date with Garfield because Garfield already only had eyes for Tommye. <text:line-break/>They first met Tommye online in the middle of the month of intuition. Their love for Tommye was endless. The two of them spent a enchanted september together.<text:line-break/>They had always liked cruel people who grew up in church. In that regard, Tommye exceeded their expectations by far. Tommye was so loving, it was mindblowing. But they and Tommye never got together because Tommye couldn't forget Josette. <text:line-break/>Josette and him first met on twitter in the early morning. He had always liked smooth jocks. How then could Josette be so attractive to him? Josette was the polar opposite! And yet, there was something about Josette... <text:line-break/>Josette's hair was wavy. He loved Josette for years and years. But he and Josette never got together because Josette had a crush on Nicolette. <text:line-break/>The first time they ever saw Nicolette, they were, unusually for both of them, on the International Space Station at noon. Their love for Nicolette was unbroken.<text:line-break/>They spent a magical winter with Nicolette on the moon. They often dwelled on the memory of that time. They had a thing for rough, heavy-set saviour types. Nicolette was that and so much more. Nicolette was so authoritative, it was mindblowing. But they never went on a single date with Nicolette because Nicolette already was in love with Rea. <text:line-break/>Rea's hair was long. They first met Rea on a stupid, stupid dating app whose name they won't mention. They spent some nights with Rea on a small island.<text:line-break/>They had really come to like tough, heavy-set badasses. Rea met that description perfectly. But their hopes of one day marrying Rea were shattered as Rea loved Dustin. <text:line-break/>He first met Dustin in his bedroom when Dustin broke into it. Dustin was intelligent. But he never got very far with Dustin because Dustin had succumbed to the charms of Hilary. <text:line-break/>They first met Hilary in synagogue in the early morning. They had really come to like small-ish brooders. Hilary wasn't like that at all, but they had an obsession with Hilary anyway. <text:line-break/>They spent some outstanding nights with Hilary off the grid. But they never so much as kissed Hilary once because Hilary never got over Marth. <text:line-break/>She first met Marth in the woods. Marth was one of those dark people who grew up in synagogue that really got under her skin. She spent a enchanted autumn with Marth. Marth's eyes were dark. But the two of them never got together because Marth fell for Camille. <text:line-break/>It all started in a supermarket, where he first met Camille. His love for Camille was eternal. He spent some outstanding nights with Camille in school.<text:line-break/>He had really come to like soft-spoken femmes and femmes. In that regard, Camille was everything he could have hoped for and more. Camille had sandy hair and green eyes. But the two of them never even held hands because Camille never quite got over Sunday. <text:line-break/>They first met Sunday off the grid in the small hours. They loved Sunday for years and years. Sunday had golden eyes. But they never went on a single date with Sunday because Sunday already only had eyes for Miesha. <text:line-break/>It all started in a survival shelter, where they first met Miesha. Miesha was born at a crime scene and had brown hair.<text:line-break/>They loved Miesha for years and years. But their hopes of one day marrying Miesha were shattered as Miesha was in love with Cary. <text:line-break/>The first time they ever saw Cary, they were, unusually for both of them, in a bodega at midnight. They spent a enchanted light season with Cary in a survival shelter.<text:line-break/>Cary had straight hair and hazel eyes. They loved Cary for years and years. But the two of them never got together because Cary already only had eyes for Josette. <text:line-break/>The first time she ever saw Josette, they were, unusually for both of them, in mosque in late volcano season. She loved Josette for years and years.<text:line-break/>She spent some magical moments with Josette under water in 1999. They were the happiest of her life. Josette was so well-educated, it was mindblowing. But she and Josette never got together because Josette venerated Lera. <text:line-break/>Lera's hair was short. It all started in a nice little restaurant, where she first met Lera at noon. She spent a remarkable spring with Lera.<text:line-break/>But she never so much as kissed Lera once because Lera only had eyes for Deborah. <text:line-break/>They first met Deborah in the sauna. They had really come to like dark people. In that regard, Deborah exceeded their expectations by far. <text:line-break/>The two of them spent a remarkable the month of intuition together. But they never got with Deborah because Deborah was in love with Mohamed. <text:line-break/>Mohamed and him first met on twitter. Mohamed was smooth.<text:line-break/>His love for Mohamed was eternal. But nothing ever became of it because Mohamed adored Jessia. <text:line-break/>Jessia and them first met in a bar. Jessia had greenish brown eyes. They had always liked sarcastic people and emos. In that regard, Jessia was everything they could have hoped for and more. <text:line-break/>But they never got with Jessia because Jessia already could think of nothing but Idalia. <text:line-break/>It all started on the International Space Station, where they first met Idalia. Their love for Idalia was borderless. Idalia was born on twitter. But the two of them never got together because Idalia never got over Siu. <text:line-break/>Siu was born in a museum. The first time they ever saw Siu, they were, unusually for both of them, in a museum. But they never got together with Siu because Siu spent their days dreaming of Alane. <text:line-break/>They first met Alane in school at midnight. Alane was so twisted, it was mindblowing. <text:line-break/>The two of them spent a lovely april together. But their hopes of one day marrying Alane were shattered as Alane had an obsession with Diego. <text:line-break/>Diego had wavy hair. Diego and her first met on the moon. The two of them spent some enchanted hours together in a museum.<text:line-break/>But the two of them never got together because Diego already never quite got over Karma. <text:line-break/>She first met Karma in a strip club in the afternoon. She spent some magical moments with Karma.<text:line-break/>Karma had light eyes. Her love for Karma was eternal. But she never got very far with Karma because Karma never got over Josette. <text:line-break/>It all started on twitter, where she first met Josette. She had a thing for slender, hardcore jocks. And that was exactly what Josette was. <text:line-break/>She spent some moments with Josette. Her love for Josette was borderless. But she never got together with Josette because Josette was in love with Tommye. <text:line-break/>The first time he ever saw Tommye, they were, unusually for both of them, in church. Tommye was one of those twisted entertainers that really got under his skin. <text:line-break/>He spent a lovely mild season with Tommye in a castle. But the two of them never got together because Tommye only had eyes for Heather. <text:line-break/>Heather and him first met at the temple. Heather had kinky hair and hazel eyes. He had really come to like hardcore upstanding citizens. In that regard, Heather exceeded his expectations by far. He spent some lovely months with Heather. <text:line-break/>He loved Heather for years and years. But he never got very far with Heather because Heather couldn't forget Annetta. <text:line-break/>They first met Annetta in school. They loved Annetta for years and years. But they never got very far with Annetta because Annetta never quite got over Cindi. <text:line-break/>Cindi's eyes were dark. The first time he ever saw Cindi, they were, unusually for both of them, in a supermarket. But his hopes of one day marrying Cindi were shattered as Cindi adored Min. <text:line-break/>They first met Min in a supermarket in the small hours. Min was one of those enthusiastic saviour types that really got under their skin. They spent some remarkable days with Min in 1999. Min's eyes were dark. But the two of them never even held hands because Min cared for nobody but Diego. <text:line-break/>It all started in a park, where he first met Diego in late august. He loved Diego for years and years. He spent some magical days with Diego.<text:line-break/>Diego was born in a café. But he never got with Diego because Diego venerated Cindi. <text:line-break/>Cindi and them first met in their bedroom when Cindi broke into it. Cindi was one of those unassuming believers that really got under their skin. They had really come to like outgoing, stocky emos. Cindi was the sole, but very powerful exception to the rule. They spent a outstanding fall with Cindi in a café. <text:line-break/>They loved Cindi for years and years. But the two of them never got together because Cindi already only had eyes for Lera. <text:line-break/>It all started on okcupid, where they first met Lera. Lera's hair was blond. They spent some nights with Lera in the middle of january.<text:line-break/>But the two of them never became a couple because Lera never got over Glory. <text:line-break/>The first time they ever saw Glory, they were, unusually for both of them, on facebook. They spent some enchanted nights with Glory.<text:line-break/>Glory's hair was chestnut-coloured. They loved Glory for years and years. But they and Glory never got together because Glory had an obsession with Rea. <text:line-break/>He first met Rea in a strip club in early autumn. He had really come to like tough brooders and jocks. And that was exactly what Rea was. <text:line-break/>He spent some magical hours with Rea in the desert. But he and Rea never got together because Rea had succumbed to the charms of Violeta. <text:line-break/>Violeta was born . He first met Violeta in a bar, dancing. But he never went on a single date with Violeta because Violeta already had succumbed to the charms of Celine. <text:line-break/>It all started in Italy, where they first met Celine in late winter. Celine's eyes were chestnut-coloured. They had a thing for soft people. Celine was the sole, but very powerful exception to the rule. <text:line-break/>But the two of them never became a couple because Celine admiringly admired Marlen. <text:line-break/>The first time they ever saw Marlen, they were, unusually for both of them, in school in the small hours. They had a thing for smooth mascs. Marlen was the sole, but very powerful exception to the rule. <text:line-break/>Marlen's eyes were chestnut-coloured. Their love for Marlen was unbroken. But they never got with Marlen because Marlen already loved Diego. <text:line-break/>Diego's hair was long. It all started in a forest, where he first met Diego. But the two of them never even held hands because Diego venerated Jeane. <text:line-break/>The first time they ever saw Jeane, they were, unusually for both of them, in a park. <text:line-break/>The two of them spent some outstanding moments together. But their hopes of one day marrying Jeane were shattered as Jeane venerated Dorotha. <text:line-break/>Dorotha was born in synagogue. He first met Dorotha in the sauna. He spent a remarkable monsoon season with Dorotha.<text:line-break/>But the two of them never got together because Dorotha could think of nothing but Annetta. <text:line-break/>The first time she ever saw Annetta, they were, unusually for both of them, off the grid in early september. She had really come to like punk, unsettling personalities. And that was exactly what Annetta was. <text:line-break/>Annetta was one of those witty emos that really got under her skin. She spent some enchanted moments with Annetta. She often dwelled on the memory of that time. But she never went on a single date with Annetta because Annetta already only had eyes for Cindi. <text:line-break/>The first time they ever saw Cindi, they were, unusually for both of them, out hiking. Their love for Cindi was undying. Cindi was one of those dark entertainers that really got under their skin. But they never got with Cindi because Cindi loved Sunday. <text:line-break/>It all started in mosque, where he first met Sunday, at an inconvenient time for both of them. He loved Sunday for years and years.<text:line-break/>The two of them spent some outstanding hours together. He never forgot that time. Sunday had dark and warm eyes. But the two of them never got together because Sunday already admired Chelsea. <text:line-break/>She first met Chelsea in a bar. She had always liked straightforward upstanding citizens. In that regard, Chelsea exceeded her expectations by far. <text:line-break/>She spent some lovely moments with Chelsea. But she never got with Chelsea because Chelsea had a crush on Hwa. <text:line-break/>The first time he ever saw Hwa, they were, unusually for both of them, in mosque. His love for Hwa was undying. He spent some enchanted days with Hwa in a bodega in the evening.<text:line-break/>Hwa was born and had curly hair. But the two of them never became a couple because Hwa was obsessed with Tammie. <text:line-break/>It all started on okcupid, where he first met Tammie. Tammie was athletic.<text:line-break/>He loved Tammie for years and years. But he never got together with Tammie because Tammie was in love with Celine. <text:line-break/>Celine and him first met in school. <text:line-break/>He spent a outstanding january with Celine. But nothing ever became of it because Celine chastely admired Lera. <text:line-break/>It all started in a bar, where he first met Lera on his birthday. His love for Lera was endless. Lera's hair was brown. But the two of them never got together because Lera already couldn't forget Violette. <text:line-break/>The first time he ever saw Violette, they were, unusually for both of them, in a bar at noon. Violette was one of those soft saviour types that really got under his skin. But the two of them never got together because Violette already cared for nobody but Jeannine. <text:line-break/>The first time she ever saw Jeannine, they were, unusually for both of them, in a bar. Her love for Jeannine was undying. But she never got with Jeannine because Jeannine already cared for nobody but Mohamed. <text:line-break/>She first met Mohamed in the woods in early spring. Mohamed's hair was blond. She spent some lovely days with Mohamed .<text:line-break/>But the two of them never even held hands because Mohamed venerated Celine. <text:line-break/>He first met Celine on facebook at noon. His love for Celine was undying.<text:line-break/>He spent some enchanted weeks with Celine in early july. He never forgot that time. Celine's hair was short. But he never went on a single date with Celine because Celine already spent his days dreaming of Heather. <text:line-break/>Heather was born in a bar. He first met Heather off the grid in january. But the two of them never got together because Heather already was obsessed with Keli. <text:line-break/>Keli and her first met in the woods, celebrating the downfall of capitalism. She loved Keli for years and years. But nothing ever became of it because Keli was in love with Germaine. <text:line-break/>Germaine and her first met on a stupid, stupid dating app whose name she won't mention. Germaine was so twisted, it was mindblowing.<text:line-break/>Her love for Germaine was undying. But the two of them never got together because Germaine already only had eyes for Angelica. <text:line-break/>It all started in mosque, where he first met Angelica. He had a thing for well-meaning upstanding citizens. Angelica was that and so much more. Angelica had dark brown eyes. The two of them spent a remarkable june together. Angelica was born in synagogue and had brown hair. But the two of them never even held hands because Angelica never quite got over Angelica. <text:line-break/>Angelica was one of those unsettling people who grew up on a causeway that really got under his skin. It all started in a survival shelter, where he first met Angelica at noon. But he never got with Angelica because Angelica venerated Chelsea. <text:line-break/>Chelsea was one of those unsettling personalities that really got under her skin. She first met Chelsea on a small island in the early morning. But she never got together with Chelsea because Chelsea fell for Camille. <text:line-break/>Camille and her first met in the desert. She had really come to like dark, loving upstanding citizens. And that was exactly what Camille was. <text:line-break/>Camille was so loving, it was mindblowing. She loved Camille for years and years. But the two of them never got together because Camille already loved Tommye. <text:line-break/>Tommye was lively. She first met Tommye in church in december. But nothing ever became of it because Tommye had succumbed to the charms of Adolph. <text:line-break/>Adolph had light hair and green eyes. Adolph and her first met on a small island. But she never got with Adolph because Adolph could think of nothing but Angelica. <text:line-break/>It all started on a small island, where he first met Angelica in the afternoon. The two of them spent a remarkable july together. He had a thing for short types and personalities. Angelica was basically that in its most alluring form. Angelica was born in school and had wavy hair. He loved Angelica for years and years. But the two of them never even held hands because Angelica only had eyes for Hilary. <text:line-break/>She first met Hilary in school. Hilary was born under water and had natural hair.<text:line-break/>She loved Hilary for years and years. But nothing ever became of it because Hilary had a crush on Cindi. <text:line-break/>Cindi and her first met in Italy. The two of them spent a enchanted january together. Cindi had greenish brown eyes. She loved Cindi for years and years. But her hopes of one day marrying Cindi were shattered as Cindi loved Alane. <text:line-break/>It all started in a survival shelter, where she first met Alane in the afternoon. Her love for Alane was undying. But she and Alane never got together because Alane could think of nothing but Josette. <text:line-break/>Josette and him first met in a café in late the season of tears. Josette had wavy hair. He had really come to like outgoing entertainers. In that regard, Josette was everything he could have hoped for and more. <text:line-break/>He spent some months with Josette. But he never so much as kissed Josette once because Josette loved Miesha. <text:line-break/>It all started in a forest, where she first met Miesha. She had a thing for hardcore, unassuming types. In that regard, Miesha was everything she could have hoped for and more. <text:line-break/>Miesha had brown hair. She spent some enchanted months with Miesha at a crime scene. They were the happiest of her life. But the two of them never got together because Miesha adored Celine. <text:line-break/>Celine and him first met on twitter on his birthday. He had a thing for straightforward upstanding citizens. Celine was that and so much more. Celine was so tender, it was mindblowing. The two of them spent some outstanding nights together in the desert. Celine had short hair and greenish brown eyes. But the two of them never got together because Celine cared for nobody but Jessia. <text:line-break/>It all started in a survival shelter, where they first met Jessia at noon. Jessia's hair was white.<text:line-break/>Their love for Jessia was unbroken. But they never went on a single date with Jessia because Jessia already never quite got over Garfield. <text:line-break/>It all started on a small island, where he first met Garfield. Garfield was one of those well-educated saviour types that really got under his skin. He had really come to like well-meaning badasses and emos. Garfield met that description perfectly. <text:line-break/>He spent some outstanding months with Garfield in the middle of the season of tears. But he never so much as kissed Garfield once because Garfield was obsessed with Germaine. <text:line-break/>He first met Germaine at the temple. Germaine was born in Italy and had wavy hair. He had really come to like soft-spoken, brooding mascs. Germaine was basically that in its most alluring form. He spent a outstanding winter with Germaine in a castle. <text:line-break/>He loved Germaine for years and years. But his hopes of one day marrying Germaine were shattered as Germaine adored Glory. <text:line-break/>They first met Glory on twitter, celebrating the downfall of their boss. Their love for Glory was borderless. They had a thing for disconcerting, authoritative brooders. Glory was basically that in its most alluring form. <text:line-break/>Glory was world-weary. But the two of them never got together because Glory could think of nothing but Min. <text:line-break/>The first time he ever saw Min, they were, unusually for both of them, in school at night. He spent a outstanding dark season with Min in church.<text:line-break/>Min had brown eyes. He loved Min for years and years. But nothing ever became of it because Min had an obsession with Camille. <text:line-break/>She first met Camille on twitter. But she never got very far with Camille because Camille loved Garfield. <text:line-break/>It all started in school, where she first met Garfield. Garfield had brown eyes. She spent some moments with Garfield in school, dancing.<text:line-break/>She had a thing for brooding jocks. Garfield was very different, and yet so intriguing. But the two of them never got together because Garfield cared for nobody but Violeta. <text:line-break/>It all started in her bedroom when Violeta broke into it, where she first met Violeta. But the two of them never got together because Violeta never got over Josette. <text:line-break/>Josette and them first met in their bedroom when Josette broke into it. They had really come to like sarcastic, brooding entertainers. Josette was that and so much more. <text:line-break/>The two of them spent a outstanding june together. But they never got with Josette because Josette already only had eyes for Monika. <text:line-break/>Monika and them first met in church in the middle of november. Their love for Monika was unbroken. But they never went on a single date with Monika because Monika already had a crush on Tammie. <text:line-break/>The first time she ever saw Tammie, they were, unusually for both of them, in mosque. Tammie's eyes were dark brown. She had a thing for tall people. Tammie was the sole, but very powerful exception to the rule. <text:line-break/>But she and Tammie never got together because Tammie had a crush on Cary. <text:line-break/>Cary was sarcastic. It all started in a bodega, where she first met Cary in the middle of march. She spent some enchanted nights with Cary under water.<text:line-break/>She had really come to like experienced entertainers. Cary was that and so much more. But the two of them never became a couple because Cary cared for nobody but Deborah. <text:line-break/>Deborah had chestnut-coloured hair. The first time they ever saw Deborah, they were, unusually for both of them, in a café. The two of them spent a winter together.<text:line-break/>But they never got with Deborah because Deborah was obsessed with Annetta. <text:line-break/>Annetta and him first met on facebook in the month of culpability. His love for Annetta was undying. Annetta was born in a forest. But he and Annetta never got together because Annetta loved Keli. <text:line-break/>She first met Keli in a bodega in early the month of intuition. She loved Keli for years and years. But she never got with Keli because Keli adored Alane. <text:line-break/>Alane was unassuming. The first time he ever saw Alane, they were, unusually for both of them, in mosque, celebrating the downfall of a failed social experiment. The two of them spent some remarkable hours together.<text:line-break/>But he never got with Alane because Alane already had succumbed to the charms of Deborah. <text:line-break/>Deborah and her first met in the sauna. The two of them spent a february together.<text:line-break/>Deborah was born on a causeway. Her love for Deborah was eternal. But she never got very far with Deborah because Deborah fell for Heather. <text:line-break/>The first time she ever saw Heather, they were, unusually for both of them, online, dancing. Her love for Heather was borderless. But she never went on a single date with Heather because Heather already was in love with Hwa. <text:line-break/>Hwa and him first met at a crime scene. He had really come to like heavy-set, well-read types. How then could Hwa be so attractive to him? Hwa was the polar opposite! And yet, there was something about Hwa... <text:line-break/>Hwa had white hair and light brown eyes. His love for Hwa was unbroken. But the two of them never even held hands because Hwa adored Miesha. <text:line-break/>It all started in the sauna, where they first met Miesha in early volcano season. Miesha was born in a bar. They spent some outstanding days with Miesha in a bar. <text:line-break/>They loved Miesha for years and years. But they and Miesha never got together because Miesha never got over Min. <text:line-break/>They first met Min in the sauna. Min had blond hair and black eyes. They spent a outstanding light season with Min.<text:line-break/>They had a thing for athletic femmes and types. Min was very different, and yet so intriguing. But they never got with Min because Min already never got over Diego. <text:line-break/>They first met Diego in a park in the middle of summer. The two of them spent some remarkable nights together. They were the happiest of their life. They had always liked outgoing believers and emos. In that regard, Diego was everything they could have hoped for and more. Diego was dark. They loved Diego for years and years. But they never went on a single date with Diego because Diego already adored Idalia. <text:line-break/>She first met Idalia in the woods in the afternoon. She had a thing for brooding, well-read brooders. In that regard, Idalia was everything she could have hoped for and more. <text:line-break/>Idalia's hair was stylish. She spent some magical days with Idalia on twitter, at an inconvenient time for both of them. She often dwelled on the memory of that time. But she never got with Idalia because Idalia already spent her days dreaming of Jeannine. <text:line-break/>The first time she ever saw Jeannine, they were, unusually for both of them, in a museum in 2013. She had always liked lively, experienced types. In that regard, Jeannine was everything she could have hoped for and more. <text:line-break/>Jeannine was born in a park and had messy hair. She loved Jeannine for years and years. But she never got together with Jeannine because Jeannine loved Lera. <text:line-break/>They first met Lera in a survival shelter. Lera's eyes were green. The two of them spent a magical the month of culpability together. Lera was one of those stocky believers that really got under their skin. But they never got very far with Lera because Lera never quite got over Heather. <text:line-break/>He first met Heather in the woods in early january. He loved Heather for years and years. The two of them spent a enchanted the season of tears together.<text:line-break/>He had really come to like bright, introverted leaders. Heather was basically that in its most alluring form. Heather's eyes were golden. But nothing ever became of it because Heather had a crush on Alane. <text:line-break/>Alane and him first met in the woods. He had a thing for dark brooders. Alane was that and so much more. <text:line-break/>The two of them spent a july together. But the two of them never even held hands because Alane venerated Tammie. <text:line-break/>It all started in the sauna, where he first met Tammie in the evening. Tammie was one of those intelligent jocks that really got under his skin.<text:line-break/>His love for Tammie was endless. But the two of them never became a couple because Tammie adored Emory. <text:line-break/>Emory was so cruel, it was mindblowing. The first time they ever saw Emory, they were, unusually for both of them, in synagogue. They spent a enchanted monsoon season with Emory in a café.<text:line-break/>But they never got with Emory because Emory cared for nobody but Heather. <text:line-break/>Heather and her first met in a forest. Heather's eyes were golden. But she never so much as kissed Heather once because Heather couldn't forget Nicolette. <text:line-break/>The first time he ever saw Nicolette, they were, unusually for both of them, in a museum. Nicolette's hair was long. He spent some outstanding nights with Nicolette in 1999.<text:line-break/>He had a thing for brooding people and types. Nicolette was the sole, but very powerful exception to the rule. But the two of them never got together because Nicolette already spent his days dreaming of Emory. <text:line-break/>Emory and him first met in a museum in early spring. Emory had light brown eyes. The two of them spent a enchanted volcano season together.<text:line-break/>But the two of them never got together because Emory already loved Tommye. <text:line-break/>The first time they ever saw Tommye, they were, unusually for both of them, in their bedroom when Tommye broke into it in the small hours. They had really come to like well-read, experienced leaders. Tommye was basically that in its most alluring form. Tommye was born on twitter. They spent a volcano season with Tommye in a museum. Their love for Tommye was borderless. But the two of them never even held hands because Tommye couldn't forget Claudine. <text:line-break/>It all started in a café, where she first met Claudine in the evening. Claudine was inventive. <text:line-break/>She spent some remarkable days with Claudine in the sauna. But the two of them never became a couple because Claudine couldn't forget Violette. <text:line-break/>The first time they ever saw Violette, they were, unusually for both of them, in a supermarket in the middle of february. Their love for Violette was eternal. The two of them spent some remarkable nights together in a castle.<text:line-break/>Violette had blue eyes. But their hopes of one day marrying Violette were shattered as Violette never quite got over Cary. <text:line-break/>The first time they ever saw Cary, they were, unusually for both of them, in synagogue. Cary was born on twitter and had long hair. They had a thing for tough, stocky believers. And that was exactly what Cary was. They spent some magical moments with Cary. <text:line-break/>They loved Cary for years and years. But they never went on a single date with Cary because Cary already never got over Nicolette. <text:line-break/>Nicolette and him first met on twitter. Nicolette had straight hair and grey eyes. The two of them spent a outstanding dark season together.<text:line-break/>But he never got with Nicolette because Nicolette already loved Vada. <text:line-break/>He first met Vada on facebook in late mild season. The two of them spent some lovely months together.<text:line-break/>Vada's hair was black. His love for Vada was undying. But he never so much as kissed Vada once because Vada couldn't forget Angelica. <text:line-break/>Angelica's eyes were chestnut-coloured. It all started on okcupid, where he first met Angelica in the middle of summer. The two of them spent some enchanted hours together .<text:line-break/>But the two of them never got together because Angelica already was in love with Deborah. <text:line-break/>The first time they ever saw Deborah, they were, unusually for both of them, in a museum. They had always liked straightforward, rough upstanding citizens. In that regard, Deborah exceeded their expectations by far. Deborah had messy hair and black eyes. They spent a mild season with Deborah on a mountaintop. Deborah was born . But they and Deborah never got together because Deborah venerated Germaine. <text:line-break/>The first time she ever saw Germaine, they were, unusually for both of them, in a bodega. Germaine was one of those athletic nerds that really got under her skin. She spent some enchanted hours with Germaine in a bar in the evening. Germaine's eyes were light. But she never got very far with Germaine because Germaine only had eyes for Garfield. <text:line-break/>The first time they ever saw Garfield, they were, unusually for both of them, in their bedroom when Garfield broke into it. Garfield had brown eyes. But they never got with Garfield because Garfield already adored Rea. <text:line-break/>Rea and them first met in a bodega in the middle of the month of intuition. Their love for Rea was unbroken.<text:line-break/>The two of them spent some remarkable weeks together in a strip club. They were the happiest of their life. They had always liked twisted, well-educated leaders. Rea wasn't like that at all, but they venerated Rea anyway. Rea was born in a café. But the two of them never even held hands because Rea only had eyes for Josette. <text:line-break/>She first met Josette online in the evening. Her love for Josette was unbroken. But her hopes of one day marrying Josette were shattered as Josette was obsessed with Violette. <text:line-break/>Violette was born in his bedroom when Violette broke into it. Violette and him first met in a survival shelter. He spent some lovely nights with Violette on his birthday.<text:line-break/>He had always liked witty brooders and nerds. In that regard, Violette was everything he could have hoped for and more. But the two of them never even held hands because Violette spent his days dreaming of Germaine. <text:line-break/>Germaine had hazel eyes. Germaine and them first met on a stupid, stupid dating app whose name they won't mention. They spent a april with Germaine.<text:line-break/>But the two of them never got together because Germaine already adored Garfield. <text:line-break/>Garfield was so inventive, it was mindblowing. It all started in a park, where they first met Garfield. They spent some enchanted months with Garfield, dancing.<text:line-break/>They had always liked well-built saviour types. And that was exactly what Garfield was. But their hopes of one day marrying Garfield were shattered as Garfield had an obsession with Josephine. <text:line-break/>The first time he ever saw Josephine, they were, unusually for both of them, on the International Space Station. Josephine's hair was kinky.<text:line-break/>He loved Josephine for years and years. But the two of them never became a couple because Josephine adored Heather. <text:line-break/>Heather and her first met in a museum. She had a thing for well-read saviour types. In that regard, Heather exceeded her expectations by far. Heather was so experienced, it was mindblowing. She spent some remarkable moments with Heather on the moon in 2013. Her love for Heather was undying. But her hopes of one day marrying Heather were shattered as Heather fell for Garfield. <text:line-break/>She first met Garfield in church in may. She spent some moments with Garfield at midnight. Garfield was born in a supermarket and had brown hair. Her love for Garfield was eternal. But the two of them never even held hands because Garfield had a crush on Claudine. <text:line-break/>Claudine and her first met in the desert in the month of intuition. She had always liked enthusiastic, tough femmes. Claudine met that description perfectly. Claudine was tall. The two of them spent a enchanted march together. Claudine's eyes were shiny. But she never got with Claudine because Claudine already was obsessed with Garfield. <text:line-break/>It all started on the International Space Station, where they first met Garfield at night. Their love for Garfield was eternal.<text:line-break/>They spent a lovely mild season with Garfield. They were the happiest of their life.<text:line-break/>Garfield was one of those tough types that really got under their skin. But their hopes of one day marrying Garfield were shattered as Garfield adored Vada. <text:line-break/>Vada and them first met on a mountaintop. They spent some magical moments with Vada in a park. They had a thing for disconcerting, intelligent people who grew up in Italy. In that regard, Vada exceeded their expectations by far. Vada was born on a causeway. They loved Vada for years and years. But nothing ever became of it because Vada was obsessed with Marlen. <text:line-break/>The first time he ever saw Marlen, they were, unusually for both of them, in a café. <text:line-break/>Marlen was one of those nice people who grew up on a causeway that really got under his skin. The two of them spent some moments together in a bar. They were the happiest of his life. But his hopes of one day marrying Marlen were shattered as Marlen couldn't forget Eldon. <text:line-break/>The first time he ever saw Eldon, they were, unusually for both of them, at the temple. Eldon was born in a survival shelter and had kinky hair. He spent some magical nights with Eldon in the sauna. Eldon's hair was straight. But the two of them never became a couple because Eldon cared for nobody but Nicolette. <text:line-break/>Nicolette had chestnut-coloured eyes. They first met Nicolette in a park. They spent some outstanding moments with Nicolette.<text:line-break/>But they never got with Nicolette because Nicolette had a crush on Adolph. <text:line-break/>The first time she ever saw Adolph, they were, unusually for both of them, in a bar, at an inconvenient time for both of them. <text:line-break/>She spent some enchanted moments with Adolph in the early morning. Her love for Adolph was eternal. But the two of them never became a couple because Adolph was in love with Min. <text:line-break/>It all started in a café, where they first met Min. They had always liked rough badasses and leaders. Min wasn't like that at all, but they never quite got over Min anyway. <text:line-break/>Min had wavy hair. They loved Min for years and years. But the two of them never got together because Min already venerated Hwa. <text:line-break/>The first time he ever saw Hwa, they were, unusually for both of them, in a strip club. Hwa was world-weary. <text:line-break/>But he never got with Hwa because Hwa loved Miesha. <text:line-break/>Miesha was so straightforward, it was mindblowing. Miesha and him first met out hiking. He had always liked outgoing, punk people who grew up in a park. In that regard, Miesha exceeded his expectations by far. He spent some enchanted weeks with Miesha, dancing. But his hopes of one day marrying Miesha were shattered as Miesha never got over Siu. <text:line-break/>It all started on the International Space Station, where she first met Siu at night. She had always liked nice, stocky believers. And that was exactly what Siu was. <text:line-break/>She spent some magical moments with Siu. But she never went on a single date with Siu because Siu already loved Ruthe. <text:line-break/>The first time they ever saw Ruthe, they were, unusually for both of them, on a mountaintop. Ruthe was one of those cruel believers that really got under their skin. The two of them spent some remarkable hours together. <text:line-break/>They loved Ruthe for years and years. But the two of them never got together because Ruthe already couldn't forget Karma. <text:line-break/>The first time she ever saw Karma, they were, unusually for both of them, in a museum in early september. She had a thing for loving femmes and personalities. Karma was basically that in its most alluring form. <text:line-break/>The two of them spent some magical nights together on a small island. Her love for Karma was unbroken. But the two of them never became a couple because Karma adored Josette. <text:line-break/>Josette was born in a strip club. The first time they ever saw Josette, they were, unusually for both of them, on a stupid, stupid dating app whose name they won't mention. But they never got together with Josette because Josette was in love with Violette. <text:line-break/>The first time they ever saw Violette, they were, unusually for both of them, in synagogue in the afternoon. They had always liked world-weary personalities. Violette was very different, and yet so intriguing. Violette had grey eyes. They spent a september with Violette. They loved Violette for years and years. But the two of them never became a couple because Violette was obsessed with Jessia. <text:line-break/>Jessia had brown hair. The first time he ever saw Jessia, they were, unusually for both of them, out hiking at night. The two of them spent a remarkable july together.<text:line-break/>But the two of them never got together because Jessia loved Heather. <text:line-break/>Heather and them first met in Italy in the afternoon. Heather was so sarcastic, it was mindblowing. The two of them spent a lovely light season together. They loved Heather for years and years. But the two of them never even held hands because Heather had succumbed to the charms of Hilary. <text:line-break/>It all started on the International Space Station, where she first met Hilary in the small hours. Hilary was one of those well-built upstanding citizens that really got under her skin. She spent some hours with Hilary in synagogue, at an inconvenient time for both of them.<text:line-break/>She had really come to like twisted, witty saviour types. Hilary was basically that in its most alluring form. But nothing ever became of it because Hilary was in love with Cary. <text:line-break/>Cary and her first met in a forest at midnight. Her love for Cary was undying. But she never got very far with Cary because Cary venerated Eldon. <text:line-break/>Eldon was witty. Eldon and him first met on okcupid. But the two of them never even held hands because Eldon had an obsession with Dustin. <text:line-break/>It all started on a small island, where they first met Dustin in the afternoon. Their love for Dustin was unbroken.<text:line-break/>The two of them spent a mild season together. They considered their nights with Dustin the most blessed of their life. They had really come to like rough mascs and badasses. In that regard, Dustin was everything they could have hoped for and more. Dustin had glossy hair and blue eyes. But they never went on a single date with Dustin because Dustin already spent their days dreaming of Adolph. <text:line-break/>The first time they ever saw Adolph, they were, unusually for both of them, in a park. They loved Adolph for years and years.<text:line-break/>They spent some lovely months with Adolph in the afternoon. They were the happiest of their life. They had a thing for rough, tender saviour types. Adolph was that and so much more. Adolph's hair was straight. But they never got with Adolph because Adolph cared for nobody but Germaine. <text:line-break/>Germaine and her first met on facebook, at an inconvenient time for both of them. Germaine was well-meaning. The two of them spent some weeks together. Germaine's hair was dark. But she and Germaine never got together because Germaine only had eyes for Sunday. <text:line-break/>She first met Sunday in a strip club. She had really come to like well-read people who grew up on a stupid, stupid dating app whose name she won't mention. Sunday was that and so much more. Sunday was so rough, it was mindblowing. She spent some hours with Sunday in her bedroom when Sunday broke into it. Sunday's hair was white. But she never went on a single date with Sunday because Sunday already spent her days dreaming of Lera. <text:line-break/>Lera and them first met online in late january. They had a thing for brooding believers and brooders. Lera was the sole, but very powerful exception to the rule. <text:line-break/>Lera was small-ish. They loved Lera for years and years. But the two of them never got together because Lera already couldn't forget Cindi. <text:line-break/>Cindi and her first met in a forest in 2013. Cindi's hair was long. She had really come to like lively, sarcastic emos. How then could Cindi be so attractive to her? Cindi was the polar opposite! And yet, there was something about Cindi... <text:line-break/>The two of them spent some remarkable weeks together. But the two of them never got together because Cindi already venerated Hwa. <text:line-break/>He first met Hwa . Hwa was one of those tough nerds that really got under his skin. He spent some enchanted months with Hwa in early mild season.<text:line-break/>But he never so much as kissed Hwa once because Hwa loved Kelle. <text:line-break/>Kelle and them first met on a stupid, stupid dating app whose name they won't mention in the middle of light season. They loved Kelle for years and years. They spent some enchanted moments with Kelle off the grid, celebrating the downfall of the old world order.<text:line-break/>They had really come to like experienced, dark people. Kelle wasn't like that at all, but they cared for nobody but Kelle anyway. Kelle was soft-spoken. But nothing ever became of it because Kelle adored Tommye. <text:line-break/>Tommye and her first met in a forest in the evening. She loved Tommye for years and years. But she never went on a single date with Tommye because Tommye already adored Germaine. <text:line-break/>Germaine had curly hair and green eyes. It all started in a strip club, where she first met Germaine. She spent some remarkable months with Germaine.<text:line-break/>But nothing ever became of it because Germaine never quite got over Miesha. <text:line-break/>The first time he ever saw Miesha, they were, unusually for both of them, on a small island. Miesha was so brooding, it was mindblowing. <text:line-break/>He spent a remarkable autumn with Miesha in a survival shelter. But the two of them never even held hands because Miesha adored Nathanael. <text:line-break/>Nathanael and him first met on the International Space Station. He had a thing for cruel nerds and badasses. Nathanael was that and so much more. Nathanael had brown hair and golden eyes. He spent a outstanding the month of culpability with Nathanael. Nathanael's hair was wavy. But he never got with Nathanael because Nathanael already cared for nobody but Violette. <text:line-break/>Violette and him first met on a causeway in late april. He loved Violette for years and years. He spent some remarkable weeks with Violette in a strip club in the middle of mild season.<text:line-break/>Violette was born in Italy. But he never so much as kissed Violette once because Violette loved Angelica. <text:line-break/>Angelica and her first met online in the afternoon. Angelica was born on the International Space Station and had brown hair.<text:line-break/>She loved Angelica for years and years. But she and Angelica never got together because Angelica had an obsession with Vada. <text:line-break/>The first time they ever saw Vada, they were, unusually for both of them, in their bedroom when Vada broke into it. Their love for Vada was borderless. But they never got very far with Vada because Vada adoringly admired Lavonne. <text:line-break/>It all started on a stupid, stupid dating app whose name she won't mention, where she first met Lavonne in early mild season. Lavonne's hair was dark. She had a thing for nice types. And that was exactly what Lavonne was. She spent some remarkable moments with Lavonne in a bar in the evening. <text:line-break/>Her love for Lavonne was eternal. But she never got very far with Lavonne because Lavonne had succumbed to the charms of Diego. <text:line-break/>They first met Diego in a bodega. Diego had chestnut-coloured eyes. They had a thing for tough, tough people. Diego was very different, and yet so intriguing. <text:line-break/>But they never so much as kissed Diego once because Diego fell for Sunday. <text:line-break/>He first met Sunday in a forest in the afternoon. He had really come to like cruel femmes and believers. In that regard, Sunday was everything he could have hoped for and more. <text:line-break/>The two of them spent some weeks together in a museum. He loved Sunday for years and years. But nothing ever became of it because Sunday loved Diego. <text:line-break/>Diego was born out hiking. He first met Diego in a café, dancing. But the two of them never got together because Diego already was in love with Garfield. <text:line-break/>Garfield and them first met in the desert. They had a thing for loving, cruel nerds. In that regard, Garfield exceeded their expectations by far. Garfield was born at the temple. They spent a magical monsoon season with Garfield. They loved Garfield for years and years. But they never got with Garfield because Garfield spent their days dreaming of Min. <text:line-break/>They first met Min in a bar, at an inconvenient time for both of them. Min had dark hair and hazel eyes. They spent a enchanted spring with Min in Italy. They loved Min for years and years. But nothing ever became of it because Min spent their days dreaming of Vada. <text:line-break/>It all started in a strip club, where they first met Vada. They spent some magical nights with Vada on a stupid, stupid dating app whose name they won't mention in 2013.<text:line-break/>Vada was born . Their love for Vada was endless. But they and Vada never got together because Vada never quite got over Glory. <text:line-break/>The first time he ever saw Glory, they were, unusually for both of them, on the moon in autumn. He had really come to like intelligent upstanding citizens. Glory was the sole, but very powerful exception to the rule. <text:line-break/>Glory had long hair. He loved Glory for years and years. But the two of them never became a couple because Glory adored Josette. <text:line-break/>It all started in a café, where he first met Josette. Josette had hazel eyes. He had a thing for lively badasses. In that regard, Josette was everything he could have hoped for and more. <text:line-break/>He spent some outstanding weeks with Josette. But the two of them never even held hands because Josette only had eyes for Violette. <text:line-break/>It all started on the moon, where she first met Violette at noon. <text:line-break/>She spent some remarkable days with Violette in Italy. But she never so much as kissed Violette once because Violette spent her days dreaming of Siu. <text:line-break/>Siu and her first met on a causeway. She loved Siu for years and years. But the two of them never got together because Siu venerated Josephine. <text:line-break/>She first met Josephine in the desert at midnight. But she never got with Josephine because Josephine already spent her days dreaming of Dorotha. <text:line-break/>The first time they ever saw Dorotha, they were, unusually for both of them, on a mountaintop on their birthday. Dorotha was so unsettling, it was mindblowing. The two of them spent a lovely the season of tears together. They loved Dorotha for years and years. But the two of them never became a couple because Dorotha couldn't forget Deborah. <text:line-break/>Deborah was born in the sauna. She first met Deborah out hiking at night. The two of them spent some remarkable hours together on a mountaintop.<text:line-break/>But she never got very far with Deborah because Deborah venerated Monika. <text:line-break/>Monika and her first met in church at noon. She loved Monika for years and years. Monika had light hair and brown eyes. But she never got together with Monika because Monika spent her days dreaming of Diego. <text:line-break/>Diego and them first met at a crime scene. Diego was born in a bar and had messy hair. They had always liked soft-spoken femmes and entertainers. And that was exactly what Diego was. They spent some remarkable months with Diego online in 1999. <text:line-break/>They loved Diego for years and years. But they never went on a single date with Diego because Diego already solely admired Adolph. <text:line-break/>Adolph and them first met in a café. They loved Adolph for years and years. But the two of them never got together because Adolph was in love with Cary. <text:line-break/>It all started in a park, where he first met Cary in the afternoon. Cary had short hair. He had a thing for world-weary, unsettling types. How then could Cary be so attractive to him? Cary was the polar opposite! And yet, there was something about Cary... <text:line-break/>But he never got with Cary because Cary already only had eyes for Lera. <text:line-break/>Lera's eyes were black. Lera and him first met in a café. But he never got with Lera because Lera already had an obsession with Ruthe. <text:line-break/>The first time he ever saw Ruthe, they were, unusually for both of them, on a causeway. He had really come to like well-educated, tough leaders. In that regard, Ruthe exceeded his expectations by far. <text:line-break/>He spent a lovely may with Ruthe. He loved Ruthe for years and years. But the two of them never got together because Ruthe already loved Claudine. <text:line-break/>Claudine and them first met in the sauna in the middle of summer. They had really come to like witty types and badasses. Claudine was very different, and yet so intriguing. <text:line-break/>They spent some enchanted hours with Claudine in Italy in the afternoon. But nothing ever became of it because Claudine was in love with Hilary. <text:line-break/>He first met Hilary in his bedroom when Hilary broke into it, celebrating the downfall of the system. He loved Hilary for years and years. He spent a the season of tears with Hilary out hiking.<text:line-break/>Hilary had black eyes. But he never got together with Hilary because Hilary never quite got over Cindi. <text:line-break/>It all started on a small island, where she first met Cindi, dancing. Cindi was one of those experienced leaders that really got under her skin. <text:line-break/>But she never got with Cindi because Cindi already only had eyes for Germaine. <text:line-break/>Germaine and him first met in a museum in winter. Germaine's eyes were shiny. He had really come to like witty entertainers and mascs. Germaine wasn't like that at all, but he fell for Germaine anyway. He spent a enchanted fall with Germaine. <text:line-break/>His love for Germaine was undying. But his hopes of one day marrying Germaine were shattered as Germaine never got over Nathanael. <text:line-break/>It all started in a survival shelter, where she first met Nathanael in late dark season. She had a thing for well-read upstanding citizens. And that was exactly what Nathanael was. Nathanael was so tall, it was mindblowing. She spent some remarkable weeks with Nathanael. Nathanael had green eyes. But the two of them never got together because Nathanael was obsessed with Hwa. <text:line-break/>She first met Hwa at the temple in the afternoon. Hwa's hair was stylish. <text:line-break/>The two of them spent a lovely july together. But nothing ever became of it because Hwa adored Ruthe. <text:line-break/>The first time they ever saw Ruthe, they were, unusually for both of them, in their bedroom when Ruthe broke into it. They had really come to like disconcerting jocks and mascs. Ruthe was very different, and yet so intriguing. <text:line-break/>The two of them spent some enchanted months together in a nice little restaurant. But they never got together with Ruthe because Ruthe had succumbed to the charms of Mohamed. <text:line-break/>Mohamed and them first met on their birthday. They loved Mohamed for years and years. But they never got together with Mohamed because Mohamed cared for nobody but Chelsea. <text:line-break/>It all started in church, where he first met Chelsea. He had really come to like outgoing mascs. Chelsea was the sole, but very powerful exception to the rule. <text:line-break/>He spent some moments with Chelsea. He loved Chelsea for years and years. But he never got with Chelsea because Chelsea was obsessed with Celine. <text:line-break/>Celine had sandy hair and light eyes. Celine and them first met in a park. They spent a november with Celine.<text:line-break/>But the two of them never became a couple because Celine never got over Germaine. <text:line-break/>It all started on a causeway, where they first met Germaine. Germaine's eyes were dark. They had really come to like cruel upstanding citizens. And that was exactly what Germaine was. <text:line-break/>They spent a mild season with Germaine. But the two of them never got together because Germaine loved Glory. <text:line-break/>Glory was one of those disconcerting entertainers that really got under their skin. They first met Glory in their bedroom when Glory broke into it, celebrating the downfall of the old world order. But nothing ever became of it because Glory adored Adolph. <text:line-break/>Adolph and her first met on a mountaintop in the small hours. She had a thing for well-educated personalities. Adolph was basically that in its most alluring form. <text:line-break/>She spent some remarkable days with Adolph in the evening. But she never so much as kissed Adolph once because Adolph never quite got over Nathanael. <text:line-break/>Nathanael had straight hair and black eyes. Nathanael and them first met on a mountaintop in late april. But they and Nathanael never got together because Nathanael only had eyes for Heather. <text:line-break/>Heather and him first met on a stupid, stupid dating app whose name he won't mention. He spent some lovely moments with Heather. Heather had shiny eyes. His love for Heather was endless. But he never got together with Heather because Heather could think of nothing but Min. <text:line-break/>Min was born under water and had wavy hair. It all started in a survival shelter, where they first met Min. They had always liked well-meaning, punk believers. How then could Min be so attractive to them? Min was the polar opposite! And yet, there was something about Min... The two of them spent a remarkable dark season together. But they never went on a single date with Min because Min already spent their days dreaming of Siu. <text:line-break/>It all started in a castle, where she first met Siu. Siu was tender. She spent a remarkable fall with Siu in the woods.<text:line-break/>But she never went on a single date with Siu because Siu already only admired Mohamed. <text:line-break/>The first time they ever saw Mohamed, they were, unusually for both of them, on a causeway at midnight. They had really come to like tough, tender mascs. Mohamed was that and so much more. Mohamed was one of those respected upstanding citizens that really got under their skin. They spent a enchanted fall with Mohamed off the grid. Mohamed's eyes were green. But the two of them never became a couple because Mohamed only had eyes for Glory. <text:line-break/>It all started in a strip club, where they first met Glory in early light season. Their love for Glory was borderless. They spent a lovely fall with Glory.<text:line-break/>Glory was born on a small island. But the two of them never got together because Glory adored Siu. <text:line-break/>Siu and him first met in the desert. Siu was so punk, it was mindblowing. But the two of them never got together because Siu already had succumbed to the charms of Nicolette. <text:line-break/>Nicolette's hair was straight. The first time they ever saw Nicolette, they were, unusually for both of them, in synagogue in early the month of culpability. But the two of them never became a couple because Nicolette cared for nobody but Siu. <text:line-break/>It all started on the moon, where they first met Siu. They loved Siu for years and years. But the two of them never got together because Siu already never got over Chelsea. <text:line-break/>Chelsea was one of those tough believers that really got under her skin. It all started in a park, where she first met Chelsea, celebrating the downfall of a cruel tyrant. She spent a magical the month of intuition with Chelsea.<text:line-break/>She had always liked authoritative types. In that regard, Chelsea was everything she could have hoped for and more. But she and Chelsea never got together because Chelsea had a crush on Mohamed. <text:line-break/>Mohamed's eyes were brown. He first met Mohamed on the moon. But the two of them never got together because Mohamed already never got over Garfield. <text:line-break/>Garfield was so disconcerting, it was mindblowing. She first met Garfield in Italy at night. But her hopes of one day marrying Garfield were shattered as Garfield spent her days dreaming of Marlen. <text:line-break/>Marlen had light hair and dark brown eyes. The first time she ever saw Marlen, they were, unusually for both of them, in church in 2013. The two of them spent some magical weeks together on a small island.<text:line-break/>But the two of them never became a couple because Marlen had an obsession with Violette. <text:line-break/>It all started at a crime scene, where he first met Violette in late may. He spent some remarkable months with Violette at the temple. He often dwelled on the memory of that time. He had always liked rough personalities. How then could Violette be so attractive to him? Violette was the polar opposite! And yet, there was something about Violette... Violette's hair was glossy. He loved Violette for years and years. But the two of them never became a couple because Violette loved Rea. <text:line-break/>It all started on the International Space Station, where he first met Rea. Rea was born on a small island. He spent a enchanted dark season with Rea.<text:line-break/>He had a thing for loving, well-meaning emos. Rea met that description perfectly. But he and Rea never got together because Rea had succumbed to the charms of Eldon. <text:line-break/>Eldon and them first met in synagogue in volcano season. Their love for Eldon was unbroken. But the two of them never got together because Eldon already venerated Jessia. <text:line-break/>Jessia and them first met on a stupid, stupid dating app whose name they won't mention in early march. They had always liked sarcastic mascs and saviour types. Jessia wasn't like that at all, but they had an obsession with Jessia anyway. <text:line-break/>Jessia had dark brown eyes. Their love for Jessia was unbroken. But they never got very far with Jessia because Jessia could think of nothing but Germaine. <text:line-break/>It all started on a mountaintop, where they first met Germaine on their birthday. They loved Germaine for years and years. Germaine was born online. But the two of them never got together because Germaine already fell for Germaine. <text:line-break/>They first met Germaine in mosque in the evening. Their love for Germaine was undying. But nothing ever became of it because Germaine venerated Vada. <text:line-break/>The first time he ever saw Vada, they were, unusually for both of them, at the temple in late monsoon season. The two of them spent a magical august together. He had always liked introverted jocks and leaders. Vada was very different, and yet so intriguing. Vada was so straightforward, it was mindblowing. His love for Vada was unbroken. But he never got together with Vada because Vada spent his days dreaming of Min. <text:line-break/>The first time they ever saw Min, they were, unusually for both of them, in a bodega in fall. <text:line-break/>Min was born in a nice little restaurant and had dark hair. They loved Min for years and years. But they never got together with Min because Min only had eyes for Jeannine. <text:line-break/>They first met Jeannine on the International Space Station, at an inconvenient time for both of them. Their love for Jeannine was borderless. <text:line-break/>Jeannine had blond hair and grey eyes. But they never got together with Jeannine because Jeannine adored Min. <text:line-break/>Min and them first met in a museum in early dark season. Their love for Min was unbroken.<text:line-break/>They spent some remarkable months with Min in mosque at midnight. They often dwelled on the memory of that time.<text:line-break/>Min had hazel eyes. But the two of them never became a couple because Min could think of nothing but Jessia. <text:line-break/>He first met Jessia in the woods, dancing. His love for Jessia was endless. Jessia was so respected, it was mindblowing. But he never got together with Jessia because Jessia cared for nobody but Angelica. <text:line-break/>Angelica had black eyes. Angelica and him first met . But nothing ever became of it because Angelica adored Marth. <text:line-break/>They first met Marth in the desert. Marth was born in their bedroom when Marth broke into it. They had really come to like witty, tender personalities. Marth was the sole, but very powerful exception to the rule. The two of them spent some lovely weeks together in a bar. <text:line-break/>They loved Marth for years and years. But the two of them never got together because Marth already fell for Annetta. <text:line-break/>She first met Annetta on a causeway at midnight. Annetta was world-weary. <text:line-break/>The two of them spent some outstanding days together in the desert. But nothing ever became of it because Annetta had a crush on Diego. <text:line-break/>The first time he ever saw Diego, they were, unusually for both of them, on facebook at night. Diego had straight hair.<text:line-break/>He loved Diego for years and years. But his hopes of one day marrying Diego were shattered as Diego only had eyes for Rea. <text:line-break/>Rea had brown eyes. She first met Rea on twitter in dark season. The two of them spent a enchanted may together.<text:line-break/>But the two of them never got together because Rea already was in love with Eldon. <text:line-break/>He first met Eldon under water. The two of them spent a magical march together.<text:line-break/>Eldon was bright. His love for Eldon was eternal. But he never got with Eldon because Eldon never quite got over Dustin. <text:line-break/>She first met Dustin in her bedroom when Dustin broke into it. Dustin had big hair and black eyes. She spent a remarkable spring with Dustin.<text:line-break/>But she never went on a single date with Dustin because Dustin already venerated Vada. <text:line-break/>The first time he ever saw Vada, they were, unusually for both of them, on twitter in 1999. Vada's hair was wavy. He had a thing for bright jocks. Vada met that description perfectly. <text:line-break/>But the two of them never got together because Vada already spent his days dreaming of Angelica. <text:line-break/>It all started off the grid, where he first met Angelica. He loved Angelica for years and years.<text:line-break/>He spent a remarkable monsoon season with Angelica in synagogue. He never forgot that time.<text:line-break/>Angelica had light eyes. But his hopes of one day marrying Angelica were shattered as Angelica loved Heather. <text:line-break/>Heather was so slender, it was mindblowing. It all started in a park, where he first met Heather at noon. But he never so much as kissed Heather once because Heather was in love with Nathanael. <text:line-break/>Nathanael had green eyes. Nathanael and them first met in a supermarket. But they never got very far with Nathanael because Nathanael had succumbed to the charms of Min. <text:line-break/>Min and her first met on okcupid. She had a thing for disconcerting leaders and mascs. Min was very different, and yet so intriguing. Min's eyes were light. She spent a lovely summer with Min in a forest. Min was one of those introverted believers that really got under her skin. But she never so much as kissed Min once because Min venerated Glory. <text:line-break/>It all started on a mountaintop, where he first met Glory. His love for Glory was undying. But he never went on a single date with Glory because Glory already had a crush on Angelica. <text:line-break/>Angelica was one of those dark entertainers that really got under their skin. They first met Angelica in a forest. But they and Angelica never got together because Angelica never quite got over Ruthe. <text:line-break/>Ruthe and her first met at the temple, at an inconvenient time for both of them. She loved Ruthe for years and years. She had really come to like short leaders. Ruthe wasn't like that at all, but she never quite got over Ruthe anyway. <text:line-break/>Ruthe had greenish brown eyes. But she and Ruthe never got together because Ruthe was in love with Josette. <text:line-break/>They first met Josette in the woods. Josette was one of those cruel people who grew up in a nice little restaurant that really got under their skin. They had really come to like well-built nerds and brooders. In that regard, Josette exceeded their expectations by far. <text:line-break/>The two of them spent a february together. But they never got very far with Josette because Josette never quite got over Tommye. <text:line-break/>The first time she ever saw Tommye, they were, unusually for both of them, in a park. She spent some lovely weeks with Tommye. She had really come to like outgoing mascs and femmes. Tommye wasn't like that at all, but she only had eyes for Tommye anyway. Tommye was born in a strip club and had stylish hair. Her love for Tommye was endless. But the two of them never even held hands because Tommye cared for nobody but Camille. <text:line-break/>It all started in a museum, where he first met Camille. Camille had kinky hair. He had a thing for tall femmes. Camille was that and so much more. <text:line-break/>The two of them spent some outstanding nights together in a survival shelter. But he never got with Camille because Camille already had succumbed to the charms of Violette. <text:line-break/>She first met Violette in the woods. She spent some enchanted weeks with Violette in a museum.<text:line-break/>Violette's eyes were greenish brown. She loved Violette for years and years. But she never got with Violette because Violette already was obsessed with Nathanael. <text:line-break/>He first met Nathanael in the desert. Nathanael's hair was natural. <text:line-break/>But he never got with Nathanael because Nathanael venerated Germaine. <text:line-break/>Germaine had white hair and dark brown eyes. Germaine and him first met in church. But nothing ever became of it because Germaine venerated Nicolette. <text:line-break/>Nicolette and them first met at a crime scene in early light season. They had really come to like rough, witty saviour types. In that regard, Nicolette exceeded their expectations by far. <text:line-break/>Nicolette was born in the woods and had wavy hair. They spent some magical months with Nicolette in a museum. They never forgot that time. But the two of them never got together because Nicolette already admired Adolph. <text:line-break/>Adolph and them first met on twitter. Adolph had grey hair. They spent a enchanted autumn with Adolph. <text:line-break/>Their love for Adolph was borderless. But their hopes of one day marrying Adolph were shattered as Adolph had a crush on Miesha. <text:line-break/>Miesha and him first met in a nice little restaurant. <text:line-break/>The two of them spent some magical days together in Italy. But he never got with Miesha because Miesha venerated Kelle. <text:line-break/>Kelle and her first met in late monsoon season. She loved Kelle for years and years. She had really come to like loving people. Kelle wasn't like that at all, but she couldn't forget Kelle anyway. <text:line-break/>Kelle's eyes were warm brown. But she never got very far with Kelle because Kelle admiringly admired Dorotha. <text:line-break/>It all started off the grid, where he first met Dorotha. Dorotha was born in his bedroom when Dorotha broke into it. The two of them spent some days together on a mountaintop.<text:line-break/>He had a thing for tender, tough badasses. In that regard, Dorotha exceeded his expectations by far. But he never went on a single date with Dorotha because Dorotha already loved Ruthe. <text:line-break/>The first time she ever saw Ruthe, they were, unusually for both of them, in mosque in the middle of the month of culpability. Ruthe's hair was messy. She spent a dark season with Ruthe.<text:line-break/>But nothing ever became of it because Ruthe was obsessed with Jeane. <text:line-break/>It all started in the sauna, where she first met Jeane in early december. She had a thing for small-ish personalities and jocks. Jeane met that description perfectly. <text:line-break/>Jeane had sandy hair and hazel eyes. She spent a outstanding april with Jeane. She often dwelled on the memory of that time. But the two of them never even held hands because Jeane spent her days dreaming of Emory. <text:line-break/>Emory and her first met in a park. She loved Emory for years and years. She spent a enchanted light season with Emory.<text:line-break/>Emory was one of those soft entertainers that really got under her skin. But she never got with Emory because Emory already cared for nobody but Monika. <text:line-break/>Monika's hair was straight. The first time he ever saw Monika, they were, unusually for both of them, online, at an inconvenient time for both of them. He spent some remarkable nights with Monika in the woods.<text:line-break/>He had a thing for enthusiastic, unassuming upstanding citizens. In that regard, Monika exceeded his expectations by far. But he never so much as kissed Monika once because Monika loved Tammie. <text:line-break/>She first met Tammie on a small island. The two of them spent some lovely months together at the temple. Tammie's eyes were light. She loved Tammie for years and years. But she never got together with Tammie because Tammie loved Siu. <text:line-break/>Siu was born in a museum. Siu and them first met on a mountaintop in the evening. But the two of them never became a couple because Siu fell for Vada. <text:line-break/>They first met Vada out hiking in early april. But the two of them never became a couple because Vada could think of nothing but Heather. <text:line-break/>The first time she ever saw Heather, they were, unusually for both of them, in a bodega. She had really come to like tender, heavy-set emos. Heather was very different, and yet so intriguing. <text:line-break/>She spent a november with Heather. But nothing ever became of it because Heather never quite got over Mohamed. <text:line-break/>Mohamed and her first met in a bodega. Mohamed had sandy hair. But nothing ever became of it because Mohamed spent her days dreaming of Cindi. <text:line-break/>Cindi and him first met in a supermarket in 2013. He had really come to like introverted brooders. Cindi was basically that in its most alluring form. Cindi was introverted. He spent some outstanding weeks with Cindi off the grid in the middle of january. His love for Cindi was unbroken. But he never so much as kissed Cindi once because Cindi loved Dustin. <text:line-break/>Dustin and her first met on a small island. She had really come to like well-educated leaders and mascs. How then could Dustin be so attractive to her? Dustin was the polar opposite! And yet, there was something about Dustin... <text:line-break/>She spent a remarkable autumn with Dustin in Italy. She loved Dustin for years and years. But she never got very far with Dustin because Dustin couldn't forget Dorotha. <text:line-break/>Dorotha and them first met in synagogue. They spent a january with Dorotha. They considered their nights with Dorotha the most blessed of their life. They had really come to like smooth brooders and badasses. Dorotha was the sole, but very powerful exception to the rule. Dorotha was born in the woods and had wavy hair. They loved Dorotha for years and years. But their hopes of one day marrying Dorotha were shattered as Dorotha adored Siu. <text:line-break/>She first met Siu in a supermarket. She loved Siu for years and years. But she never got with Siu because Siu had a crush on Alane. <text:line-break/>Alane and them first met in the desert in early dark season. Alane had dark and warm eyes. But their hopes of one day marrying Alane were shattered as Alane spent their days dreaming of Alane. <text:line-break/>The first time they ever saw Alane, they were, unusually for both of them, under water. Alane was dark.<text:line-break/>They loved Alane for years and years. But the two of them never got together because Alane was in love with Hilary. <text:line-break/>Hilary and them first met in a bar in the afternoon. Hilary's hair was natural. They spent some enchanted days with Hilary out hiking in september. They loved Hilary for years and years. But the two of them never got together because Hilary had a crush on Marlen. <text:line-break/>The first time they ever saw Marlen, they were, unusually for both of them, in a bodega. Marlen had sandy hair and dark brown eyes. They had a thing for stocky brooders. In that regard, Marlen exceeded their expectations by far. They spent a lovely dark season with Marlen in a survival shelter. <text:line-break/>They loved Marlen for years and years. But their hopes of one day marrying Marlen were shattered as Marlen fell for Eldon. <text:line-break/>Eldon's hair was messy. It all started in church, where she first met Eldon, at an inconvenient time for both of them. She spent a magical winter with Eldon.<text:line-break/>But the two of them never became a couple because Eldon had succumbed to the charms of Mohamed. <text:line-break/>Mohamed was one of those sarcastic people who grew up on the moon that really got under their skin. It all started , where they first met Mohamed in the early morning. They spent a magical spring with Mohamed.<text:line-break/>But their hopes of one day marrying Mohamed were shattered as Mohamed never got over Siu. <text:line-break/>He first met Siu in his bedroom when Siu broke into it, dancing. His love for Siu was endless. The two of them spent a magical february together.<text:line-break/>He had always liked stocky people. How then could Siu be so attractive to him? Siu was the polar opposite! And yet, there was something about Siu... Siu was born in the desert. But the two of them never became a couple because Siu was in love with Jeane. <text:line-break/>He first met Jeane on the International Space Station. <text:line-break/>He spent some magical days with Jeane on his birthday. His love for Jeane was borderless. But his hopes of one day marrying Jeane were shattered as Jeane adored Violette. <text:line-break/>It all started in a bodega, where he first met Violette. He loved Violette for years and years. He had really come to like hardcore nerds and saviour types. And that was exactly what Violette was. <text:line-break/>Violette's hair was brown. But he never got very far with Violette because Violette couldn't forget Tammie. <text:line-break/>It all started off the grid, where he first met Tammie, celebrating the downfall of the system. He spent a remarkable winter with Tammie on a small island. He had really come to like hardcore emos and people. In that regard, Tammie was everything he could have hoped for and more. Tammie was so disconcerting, it was mindblowing. His love for Tammie was eternal. But he never got very far with Tammie because Tammie had an obsession with Germaine. <text:line-break/>They first met Germaine under water. They loved Germaine for years and years. <text:line-break/>Germaine was so bright, it was mindblowing. But they and Germaine never got together because Germaine only had eyes for Lavonne. <text:line-break/>The first time he ever saw Lavonne, they were, unusually for both of them, in a park in the middle of monsoon season. His love for Lavonne was unbroken.<text:line-break/>He spent some lovely hours with Lavonne on facebook. He often dwelled on the memory of that time. He had really come to like soft, hardcore people. Lavonne was that and so much more. Lavonne was so straightforward, it was mindblowing. But the two of them never even held hands because Lavonne cared for nobody but Cindi. <text:line-break/>Cindi and them first met under water in late the month of culpability. They loved Cindi for years and years. But they never got together with Cindi because Cindi had succumbed to the charms of Tammie. <text:line-break/>It all started at the temple, where she first met Tammie in late mild season. The two of them spent a outstanding may together.<text:line-break/>Tammie had sandy hair. She loved Tammie for years and years. But the two of them never became a couple because Tammie had succumbed to the charms of Camille. <text:line-break/>The first time they ever saw Camille, they were, unusually for both of them, at a crime scene. Camille was one of those outgoing people that really got under their skin. But the two of them never even held hands because Camille couldn't forget Angelica. <text:line-break/>Angelica and him first met in church. His love for Angelica was borderless.<text:line-break/>The two of them spent a remarkable mild season together. He considered his moments with Angelica the most blessed of their life. He had really come to like introverted, unsettling femmes. Angelica was the sole, but very powerful exception to the rule. Angelica was tough. But the two of them never became a couple because Angelica adored Vada. <text:line-break/>Vada and them first met in mosque. Vada had light eyes. But they never got together with Vada because Vada had an obsession with Nicolette. <text:line-break/>The first time she ever saw Nicolette, they were, unusually for both of them, in her bedroom when Nicolette broke into it in late volcano season. She spent a lovely january with Nicolette. She considered her hours with Nicolette the most blessed of their life. She had really come to like unassuming upstanding citizens. Nicolette wasn't like that at all, but she adoringly admired Nicolette anyway. Nicolette had sandy hair. Her love for Nicolette was borderless. But she never got with Nicolette because Nicolette already never quite got over Heather. <text:line-break/>He first met Heather under water in the early morning. His love for Heather was unbroken. He had really come to like tough people and jocks. Heather was very different, and yet so intriguing. <text:line-break/>Heather's eyes were light. But the two of them never got together because Heather admired Dustin. <text:line-break/>He first met Dustin off the grid in winter. Dustin's hair was black. He spent a outstanding autumn with Dustin in a nice little restaurant.<text:line-break/>But the two of them never got together because Dustin already fell for Siu. <text:line-break/>Siu and him first met in school. He had always liked twisted entertainers. Siu was basically that in its most alluring form. Siu had brown hair and shiny eyes. He spent some remarkable days with Siu on twitter. He loved Siu for years and years. But he never got together with Siu because Siu longingly admired Violeta. <text:line-break/>Violeta and them first met in the desert. Their love for Violeta was unbroken. But they never got with Violeta because Violeta never got over Angelica. <text:line-break/>The first time she ever saw Angelica, they were, unusually for both of them, off the grid. <text:line-break/>The two of them spent a outstanding the month of intuition together. But nothing ever became of it because Angelica venerated Adolph. <text:line-break/>The first time they ever saw Adolph, they were, unusually for both of them, in a strip club. They had really come to like well-built mascs. How then could Adolph be so attractive to them? Adolph was the polar opposite! And yet, there was something about Adolph... <text:line-break/>They spent some weeks with Adolph in synagogue. Their love for Adolph was endless. But they and Adolph never got together because Adolph cared for nobody but Cindi. <text:line-break/>It all started on the moon, where they first met Cindi. They loved Cindi for years and years. <text:line-break/>Cindi was born online and had light hair. But they never got with Cindi because Cindi already venerated Camille. <text:line-break/>The first time they ever saw Camille, they were, unusually for both of them, under water at night. Their love for Camille was unbroken. Camille's hair was blond. But they never got very far with Camille because Camille never quite got over Keli. <text:line-break/>It all started in a bar, where they first met Keli. Keli's eyes were hazel.<text:line-break/>Their love for Keli was borderless. But they never so much as kissed Keli once because Keli only ever admired Vada. <text:line-break/>It all started on twitter, where he first met Vada. Vada was unsettling. He spent a outstanding summer with Vada in a forest.<text:line-break/>But he never went on a single date with Vada because Vada already never got over Marth. <text:line-break/>It all started on the moon, where she first met Marth. Marth was so rough, it was mindblowing. But she never got with Marth because Marth already spent her days dreaming of Dorotha. <text:line-break/>The first time they ever saw Dorotha, they were, unusually for both of them, out hiking. They spent a outstanding fall with Dorotha in school. They had a thing for tender, authoritative mascs. Dorotha was very different, and yet so intriguing. Dorotha was born in a survival shelter. They loved Dorotha for years and years. But they never so much as kissed Dorotha once because Dorotha had an obsession with Emory. <text:line-break/>Emory and her first met on okcupid. Her love for Emory was borderless. <text:line-break/>Emory's eyes were shiny. But the two of them never even held hands because Emory cared for nobody but Chelsea. <text:line-break/>It all started in a supermarket, where they first met Chelsea. They had always liked dark people who grew up on a mountaintop and mascs. In that regard, Chelsea exceeded their expectations by far. <text:line-break/>Chelsea was born off the grid and had long hair. They spent a remarkable spring with Chelsea on a small island. They often dwelled on the memory of that time. But they never got with Chelsea because Chelsea had a crush on Violette. <text:line-break/>The first time she ever saw Violette, they were, unusually for both of them, in the woods. She had really come to like slender believers and entertainers. And that was exactly what Violette was. <text:line-break/>She spent a enchanted summer with Violette. But she never got very far with Violette because Violette admiringly admired Claudine. <text:line-break/>The first time he ever saw Claudine, they were, unusually for both of them, in a park at night. Claudine's eyes were brown. He spent some remarkable months with Claudine off the grid in the evening.<text:line-break/>He had a thing for heavy-set nerds and people. Claudine was basically that in its most alluring form. But the two of them never even held hands because Claudine could think of nothing but Marth. <text:line-break/>It all started in the desert, where they first met Marth. They loved Marth for years and years. But nothing ever became of it because Marth only had eyes for Violeta. <text:line-break/>They first met Violeta in a nice little restaurant. They had always liked respected, intelligent believers. Violeta wasn't like that at all, but they venerated Violeta anyway. <text:line-break/>The two of them spent a lovely the season of tears together. But they never went on a single date with Violeta because Violeta already could think of nothing but Cindi. <text:line-break/>Cindi and him first met in a survival shelter at noon. His love for Cindi was undying. But he never so much as kissed Cindi once because Cindi spent his days dreaming of Rea. <text:line-break/>Rea was one of those twisted badasses that really got under her skin. It all started in a supermarket, where she first met Rea in the afternoon. But her hopes of one day marrying Rea were shattered as Rea could think of nothing but Nicolette. <text:line-break/>Nicolette and her first met on the International Space Station. She loved Nicolette for years and years. She had always liked enthusiastic, tender believers. Nicolette was basically that in its most alluring form. <text:line-break/>Nicolette was world-weary. But she never got very far with Nicolette because Nicolette could think of nothing but Glory. <text:line-break/>The first time they ever saw Glory, they were, unusually for both of them, off the grid in the middle of volcano season. They had always liked sarcastic people and leaders. In that regard, Glory exceeded their expectations by far. Glory's eyes were light brown. They spent some hours with Glory in a bodega in late monsoon season. They loved Glory for years and years. But they never got very far with Glory because Glory was obsessed with Monika. <text:line-break/>It all started on a stupid, stupid dating app whose name they won't mention, where they first met Monika. They loved Monika for years and years. They had a thing for tough leaders and people who grew up in a forest. Monika was very different, and yet so intriguing. <text:line-break/>Monika had light brown eyes. But their hopes of one day marrying Monika were shattered as Monika adored Jeannine. <text:line-break/>They first met Jeannine in a park, dancing. Jeannine had natural hair. The two of them spent some hours together.<text:line-break/>They had a thing for world-weary types and brooders. In that regard, Jeannine exceeded their expectations by far. But they never went on a single date with Jeannine because Jeannine already adored Lavonne. <text:line-break/>It all started under water, where she first met Lavonne. She loved Lavonne for years and years.<text:line-break/>The two of them spent some enchanted months together. She never forgot that time.<text:line-break/>Lavonne was one of those straightforward people that really got under her skin. But nothing ever became of it because Lavonne only had eyes for Hwa. <text:line-break/>Hwa was so slender, it was mindblowing. The first time she ever saw Hwa, they were, unusually for both of them, in synagogue. She spent a enchanted december with Hwa.<text:line-break/>But she and Hwa never got together because Hwa couldn't forget Tammie. <text:line-break/>It all started at the temple, where she first met Tammie in 2013. She had always liked short, well-built jocks. And that was exactly what Tammie was. <text:line-break/>She spent some outstanding hours with Tammie in late may. But she never got together with Tammie because Tammie could think of nothing but Cindi. <text:line-break/>It all started in school, where she first met Cindi in the afternoon. <text:line-break/>She spent a lovely summer with Cindi in Italy. But the two of them never even held hands because Cindi was obsessed with Celine. <text:line-break/>He first met Celine on a causeway. Celine had brown eyes. The two of them spent a remarkable august together.<text:line-break/>But the two of them never got together because Celine already fell for Deborah. <text:line-break/>Deborah and them first met in school at midnight. Deborah had messy hair. They spent a enchanted july with Deborah.<text:line-break/>They had really come to like tough types. Deborah was that and so much more. But the two of them never even held hands because Deborah venerated Dustin. <text:line-break/>She first met Dustin on the moon in volcano season. She loved Dustin for years and years.<text:line-break/>The two of them spent some lovely weeks together. She considered her hours with Dustin the most blessed of their life. She had a thing for nice emos and leaders. Dustin was very different, and yet so intriguing. Dustin had blond hair. But she never so much as kissed Dustin once because Dustin had an obsession with Lavonne. <text:line-break/>Lavonne and her first met under water. Her love for Lavonne was endless. She spent a remarkable dark season with Lavonne.<text:line-break/>She had always liked outgoing badasses. Lavonne was basically that in its most alluring form. Lavonne was born on facebook and had black hair. But the two of them never got together because Lavonne was obsessed with Cary. <text:line-break/>The first time they ever saw Cary, they were, unusually for both of them, in a museum in february. <text:line-break/>Cary had long hair. The two of them spent a outstanding august together. They were the happiest of their life. But the two of them never got together because Cary already venerated Emory. <text:line-break/>The first time they ever saw Emory, they were, unusually for both of them, in the sauna, at an inconvenient time for both of them. They had a thing for enthusiastic jocks. How then could Emory be so attractive to them? Emory was the polar opposite! And yet, there was something about Emory... <text:line-break/>They spent some enchanted days with Emory in Italy in the afternoon. But the two of them never even held hands because Emory only had eyes for Lavonne. <text:line-break/>It all started in a bodega, where they first met Lavonne in early march. They loved Lavonne for years and years.<text:line-break/>The two of them spent a magical september together. They never forgot that time. Lavonne's hair was natural. But they never went on a single date with Lavonne because Lavonne already was in love with Sunday. <text:line-break/>Sunday had glossy hair. It all started on twitter, where he first met Sunday in 1999. The two of them spent some days together online.<text:line-break/>But he never got very far with Sunday because Sunday couldn't forget Violeta. <text:line-break/>It all started off the grid, where he first met Violeta, celebrating the downfall of the old world order. He loved Violeta for years and years.<text:line-break/>The two of them spent a lovely summer together. They stayed imprinted into his memory.<text:line-break/>Violeta was straightforward. But the two of them never got together because Violeta admired Tammie. <text:line-break/>The first time she ever saw Tammie, they were, unusually for both of them, in a survival shelter in the middle of june. Tammie was so heavy-set, it was mindblowing. But she never went on a single date with Tammie because Tammie already couldn't forget Emory. <text:line-break/>The first time she ever saw Emory, they were, unusually for both of them, in church in 2013. Emory's hair was black. She spent a enchanted autumn with Emory on a small island.<text:line-break/>She had really come to like respected mascs. Emory was very different, and yet so intriguing. But the two of them never even held hands because Emory was obsessed with Monika. <text:line-break/>It all started in a café, where they first met Monika in early winter. Monika's eyes were dark and warm. The two of them spent some lovely nights together. Their love for Monika was endless. But the two of them never got together because Monika already only had eyes for Camille. <text:line-break/>They first met Camille in a forest in autumn. They spent some remarkable nights with Camille on a causeway. They considered their nights with Camille the most blessed of their life. Camille was one of those smooth jocks that really got under their skin. They loved Camille for years and years. But they never got with Camille because Camille already never got over Hilary. <text:line-break/>Hilary was born and had chestnut-coloured hair. It all started on a stupid, stupid dating app whose name she won't mention, where she first met Hilary. But she and Hilary never got together because Hilary loved Cary. <text:line-break/>The first time he ever saw Cary, they were, unusually for both of them, in the sauna. His love for Cary was eternal. He spent a remarkable monsoon season with Cary.<text:line-break/>Cary had natural hair. But his hopes of one day marrying Cary were shattered as Cary only ever admired Emory. <text:line-break/>She first met Emory . Emory was unsettling. She had a thing for athletic nerds. Emory met that description perfectly. She spent some lovely hours with Emory in a strip club. <text:line-break/>Her love for Emory was undying. But she never got very far with Emory because Emory never got over Keli. <text:line-break/>It all started in the sauna, where they first met Keli in the evening. Keli was world-weary. The two of them spent some months together.<text:line-break/>But the two of them never even held hands because Keli only had eyes for Idalia. <text:line-break/>Idalia and her first met in a bodega in summer. She had always liked brooding brooders and saviour types. Idalia wasn't like that at all, but she fell for Idalia anyway. <text:line-break/>Idalia had warm brown eyes. She loved Idalia for years and years. But the two of them never got together because Idalia already fell for Jeane. <text:line-break/>They first met Jeane at a crime scene in the afternoon. They loved Jeane for years and years. But they never got very far with Jeane because Jeane had an obsession with Josephine. <text:line-break/>Josephine was born off the grid and had stylish hair. The first time he ever saw Josephine, they were, unusually for both of them, on a small island in early the season of tears. But the two of them never even held hands because Josephine cared for nobody but Vada. <text:line-break/>She first met Vada at the temple. <text:line-break/>Vada was one of those cruel leaders that really got under her skin. She spent a magical light season with Vada. They were the happiest of her life. But she never got together with Vada because Vada had an obsession with Marth. <text:line-break/>The first time she ever saw Marth, they were, unusually for both of them, under water. Her love for Marth was undying. She spent a enchanted the season of tears with Marth.<text:line-break/>Marth's hair was light. But she never got very far with Marth because Marth was in love with Adolph. <text:line-break/>Adolph was unassuming. It all started in the sauna, where they first met Adolph. They spent some lovely days with Adolph.<text:line-break/>They had always liked introverted, smooth femmes. Adolph was basically that in its most alluring form. But they never got very far with Adolph because Adolph had succumbed to the charms of Jeane. <text:line-break/>They first met Jeane in a park in 2013. They had always liked intelligent saviour types. How then could Jeane be so attractive to them? Jeane was the polar opposite! And yet, there was something about Jeane... <text:line-break/>Jeane had greenish brown eyes. They spent some enchanted nights with Jeane in the sauna. They never forgot that time. But nothing ever became of it because Jeane never got over Vada. <text:line-break/>It all started on a small island, where he first met Vada. Vada was born in a park. He spent some moments with Vada on okcupid in late summer.<text:line-break/>He had always liked unassuming brooders and believers. In that regard, Vada exceeded his expectations by far. But he never got very far with Vada because Vada was in love with Chelsea. <text:line-break/>Chelsea and her first met in school at midnight. She loved Chelsea for years and years.<text:line-break/>She spent some enchanted weeks with Chelsea in september. They were the happiest of her life. She had really come to like disconcerting types and emos. Chelsea wasn't like that at all, but she desperately admired Chelsea anyway. Chelsea was born in school. But she never went on a single date with Chelsea because Chelsea already spent her days dreaming of Garfield. <text:line-break/>It all started on facebook, where they first met Garfield. They had always liked punk, punk badasses. Garfield met that description perfectly. <text:line-break/>They spent some magical moments with Garfield on twitter, at an inconvenient time for both of them. But nothing ever became of it because Garfield spent their days dreaming of Vada. <text:line-break/>Vada was born in mosque. They first met Vada in a castle. They spent some magical hours with Vada in church.<text:line-break/>But the two of them never got together because Vada longingly admired Adolph. <text:line-break/>The first time she ever saw Adolph, they were, unusually for both of them, online in 1999. Her love for Adolph was endless.<text:line-break/>She spent some hours with Adolph in the early morning. They were the happiest of her life. Adolph was born on a causeway and had messy hair. But the two of them never got together because Adolph already adoringly admired Nicolette. <text:line-break/>Nicolette had kinky hair. It all started out hiking, where she first met Nicolette in april. She spent a magical dark season with Nicolette.<text:line-break/>But the two of them never became a couple because Nicolette never got over Min. <text:line-break/>Min and her first met on okcupid. <text:line-break/>Min's eyes were dark and warm. Her love for Min was eternal. But the two of them never got together because Min already spent her days dreaming of Hilary. <text:line-break/>The first time she ever saw Hilary, they were, unusually for both of them, in mosque. Hilary was born in school and had wavy hair. She had always liked hardcore, introverted nerds. In that regard, Hilary exceeded her expectations by far. <text:line-break/>But the two of them never even held hands because Hilary never quite got over Nathanael. <text:line-break/>The first time she ever saw Nathanael, they were, unusually for both of them, at a crime scene. She spent some enchanted days with Nathanael in a café. She considered her days with Nathanael the most blessed of their life. She had really come to like soft-spoken, sarcastic brooders. Nathanael was basically that in its most alluring form. Nathanael was tender. Her love for Nathanael was endless. But the two of them never even held hands because Nathanael was obsessed with Siu. <text:line-break/>It all started on okcupid, where she first met Siu in early september. The two of them spent some lovely nights together. She had always liked twisted, well-meaning nerds. Siu met that description perfectly. Siu had light hair. She loved Siu for years and years. But she never got together with Siu because Siu spent her days dreaming of Heather. <text:line-break/>Heather's eyes were black. It all started on the International Space Station, where they first met Heather. But the two of them never became a couple because Heather only had eyes for Cindi. <text:line-break/>The first time she ever saw Cindi, they were, unusually for both of them, in the middle of december. She had really come to like enthusiastic, slender personalities. In that regard, Cindi exceeded her expectations by far. <text:line-break/>Cindi was born . She spent some outstanding months with Cindi. She considered her weeks with Cindi the most blessed of their life. But the two of them never got together because Cindi was in love with Chelsea. <text:line-break/>Chelsea and him first met in a strip club. He had always liked stocky nerds and upstanding citizens. How then could Chelsea be so attractive to him? Chelsea was the polar opposite! And yet, there was something about Chelsea... <text:line-break/>Chelsea's hair was kinky. He loved Chelsea for years and years. But he never got with Chelsea because Chelsea venerated Josette. <text:line-break/>The first time she ever saw Josette, they were, unusually for both of them, on facebook in the evening. The two of them spent some lovely nights together. They stayed imprinted into her memory. Josette's eyes were light. She loved Josette for years and years. But she never got very far with Josette because Josette admired Cary. <text:line-break/>They first met Cary on a stupid, stupid dating app whose name they won't mention in august. Their love for Cary was endless. They spent some enchanted hours with Cary in a museum.<text:line-break/>Cary's hair was short. But the two of them never got together because Cary already adored Celine. <text:line-break/>Celine was so lively, it was mindblowing. Celine and him first met in Italy on his birthday. But he never went on a single date with Celine because Celine already only had eyes for Min. <text:line-break/>Min's eyes were hazel. They first met Min in a strip club. But the two of them never even held hands because Min venerated Josette. <text:line-break/>Josette and him first met on facebook. Josette was one of those small-ish badasses that really got under his skin. The two of them spent some outstanding days together.<text:line-break/>He had really come to like unassuming, nice personalities. Josette was very different, and yet so intriguing. But he never got with Josette because Josette only had eyes for Nathanael. <text:line-break/>The first time he ever saw Nathanael, they were, unusually for both of them, in his bedroom when Nathanael broke into it. Nathanael had kinky hair and shiny eyes. But he never went on a single date with Nathanael because Nathanael already could think of nothing but Marlen. <text:line-break/>The first time they ever saw Marlen, they were, unusually for both of them, online. They had a thing for brooding types and people who grew up in the woods. In that regard, Marlen was everything they could have hoped for and more. Marlen had brown hair and shiny eyes. The two of them spent a dark season together. Their love for Marlen was endless. But they and Marlen never got together because Marlen had a crush on Mohamed. <text:line-break/>The first time he ever saw Mohamed, they were, unusually for both of them, in a castle. Mohamed was so hardcore, it was mindblowing. He had always liked stocky, slender leaders. Mohamed was the sole, but very powerful exception to the rule. <text:line-break/>But the two of them never got together because Mohamed already never quite got over Celine. <text:line-break/>The first time he ever saw Celine, they were, unusually for both of them, in the sauna. His love for Celine was unbroken. The two of them spent some lovely nights together.<text:line-break/>Celine was born in school and had grey hair. But he never got very far with Celine because Celine venerated Josephine. <text:line-break/>Josephine and him first met at the temple. He loved Josephine for years and years. He spent a remarkable mild season with Josephine.<text:line-break/>Josephine's hair was kinky. But he never so much as kissed Josephine once because Josephine had succumbed to the charms of Hwa. <text:line-break/>The first time he ever saw Hwa, they were, unusually for both of them, in a strip club in 2013. Hwa had long hair. He spent some outstanding nights with Hwa in early august.<text:line-break/>He had always liked nice emos. In that regard, Hwa was everything he could have hoped for and more. But nothing ever became of it because Hwa adored Annetta. <text:line-break/>The first time he ever saw Annetta, they were, unusually for both of them, in synagogue in the middle of fall. He had always liked twisted badasses and badasses. Annetta was very different, and yet so intriguing. Annetta's hair was sandy. He spent some magical days with Annetta in synagogue. Annetta was so well-built, it was mindblowing. But he never got very far with Annetta because Annetta only had eyes for Sunday. <text:line-break/>She first met Sunday in a bar in dark season. Sunday had sandy hair. She had really come to like bright brooders. Sunday was that and so much more. <text:line-break/>But she never got with Sunday because Sunday already couldn't forget Cary. <text:line-break/>Cary had grey eyes. She first met Cary in the desert. She spent some remarkable weeks with Cary.<text:line-break/>But she never got together with Cary because Cary adored Cary. <text:line-break/>Cary was born on a stupid, stupid dating app whose name he won't mention and had white hair. The first time he ever saw Cary, they were, unusually for both of them, under water. He spent some magical moments with Cary on a small island.<text:line-break/>But the two of them never even held hands because Cary had a crush on Glory. <text:line-break/>Glory and them first met on twitter. They had always liked authoritative upstanding citizens. Glory was that and so much more. <text:line-break/>Glory was one of those athletic upstanding citizens that really got under their skin. They spent some outstanding moments with Glory in a bar. They stayed imprinted into their memory. But they never so much as kissed Glory once because Glory loved Vada. <text:line-break/>It all started on a causeway, where he first met Vada. He had always liked authoritative, well-meaning emos. Vada wasn't like that at all, but he had an obsession with Vada anyway. <text:line-break/>He spent a magical january with Vada. But he and Vada never got together because Vada cared for nobody but Tammie. <text:line-break/>It all started in a strip club, where they first met Tammie in the month of culpability. Their love for Tammie was unbroken. The two of them spent some magical moments together .<text:line-break/>Tammie had stylish hair. But they never so much as kissed Tammie once because Tammie never quite got over Emory. <text:line-break/>It all started under water, where they first met Emory. Emory had messy hair. They spent a lovely september with Emory. Emory's hair was dark. But they never got very far with Emory because Emory had an obsession with Vada. <text:line-break/>Vada was born in a bar. Vada and him first met in school in the afternoon. But he never so much as kissed Vada once because Vada never got over Jessia. <text:line-break/>The first time they ever saw Jessia, they were, unusually for both of them, in mosque in the small hours. They had always liked well-educated types. In that regard, Jessia exceeded their expectations by far. <text:line-break/>They spent some outstanding months with Jessia at night. But they never got together with Jessia because Jessia fell for Heather. <text:line-break/>The first time she ever saw Heather, they were, unusually for both of them, at the temple. She had always liked short people who grew up on twitter and upstanding citizens. Heather was very different, and yet so intriguing. Heather was born in a café and had light hair. The two of them spent a enchanted fall together. She loved Heather for years and years. But she never so much as kissed Heather once because Heather only had eyes for Eldon. <text:line-break/>Eldon and him first met off the grid. He loved Eldon for years and years. But his hopes of one day marrying Eldon were shattered as Eldon chastely admired Tammie. <text:line-break/>It all started in his bedroom when Tammie broke into it, where he first met Tammie. Tammie's hair was kinky. The two of them spent a magical june together.<text:line-break/>He had really come to like world-weary, dark people who grew up . Tammie was basically that in its most alluring form. But he never went on a single date with Tammie because Tammie already adored Jessia. <text:line-break/>Jessia and them first met in the woods in 2013. Jessia's eyes were brown. They had a thing for intelligent femmes. Jessia was that and so much more. <text:line-break/>But the two of them never even held hands because Jessia only had eyes for Hilary. <text:line-break/>It all started in a strip club, where they first met Hilary. But the two of them never got together because Hilary already never got over Josephine. <text:line-break/>Josephine and him first met on a small island. He had a thing for experienced, lively brooders. Josephine wasn't like that at all, but he adored Josephine anyway. <text:line-break/>Josephine was one of those soft-spoken leaders that really got under his skin. He loved Josephine for years and years. But he never so much as kissed Josephine once because Josephine was obsessed with Jessia. <text:line-break/>Jessia and him first met on a small island. He spent a enchanted light season with Jessia on a mountaintop. He had really come to like stocky mascs. Jessia was the sole, but very powerful exception to the rule. Jessia was one of those lively upstanding citizens that really got under his skin. He loved Jessia for years and years. But his hopes of one day marrying Jessia were shattered as Jessia couldn't forget Marlen. <text:line-break/>They first met Marlen in Italy. They loved Marlen for years and years. But the two of them never got together because Marlen already ardently admired Tommye. <text:line-break/>The first time they ever saw Tommye, they were, unusually for both of them, at the temple. They had always liked straightforward, well-built brooders. Tommye met that description perfectly. <text:line-break/>The two of them spent some enchanted days together . But they never got with Tommye because Tommye only admired Angelica. <text:line-break/>Angelica and them first met off the grid. They loved Angelica for years and years. But the two of them never even held hands because Angelica never quite got over Tommye. <text:line-break/>It all started in synagogue, where she first met Tommye. She loved Tommye for years and years. The two of them spent some lovely weeks together under water.<text:line-break/>Tommye was born in a bodega. But she never so much as kissed Tommye once because Tommye had a crush on Karma. <text:line-break/>It all started in the woods, where they first met Karma. Karma was so unsettling, it was mindblowing.<text:line-break/>They loved Karma for years and years. But nothing ever became of it because Karma fell for Ruthe. <text:line-break/>It all started in a survival shelter, where he first met Ruthe, dancing. Ruthe's eyes were chestnut-coloured. He had really come to like slender believers. Ruthe wasn't like that at all, but he never got over Ruthe anyway. <text:line-break/>He spent some remarkable hours with Ruthe on the International Space Station. But nothing ever became of it because Ruthe was in love with Violette. <text:line-break/>The first time he ever saw Violette, they were, unusually for both of them, in a survival shelter in late mild season. He had really come to like enthusiastic brooders. Violette wasn't like that at all, but he cared for nobody but Violette anyway. Violette's hair was sandy. He spent a enchanted winter with Violette in a nice little restaurant. Violette's eyes were green. But he never got very far with Violette because Violette spent his days dreaming of Camille. <text:line-break/>The first time she ever saw Camille, they were, unusually for both of them, in a strip club in 1999. She spent some lovely moments with Camille in school. She had always liked cruel leaders and entertainers. And that was exactly what Camille was. Camille was born out hiking and had glossy hair. She loved Camille for years and years. But the two of them never even held hands because Camille never quite got over Sunday. <text:line-break/>She first met Sunday on twitter in early september. Her love for Sunday was eternal. She spent some lovely days with Sunday.<text:line-break/>She had a thing for intelligent badasses and upstanding citizens. Sunday was that and so much more. Sunday was nice. But the two of them never became a couple because Sunday had an obsession with Jeannine. <text:line-break/>They first met Jeannine in a park in the middle of the month of intuition. Jeannine was one of those stocky types that really got under their skin. They had a thing for punk femmes and saviour types. And that was exactly what Jeannine was. <text:line-break/>They spent some lovely nights with Jeannine in the sauna. But the two of them never even held hands because Jeannine never got over Dorotha. <text:line-break/>It all started at a crime scene, where he first met Dorotha. Dorotha was so dark, it was mindblowing.<text:line-break/>His love for Dorotha was endless. But he never got together with Dorotha because Dorotha was in love with Heather. <text:line-break/>Heather and them first met under water. They had always liked well-built, well-read entertainers. In that regard, Heather exceeded their expectations by far. <text:line-break/>Heather was stocky. They loved Heather for years and years. But they never got with Heather because Heather fell for Marth. <text:line-break/>The first time they ever saw Marth, they were, unusually for both of them, on twitter. Marth was tough. The two of them spent a lovely spring together.<text:line-break/>They had a thing for inventive brooders. In that regard, Marth exceeded their expectations by far. But the two of them never got together because Marth could think of nothing but Karma. <text:line-break/>Karma and her first met under water in light season. She loved Karma for years and years.<text:line-break/>She spent a enchanted volcano season with Karma. They were the happiest of her life.<text:line-break/>Karma's eyes were brown. But she never went on a single date with Karma because Karma already never got over Tammie. <text:line-break/>Tammie was one of those introverted upstanding citizens that really got under her skin. She first met Tammie in a bodega. She had really come to like well-read leaders and nerds. Tammie was basically that in its most alluring form. The two of them spent some lovely hours together on the moon. But the two of them never got together because Tammie already had an obsession with Heather. <text:line-break/>She first met Heather out hiking in the middle of monsoon season. She loved Heather for years and years. Heather was one of those well-read badasses that really got under her skin. But she never got with Heather because Heather never quite got over Nicolette. <text:line-break/>Nicolette and her first met in Italy in the early morning. Her love for Nicolette was undying. Nicolette was sarcastic. But the two of them never became a couple because Nicolette was obsessed with Nicolette. <text:line-break/>The first time he ever saw Nicolette, they were, unusually for both of them, under water. The two of them spent some magical hours together in school. He considered his nights with Nicolette the most blessed of their life. He had always liked soft-spoken personalities and entertainers. Nicolette was basically that in its most alluring form. Nicolette had glossy hair. He loved Nicolette for years and years. But he and Nicolette never got together because Nicolette venerated Dorotha. <text:line-break/>She first met Dorotha on a causeway. She had really come to like soft-spoken, enthusiastic people. In that regard, Dorotha was everything she could have hoped for and more. <text:line-break/>She spent some enchanted days with Dorotha in a supermarket. But she never got very far with Dorotha because Dorotha had a crush on Miesha. <text:line-break/>It all started in the woods, where he first met Miesha. He loved Miesha for years and years. Miesha was so short, it was mindblowing. But he and Miesha never got together because Miesha never quite got over Josephine. <text:line-break/>The first time she ever saw Josephine, they were, unusually for both of them, in a park. She loved Josephine for years and years. She spent a enchanted june with Josephine.<text:line-break/>Josephine was one of those brooding nerds that really got under her skin. But the two of them never even held hands because Josephine couldn't forget Claudine. <text:line-break/>Claudine and them first met in a survival shelter in the afternoon. Their love for Claudine was borderless. But they never got very far with Claudine because Claudine only admired Germaine. <text:line-break/>Germaine and them first met on a stupid, stupid dating app whose name they won't mention in early dark season. Their love for Germaine was borderless. The two of them spent some magical hours together.<text:line-break/>They had a thing for unassuming entertainers. Germaine wasn't like that at all, but they only had eyes for Germaine anyway. Germaine's eyes were shiny. But they never so much as kissed Germaine once because Germaine had a crush on Rea. <text:line-break/>The first time she ever saw Rea, they were, unusually for both of them, under water at noon. She had really come to like athletic entertainers. In that regard, Rea was everything she could have hoped for and more. <text:line-break/>She spent a light season with Rea in the sauna. Her love for Rea was unbroken. But nothing ever became of it because Rea had a crush on Josephine. <text:line-break/>It all started , where she first met Josephine in early monsoon season. She had a thing for cruel, slender emos. Josephine was very different, and yet so intriguing. Josephine had short hair and chestnut-coloured eyes. The two of them spent a outstanding light season together. She loved Josephine for years and years. But the two of them never became a couple because Josephine desperately admired Garfield. <text:line-break/>Garfield was born in a forest and had stylish hair. It all started in their bedroom when Garfield broke into it, where they first met Garfield. They spent a outstanding april with Garfield. But the two of them never even held hands because Garfield spent their days dreaming of Siu. <text:line-break/>She first met Siu in mosque. Her love for Siu was borderless.<text:line-break/>The two of them spent a magical light season together. She considered her nights with Siu the most blessed of their life.<text:line-break/>Siu was born in school. But she never got with Siu because Siu already only had eyes for Sunday. <text:line-break/>The first time she ever saw Sunday, they were, unusually for both of them, in mosque at night. Sunday was one of those lively badasses that really got under her skin. She had really come to like cruel brooders. Sunday was the sole, but very powerful exception to the rule. She spent a outstanding the month of culpability with Sunday. <text:line-break/>Her love for Sunday was unbroken. But she never got with Sunday because Sunday adored Heather. <text:line-break/>Heather and him first met on a causeway. But the two of them never got together because Heather already only ever admired Ruthe. <text:line-break/>They first met Ruthe in mosque. The two of them spent some remarkable hours together in a bar. They considered their nights with Ruthe the most blessed of their life. They had always liked enthusiastic leaders and people who grew up on a causeway. Ruthe met that description perfectly. Ruthe was one of those small-ish emos that really got under their skin. Their love for Ruthe was eternal. But the two of them never got together because Ruthe already had succumbed to the charms of Nicolette. <text:line-break/>Nicolette and her first met in school. <text:line-break/>She spent a volcano season with Nicolette in church. She loved Nicolette for years and years. But she never got with Nicolette because Nicolette already was in love with Cindi. <text:line-break/>It all started in a strip club, where she first met Cindi. Cindi's hair was light. She spent a remarkable may with Cindi.<text:line-break/>But she never got very far with Cindi because Cindi never got over Min. <text:line-break/>Min and him first met in a forest at noon. He had always liked heavy-set femmes and badasses. Min was basically that in its most alluring form. <text:line-break/>The two of them spent some nights together in a castle. But his hopes of one day marrying Min were shattered as Min could think of nothing but Nicolette. <text:line-break/>It all started in a supermarket, where he first met Nicolette in early september. Nicolette's hair was long. He spent a enchanted summer with Nicolette.<text:line-break/>He had a thing for smooth, well-built saviour types. Nicolette was very different, and yet so intriguing. But the two of them never got together because Nicolette never quite got over Annetta. <text:line-break/>It all started in synagogue, where they first met Annetta. They had always liked dark, inventive femmes. Annetta was the sole, but very powerful exception to the rule. <text:line-break/>The two of them spent some magical months together on twitter. They loved Annetta for years and years. But they and Annetta never got together because Annetta could think of nothing but Jeannine. <text:line-break/>Jeannine and them first met under water on their birthday. Jeannine's hair was dark. But they and Jeannine never got together because Jeannine venerated Alane. <text:line-break/>They first met Alane in a supermarket. They spent some magical nights with Alane on a stupid, stupid dating app whose name they won't mention. They often dwelled on the memory of that time. Alane had messy hair and brown eyes. They loved Alane for years and years. But they never went on a single date with Alane because Alane already only had eyes for Josephine. <text:line-break/>It all started in her bedroom when Josephine broke into it, where she first met Josephine. She had a thing for well-read, loving saviour types. In that regard, Josephine exceeded her expectations by far. Josephine's eyes were dark brown. She spent some remarkable months with Josephine at the temple. Her love for Josephine was eternal. But the two of them never got together because Josephine adored Jessia. <text:line-break/>It all started on twitter, where she first met Jessia. Her love for Jessia was borderless. She spent a enchanted dark season with Jessia in church.<text:line-break/>Jessia was born off the grid and had chestnut-coloured hair. But the two of them never even held hands because Jessia had a crush on Germaine. <text:line-break/>Germaine and her first met on okcupid, dancing. She loved Germaine for years and years. She spent some remarkable hours with Germaine in a supermarket.<text:line-break/>Germaine was born on facebook and had stylish hair. But she never got with Germaine because Germaine already couldn't forget Siu. <text:line-break/>The first time she ever saw Siu, they were, unusually for both of them, on the International Space Station. Her love for Siu was undying. Siu's hair was dark. But she never got with Siu because Siu never quite got over Tommye. <text:line-break/>The first time he ever saw Tommye, they were, unusually for both of them, in a park. He had really come to like well-built upstanding citizens and leaders. Tommye was the sole, but very powerful exception to the rule. Tommye had greenish brown eyes. He spent a magical mild season with Tommye in a café. He loved Tommye for years and years. But the two of them never became a couple because Tommye fell for Violette. <text:line-break/>The first time she ever saw Violette, they were, unusually for both of them, in synagogue in early the month of culpability. Her love for Violette was endless. The two of them spent some magical nights together on a mountaintop.<text:line-break/>Violette was born in her bedroom when Violette broke into it and had blond hair. But she never so much as kissed Violette once because Violette fell for Alane. <text:line-break/>He first met Alane in a strip club. He had a thing for respected people. Alane was the sole, but very powerful exception to the rule. <text:line-break/>He spent a lovely the month of culpability with Alane. But the two of them never became a couple because Alane loved Sunday. <text:line-break/>They first met Sunday in a nice little restaurant. They had really come to like small-ish brooders and jocks. Sunday met that description perfectly. Sunday was born in a bodega. They spent some magical hours with Sunday. They loved Sunday for years and years. But they never got together with Sunday because Sunday adored Ruthe. <text:line-break/>It all started on a causeway, where they first met Ruthe in early monsoon season. They had a thing for inventive femmes. Ruthe was that and so much more. <text:line-break/>The two of them spent a magical summer together. Their love for Ruthe was undying. But they never so much as kissed Ruthe once because Ruthe adored Jeane. <text:line-break/>He first met Jeane on the International Space Station. His love for Jeane was endless.<text:line-break/>He spent a remarkable mild season with Jeane in a strip club. He considered his moments with Jeane the most blessed of their life.<text:line-break/>Jeane's hair was short. But he never went on a single date with Jeane because Jeane already fell for Siu. <text:line-break/>They first met Siu on facebook. The two of them spent a outstanding august together. They had a thing for slender emos and jocks. Siu met that description perfectly. Siu was born in a supermarket and had messy hair. Their love for Siu was endless. But they never got with Siu because Siu loved Diego. <text:line-break/>They first met Diego in synagogue. Diego had straight hair and dark eyes. They had always liked slender, unsettling femmes. Diego was very different, and yet so intriguing. The two of them spent a remarkable dark season together. <text:line-break/>They loved Diego for years and years. But they and Diego never got together because Diego couldn't forget Josephine. <text:line-break/>It all started , where she first met Josephine at midnight. Her love for Josephine was endless. Josephine had black eyes. But she never so much as kissed Josephine once because Josephine adored Kelle. <text:line-break/>He first met Kelle on facebook. He spent some lovely months with Kelle in a supermarket.<text:line-break/>Kelle had stylish hair and light eyes. He loved Kelle for years and years. But the two of them never got together because Kelle never got over Josephine. <text:line-break/>The first time she ever saw Josephine, they were, unusually for both of them, in a survival shelter. She loved Josephine for years and years. <text:line-break/>Josephine was born in a forest and had curly hair. But nothing ever became of it because Josephine had a crush on Min. <text:line-break/>Min had black hair. Min and him first met in a forest in late summer. He spent some remarkable hours with Min on okcupid.<text:line-break/>But his hopes of one day marrying Min were shattered as Min only had eyes for Daina.</text:p>
              </text:section>
            </text:section>
            <text:p text:style-name="P5"><text:soft-page-break/></text:p>
          </text:section>
        </text:section>
        <text:p text:style-name="Text_20_body"/>
      </text:section>
      <text:p text:style-name="P1">&gt;&gt;&lt;&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18:06:37.328000000</meta:creation-date>
    <dc:date>2017-11-30T20:47:41.113000000</dc:date>
    <meta:editing-duration>PT1H40M7S</meta:editing-duration>
    <meta:editing-cycles>1</meta:editing-cycles>
    <meta:document-statistic meta:table-count="0" meta:image-count="0" meta:object-count="0" meta:page-count="23" meta:paragraph-count="6" meta:word-count="125784" meta:character-count="712057" meta:non-whitespace-character-count="583106"/>
    <meta:generator>LibreOffice/4.4.7.2$Windows_x86 LibreOffice_project/f3153a8b245191196a4b6b9abd1d0da16eead600</meta:generator>
  </office:meta>
</office:document-meta>
</file>